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T3" style:parent-style-name="Absatz-Standardschriftart" style:family="text">
      <style:text-properties style:font-name="Arial" style:font-name-complex="Arial" fo:language="en" fo:country="GB"/>
    </style:style>
    <style:style style:name="P4"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5"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6" style:parent-style-name="Überschrift1" style:family="paragraph">
      <style:paragraph-properties fo:widows="2" fo:orphans="2" fo:margin-left="1in" fo:text-indent="0.5083in">
        <style:tab-stops/>
      </style:paragraph-properties>
    </style:style>
    <style:style style:name="T7" style:parent-style-name="Absatz-Standardschriftart" style:family="text">
      <style:text-properties style:font-name-asian="Arial" fo:font-size="16pt" style:font-size-asian="16pt" style:font-size-complex="16pt" style:text-underline-type="none" fo:language="en" fo:country="GB"/>
    </style:style>
    <style:style style:name="T8" style:parent-style-name="Absatz-Standardschriftart" style:family="text">
      <style:text-properties fo:font-size="16pt" style:font-size-asian="16pt" style:font-size-complex="16pt" style:text-underline-type="none" fo:language="en" fo:country="GB"/>
    </style:style>
    <style:style style:name="P9" style:parent-style-name="StandardWeb" style:family="paragraph">
      <style:text-properties fo:language="en" fo:country="GB"/>
    </style:style>
    <style:style style:name="TableColumn11" style:family="table-column">
      <style:table-column-properties style:column-width="1.7902in" style:use-optimal-column-width="false"/>
    </style:style>
    <style:style style:name="TableColumn12" style:family="table-column">
      <style:table-column-properties style:column-width="5.3659in" style:use-optimal-column-width="false"/>
    </style:style>
    <style:style style:name="Table10" style:family="table">
      <style:table-properties style:width="7.1562in" fo:margin-left="-0.0798in" table:align="left"/>
    </style:style>
    <style:style style:name="TableRow13" style:family="table-row">
      <style:table-row-properties style:use-optimal-row-height="false"/>
    </style:style>
    <style:style style:name="TableCell14" style:family="table-cell">
      <style:table-cell-properties fo:border="none" style:writing-mode="lr-tb" fo:padding-top="0in" fo:padding-left="0in" fo:padding-bottom="0in" fo:padding-right="0in"/>
    </style:style>
    <style:style style:name="P15"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16" style:family="table-cell">
      <style:table-cell-properties fo:border="none" style:writing-mode="lr-tb" fo:padding-top="0in" fo:padding-left="0in" fo:padding-bottom="0in" fo:padding-right="0in"/>
    </style:style>
    <style:style style:name="P17" style:parent-style-name="Standard" style:family="paragraph">
      <style:paragraph-properties style:snap-to-layout-grid="false"/>
    </style:style>
    <style:style style:name="T18" style:parent-style-name="Absatz-Standardschriftart" style:family="text">
      <style:text-properties style:language-asian="de" style:country-asian="DE"/>
    </style:style>
    <style:style style:name="P19" style:parent-style-name="Standard" style:family="paragraph">
      <style:paragraph-properties style:snap-to-layout-grid="false"/>
      <style:text-properties fo:language="en" fo:country="GB"/>
    </style:style>
    <style:style style:name="TableRow20" style:family="table-row">
      <style:table-row-properties style:use-optimal-row-height="false"/>
    </style:style>
    <style:style style:name="TableCell21" style:family="table-cell">
      <style:table-cell-properties fo:border="none" style:writing-mode="lr-tb" fo:padding-top="0in" fo:padding-left="0in" fo:padding-bottom="0in" fo:padding-right="0in"/>
    </style:style>
    <style:style style:name="P22"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23" style:family="table-cell">
      <style:table-cell-properties fo:border="none" style:writing-mode="lr-tb" fo:padding-top="0in" fo:padding-left="0in" fo:padding-bottom="0in" fo:padding-right="0in"/>
    </style:style>
    <style:style style:name="P24" style:parent-style-name="Standard" style:family="paragraph">
      <style:paragraph-properties style:snap-to-layout-grid="false" fo:margin-bottom="0.1944in"/>
    </style:style>
    <style:style style:name="T25" style:parent-style-name="Absatz-Standardschriftart" style:family="text">
      <style:text-properties style:font-name="Symbol" style:font-name-asian="Symbol" style:font-name-complex="Symbol"/>
    </style:style>
    <style:style style:name="T26" style:parent-style-name="Absatz-Standardschriftart" style:family="text">
      <style:text-properties fo:language="en" fo:country="GB"/>
    </style:style>
    <style:style style:name="T27" style:parent-style-name="Absatz-Standardschriftart" style:family="text">
      <style:text-properties style:font-name="Arial" style:font-name-complex="Arial" fo:language="en" fo:country="GB"/>
    </style:style>
    <style:style style:name="P28" style:parent-style-name="Standard" style:family="paragraph">
      <style:paragraph-properties fo:margin-top="0.1944in" fo:margin-bottom="0.1944in"/>
    </style:style>
    <style:style style:name="T29" style:parent-style-name="Absatz-Standardschriftart" style:family="text">
      <style:text-properties style:font-name="Symbol" style:font-name-asian="Symbol" style:font-name-complex="Symbol"/>
    </style:style>
    <style:style style:name="T30" style:parent-style-name="Absatz-Standardschriftart" style:family="text">
      <style:text-properties fo:language="en" fo:country="GB"/>
    </style:style>
    <style:style style:name="T31" style:parent-style-name="Absatz-Standardschriftart" style:family="text">
      <style:text-properties style:font-name="Arial" style:font-name-complex="Arial" fo:language="en" fo:country="GB"/>
    </style:style>
    <style:style style:name="P32" style:parent-style-name="Standard" style:family="paragraph">
      <style:paragraph-properties fo:margin-top="0.1944in" fo:margin-bottom="0.1944in"/>
    </style:style>
    <style:style style:name="T33" style:parent-style-name="Absatz-Standardschriftart" style:family="text">
      <style:text-properties style:font-name="Symbol" style:font-name-asian="Symbol" style:font-name-complex="Symbol"/>
    </style:style>
    <style:style style:name="T34" style:parent-style-name="Absatz-Standardschriftart" style:family="text">
      <style:text-properties fo:language="en" fo:country="GB"/>
    </style:style>
    <style:style style:name="T35" style:parent-style-name="Absatz-Standardschriftart" style:family="text">
      <style:text-properties style:font-name="Arial" style:font-name-complex="Arial" fo:language="en" fo:country="GB"/>
    </style:style>
    <style:style style:name="T36" style:parent-style-name="Absatz-Standardschriftart" style:family="text">
      <style:text-properties style:font-name="Arial" style:font-name-complex="Arial" fo:language="en" fo:country="GB"/>
    </style:style>
    <style:style style:name="P37" style:parent-style-name="Standard" style:family="paragraph">
      <style:paragraph-properties fo:margin-top="0.1944in" fo:margin-bottom="0.1944in"/>
    </style:style>
    <style:style style:name="T38" style:parent-style-name="Absatz-Standardschriftart" style:family="text">
      <style:text-properties style:font-name="Symbol" style:font-name-asian="Symbol" style:font-name-complex="Symbol"/>
    </style:style>
    <style:style style:name="T39" style:parent-style-name="Absatz-Standardschriftart" style:family="text">
      <style:text-properties fo:language="en" fo:country="GB"/>
    </style:style>
    <style:style style:name="T40" style:parent-style-name="Absatz-Standardschriftart" style:family="text">
      <style:text-properties style:font-name="Arial" style:font-name-complex="Arial" fo:language="en" fo:country="GB"/>
    </style:style>
    <style:style style:name="P41" style:parent-style-name="Standard" style:family="paragraph">
      <style:paragraph-properties fo:margin-top="0.1944in" fo:margin-bottom="0.1944in"/>
    </style:style>
    <style:style style:name="T42" style:parent-style-name="Absatz-Standardschriftart" style:family="text">
      <style:text-properties style:font-name="Symbol" style:font-name-asian="Symbol" style:font-name-complex="Symbol"/>
    </style:style>
    <style:style style:name="T43" style:parent-style-name="Absatz-Standardschriftart" style:family="text">
      <style:text-properties fo:language="en" fo:country="GB"/>
    </style:style>
    <style:style style:name="T44" style:parent-style-name="Absatz-Standardschriftart" style:family="text">
      <style:text-properties style:font-name="Arial" style:font-name-complex="Arial" fo:language="en" fo:country="GB"/>
    </style:style>
    <style:style style:name="P45" style:parent-style-name="Standard" style:family="paragraph">
      <style:paragraph-properties fo:margin-top="0.1944in" fo:margin-bottom="0.1944in"/>
    </style:style>
    <style:style style:name="T46" style:parent-style-name="Absatz-Standardschriftart" style:family="text">
      <style:text-properties style:font-name="Symbol" style:font-name-asian="Symbol" style:font-name-complex="Symbol"/>
    </style:style>
    <style:style style:name="T47" style:parent-style-name="Absatz-Standardschriftart" style:family="text">
      <style:text-properties fo:language="en" fo:country="GB"/>
    </style:style>
    <style:style style:name="T48" style:parent-style-name="Absatz-Standardschriftart" style:family="text">
      <style:text-properties style:font-name="Arial" style:font-name-complex="Arial" fo:language="en" fo:country="GB"/>
    </style:style>
    <style:style style:name="P49" style:parent-style-name="Standard" style:family="paragraph">
      <style:paragraph-properties fo:margin-top="0.1944in"/>
    </style:style>
    <style:style style:name="T50" style:parent-style-name="Absatz-Standardschriftart" style:family="text">
      <style:text-properties style:font-name="Symbol" style:font-name-asian="Symbol" style:font-name-complex="Symbol"/>
    </style:style>
    <style:style style:name="T51" style:parent-style-name="Absatz-Standardschriftart" style:family="text">
      <style:text-properties fo:language="en" fo:country="GB"/>
    </style:style>
    <style:style style:name="T52" style:parent-style-name="Absatz-Standardschriftart" style:family="text">
      <style:text-properties style:font-name="Arial" style:font-name-complex="Arial" fo:language="en" fo:country="GB"/>
    </style:style>
    <style:style style:name="P53" style:parent-style-name="Standard" style:family="paragraph">
      <style:paragraph-properties fo:margin-top="0.1944in"/>
    </style:style>
    <style:style style:name="TableRow54" style:family="table-row">
      <style:table-row-properties style:use-optimal-row-height="false"/>
    </style:style>
    <style:style style:name="TableCell55" style:family="table-cell">
      <style:table-cell-properties fo:border="none" style:writing-mode="lr-tb" fo:padding-top="0in" fo:padding-left="0in" fo:padding-bottom="0in" fo:padding-right="0in"/>
    </style:style>
    <style:style style:name="P56" style:parent-style-name="Standard" style:family="paragraph">
      <style:paragraph-properties style:snap-to-layout-grid="false"/>
    </style:style>
    <style:style style:name="T57" style:parent-style-name="Absatz-Standardschriftart" style:family="text">
      <style:text-properties style:font-name="Arial" style:font-name-complex="Arial" fo:font-weight="bold" style:font-weight-asian="bold" style:font-weight-complex="bold"/>
    </style:style>
    <style:style style:name="T58" style:parent-style-name="Absatz-Standardschriftart" style:family="text">
      <style:text-properties style:font-name="Arial" style:font-name-complex="Arial" fo:font-weight="bold" style:font-weight-asian="bold" style:font-weight-complex="bold" fo:language="en" fo:country="US"/>
    </style:style>
    <style:style style:name="T59" style:parent-style-name="Absatz-Standardschriftart" style:family="text">
      <style:text-properties style:font-name="Arial" style:font-name-complex="Arial" fo:font-weight="bold" style:font-weight-asian="bold" style:font-weight-complex="bold"/>
    </style:style>
    <style:style style:name="TableCell60" style:family="table-cell">
      <style:table-cell-properties fo:border="none" style:writing-mode="lr-tb" fo:padding-top="0in" fo:padding-left="0in" fo:padding-bottom="0in" fo:padding-right="0in"/>
    </style:style>
    <style:style style:name="P61" style:parent-style-name="Standard" style:family="paragraph">
      <style:paragraph-properties style:snap-to-layout-grid="false" fo:margin-bottom="0.1944in" fo:margin-left="0.1965in" fo:text-indent="-0.1965in">
        <style:tab-stops/>
      </style:paragraph-properties>
    </style:style>
    <style:style style:name="T62" style:parent-style-name="Absatz-Standardschriftart" style:family="text">
      <style:text-properties style:font-name="Symbol" style:font-name-asian="Symbol" style:font-name-complex="Symbol"/>
    </style:style>
    <style:style style:name="T63" style:parent-style-name="Absatz-Standardschriftart" style:family="text">
      <style:text-properties fo:language="en" fo:country="GB"/>
    </style:style>
    <style:style style:name="T64" style:parent-style-name="Absatz-Standardschriftart" style:family="text">
      <style:text-properties style:font-name="Arial" style:font-name-complex="Arial" style:font-weight-complex="bold" fo:language="en" fo:country="GB"/>
    </style:style>
    <style:style style:name="T65" style:parent-style-name="Absatz-Standardschriftart" style:family="text">
      <style:text-properties style:font-name="Arial" style:font-name-complex="Arial" fo:language="en" fo:country="GB"/>
    </style:style>
    <style:style style:name="P66" style:parent-style-name="Standard" style:family="paragraph">
      <style:paragraph-properties style:snap-to-layout-grid="false" fo:margin-bottom="0.1944in" fo:margin-left="0.1965in" fo:text-indent="-0.1965in">
        <style:tab-stops/>
      </style:paragraph-properties>
    </style:style>
    <style:style style:name="T67" style:parent-style-name="Absatz-Standardschriftart" style:family="text">
      <style:text-properties style:font-name="Symbol" style:font-name-asian="Symbol" style:font-name-complex="Symbol"/>
    </style:style>
    <style:style style:name="T68" style:parent-style-name="Absatz-Standardschriftart" style:family="text">
      <style:text-properties fo:language="en" fo:country="GB"/>
    </style:style>
    <style:style style:name="T69" style:parent-style-name="Absatz-Standardschriftart" style:family="text">
      <style:text-properties style:font-name="Arial" style:font-name-complex="Arial" fo:language="en" fo:country="GB"/>
    </style:style>
    <style:style style:name="T70" style:parent-style-name="Absatz-Standardschriftart" style:family="text">
      <style:text-properties style:font-name="Arial" style:font-name-complex="Arial" fo:language="en" fo:country="GB"/>
    </style:style>
    <style:style style:name="P71" style:parent-style-name="Standard" style:family="paragraph">
      <style:paragraph-properties fo:margin-top="0.1944in" fo:margin-bottom="0.1944in" fo:margin-left="0.1965in" fo:text-indent="-0.1965in">
        <style:tab-stops/>
      </style:paragraph-properties>
    </style:style>
    <style:style style:name="T72" style:parent-style-name="Absatz-Standardschriftart" style:family="text">
      <style:text-properties style:font-name="Symbol" style:font-name-asian="Symbol" style:font-name-complex="Symbol"/>
    </style:style>
    <style:style style:name="T73" style:parent-style-name="Absatz-Standardschriftart" style:family="text">
      <style:text-properties fo:language="en" fo:country="GB"/>
    </style:style>
    <style:style style:name="T74" style:parent-style-name="Absatz-Standardschriftart" style:family="text">
      <style:text-properties style:font-name="Arial" style:font-name-complex="Arial" fo:language="en" fo:country="GB"/>
    </style:style>
    <style:style style:name="P75" style:parent-style-name="Standard" style:family="paragraph">
      <style:paragraph-properties fo:margin-top="0.1944in" fo:margin-bottom="0.1944in" fo:margin-left="0.1965in" fo:text-indent="-0.1965in">
        <style:tab-stops/>
      </style:paragraph-properties>
    </style:style>
    <style:style style:name="T76" style:parent-style-name="Absatz-Standardschriftart" style:family="text">
      <style:text-properties style:font-name="Symbol" style:font-name-asian="Symbol" style:font-name-complex="Symbol"/>
    </style:style>
    <style:style style:name="T77" style:parent-style-name="Absatz-Standardschriftart" style:family="text">
      <style:text-properties fo:language="en" fo:country="GB"/>
    </style:style>
    <style:style style:name="T78" style:parent-style-name="Absatz-Standardschriftart" style:family="text">
      <style:text-properties style:font-name="Arial" style:font-name-complex="Arial" fo:language="en" fo:country="GB"/>
    </style:style>
    <style:style style:name="T79" style:parent-style-name="Absatz-Standardschriftart" style:family="text">
      <style:text-properties fo:language="en" fo:country="GB"/>
    </style:style>
    <style:style style:name="T80" style:parent-style-name="Absatz-Standardschriftart" style:family="text">
      <style:text-properties style:font-name="Arial" style:font-name-complex="Arial" fo:language="en" fo:country="GB"/>
    </style:style>
    <style:style style:name="P81" style:parent-style-name="Standard" style:family="paragraph">
      <style:paragraph-properties fo:margin-top="0.1944in" fo:margin-bottom="0.1944in" fo:margin-left="0.1965in" fo:text-indent="-0.1965in">
        <style:tab-stops/>
      </style:paragraph-properties>
    </style:style>
    <style:style style:name="T82" style:parent-style-name="Absatz-Standardschriftart" style:family="text">
      <style:text-properties style:font-name="Symbol" style:font-name-asian="Symbol" style:font-name-complex="Symbol" fo:language="en" fo:country="GB"/>
    </style:style>
    <style:style style:name="T83" style:parent-style-name="Absatz-Standardschriftart" style:family="text">
      <style:text-properties style:font-name="Arial" style:font-name-complex="Arial" fo:language="en" fo:country="GB"/>
    </style:style>
    <style:style style:name="T84" style:parent-style-name="Absatz-Standardschriftart" style:family="text">
      <style:text-properties style:font-name="Arial" style:font-name-asian="Arial" style:font-name-complex="Arial" fo:language="en" fo:country="GB"/>
    </style:style>
    <style:style style:name="T85" style:parent-style-name="Absatz-Standardschriftart" style:family="text">
      <style:text-properties style:font-name="Arial" style:font-name-complex="Arial" fo:language="en" fo:country="GB"/>
    </style:style>
    <style:style style:name="P86" style:parent-style-name="Standard" style:family="paragraph">
      <style:paragraph-properties fo:margin-top="0.1944in" fo:margin-bottom="0.1944in" fo:margin-left="0.1965in" fo:text-indent="-0.1965in">
        <style:tab-stops/>
      </style:paragraph-properties>
    </style:style>
    <style:style style:name="T87" style:parent-style-name="Absatz-Standardschriftart" style:family="text">
      <style:text-properties style:font-name="Symbol" style:font-name-asian="Symbol" style:font-name-complex="Symbol" fo:language="en" fo:country="GB"/>
    </style:style>
    <style:style style:name="T88" style:parent-style-name="Absatz-Standardschriftart" style:family="text">
      <style:text-properties style:font-name="Arial" style:font-name-complex="Arial" fo:language="en" fo:country="GB"/>
    </style:style>
    <style:style style:name="T89" style:parent-style-name="Absatz-Standardschriftart" style:family="text">
      <style:text-properties style:font-name="Arial" style:font-name-asian="Arial" style:font-name-complex="Arial" fo:language="en" fo:country="GB"/>
    </style:style>
    <style:style style:name="T90" style:parent-style-name="Absatz-Standardschriftart" style:family="text">
      <style:text-properties style:font-name="Arial" style:font-name-complex="Arial" fo:language="en" fo:country="GB"/>
    </style:style>
    <style:style style:name="P91" style:parent-style-name="Standard" style:family="paragraph">
      <style:paragraph-properties fo:margin-top="0.1944in" fo:margin-bottom="0.1944in" fo:margin-left="0.1965in" fo:text-indent="-0.1965in">
        <style:tab-stops/>
      </style:paragraph-properties>
    </style:style>
    <style:style style:name="T92" style:parent-style-name="Absatz-Standardschriftart" style:family="text">
      <style:text-properties style:font-name="Symbol" style:font-name-asian="Symbol" style:font-name-complex="Symbol" fo:language="en" fo:country="GB"/>
    </style:style>
    <style:style style:name="T93" style:parent-style-name="Absatz-Standardschriftart" style:family="text">
      <style:text-properties style:font-name="Arial" style:font-name-complex="Arial" fo:language="en" fo:country="GB"/>
    </style:style>
    <style:style style:name="T94" style:parent-style-name="Absatz-Standardschriftart" style:family="text">
      <style:text-properties style:font-name="Arial" style:font-name-asian="Arial" style:font-name-complex="Arial" fo:language="en" fo:country="GB"/>
    </style:style>
    <style:style style:name="T95" style:parent-style-name="Absatz-Standardschriftart" style:family="text">
      <style:text-properties style:font-name="Arial" style:font-name-complex="Arial" fo:language="en" fo:country="GB"/>
    </style:style>
    <style:style style:name="P96" style:parent-style-name="Standard" style:family="paragraph">
      <style:paragraph-properties fo:widows="0" fo:orphans="0" style:text-autospace="none"/>
    </style:style>
    <style:style style:name="T97" style:parent-style-name="Absatz-Standardschriftart" style:family="text">
      <style:text-properties style:font-name="Arial" style:font-name-asian="Arial" style:font-name-complex="Arial" fo:language="en" fo:country="GB"/>
    </style:style>
    <style:style style:name="T98" style:parent-style-name="Absatz-Standardschriftart" style:family="text">
      <style:text-properties style:font-name="Arial" style:font-name-complex="Arial"/>
    </style:style>
    <style:style style:name="P99" style:parent-style-name="Standard" style:family="paragraph">
      <style:paragraph-properties fo:margin-top="0.1944in" fo:margin-bottom="0.1944in" fo:margin-left="0.1965in" fo:text-indent="-0.1965in">
        <style:tab-stops/>
      </style:paragraph-properties>
    </style:style>
    <style:style style:name="T100" style:parent-style-name="Absatz-Standardschriftart" style:family="text">
      <style:text-properties style:font-name="Symbol" style:font-name-asian="Symbol" style:font-name-complex="Symbol"/>
    </style:style>
    <style:style style:name="T101" style:parent-style-name="Absatz-Standardschriftart" style:family="text">
      <style:text-properties style:font-name="Arial" style:font-name-complex="Arial"/>
    </style:style>
    <style:style style:name="T102" style:parent-style-name="Absatz-Standardschriftart" style:family="text">
      <style:text-properties style:font-name="Arial" style:font-name-complex="Arial"/>
    </style:style>
    <style:style style:name="P103" style:parent-style-name="Standard" style:family="paragraph">
      <style:paragraph-properties fo:margin-top="0.1944in" fo:margin-bottom="0.1944in" fo:margin-left="0.1965in" fo:text-indent="-0.1965in">
        <style:tab-stops/>
      </style:paragraph-properties>
    </style:style>
    <style:style style:name="T104" style:parent-style-name="Absatz-Standardschriftart" style:family="text">
      <style:text-properties style:font-name="Symbol" style:font-name-asian="Symbol" style:font-name-complex="Symbol"/>
    </style:style>
    <style:style style:name="T105" style:parent-style-name="Absatz-Standardschriftart" style:family="text">
      <style:text-properties fo:language="en" fo:country="GB"/>
    </style:style>
    <style:style style:name="T106" style:parent-style-name="Absatz-Standardschriftart" style:family="text">
      <style:text-properties style:font-name="Arial" style:font-name-complex="Arial" fo:language="en" fo:country="GB"/>
    </style:style>
    <style:style style:name="P107" style:parent-style-name="Standard" style:family="paragraph">
      <style:paragraph-properties fo:margin-top="0.1944in" fo:margin-bottom="0.1944in" fo:margin-left="0.1965in" fo:text-indent="-0.1965in">
        <style:tab-stops/>
      </style:paragraph-properties>
    </style:style>
    <style:style style:name="T108" style:parent-style-name="Absatz-Standardschriftart" style:family="text">
      <style:text-properties style:font-name="Symbol" style:font-name-asian="Symbol" style:font-name-complex="Symbol"/>
    </style:style>
    <style:style style:name="T109" style:parent-style-name="Absatz-Standardschriftart" style:family="text">
      <style:text-properties fo:language="en" fo:country="GB"/>
    </style:style>
    <style:style style:name="T110" style:parent-style-name="Absatz-Standardschriftart" style:family="text">
      <style:text-properties style:font-name="Arial" style:font-name-complex="Arial" fo:language="en" fo:country="GB"/>
    </style:style>
    <style:style style:name="P111" style:parent-style-name="Standard" style:family="paragraph">
      <style:paragraph-properties fo:margin-top="0.1944in" fo:margin-bottom="0.1944in" fo:margin-left="0.1965in" fo:text-indent="-0.1965in">
        <style:tab-stops/>
      </style:paragraph-properties>
    </style:style>
    <style:style style:name="T112" style:parent-style-name="Absatz-Standardschriftart" style:family="text">
      <style:text-properties style:font-name="Symbol" style:font-name-asian="Symbol" style:font-name-complex="Symbol"/>
    </style:style>
    <style:style style:name="T113" style:parent-style-name="Absatz-Standardschriftart" style:family="text">
      <style:text-properties fo:language="en" fo:country="GB"/>
    </style:style>
    <style:style style:name="T114" style:parent-style-name="Absatz-Standardschriftart" style:family="text">
      <style:text-properties style:font-name="Arial" style:font-name-complex="Arial" fo:language="en" fo:country="GB"/>
    </style:style>
    <style:style style:name="P115" style:parent-style-name="Standard" style:family="paragraph">
      <style:paragraph-properties fo:margin-top="0.1944in" fo:margin-bottom="0.1944in" fo:margin-left="0.1965in" fo:text-indent="-0.1965in">
        <style:tab-stops/>
      </style:paragraph-properties>
    </style:style>
    <style:style style:name="T116" style:parent-style-name="Absatz-Standardschriftart" style:family="text">
      <style:text-properties style:font-name="Symbol" style:font-name-asian="Symbol" style:font-name-complex="Symbol"/>
    </style:style>
    <style:style style:name="T117" style:parent-style-name="Absatz-Standardschriftart" style:family="text">
      <style:text-properties fo:language="en" fo:country="GB"/>
    </style:style>
    <style:style style:name="T118" style:parent-style-name="Absatz-Standardschriftart" style:family="text">
      <style:text-properties style:font-name="Arial" style:font-name-complex="Arial" fo:language="en" fo:country="GB"/>
    </style:style>
    <style:style style:name="P119" style:parent-style-name="Standard" style:family="paragraph">
      <style:paragraph-properties fo:margin-top="0.1944in" fo:margin-bottom="0.1944in" fo:margin-left="0.1965in" fo:text-indent="-0.1965in">
        <style:tab-stops/>
      </style:paragraph-properties>
    </style:style>
    <style:style style:name="T120" style:parent-style-name="Absatz-Standardschriftart" style:family="text">
      <style:text-properties style:font-name="Symbol" style:font-name-asian="Symbol" style:font-name-complex="Symbol"/>
    </style:style>
    <style:style style:name="T121" style:parent-style-name="Absatz-Standardschriftart" style:family="text">
      <style:text-properties fo:language="en" fo:country="GB"/>
    </style:style>
    <style:style style:name="T122" style:parent-style-name="Absatz-Standardschriftart" style:family="text">
      <style:text-properties style:font-name="Arial" style:font-name-complex="Arial" fo:language="en" fo:country="GB"/>
    </style:style>
    <style:style style:name="TableRow123" style:family="table-row">
      <style:table-row-properties style:use-optimal-row-height="false"/>
    </style:style>
    <style:style style:name="TableCell124" style:family="table-cell">
      <style:table-cell-properties fo:border="none" style:writing-mode="lr-tb" fo:padding-top="0in" fo:padding-left="0in" fo:padding-bottom="0in" fo:padding-right="0in"/>
    </style:style>
    <style:style style:name="P125" style:parent-style-name="Standard" style:family="paragraph">
      <style:paragraph-properties style:snap-to-layout-grid="false"/>
      <style:text-properties style:font-name="Arial" style:font-name-complex="Arial" fo:font-weight="bold" style:font-weight-asian="bold" style:font-weight-complex="bold"/>
    </style:style>
    <style:style style:name="TableCell126" style:family="table-cell">
      <style:table-cell-properties fo:border="none" style:writing-mode="lr-tb" fo:padding-top="0in" fo:padding-left="0in" fo:padding-bottom="0in" fo:padding-right="0in"/>
    </style:style>
    <style:style style:name="P127" style:parent-style-name="Standard" style:family="paragraph">
      <style:paragraph-properties fo:margin-top="0.1944in" fo:margin-bottom="0.1944in"/>
    </style:style>
    <style:style style:name="T128" style:parent-style-name="Absatz-Standardschriftart" style:family="text">
      <style:text-properties style:font-name="Arial" style:font-name-complex="Arial" fo:language="en" fo:country="GB"/>
    </style:style>
    <style:style style:name="T129" style:parent-style-name="Absatz-Standardschriftart" style:family="text">
      <style:text-properties style:font-name="Arial" style:font-name-complex="Arial" fo:font-weight="bold" style:font-weight-asian="bold" style:font-weight-complex="bold" fo:language="en" fo:country="GB"/>
    </style:style>
    <style:style style:name="T130" style:parent-style-name="Absatz-Standardschriftart" style:family="text">
      <style:text-properties style:font-name="Arial" style:font-name-complex="Arial" fo:language="en" fo:country="GB"/>
    </style:style>
    <style:style style:name="P131" style:parent-style-name="Standard" style:family="paragraph">
      <style:paragraph-properties fo:margin-top="0.1944in"/>
      <style:text-properties style:font-name="Arial" style:font-name-complex="Arial" fo:language="en" fo:country="GB"/>
    </style:style>
    <style:style style:name="TableRow132" style:family="table-row">
      <style:table-row-properties style:use-optimal-row-height="false"/>
    </style:style>
    <style:style style:name="TableCell133" style:family="table-cell">
      <style:table-cell-properties fo:border="none" style:writing-mode="lr-tb" fo:padding-top="0in" fo:padding-left="0in" fo:padding-bottom="0in" fo:padding-right="0in"/>
    </style:style>
    <style:style style:name="P134" style:parent-style-name="Standard" style:family="paragraph">
      <style:paragraph-properties style:snap-to-layout-grid="false"/>
      <style:text-properties style:font-name="Arial" style:font-name-complex="Arial" fo:font-weight="bold" style:font-weight-asian="bold" style:font-weight-complex="bold"/>
    </style:style>
    <style:style style:name="TableCell135" style:family="table-cell">
      <style:table-cell-properties fo:border="none" style:writing-mode="lr-tb" fo:padding-top="0in" fo:padding-left="0in" fo:padding-bottom="0in" fo:padding-right="0in"/>
    </style:style>
    <style:style style:name="P136" style:parent-style-name="Standard" style:family="paragraph">
      <style:paragraph-properties fo:margin-top="0.1944in" fo:margin-bottom="0.1944in"/>
    </style:style>
    <style:style style:name="T137" style:parent-style-name="Absatz-Standardschriftart" style:family="text">
      <style:text-properties style:font-name="Arial" style:font-name-complex="Arial" fo:language="en" fo:country="GB"/>
    </style:style>
    <style:style style:name="T138" style:parent-style-name="Absatz-Standardschriftart" style:family="text">
      <style:text-properties style:font-name="Arial" style:font-name-complex="Arial" fo:font-weight="bold" style:font-weight-asian="bold" style:font-weight-complex="bold" fo:language="en" fo:country="GB"/>
    </style:style>
    <style:style style:name="T139" style:parent-style-name="Absatz-Standardschriftart" style:family="text">
      <style:text-properties style:font-name="Arial" style:font-name-complex="Arial" fo:language="en" fo:country="GB"/>
    </style:style>
    <style:style style:name="P140" style:parent-style-name="Standard" style:family="paragraph">
      <style:paragraph-properties fo:margin-top="0.1944in"/>
      <style:text-properties style:font-name="Arial" style:font-name-complex="Arial" fo:language="en" fo:country="GB"/>
    </style:style>
    <style:style style:name="TableRow141" style:family="table-row">
      <style:table-row-properties style:use-optimal-row-height="false"/>
    </style:style>
    <style:style style:name="TableCell142" style:family="table-cell">
      <style:table-cell-properties fo:border="none" style:writing-mode="lr-tb" fo:padding-top="0in" fo:padding-left="0in" fo:padding-bottom="0in" fo:padding-right="0in"/>
    </style:style>
    <style:style style:name="P143" style:parent-style-name="Standard" style:family="paragraph">
      <style:paragraph-properties style:snap-to-layout-grid="false"/>
      <style:text-properties style:font-name="Arial" style:font-name-complex="Arial" fo:font-weight="bold" style:font-weight-asian="bold" style:font-weight-complex="bold"/>
    </style:style>
    <style:style style:name="TableCell144" style:family="table-cell">
      <style:table-cell-properties fo:border="none" style:writing-mode="lr-tb" fo:padding-top="0in" fo:padding-left="0in" fo:padding-bottom="0in" fo:padding-right="0in"/>
    </style:style>
    <style:style style:name="P145" style:parent-style-name="Standard" style:family="paragraph">
      <style:paragraph-properties style:snap-to-layout-grid="false" fo:margin-bottom="0.1944in"/>
    </style:style>
    <style:style style:name="T146" style:parent-style-name="Absatz-Standardschriftart" style:family="text">
      <style:text-properties style:font-name="Arial" style:font-name-complex="Arial" fo:font-weight="bold" style:font-weight-asian="bold" style:font-weight-complex="bold"/>
    </style:style>
    <style:style style:name="T147" style:parent-style-name="Absatz-Standardschriftart" style:family="text">
      <style:text-properties style:font-name="Arial" style:font-name-complex="Arial"/>
    </style:style>
    <style:style style:name="P148" style:parent-style-name="Standard" style:family="paragraph">
      <style:paragraph-properties fo:margin-top="0.1944in"/>
      <style:text-properties style:font-name="Arial" style:font-name-complex="Arial"/>
    </style:style>
    <style:style style:name="TableRow149" style:family="table-row">
      <style:table-row-properties style:use-optimal-row-height="false"/>
    </style:style>
    <style:style style:name="TableCell150" style:family="table-cell">
      <style:table-cell-properties fo:border="none" style:writing-mode="lr-tb" fo:padding-top="0in" fo:padding-left="0in" fo:padding-bottom="0in" fo:padding-right="0in"/>
    </style:style>
    <style:style style:name="P151" style:parent-style-name="Standard" style:family="paragraph">
      <style:paragraph-properties style:snap-to-layout-grid="false"/>
      <style:text-properties style:font-name="Arial" style:font-name-complex="Arial" fo:font-weight="bold" style:font-weight-asian="bold" style:font-weight-complex="bold"/>
    </style:style>
    <style:style style:name="TableCell152" style:family="table-cell">
      <style:table-cell-properties fo:border="none" style:writing-mode="lr-tb" fo:padding-top="0in" fo:padding-left="0in" fo:padding-bottom="0in" fo:padding-right="0in"/>
    </style:style>
    <style:style style:name="P153" style:parent-style-name="Standard" style:family="paragraph">
      <style:paragraph-properties style:snap-to-layout-grid="false" fo:margin-bottom="0.1944in"/>
      <style:text-properties style:font-name="Arial" style:font-name-complex="Arial"/>
    </style:style>
    <style:style style:name="P154" style:parent-style-name="Standard" style:family="paragraph">
      <style:paragraph-properties fo:margin-top="0.1944in"/>
      <style:text-properties style:font-name="Arial" style:font-name-complex="Arial"/>
    </style:style>
    <style:style style:name="TableRow155" style:family="table-row">
      <style:table-row-properties style:use-optimal-row-height="false"/>
    </style:style>
    <style:style style:name="TableCell156" style:family="table-cell">
      <style:table-cell-properties fo:border="none" style:writing-mode="lr-tb" fo:padding-top="0in" fo:padding-left="0in" fo:padding-bottom="0in" fo:padding-right="0in"/>
    </style:style>
    <style:style style:name="P157" style:parent-style-name="Standard" style:family="paragraph">
      <style:paragraph-properties style:snap-to-layout-grid="false"/>
      <style:text-properties style:font-name="Arial" style:font-name-complex="Arial" fo:font-weight="bold" style:font-weight-asian="bold" style:font-weight-complex="bold"/>
    </style:style>
    <style:style style:name="TableCell158" style:family="table-cell">
      <style:table-cell-properties fo:border="none" style:writing-mode="lr-tb" fo:padding-top="0in" fo:padding-left="0in" fo:padding-bottom="0in" fo:padding-right="0in"/>
    </style:style>
    <style:style style:name="P159" style:parent-style-name="Standard" style:family="paragraph">
      <style:paragraph-properties style:snap-to-layout-grid="false" fo:margin-bottom="0.1944in"/>
      <style:text-properties style:font-name="Arial" style:font-name-complex="Arial"/>
    </style:style>
    <style:style style:name="P160" style:parent-style-name="Standard" style:family="paragraph">
      <style:paragraph-properties fo:margin-top="0.1944in"/>
    </style:style>
    <style:style style:name="TableRow161" style:family="table-row">
      <style:table-row-properties style:use-optimal-row-height="false"/>
    </style:style>
    <style:style style:name="TableCell162" style:family="table-cell">
      <style:table-cell-properties fo:border="none" style:writing-mode="lr-tb" fo:padding-top="0in" fo:padding-left="0in" fo:padding-bottom="0in" fo:padding-right="0in"/>
    </style:style>
    <style:style style:name="P163" style:parent-style-name="Standard" style:family="paragraph">
      <style:paragraph-properties style:snap-to-layout-grid="false"/>
      <style:text-properties style:font-name="Arial" style:font-name-complex="Arial" fo:font-weight="bold" style:font-weight-asian="bold" style:font-weight-complex="bold"/>
    </style:style>
    <style:style style:name="TableCell164" style:family="table-cell">
      <style:table-cell-properties fo:border="none" style:writing-mode="lr-tb" fo:padding-top="0in" fo:padding-left="0in" fo:padding-bottom="0in" fo:padding-right="0in"/>
    </style:style>
    <style:style style:name="P165" style:parent-style-name="Standard" style:family="paragraph">
      <style:paragraph-properties style:snap-to-layout-grid="false"/>
      <style:text-properties style:font-name="Arial" style:font-name-complex="Arial" style:font-weight-complex="bold"/>
    </style:style>
    <style:style style:name="P166" style:parent-style-name="Standard" style:family="paragraph">
      <style:text-properties style:font-name="Arial" style:font-name-complex="Arial" style:font-weight-complex="bold"/>
    </style:style>
    <style:style style:name="P167" style:parent-style-name="Standard" style:family="paragraph">
      <style:text-properties style:font-name="Arial" style:font-name-complex="Arial" style:font-weight-complex="bold"/>
    </style:style>
    <style:style style:name="T168" style:parent-style-name="Absatz-Standardschriftart" style:family="text">
      <style:text-properties style:font-name="Arial" style:font-name-complex="Arial" style:font-weight-complex="bold"/>
    </style:style>
    <style:style style:name="T169" style:parent-style-name="Internetlink" style:family="text">
      <style:text-properties style:font-name="Arial" style:font-name-complex="Arial"/>
    </style:style>
    <style:style style:name="T170" style:parent-style-name="Absatz-Standardschriftart" style:family="text">
      <style:text-properties style:font-name="Arial" style:font-name-complex="Arial" style:font-weight-complex="bold" fo:language="en" fo:country="GB"/>
    </style:style>
    <style:style style:name="T171" style:parent-style-name="Absatz-Standardschriftart" style:family="text">
      <style:text-properties style:font-name="Arial" style:font-name-complex="Arial" fo:language="en" fo:country="GB"/>
    </style:style>
    <style:style style:name="T172" style:parent-style-name="Internetlink" style:family="text">
      <style:text-properties style:font-name="Arial" style:font-name-complex="Arial" fo:language="en" fo:country="GB"/>
    </style:style>
    <style:style style:name="T173" style:parent-style-name="Absatz-Standardschriftart" style:family="text">
      <style:text-properties style:font-name="Arial" style:font-name-complex="Arial" style:font-weight-complex="bold"/>
    </style:style>
    <style:style style:name="T174" style:parent-style-name="Absatz-Standardschriftart" style:family="text">
      <style:text-properties style:font-name="Arial" style:font-name-complex="Arial"/>
    </style:style>
    <style:style style:name="T175" style:parent-style-name="Internetlink" style:family="text">
      <style:text-properties style:font-name="Arial" style:font-name-complex="Arial"/>
    </style:style>
    <style:style style:name="T176" style:parent-style-name="Absatz-Standardschriftart" style:family="text">
      <style:text-properties style:font-name="Arial" style:font-name-complex="Arial" style:font-weight-complex="bold"/>
    </style:style>
    <style:style style:name="T177" style:parent-style-name="Absatz-Standardschriftart" style:family="text">
      <style:text-properties style:font-name="Arial" style:font-name-complex="Arial"/>
    </style:style>
    <style:style style:name="T178" style:parent-style-name="Internetlink" style:family="text">
      <style:text-properties style:font-name="Arial" style:font-name-complex="Arial"/>
    </style:style>
    <style:style style:name="P179" style:parent-style-name="Überschrift1" style:family="paragraph">
      <style:paragraph-properties fo:widows="2" fo:orphans="2" fo:text-align="start"/>
      <style:text-properties fo:font-size="14pt" style:font-size-asian="14pt" style:font-size-complex="14pt" fo:language="en" fo:country="US"/>
    </style:style>
    <style:style style:name="P180" style:parent-style-name="Normal1" style:family="paragraph">
      <style:text-properties fo:language="en" fo:country="US"/>
    </style:style>
    <style:style style:name="P181" style:parent-style-name="Überschrift2" style:family="paragraph">
      <style:paragraph-properties fo:widows="2" fo:orphans="2" fo:text-align="start"/>
      <style:text-properties fo:font-size="14pt" style:font-size-asian="14pt" style:font-size-complex="14pt" fo:language="en" fo:country="US"/>
    </style:style>
    <style:style style:name="P182" style:parent-style-name="Überschrift2" style:family="paragraph">
      <style:paragraph-properties fo:widows="2" fo:orphans="2" fo:text-align="start"/>
      <style:text-properties fo:font-size="14pt" style:font-size-asian="14pt" style:font-size-complex="14pt" fo:language="en" fo:country="GB"/>
    </style:style>
    <style:style style:name="P183" style:parent-style-name="Normal1" style:family="paragraph">
      <style:text-properties fo:font-size="14pt" style:font-size-asian="14pt" style:font-size-complex="14pt" fo:language="en" fo:country="GB"/>
    </style:style>
    <style:style style:name="T184" style:parent-style-name="Absatz-Standardschriftart" style:family="text">
      <style:text-properties style:font-name="Arial" style:font-name-complex="Arial" fo:language="en" fo:country="GB"/>
    </style:style>
    <style:style style:name="P185" style:parent-style-name="Standard" style:family="paragraph">
      <style:text-properties fo:language="en" fo:country="GB"/>
    </style:style>
    <style:style style:name="T186" style:parent-style-name="Absatz-Standardschriftart" style:family="text">
      <style:text-properties style:font-name="Arial" style:font-name-complex="Arial" fo:language="en" fo:country="GB"/>
    </style:style>
    <style:style style:name="T187" style:parent-style-name="Absatz-Standardschriftart" style:family="text">
      <style:text-properties style:font-name="Arial" style:font-name-complex="Arial" fo:language="en" fo:country="GB"/>
    </style:style>
    <style:style style:name="T188" style:parent-style-name="Hyperlink" style:family="text">
      <style:text-properties style:font-name="Arial" style:font-name-complex="Arial" fo:language="en" fo:country="GB"/>
    </style:style>
    <style:style style:name="T189" style:parent-style-name="Hyperlink" style:family="text">
      <style:text-properties style:font-name="Arial" style:font-name-complex="Arial" fo:language="en" fo:country="GB"/>
    </style:style>
    <style:style style:name="T190" style:parent-style-name="Hyperlink" style:family="text">
      <style:text-properties style:font-name="Arial" style:font-name-complex="Arial" fo:language="en" fo:country="GB"/>
    </style:style>
    <style:style style:name="P191"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92" style:parent-style-name="Standard" style:family="paragraph">
      <style:paragraph-properties fo:widows="0" fo:orphans="0" fo:margin-left="0.4916in" fo:text-indent="0.4916in">
        <style:tab-stops/>
      </style:paragraph-properties>
    </style:style>
    <style:style style:name="T193" style:parent-style-name="Absatz-Standardschriftart" style:family="text">
      <style:text-properties style:font-name="Arial" style:font-name-complex="Arial" fo:language="en" fo:country="GB"/>
    </style:style>
    <style:style style:name="TableColumn195" style:family="table-column">
      <style:table-column-properties style:column-width="0.6395in" style:use-optimal-column-width="false"/>
    </style:style>
    <style:style style:name="TableColumn196" style:family="table-column">
      <style:table-column-properties style:column-width="0.7013in" style:use-optimal-column-width="false"/>
    </style:style>
    <style:style style:name="TableColumn197" style:family="table-column">
      <style:table-column-properties style:column-width="0.1972in" style:use-optimal-column-width="false"/>
    </style:style>
    <style:style style:name="TableColumn198" style:family="table-column">
      <style:table-column-properties style:column-width="0.7875in" style:use-optimal-column-width="false"/>
    </style:style>
    <style:style style:name="TableColumn199" style:family="table-column">
      <style:table-column-properties style:column-width="0.8861in" style:use-optimal-column-width="false"/>
    </style:style>
    <style:style style:name="TableColumn200" style:family="table-column">
      <style:table-column-properties style:column-width="1.0569in" style:use-optimal-column-width="false"/>
    </style:style>
    <style:style style:name="Table194" style:family="table">
      <style:table-properties style:width="4.2687in" fo:margin-left="-0.0847in" table:align="left"/>
    </style:style>
    <style:style style:name="TableRow201" style:family="table-row">
      <style:table-row-properties style:use-optimal-row-height="false"/>
    </style:style>
    <style:style style:name="TableCell20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3" style:parent-style-name="Standard" style:family="paragraph">
      <style:paragraph-properties style:snap-to-layout-grid="false"/>
      <style:text-properties style:font-name="Arial" style:font-name-complex="Arial" fo:language="en" fo:country="US"/>
    </style:style>
    <style:style style:name="TableCell2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5" style:parent-style-name="Standard" style:family="paragraph">
      <style:paragraph-properties style:snap-to-layout-grid="false"/>
      <style:text-properties style:font-name="Arial" style:font-name-complex="Arial" fo:language="en" fo:country="US"/>
    </style:style>
    <style:style style:name="TableCell2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7" style:parent-style-name="Standard" style:family="paragraph">
      <style:paragraph-properties style:snap-to-layout-grid="false"/>
      <style:text-properties style:font-name="Arial" style:font-name-complex="Arial" fo:language="en" fo:country="US"/>
    </style:style>
    <style:style style:name="TableCell2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9" style:parent-style-name="Standard" style:family="paragraph">
      <style:paragraph-properties style:snap-to-layout-grid="false"/>
      <style:text-properties style:font-name="Arial" style:font-name-complex="Arial" fo:language="en" fo:country="US"/>
    </style:style>
    <style:style style:name="TableCell2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1" style:parent-style-name="Standard" style:family="paragraph">
      <style:paragraph-properties style:snap-to-layout-grid="false"/>
      <style:text-properties style:font-name="Arial" style:font-name-complex="Arial" fo:language="en" fo:country="US"/>
    </style:style>
    <style:style style:name="TableCell21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3" style:parent-style-name="Standard" style:family="paragraph">
      <style:paragraph-properties style:snap-to-layout-grid="false"/>
      <style:text-properties style:font-name="Arial" style:font-name-complex="Arial" fo:language="en" fo:country="US"/>
    </style:style>
    <style:style style:name="P214" style:parent-style-name="Standard" style:family="paragraph">
      <style:paragraph-properties style:text-autospace="none"/>
      <style:text-properties fo:language="en" fo:country="GB"/>
    </style:style>
    <style:style style:name="P215"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16"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17"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18" style:parent-style-name="Standard" style:family="paragraph">
      <style:paragraph-properties style:text-autospace="none">
        <style:tab-stops>
          <style:tab-stop style:type="left" style:position="-3.4479in"/>
        </style:tab-stops>
      </style:paragraph-properties>
      <style:text-properties style:font-name="Arial" style:font-name-complex="Arial"/>
    </style:style>
    <style:style style:name="P219" style:parent-style-name="Standard" style:family="paragraph">
      <style:paragraph-properties style:text-autospace="none">
        <style:tab-stops>
          <style:tab-stop style:type="left" style:position="-3.4479in"/>
        </style:tab-stops>
      </style:paragraph-properties>
      <style:text-properties style:font-name="Arial" style:font-name-complex="Arial"/>
    </style:style>
    <style:style style:name="P220"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21"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22"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23"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24"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25"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26"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27"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28"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GB"/>
    </style:style>
    <style:style style:name="P229"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30"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31"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32"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33"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34"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35"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36"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37"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38"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39"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40"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41"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42"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43"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44"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45"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46"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47"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48"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49"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250" style:parent-style-name="Standard" style:family="paragraph">
      <style:paragraph-properties style:text-autospace="none"/>
      <style:text-properties style:font-name="Arial" style:font-name-complex="Arial" fo:language="en" fo:country="US"/>
    </style:style>
    <style:style style:name="TableColumn252" style:family="table-column">
      <style:table-column-properties style:column-width="1.0951in" style:use-optimal-column-width="false"/>
    </style:style>
    <style:style style:name="TableColumn253" style:family="table-column">
      <style:table-column-properties style:column-width="1.5625in" style:use-optimal-column-width="false"/>
    </style:style>
    <style:style style:name="TableColumn254" style:family="table-column">
      <style:table-column-properties style:column-width="3.6423in" style:use-optimal-column-width="false"/>
    </style:style>
    <style:style style:name="Table251" style:family="table">
      <style:table-properties style:width="6.3in" fo:margin-left="-0.0208in" table:align="left"/>
    </style:style>
    <style:style style:name="TableRow255" style:family="table-row">
      <style:table-row-properties style:min-row-height="0.1819in" style:use-optimal-row-height="false"/>
    </style:style>
    <style:style style:name="TableCell256" style:family="table-cell">
      <style:table-cell-properties fo:border="none" style:writing-mode="lr-tb" fo:padding-top="0in" fo:padding-left="0.0208in" fo:padding-bottom="0in" fo:padding-right="0.0208in"/>
    </style:style>
    <style:style style:name="P257" style:parent-style-name="Standard" style:family="paragraph">
      <style:paragraph-properties style:snap-to-layout-grid="false"/>
      <style:text-properties style:font-name="Arial" style:font-name-complex="Arial" fo:color="#000000"/>
    </style:style>
    <style:style style:name="TableCell258" style:family="table-cell">
      <style:table-cell-properties fo:border="none" style:writing-mode="lr-tb" fo:padding-top="0in" fo:padding-left="0.0208in" fo:padding-bottom="0in" fo:padding-right="0.0208in"/>
    </style:style>
    <style:style style:name="P259" style:parent-style-name="Standard" style:family="paragraph">
      <style:paragraph-properties style:snap-to-layout-grid="false"/>
      <style:text-properties style:font-name="Arial" style:font-name-complex="Arial" fo:color="#000000"/>
    </style:style>
    <style:style style:name="TableCell260" style:family="table-cell">
      <style:table-cell-properties fo:border="none" style:writing-mode="lr-tb" fo:padding-top="0in" fo:padding-left="0.0208in" fo:padding-bottom="0in" fo:padding-right="0.0208in"/>
    </style:style>
    <style:style style:name="P261" style:parent-style-name="Standard" style:family="paragraph">
      <style:paragraph-properties style:snap-to-layout-grid="false"/>
      <style:text-properties style:font-name="Arial" style:font-name-complex="Arial" fo:color="#000000"/>
    </style:style>
    <style:style style:name="TableRow262" style:family="table-row">
      <style:table-row-properties style:min-row-height="0.1819in" style:use-optimal-row-height="false"/>
    </style:style>
    <style:style style:name="TableCell263" style:family="table-cell">
      <style:table-cell-properties fo:border="none" style:writing-mode="lr-tb" fo:padding-top="0in" fo:padding-left="0.0208in" fo:padding-bottom="0in" fo:padding-right="0.0208in"/>
    </style:style>
    <style:style style:name="P264" style:parent-style-name="Standard" style:family="paragraph">
      <style:paragraph-properties style:snap-to-layout-grid="false"/>
      <style:text-properties style:font-name="Arial" style:font-name-complex="Arial" fo:font-size="10pt" style:font-size-asian="10pt" style:font-size-complex="10pt"/>
    </style:style>
    <style:style style:name="TableCell265" style:family="table-cell">
      <style:table-cell-properties fo:border="none" style:writing-mode="lr-tb" fo:padding-top="0in" fo:padding-left="0.0208in" fo:padding-bottom="0in" fo:padding-right="0.0208in"/>
    </style:style>
    <style:style style:name="P266" style:parent-style-name="Standard" style:family="paragraph">
      <style:paragraph-properties style:snap-to-layout-grid="false"/>
      <style:text-properties style:font-name="Arial" style:font-name-complex="Arial"/>
    </style:style>
    <style:style style:name="TableCell267" style:family="table-cell">
      <style:table-cell-properties fo:border="none" style:writing-mode="lr-tb" fo:padding-top="0in" fo:padding-left="0.0208in" fo:padding-bottom="0in" fo:padding-right="0.0208in"/>
    </style:style>
    <style:style style:name="P268" style:parent-style-name="Standard" style:family="paragraph">
      <style:paragraph-properties style:snap-to-layout-grid="false"/>
    </style:style>
    <style:style style:name="T269" style:parent-style-name="Absatz-Standardschriftart" style:family="text">
      <style:text-properties style:font-name="Arial" style:font-name-complex="Arial" fo:color="#000000" fo:language="en" fo:country="US"/>
    </style:style>
    <style:style style:name="TableRow270" style:family="table-row">
      <style:table-row-properties style:min-row-height="0.1819in" style:use-optimal-row-height="false"/>
    </style:style>
    <style:style style:name="TableCell271" style:family="table-cell">
      <style:table-cell-properties fo:border="none" style:writing-mode="lr-tb" fo:padding-top="0in" fo:padding-left="0.0208in" fo:padding-bottom="0in" fo:padding-right="0.0208in"/>
    </style:style>
    <style:style style:name="P272" style:parent-style-name="Standard" style:family="paragraph">
      <style:paragraph-properties style:snap-to-layout-grid="false"/>
      <style:text-properties fo:font-size="10pt" style:font-size-asian="10pt" style:font-size-complex="10pt"/>
    </style:style>
    <style:style style:name="TableCell273" style:family="table-cell">
      <style:table-cell-properties fo:border="none" style:writing-mode="lr-tb" fo:padding-top="0in" fo:padding-left="0.0208in" fo:padding-bottom="0in" fo:padding-right="0.0208in"/>
    </style:style>
    <style:style style:name="P274" style:parent-style-name="Standard" style:family="paragraph">
      <style:paragraph-properties style:snap-to-layout-grid="false"/>
      <style:text-properties style:font-name="Arial" style:font-name-complex="Arial" fo:color="#000000"/>
    </style:style>
    <style:style style:name="P275" style:parent-style-name="Standard" style:family="paragraph">
      <style:text-properties style:font-name="Arial" style:font-name-complex="Arial" fo:color="#000000"/>
    </style:style>
    <style:style style:name="TableCell276" style:family="table-cell">
      <style:table-cell-properties fo:border="none" style:writing-mode="lr-tb" fo:padding-top="0in" fo:padding-left="0.0208in" fo:padding-bottom="0in" fo:padding-right="0.0208in"/>
    </style:style>
    <style:style style:name="P277" style:parent-style-name="Standard" style:family="paragraph">
      <style:paragraph-properties style:snap-to-layout-grid="false"/>
      <style:text-properties style:font-name="Arial" style:font-name-complex="Arial" fo:color="#000000" fo:language="en" fo:country="GB"/>
    </style:style>
    <style:style style:name="P278" style:parent-style-name="Standard" style:family="paragraph">
      <style:paragraph-properties style:snap-to-layout-grid="false"/>
    </style:style>
    <style:style style:name="T279" style:parent-style-name="Absatz-Standardschriftart" style:family="text">
      <style:text-properties style:font-name="Arial" style:font-name-complex="Arial" fo:color="#000000" fo:language="en" fo:country="GB"/>
    </style:style>
    <style:style style:name="T280" style:parent-style-name="Absatz-Standardschriftart" style:family="text">
      <style:text-properties style:font-name="Arial" style:font-name-complex="Arial" fo:color="#000000" fo:language="en" fo:country="GB"/>
    </style:style>
    <style:style style:name="T281" style:parent-style-name="Absatz-Standardschriftart" style:family="text">
      <style:text-properties fo:language="en" fo:country="GB"/>
    </style:style>
    <style:style style:name="T282" style:parent-style-name="Absatz-Standardschriftart" style:family="text">
      <style:text-properties style:font-name="Arial" style:font-name-complex="Arial" fo:color="#000000" fo:language="en" fo:country="GB"/>
    </style:style>
    <style:style style:name="T283" style:parent-style-name="Absatz-Standardschriftart" style:family="text">
      <style:text-properties style:font-name="Arial" style:font-name-complex="Arial" fo:color="#000000" fo:language="en" fo:country="GB"/>
    </style:style>
    <style:style style:name="T284" style:parent-style-name="Absatz-Standardschriftart" style:family="text">
      <style:text-properties style:font-name="Arial" style:font-name-complex="Arial" fo:color="#000000" fo:language="en" fo:country="GB"/>
    </style:style>
    <style:style style:name="T285" style:parent-style-name="Absatz-Standardschriftart" style:family="text">
      <style:text-properties style:font-name="Arial" style:font-name-complex="Arial" fo:color="#000000" fo:language="en" fo:country="GB"/>
    </style:style>
    <style:style style:name="P286" style:parent-style-name="Normal1" style:family="paragraph">
      <style:text-properties fo:language="en" fo:country="GB"/>
    </style:style>
    <style:style style:name="P287" style:parent-style-name="Normal1" style:family="paragraph">
      <style:text-properties fo:language="en" fo:country="GB"/>
    </style:style>
    <style:style style:name="P288" style:parent-style-name="Überschrift2" style:family="paragraph">
      <style:paragraph-properties fo:widows="2" fo:orphans="2" fo:text-align="start"/>
      <style:text-properties fo:font-size="14pt" style:font-size-asian="14pt" style:font-size-complex="14pt" fo:language="en" fo:country="GB"/>
    </style:style>
    <style:style style:name="P289" style:parent-style-name="Überschrift2" style:family="paragraph">
      <style:paragraph-properties fo:widows="2" fo:orphans="2" fo:text-align="start"/>
      <style:text-properties fo:font-size="14pt" style:font-size-asian="14pt" style:font-size-complex="14pt" fo:language="en" fo:country="GB"/>
    </style:style>
    <style:style style:name="P290" style:parent-style-name="Überschrift2" style:family="paragraph">
      <style:paragraph-properties fo:widows="2" fo:orphans="2" fo:text-align="start"/>
      <style:text-properties fo:font-size="14pt" style:font-size-asian="14pt" style:font-size-complex="14pt" fo:language="en" fo:country="GB"/>
    </style:style>
    <style:style style:name="P291" style:parent-style-name="Normal1" style:family="paragraph">
      <style:text-properties fo:font-size="14pt" style:font-size-asian="14pt" style:font-size-complex="14pt" fo:language="en" fo:country="GB"/>
    </style:style>
    <style:style style:name="T292" style:parent-style-name="Absatz-Standardschriftart" style:family="text">
      <style:text-properties style:font-name="Arial" style:font-name-complex="Arial"/>
    </style:style>
    <style:style style:name="T293" style:parent-style-name="Absatz-Standardschriftart" style:family="text">
      <style:text-properties style:font-name="Arial" style:font-name-complex="Arial"/>
    </style:style>
    <style:style style:name="T294" style:parent-style-name="Absatz-Standardschriftart" style:family="text">
      <style:text-properties style:font-name="Arial" style:font-name-complex="Arial"/>
    </style:style>
    <style:style style:name="T295" style:parent-style-name="Hyperlink" style:family="text">
      <style:text-properties style:font-name="Arial" style:font-name-complex="Arial"/>
    </style:style>
    <style:style style:name="T296" style:parent-style-name="Hyperlink" style:family="text">
      <style:text-properties style:font-name="Arial" style:font-name-complex="Arial"/>
    </style:style>
    <style:style style:name="T297" style:parent-style-name="Hyperlink" style:family="text">
      <style:text-properties style:font-name="Arial" style:font-name-complex="Arial"/>
    </style:style>
    <style:style style:name="P298" style:parent-style-name="Standard" style:family="paragraph">
      <style:paragraph-properties fo:widows="0" fo:orphans="0" fo:margin-left="0.4916in" fo:text-indent="0.4916in">
        <style:tab-stops/>
      </style:paragraph-properties>
      <style:text-properties style:font-name="Arial" style:font-name-complex="Arial"/>
    </style:style>
    <style:style style:name="P299" style:parent-style-name="Standard" style:family="paragraph">
      <style:paragraph-properties fo:widows="0" fo:orphans="0" fo:margin-left="0.4916in" fo:text-indent="0.4916in">
        <style:tab-stops/>
      </style:paragraph-properties>
    </style:style>
    <style:style style:name="T300" style:parent-style-name="Absatz-Standardschriftart" style:family="text">
      <style:text-properties style:font-name="Arial" style:font-name-complex="Arial" fo:language="en" fo:country="GB"/>
    </style:style>
    <style:style style:name="TableColumn302" style:family="table-column">
      <style:table-column-properties style:column-width="0.6395in" style:use-optimal-column-width="false"/>
    </style:style>
    <style:style style:name="TableColumn303" style:family="table-column">
      <style:table-column-properties style:column-width="0.7013in" style:use-optimal-column-width="false"/>
    </style:style>
    <style:style style:name="TableColumn304" style:family="table-column">
      <style:table-column-properties style:column-width="0.1972in" style:use-optimal-column-width="false"/>
    </style:style>
    <style:style style:name="TableColumn305" style:family="table-column">
      <style:table-column-properties style:column-width="0.7875in" style:use-optimal-column-width="false"/>
    </style:style>
    <style:style style:name="TableColumn306" style:family="table-column">
      <style:table-column-properties style:column-width="0.8861in" style:use-optimal-column-width="false"/>
    </style:style>
    <style:style style:name="TableColumn307" style:family="table-column">
      <style:table-column-properties style:column-width="1.0569in" style:use-optimal-column-width="false"/>
    </style:style>
    <style:style style:name="Table301" style:family="table">
      <style:table-properties style:width="4.2687in" fo:margin-left="-0.0847in" table:align="left"/>
    </style:style>
    <style:style style:name="TableRow308" style:family="table-row">
      <style:table-row-properties style:use-optimal-row-height="false"/>
    </style:style>
    <style:style style:name="TableCell3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10" style:parent-style-name="Standard" style:family="paragraph">
      <style:paragraph-properties style:snap-to-layout-grid="false"/>
      <style:text-properties style:font-name="Arial" style:font-name-complex="Arial" fo:language="en" fo:country="US"/>
    </style:style>
    <style:style style:name="TableCell3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2" style:parent-style-name="Standard" style:family="paragraph">
      <style:paragraph-properties style:snap-to-layout-grid="false"/>
      <style:text-properties style:font-name="Arial" style:font-name-complex="Arial" fo:language="en" fo:country="US"/>
    </style:style>
    <style:style style:name="TableCell3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4" style:parent-style-name="Standard" style:family="paragraph">
      <style:paragraph-properties style:snap-to-layout-grid="false"/>
      <style:text-properties style:font-name="Arial" style:font-name-complex="Arial" fo:language="en" fo:country="US"/>
    </style:style>
    <style:style style:name="TableCell3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6" style:parent-style-name="Standard" style:family="paragraph">
      <style:paragraph-properties style:snap-to-layout-grid="false"/>
      <style:text-properties style:font-name="Arial" style:font-name-complex="Arial" fo:language="en" fo:country="US"/>
    </style:style>
    <style:style style:name="TableCell3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8" style:parent-style-name="Standard" style:family="paragraph">
      <style:paragraph-properties style:snap-to-layout-grid="false"/>
      <style:text-properties style:font-name="Arial" style:font-name-complex="Arial" fo:language="en" fo:country="US"/>
    </style:style>
    <style:style style:name="TableCell31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20" style:parent-style-name="Standard" style:family="paragraph">
      <style:paragraph-properties style:snap-to-layout-grid="false"/>
      <style:text-properties style:font-name="Arial" style:font-name-complex="Arial" fo:language="en" fo:country="US"/>
    </style:style>
    <style:style style:name="P321" style:parent-style-name="Standard" style:family="paragraph">
      <style:paragraph-properties style:text-autospace="none"/>
    </style:style>
    <style:style style:name="P322"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23"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24"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25"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26"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27"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28"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29"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30"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31"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32"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33"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34"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35"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36"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37"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38"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39"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40"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41"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42"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43"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44"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45"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46"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47"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48"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49" style:parent-style-name="Standard" style:family="paragraph">
      <style:paragraph-properties style:text-autospace="none">
        <style:tab-stops>
          <style:tab-stop style:type="left" style:position="-3.4479in"/>
        </style:tab-stops>
      </style:paragraph-properties>
      <style:text-properties style:font-name="Arial" style:font-name-complex="Arial" fo:language="en" fo:country="US"/>
    </style:style>
    <style:style style:name="P350" style:parent-style-name="Standard" style:family="paragraph">
      <style:paragraph-properties style:text-autospace="none"/>
      <style:text-properties style:font-name="Arial" style:font-name-complex="Arial" fo:language="en" fo:country="US"/>
    </style:style>
    <style:style style:name="TableColumn352" style:family="table-column">
      <style:table-column-properties style:column-width="1.0951in" style:use-optimal-column-width="false"/>
    </style:style>
    <style:style style:name="TableColumn353" style:family="table-column">
      <style:table-column-properties style:column-width="1.5625in" style:use-optimal-column-width="false"/>
    </style:style>
    <style:style style:name="TableColumn354" style:family="table-column">
      <style:table-column-properties style:column-width="3.6423in" style:use-optimal-column-width="false"/>
    </style:style>
    <style:style style:name="Table351" style:family="table">
      <style:table-properties style:width="6.3in" fo:margin-left="-0.0208in" table:align="left"/>
    </style:style>
    <style:style style:name="TableRow355" style:family="table-row">
      <style:table-row-properties style:min-row-height="0.1819in" style:use-optimal-row-height="false"/>
    </style:style>
    <style:style style:name="TableCell356" style:family="table-cell">
      <style:table-cell-properties fo:border="none" style:writing-mode="lr-tb" fo:padding-top="0in" fo:padding-left="0.0208in" fo:padding-bottom="0in" fo:padding-right="0.0208in"/>
    </style:style>
    <style:style style:name="P357" style:parent-style-name="Standard" style:family="paragraph">
      <style:paragraph-properties style:snap-to-layout-grid="false"/>
      <style:text-properties style:font-name="Arial" style:font-name-complex="Arial" fo:color="#000000"/>
    </style:style>
    <style:style style:name="TableCell358" style:family="table-cell">
      <style:table-cell-properties fo:border="none" style:writing-mode="lr-tb" fo:padding-top="0in" fo:padding-left="0.0208in" fo:padding-bottom="0in" fo:padding-right="0.0208in"/>
    </style:style>
    <style:style style:name="P359" style:parent-style-name="Standard" style:family="paragraph">
      <style:paragraph-properties style:snap-to-layout-grid="false"/>
      <style:text-properties style:font-name="Arial" style:font-name-complex="Arial" fo:color="#000000"/>
    </style:style>
    <style:style style:name="TableCell360" style:family="table-cell">
      <style:table-cell-properties fo:border="none" style:writing-mode="lr-tb" fo:padding-top="0in" fo:padding-left="0.0208in" fo:padding-bottom="0in" fo:padding-right="0.0208in"/>
    </style:style>
    <style:style style:name="P361" style:parent-style-name="Standard" style:family="paragraph">
      <style:paragraph-properties style:snap-to-layout-grid="false"/>
      <style:text-properties style:font-name="Arial" style:font-name-complex="Arial" fo:color="#000000"/>
    </style:style>
    <style:style style:name="TableRow362" style:family="table-row">
      <style:table-row-properties style:min-row-height="0.1819in" style:use-optimal-row-height="false"/>
    </style:style>
    <style:style style:name="TableCell363" style:family="table-cell">
      <style:table-cell-properties fo:border="none" style:writing-mode="lr-tb" fo:padding-top="0in" fo:padding-left="0.0208in" fo:padding-bottom="0in" fo:padding-right="0.0208in"/>
    </style:style>
    <style:style style:name="P364" style:parent-style-name="Standard" style:family="paragraph">
      <style:paragraph-properties style:snap-to-layout-grid="false"/>
      <style:text-properties style:font-name="Arial" style:font-name-complex="Arial" fo:font-size="10pt" style:font-size-asian="10pt" style:font-size-complex="10pt"/>
    </style:style>
    <style:style style:name="TableCell365" style:family="table-cell">
      <style:table-cell-properties fo:border="none" style:writing-mode="lr-tb" fo:padding-top="0in" fo:padding-left="0.0208in" fo:padding-bottom="0in" fo:padding-right="0.0208in"/>
    </style:style>
    <style:style style:name="P366" style:parent-style-name="Standard" style:family="paragraph">
      <style:paragraph-properties style:snap-to-layout-grid="false"/>
      <style:text-properties style:font-name="Arial" style:font-name-complex="Arial"/>
    </style:style>
    <style:style style:name="TableCell367" style:family="table-cell">
      <style:table-cell-properties fo:border="none" style:writing-mode="lr-tb" fo:padding-top="0in" fo:padding-left="0.0208in" fo:padding-bottom="0in" fo:padding-right="0.0208in"/>
    </style:style>
    <style:style style:name="P368" style:parent-style-name="Standard" style:family="paragraph">
      <style:paragraph-properties style:snap-to-layout-grid="false"/>
    </style:style>
    <style:style style:name="T369" style:parent-style-name="Absatz-Standardschriftart" style:family="text">
      <style:text-properties style:font-name="Arial" style:font-name-complex="Arial" fo:color="#000000" fo:language="en" fo:country="US"/>
    </style:style>
    <style:style style:name="TableRow370" style:family="table-row">
      <style:table-row-properties style:min-row-height="0.1819in" style:use-optimal-row-height="false"/>
    </style:style>
    <style:style style:name="TableCell371" style:family="table-cell">
      <style:table-cell-properties fo:border="none" style:writing-mode="lr-tb" fo:padding-top="0in" fo:padding-left="0.0208in" fo:padding-bottom="0in" fo:padding-right="0.0208in"/>
    </style:style>
    <style:style style:name="P372" style:parent-style-name="Standard" style:family="paragraph">
      <style:paragraph-properties style:snap-to-layout-grid="false"/>
      <style:text-properties fo:font-size="10pt" style:font-size-asian="10pt" style:font-size-complex="10pt"/>
    </style:style>
    <style:style style:name="TableCell373" style:family="table-cell">
      <style:table-cell-properties fo:border="none" style:writing-mode="lr-tb" fo:padding-top="0in" fo:padding-left="0.0208in" fo:padding-bottom="0in" fo:padding-right="0.0208in"/>
    </style:style>
    <style:style style:name="P374" style:parent-style-name="Standard" style:family="paragraph">
      <style:paragraph-properties style:snap-to-layout-grid="false"/>
      <style:text-properties style:font-name="Arial" style:font-name-complex="Arial" fo:color="#000000"/>
    </style:style>
    <style:style style:name="P375" style:parent-style-name="Standard" style:family="paragraph">
      <style:text-properties style:font-name="Arial" style:font-name-complex="Arial" fo:color="#000000"/>
    </style:style>
    <style:style style:name="TableCell376" style:family="table-cell">
      <style:table-cell-properties fo:border="none" style:writing-mode="lr-tb" fo:padding-top="0in" fo:padding-left="0.0208in" fo:padding-bottom="0in" fo:padding-right="0.0208in"/>
    </style:style>
    <style:style style:name="P377" style:parent-style-name="Standard" style:family="paragraph">
      <style:paragraph-properties style:snap-to-layout-grid="false"/>
      <style:text-properties style:font-name="Arial" style:font-name-complex="Arial" fo:color="#000000"/>
    </style:style>
    <style:style style:name="P378" style:parent-style-name="Überschrift2" style:family="paragraph">
      <style:paragraph-properties fo:widows="2" fo:orphans="2" fo:text-align="start"/>
      <style:text-properties fo:font-size="14pt" style:font-size-asian="14pt" style:font-size-complex="14pt" fo:language="en" fo:country="GB"/>
    </style:style>
    <style:style style:name="P379" style:parent-style-name="Normal1" style:family="paragraph">
      <style:text-properties fo:font-size="14pt" style:font-size-asian="14pt" style:font-size-complex="14pt" fo:language="en" fo:country="GB"/>
    </style:style>
    <style:style style:name="T380" style:parent-style-name="Absatz-Standardschriftart" style:family="text">
      <style:text-properties style:font-name="Arial" style:font-name-complex="Arial" fo:language="en" fo:country="GB"/>
    </style:style>
    <style:style style:name="P381" style:parent-style-name="Standard" style:family="paragraph">
      <style:text-properties fo:language="en" fo:country="GB"/>
    </style:style>
    <style:style style:name="T382" style:parent-style-name="Absatz-Standardschriftart" style:family="text">
      <style:text-properties style:font-name="Arial" style:font-name-complex="Arial" fo:language="en" fo:country="GB"/>
    </style:style>
    <style:style style:name="T383" style:parent-style-name="Absatz-Standardschriftart" style:family="text">
      <style:text-properties style:font-name="Arial" style:font-name-complex="Arial" fo:language="en" fo:country="GB"/>
    </style:style>
    <style:style style:name="T384" style:parent-style-name="Internetlink" style:family="text">
      <style:text-properties style:font-name="Arial" style:font-name-complex="Arial" fo:language="en" fo:country="GB"/>
    </style:style>
    <style:style style:name="P385" style:parent-style-name="Standard" style:family="paragraph">
      <style:paragraph-properties fo:widows="0" fo:orphans="0" fo:margin-left="0.4916in" fo:text-indent="0.4916in">
        <style:tab-stops/>
      </style:paragraph-properties>
    </style:style>
    <style:style style:name="T386" style:parent-style-name="Absatz-Standardschriftart" style:family="text">
      <style:text-properties style:font-name="Arial" style:font-name-complex="Arial" fo:language="en" fo:country="GB"/>
    </style:style>
    <style:style style:name="TableColumn388" style:family="table-column">
      <style:table-column-properties style:column-width="0.6395in" style:use-optimal-column-width="false"/>
    </style:style>
    <style:style style:name="TableColumn389" style:family="table-column">
      <style:table-column-properties style:column-width="0.7013in" style:use-optimal-column-width="false"/>
    </style:style>
    <style:style style:name="TableColumn390" style:family="table-column">
      <style:table-column-properties style:column-width="0.1972in" style:use-optimal-column-width="false"/>
    </style:style>
    <style:style style:name="TableColumn391" style:family="table-column">
      <style:table-column-properties style:column-width="0.7875in" style:use-optimal-column-width="false"/>
    </style:style>
    <style:style style:name="TableColumn392" style:family="table-column">
      <style:table-column-properties style:column-width="0.8861in" style:use-optimal-column-width="false"/>
    </style:style>
    <style:style style:name="TableColumn393" style:family="table-column">
      <style:table-column-properties style:column-width="1.0569in" style:use-optimal-column-width="false"/>
    </style:style>
    <style:style style:name="Table387" style:family="table">
      <style:table-properties style:width="4.2687in" fo:margin-left="-0.0847in" table:align="left"/>
    </style:style>
    <style:style style:name="TableRow394" style:family="table-row">
      <style:table-row-properties style:use-optimal-row-height="false"/>
    </style:style>
    <style:style style:name="TableCell3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96" style:parent-style-name="Standard" style:family="paragraph">
      <style:paragraph-properties style:snap-to-layout-grid="false"/>
      <style:text-properties style:font-name="Arial" style:font-name-complex="Arial" fo:language="en" fo:country="US"/>
    </style:style>
    <style:style style:name="TableCell3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8" style:parent-style-name="Standard" style:family="paragraph">
      <style:paragraph-properties style:snap-to-layout-grid="false"/>
      <style:text-properties style:font-name="Arial" style:font-name-complex="Arial" fo:language="en" fo:country="US"/>
    </style:style>
    <style:style style:name="TableCell3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00" style:parent-style-name="Standard" style:family="paragraph">
      <style:paragraph-properties style:snap-to-layout-grid="false"/>
      <style:text-properties style:font-name="Arial" style:font-name-complex="Arial" fo:language="en" fo:country="US"/>
    </style:style>
    <style:style style:name="TableCell4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02" style:parent-style-name="Standard" style:family="paragraph">
      <style:paragraph-properties style:snap-to-layout-grid="false"/>
      <style:text-properties style:font-name="Arial" style:font-name-complex="Arial" fo:language="en" fo:country="US"/>
    </style:style>
    <style:style style:name="TableCell4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04" style:parent-style-name="Standard" style:family="paragraph">
      <style:paragraph-properties style:snap-to-layout-grid="false"/>
      <style:text-properties style:font-name="Arial" style:font-name-complex="Arial" fo:language="en" fo:country="US"/>
    </style:style>
    <style:style style:name="TableCell40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06" style:parent-style-name="Standard" style:family="paragraph">
      <style:paragraph-properties style:snap-to-layout-grid="false"/>
      <style:text-properties style:font-name="Arial" style:font-name-complex="Arial" fo:language="en" fo:country="US"/>
    </style:style>
    <style:style style:name="P407" style:parent-style-name="Standard" style:family="paragraph">
      <style:paragraph-properties style:text-autospace="none"/>
    </style:style>
    <style:style style:name="P4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4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5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5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52" style:parent-style-name="Standard" style:family="paragraph">
      <style:paragraph-properties style:text-autospace="none"/>
      <style:text-properties style:font-name="Arial" style:font-name-complex="Arial" fo:language="en" fo:country="US"/>
    </style:style>
    <style:style style:name="TableColumn454" style:family="table-column">
      <style:table-column-properties style:column-width="1.0951in" style:use-optimal-column-width="false"/>
    </style:style>
    <style:style style:name="TableColumn455" style:family="table-column">
      <style:table-column-properties style:column-width="1.5625in" style:use-optimal-column-width="false"/>
    </style:style>
    <style:style style:name="TableColumn456" style:family="table-column">
      <style:table-column-properties style:column-width="3.6423in" style:use-optimal-column-width="false"/>
    </style:style>
    <style:style style:name="Table453" style:family="table">
      <style:table-properties style:width="6.3in" fo:margin-left="-0.0208in" table:align="left"/>
    </style:style>
    <style:style style:name="TableRow457" style:family="table-row">
      <style:table-row-properties style:min-row-height="0.1819in" style:use-optimal-row-height="false"/>
    </style:style>
    <style:style style:name="TableCell458" style:family="table-cell">
      <style:table-cell-properties fo:border="none" style:writing-mode="lr-tb" fo:padding-top="0in" fo:padding-left="0.0208in" fo:padding-bottom="0in" fo:padding-right="0.0208in"/>
    </style:style>
    <style:style style:name="P459" style:parent-style-name="Standard" style:family="paragraph">
      <style:paragraph-properties style:snap-to-layout-grid="false"/>
      <style:text-properties style:font-name="Arial" style:font-name-complex="Arial" fo:color="#000000"/>
    </style:style>
    <style:style style:name="TableCell460" style:family="table-cell">
      <style:table-cell-properties fo:border="none" style:writing-mode="lr-tb" fo:padding-top="0in" fo:padding-left="0.0208in" fo:padding-bottom="0in" fo:padding-right="0.0208in"/>
    </style:style>
    <style:style style:name="P461" style:parent-style-name="Standard" style:family="paragraph">
      <style:paragraph-properties style:snap-to-layout-grid="false"/>
      <style:text-properties style:font-name="Arial" style:font-name-complex="Arial" fo:color="#000000"/>
    </style:style>
    <style:style style:name="TableCell462" style:family="table-cell">
      <style:table-cell-properties fo:border="none" style:writing-mode="lr-tb" fo:padding-top="0in" fo:padding-left="0.0208in" fo:padding-bottom="0in" fo:padding-right="0.0208in"/>
    </style:style>
    <style:style style:name="P463" style:parent-style-name="Standard" style:family="paragraph">
      <style:paragraph-properties style:snap-to-layout-grid="false"/>
      <style:text-properties style:font-name="Arial" style:font-name-complex="Arial" fo:color="#000000"/>
    </style:style>
    <style:style style:name="TableRow464" style:family="table-row">
      <style:table-row-properties style:min-row-height="0.1819in" style:use-optimal-row-height="false"/>
    </style:style>
    <style:style style:name="TableCell465" style:family="table-cell">
      <style:table-cell-properties fo:border="none" style:writing-mode="lr-tb" fo:padding-top="0in" fo:padding-left="0.0208in" fo:padding-bottom="0in" fo:padding-right="0.0208in"/>
    </style:style>
    <style:style style:name="P466" style:parent-style-name="Standard" style:family="paragraph">
      <style:paragraph-properties style:snap-to-layout-grid="false"/>
      <style:text-properties style:font-name="Arial" style:font-name-complex="Arial" fo:font-size="10pt" style:font-size-asian="10pt" style:font-size-complex="10pt"/>
    </style:style>
    <style:style style:name="TableCell467" style:family="table-cell">
      <style:table-cell-properties fo:border="none" style:writing-mode="lr-tb" fo:padding-top="0in" fo:padding-left="0.0208in" fo:padding-bottom="0in" fo:padding-right="0.0208in"/>
    </style:style>
    <style:style style:name="P468" style:parent-style-name="Standard" style:family="paragraph">
      <style:paragraph-properties style:snap-to-layout-grid="false"/>
      <style:text-properties style:font-name="Arial" style:font-name-complex="Arial"/>
    </style:style>
    <style:style style:name="TableCell469" style:family="table-cell">
      <style:table-cell-properties fo:border="none" style:writing-mode="lr-tb" fo:padding-top="0in" fo:padding-left="0.0208in" fo:padding-bottom="0in" fo:padding-right="0.0208in"/>
    </style:style>
    <style:style style:name="P470" style:parent-style-name="Standard" style:family="paragraph">
      <style:paragraph-properties style:snap-to-layout-grid="false"/>
    </style:style>
    <style:style style:name="T471" style:parent-style-name="Absatz-Standardschriftart" style:family="text">
      <style:text-properties style:font-name="Arial" style:font-name-complex="Arial" fo:color="#000000" fo:language="en" fo:country="US"/>
    </style:style>
    <style:style style:name="TableRow472" style:family="table-row">
      <style:table-row-properties style:min-row-height="0.1819in" style:use-optimal-row-height="false"/>
    </style:style>
    <style:style style:name="TableCell473" style:family="table-cell">
      <style:table-cell-properties fo:border="none" style:writing-mode="lr-tb" fo:padding-top="0in" fo:padding-left="0.0208in" fo:padding-bottom="0in" fo:padding-right="0.0208in"/>
    </style:style>
    <style:style style:name="P474" style:parent-style-name="Standard" style:family="paragraph">
      <style:paragraph-properties style:snap-to-layout-grid="false"/>
      <style:text-properties fo:font-size="10pt" style:font-size-asian="10pt" style:font-size-complex="10pt"/>
    </style:style>
    <style:style style:name="TableCell475" style:family="table-cell">
      <style:table-cell-properties fo:border="none" style:writing-mode="lr-tb" fo:padding-top="0in" fo:padding-left="0.0208in" fo:padding-bottom="0in" fo:padding-right="0.0208in"/>
    </style:style>
    <style:style style:name="P476" style:parent-style-name="Standard" style:family="paragraph">
      <style:paragraph-properties style:snap-to-layout-grid="false"/>
      <style:text-properties style:font-name="Arial" style:font-name-complex="Arial" fo:color="#000000"/>
    </style:style>
    <style:style style:name="P477" style:parent-style-name="Standard" style:family="paragraph">
      <style:text-properties style:font-name="Arial" style:font-name-complex="Arial" fo:color="#000000"/>
    </style:style>
    <style:style style:name="TableCell478" style:family="table-cell">
      <style:table-cell-properties fo:border="none" style:writing-mode="lr-tb" fo:padding-top="0in" fo:padding-left="0.0208in" fo:padding-bottom="0in" fo:padding-right="0.0208in"/>
    </style:style>
    <style:style style:name="P479" style:parent-style-name="Standard" style:family="paragraph">
      <style:paragraph-properties style:snap-to-layout-grid="false"/>
    </style:style>
    <style:style style:name="T480" style:parent-style-name="Absatz-Standardschriftart" style:family="text">
      <style:text-properties style:font-name="Arial" style:font-name-complex="Arial" fo:color="#000000"/>
    </style:style>
    <style:style style:name="T481" style:parent-style-name="Absatz-Standardschriftart" style:family="text">
      <style:text-properties style:font-name="Arial" style:font-name-complex="Arial" fo:color="#000000"/>
    </style:style>
    <style:style style:name="T482" style:parent-style-name="Absatz-Standardschriftart" style:family="text">
      <style:text-properties style:font-name="Arial" style:font-name-complex="Arial"/>
    </style:style>
    <style:style style:name="T483" style:parent-style-name="Absatz-Standardschriftart" style:family="text">
      <style:text-properties style:font-name="Arial" style:font-name-complex="Arial" fo:color="#000000"/>
    </style:style>
    <style:style style:name="T484" style:parent-style-name="Absatz-Standardschriftart" style:family="text">
      <style:text-properties style:font-name="Arial" style:font-name-complex="Arial" fo:color="#000000"/>
    </style:style>
    <style:style style:name="T485" style:parent-style-name="Absatz-Standardschriftart" style:family="text">
      <style:text-properties style:font-name="Arial" style:font-name-complex="Arial" fo:color="#000000"/>
    </style:style>
    <style:style style:name="P486" style:parent-style-name="Überschrift2" style:family="paragraph">
      <style:paragraph-properties fo:widows="2" fo:orphans="2" fo:text-align="start"/>
      <style:text-properties fo:font-size="14pt" style:font-size-asian="14pt" style:font-size-complex="14pt" fo:language="en" fo:country="GB"/>
    </style:style>
    <style:style style:name="P487" style:parent-style-name="Normal1" style:family="paragraph">
      <style:text-properties fo:font-size="14pt" style:font-size-asian="14pt" style:font-size-complex="14pt" fo:language="en" fo:country="GB"/>
    </style:style>
    <style:style style:name="T488" style:parent-style-name="Absatz-Standardschriftart" style:family="text">
      <style:text-properties style:font-name="Arial" style:font-name-complex="Arial" fo:language="en" fo:country="GB"/>
    </style:style>
    <style:style style:name="T489" style:parent-style-name="Absatz-Standardschriftart" style:family="text">
      <style:text-properties style:font-name="Arial" style:font-name-complex="Arial" fo:language="en" fo:country="GB"/>
    </style:style>
    <style:style style:name="P490" style:parent-style-name="Standard" style:family="paragraph">
      <style:text-properties fo:language="en" fo:country="GB"/>
    </style:style>
    <style:style style:name="T491" style:parent-style-name="Absatz-Standardschriftart" style:family="text">
      <style:text-properties style:font-name="Arial" style:font-name-complex="Arial" fo:language="en" fo:country="GB"/>
    </style:style>
    <style:style style:name="T492" style:parent-style-name="Absatz-Standardschriftart" style:family="text">
      <style:text-properties style:font-name="Arial" style:font-name-complex="Arial" fo:language="en" fo:country="GB"/>
    </style:style>
    <style:style style:name="T493" style:parent-style-name="Internetlink" style:family="text">
      <style:text-properties style:font-name="Arial" style:font-name-complex="Arial" fo:language="en" fo:country="GB"/>
    </style:style>
    <style:style style:name="P494" style:parent-style-name="Standard" style:family="paragraph">
      <style:text-properties style:font-name="Arial" style:font-name-complex="Arial" fo:language="en" fo:country="GB"/>
    </style:style>
    <style:style style:name="P495" style:parent-style-name="Standard" style:family="paragraph">
      <style:paragraph-properties fo:widows="0" fo:orphans="0" fo:margin-left="0.4916in" fo:text-indent="0.4916in">
        <style:tab-stops/>
      </style:paragraph-properties>
    </style:style>
    <style:style style:name="T496" style:parent-style-name="Absatz-Standardschriftart" style:family="text">
      <style:text-properties style:font-name="Arial" style:font-name-complex="Arial" fo:language="en" fo:country="GB"/>
    </style:style>
    <style:style style:name="TableColumn498" style:family="table-column">
      <style:table-column-properties style:column-width="0.6395in" style:use-optimal-column-width="false"/>
    </style:style>
    <style:style style:name="TableColumn499" style:family="table-column">
      <style:table-column-properties style:column-width="0.7013in" style:use-optimal-column-width="false"/>
    </style:style>
    <style:style style:name="TableColumn500" style:family="table-column">
      <style:table-column-properties style:column-width="0.1972in" style:use-optimal-column-width="false"/>
    </style:style>
    <style:style style:name="TableColumn501" style:family="table-column">
      <style:table-column-properties style:column-width="0.7875in" style:use-optimal-column-width="false"/>
    </style:style>
    <style:style style:name="TableColumn502" style:family="table-column">
      <style:table-column-properties style:column-width="0.8861in" style:use-optimal-column-width="false"/>
    </style:style>
    <style:style style:name="TableColumn503" style:family="table-column">
      <style:table-column-properties style:column-width="1.0569in" style:use-optimal-column-width="false"/>
    </style:style>
    <style:style style:name="Table497" style:family="table">
      <style:table-properties style:width="4.2687in" fo:margin-left="-0.0847in" table:align="left"/>
    </style:style>
    <style:style style:name="TableRow504" style:family="table-row">
      <style:table-row-properties style:use-optimal-row-height="false"/>
    </style:style>
    <style:style style:name="TableCell5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06" style:parent-style-name="Standard" style:family="paragraph">
      <style:paragraph-properties style:snap-to-layout-grid="false"/>
      <style:text-properties style:font-name="Arial" style:font-name-complex="Arial" fo:language="en" fo:country="US"/>
    </style:style>
    <style:style style:name="TableCell5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8" style:parent-style-name="Standard" style:family="paragraph">
      <style:paragraph-properties style:snap-to-layout-grid="false"/>
      <style:text-properties style:font-name="Arial" style:font-name-complex="Arial" fo:language="en" fo:country="US"/>
    </style:style>
    <style:style style:name="TableCell5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10" style:parent-style-name="Standard" style:family="paragraph">
      <style:paragraph-properties style:snap-to-layout-grid="false"/>
      <style:text-properties style:font-name="Arial" style:font-name-complex="Arial" fo:language="en" fo:country="US"/>
    </style:style>
    <style:style style:name="TableCell5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12" style:parent-style-name="Standard" style:family="paragraph">
      <style:paragraph-properties style:snap-to-layout-grid="false"/>
      <style:text-properties style:font-name="Arial" style:font-name-complex="Arial" fo:language="en" fo:country="US"/>
    </style:style>
    <style:style style:name="TableCell5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14" style:parent-style-name="Standard" style:family="paragraph">
      <style:paragraph-properties style:snap-to-layout-grid="false"/>
      <style:text-properties style:font-name="Arial" style:font-name-complex="Arial" fo:language="en" fo:country="US"/>
    </style:style>
    <style:style style:name="TableCell51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16" style:parent-style-name="Standard" style:family="paragraph">
      <style:paragraph-properties style:snap-to-layout-grid="false"/>
      <style:text-properties style:font-name="Arial" style:font-name-complex="Arial" fo:language="en" fo:country="US"/>
    </style:style>
    <style:style style:name="P517" style:parent-style-name="Standard" style:family="paragraph">
      <style:paragraph-properties style:text-autospace="none"/>
    </style:style>
    <style:style style:name="P5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5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5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5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53" style:parent-style-name="Standard" style:family="paragraph">
      <style:paragraph-properties style:text-autospace="none"/>
      <style:text-properties style:font-name="Arial" style:font-name-complex="Arial" fo:language="en" fo:country="US"/>
    </style:style>
    <style:style style:name="TableColumn555" style:family="table-column">
      <style:table-column-properties style:column-width="1.0951in" style:use-optimal-column-width="false"/>
    </style:style>
    <style:style style:name="TableColumn556" style:family="table-column">
      <style:table-column-properties style:column-width="1.5625in" style:use-optimal-column-width="false"/>
    </style:style>
    <style:style style:name="TableColumn557" style:family="table-column">
      <style:table-column-properties style:column-width="3.6423in" style:use-optimal-column-width="false"/>
    </style:style>
    <style:style style:name="Table554" style:family="table">
      <style:table-properties style:width="6.3in" fo:margin-left="-0.0208in" table:align="left"/>
    </style:style>
    <style:style style:name="TableRow558" style:family="table-row">
      <style:table-row-properties style:min-row-height="0.1819in" style:use-optimal-row-height="false"/>
    </style:style>
    <style:style style:name="TableCell559" style:family="table-cell">
      <style:table-cell-properties fo:border="none" style:writing-mode="lr-tb" fo:padding-top="0in" fo:padding-left="0.0208in" fo:padding-bottom="0in" fo:padding-right="0.0208in"/>
    </style:style>
    <style:style style:name="P560" style:parent-style-name="Standard" style:family="paragraph">
      <style:paragraph-properties style:snap-to-layout-grid="false"/>
      <style:text-properties style:font-name="Arial" style:font-name-complex="Arial" fo:color="#000000"/>
    </style:style>
    <style:style style:name="TableCell561" style:family="table-cell">
      <style:table-cell-properties fo:border="none" style:writing-mode="lr-tb" fo:padding-top="0in" fo:padding-left="0.0208in" fo:padding-bottom="0in" fo:padding-right="0.0208in"/>
    </style:style>
    <style:style style:name="P562" style:parent-style-name="Standard" style:family="paragraph">
      <style:paragraph-properties style:snap-to-layout-grid="false"/>
      <style:text-properties style:font-name="Arial" style:font-name-complex="Arial" fo:color="#000000"/>
    </style:style>
    <style:style style:name="TableCell563" style:family="table-cell">
      <style:table-cell-properties fo:border="none" style:writing-mode="lr-tb" fo:padding-top="0in" fo:padding-left="0.0208in" fo:padding-bottom="0in" fo:padding-right="0.0208in"/>
    </style:style>
    <style:style style:name="P564" style:parent-style-name="Standard" style:family="paragraph">
      <style:paragraph-properties style:snap-to-layout-grid="false"/>
      <style:text-properties style:font-name="Arial" style:font-name-complex="Arial" fo:color="#000000"/>
    </style:style>
    <style:style style:name="TableRow565" style:family="table-row">
      <style:table-row-properties style:min-row-height="0.1819in" style:use-optimal-row-height="false"/>
    </style:style>
    <style:style style:name="TableCell566" style:family="table-cell">
      <style:table-cell-properties fo:border="none" style:writing-mode="lr-tb" fo:padding-top="0in" fo:padding-left="0.0208in" fo:padding-bottom="0in" fo:padding-right="0.0208in"/>
    </style:style>
    <style:style style:name="P567" style:parent-style-name="Standard" style:family="paragraph">
      <style:paragraph-properties style:snap-to-layout-grid="false"/>
      <style:text-properties style:font-name="Arial" style:font-name-complex="Arial" fo:font-size="10pt" style:font-size-asian="10pt" style:font-size-complex="10pt"/>
    </style:style>
    <style:style style:name="TableCell568" style:family="table-cell">
      <style:table-cell-properties fo:border="none" style:writing-mode="lr-tb" fo:padding-top="0in" fo:padding-left="0.0208in" fo:padding-bottom="0in" fo:padding-right="0.0208in"/>
    </style:style>
    <style:style style:name="P569" style:parent-style-name="Standard" style:family="paragraph">
      <style:paragraph-properties style:snap-to-layout-grid="false"/>
      <style:text-properties style:font-name="Arial" style:font-name-complex="Arial"/>
    </style:style>
    <style:style style:name="TableCell570" style:family="table-cell">
      <style:table-cell-properties fo:border="none" style:writing-mode="lr-tb" fo:padding-top="0in" fo:padding-left="0.0208in" fo:padding-bottom="0in" fo:padding-right="0.0208in"/>
    </style:style>
    <style:style style:name="P571" style:parent-style-name="Standard" style:family="paragraph">
      <style:paragraph-properties style:snap-to-layout-grid="false"/>
    </style:style>
    <style:style style:name="T572" style:parent-style-name="Absatz-Standardschriftart" style:family="text">
      <style:text-properties style:font-name="Arial" style:font-name-complex="Arial" fo:color="#000000" fo:language="en" fo:country="US"/>
    </style:style>
    <style:style style:name="TableRow573" style:family="table-row">
      <style:table-row-properties style:min-row-height="0.1819in" style:use-optimal-row-height="false"/>
    </style:style>
    <style:style style:name="TableCell574" style:family="table-cell">
      <style:table-cell-properties fo:border="none" style:writing-mode="lr-tb" fo:padding-top="0in" fo:padding-left="0.0208in" fo:padding-bottom="0in" fo:padding-right="0.0208in"/>
    </style:style>
    <style:style style:name="P575" style:parent-style-name="Standard" style:family="paragraph">
      <style:paragraph-properties style:snap-to-layout-grid="false"/>
      <style:text-properties fo:font-size="10pt" style:font-size-asian="10pt" style:font-size-complex="10pt"/>
    </style:style>
    <style:style style:name="TableCell576" style:family="table-cell">
      <style:table-cell-properties fo:border="none" style:writing-mode="lr-tb" fo:padding-top="0in" fo:padding-left="0.0208in" fo:padding-bottom="0in" fo:padding-right="0.0208in"/>
    </style:style>
    <style:style style:name="P577" style:parent-style-name="Standard" style:family="paragraph">
      <style:paragraph-properties style:snap-to-layout-grid="false"/>
      <style:text-properties style:font-name="Arial" style:font-name-complex="Arial" fo:color="#000000"/>
    </style:style>
    <style:style style:name="P578" style:parent-style-name="Standard" style:family="paragraph">
      <style:text-properties style:font-name="Arial" style:font-name-complex="Arial" fo:color="#000000"/>
    </style:style>
    <style:style style:name="TableCell579" style:family="table-cell">
      <style:table-cell-properties fo:border="none" style:writing-mode="lr-tb" fo:padding-top="0in" fo:padding-left="0.0208in" fo:padding-bottom="0in" fo:padding-right="0.0208in"/>
    </style:style>
    <style:style style:name="P580" style:parent-style-name="Standard" style:family="paragraph">
      <style:paragraph-properties style:snap-to-layout-grid="false"/>
    </style:style>
    <style:style style:name="T581" style:parent-style-name="Absatz-Standardschriftart" style:family="text">
      <style:text-properties style:font-name="Arial" style:font-name-complex="Arial" fo:color="#000000"/>
    </style:style>
    <style:style style:name="T582" style:parent-style-name="Absatz-Standardschriftart" style:family="text">
      <style:text-properties style:font-name="Arial" style:font-name-complex="Arial" fo:color="#000000"/>
    </style:style>
    <style:style style:name="T583" style:parent-style-name="Absatz-Standardschriftart" style:family="text">
      <style:text-properties style:font-name="Arial" style:font-name-complex="Arial" fo:color="#000000"/>
    </style:style>
    <style:style style:name="P584" style:parent-style-name="Überschrift2" style:family="paragraph">
      <style:paragraph-properties fo:widows="2" fo:orphans="2" fo:text-align="start"/>
      <style:text-properties fo:font-size="14pt" style:font-size-asian="14pt" style:font-size-complex="14pt" fo:language="en" fo:country="GB"/>
    </style:style>
    <style:style style:name="P585" style:parent-style-name="Standard" style:family="paragraph">
      <style:text-properties style:font-name="Arial" style:font-name-complex="Arial" fo:language="en" fo:country="GB"/>
    </style:style>
    <style:style style:name="P586" style:parent-style-name="Standard" style:family="paragraph">
      <style:text-properties style:font-name="Arial" style:font-name-complex="Arial"/>
    </style:style>
    <style:style style:name="P587" style:parent-style-name="Standard" style:family="paragraph">
      <style:paragraph-properties fo:widows="0" fo:orphans="0" fo:margin-left="0.4916in" fo:text-indent="0.4916in">
        <style:tab-stops/>
      </style:paragraph-properties>
    </style:style>
    <style:style style:name="T588" style:parent-style-name="Absatz-Standardschriftart" style:family="text">
      <style:text-properties style:font-name="Arial" style:font-name-complex="Arial"/>
    </style:style>
    <style:style style:name="T589" style:parent-style-name="Absatz-Standardschriftart" style:family="text">
      <style:text-properties style:font-name="Arial" style:font-name-complex="Arial" fo:language="en" fo:country="GB"/>
    </style:style>
    <style:style style:name="TableColumn591" style:family="table-column">
      <style:table-column-properties style:column-width="0.6395in" style:use-optimal-column-width="false"/>
    </style:style>
    <style:style style:name="TableColumn592" style:family="table-column">
      <style:table-column-properties style:column-width="0.7013in" style:use-optimal-column-width="false"/>
    </style:style>
    <style:style style:name="TableColumn593" style:family="table-column">
      <style:table-column-properties style:column-width="0.1972in" style:use-optimal-column-width="false"/>
    </style:style>
    <style:style style:name="TableColumn594" style:family="table-column">
      <style:table-column-properties style:column-width="0.7875in" style:use-optimal-column-width="false"/>
    </style:style>
    <style:style style:name="TableColumn595" style:family="table-column">
      <style:table-column-properties style:column-width="0.8861in" style:use-optimal-column-width="false"/>
    </style:style>
    <style:style style:name="TableColumn596" style:family="table-column">
      <style:table-column-properties style:column-width="1.0569in" style:use-optimal-column-width="false"/>
    </style:style>
    <style:style style:name="Table590" style:family="table">
      <style:table-properties style:width="4.2687in" fo:margin-left="-0.0847in" table:align="left"/>
    </style:style>
    <style:style style:name="TableRow597" style:family="table-row">
      <style:table-row-properties style:use-optimal-row-height="false"/>
    </style:style>
    <style:style style:name="TableCell5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99" style:parent-style-name="Standard" style:family="paragraph">
      <style:paragraph-properties style:snap-to-layout-grid="false"/>
      <style:text-properties style:font-name="Arial" style:font-name-complex="Arial" fo:language="en" fo:country="US"/>
    </style:style>
    <style:style style:name="TableCell6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1" style:parent-style-name="Standard" style:family="paragraph">
      <style:paragraph-properties style:snap-to-layout-grid="false"/>
      <style:text-properties style:font-name="Arial" style:font-name-complex="Arial" fo:language="en" fo:country="US"/>
    </style:style>
    <style:style style:name="TableCell6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3" style:parent-style-name="Standard" style:family="paragraph">
      <style:paragraph-properties style:snap-to-layout-grid="false"/>
      <style:text-properties style:font-name="Arial" style:font-name-complex="Arial" fo:language="en" fo:country="US"/>
    </style:style>
    <style:style style:name="TableCell6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5" style:parent-style-name="Standard" style:family="paragraph">
      <style:paragraph-properties style:snap-to-layout-grid="false"/>
      <style:text-properties style:font-name="Arial" style:font-name-complex="Arial" fo:language="en" fo:country="US"/>
    </style:style>
    <style:style style:name="TableCell6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7" style:parent-style-name="Standard" style:family="paragraph">
      <style:paragraph-properties style:snap-to-layout-grid="false"/>
      <style:text-properties style:font-name="Arial" style:font-name-complex="Arial" fo:language="en" fo:country="US"/>
    </style:style>
    <style:style style:name="TableCell60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09" style:parent-style-name="Standard" style:family="paragraph">
      <style:paragraph-properties style:snap-to-layout-grid="false"/>
      <style:text-properties style:font-name="Arial" style:font-name-complex="Arial" fo:language="en" fo:country="US"/>
    </style:style>
    <style:style style:name="P610" style:parent-style-name="Standard" style:family="paragraph">
      <style:paragraph-properties style:text-autospace="none"/>
    </style:style>
    <style:style style:name="P611" style:parent-style-name="Standard" style:family="paragraph">
      <style:paragraph-properties style:text-autospace="none"/>
      <style:text-properties style:font-name="Arial" style:font-name-complex="Arial" fo:language="en" fo:country="US"/>
    </style:style>
    <style:style style:name="P612" style:parent-style-name="Standard" style:family="paragraph">
      <style:paragraph-properties style:text-autospace="none"/>
      <style:text-properties style:font-name="Arial" style:font-name-complex="Arial" fo:language="en" fo:country="US"/>
    </style:style>
    <style:style style:name="P613" style:parent-style-name="Standard" style:family="paragraph">
      <style:paragraph-properties style:text-autospace="none"/>
      <style:text-properties style:font-name="Arial" style:font-name-complex="Arial" fo:language="en" fo:country="US"/>
    </style:style>
    <style:style style:name="P614" style:parent-style-name="Standard" style:family="paragraph">
      <style:paragraph-properties style:text-autospace="none"/>
      <style:text-properties style:font-name="Arial" style:font-name-complex="Arial" fo:language="en" fo:country="US"/>
    </style:style>
    <style:style style:name="P615" style:parent-style-name="Standard" style:family="paragraph">
      <style:paragraph-properties style:text-autospace="none"/>
      <style:text-properties style:font-name="Arial" style:font-name-complex="Arial" fo:language="en" fo:country="US"/>
    </style:style>
    <style:style style:name="P616" style:parent-style-name="Standard" style:family="paragraph">
      <style:paragraph-properties style:text-autospace="none"/>
      <style:text-properties style:font-name="Arial" style:font-name-complex="Arial" fo:language="en" fo:country="US"/>
    </style:style>
    <style:style style:name="P617" style:parent-style-name="Standard" style:family="paragraph">
      <style:paragraph-properties style:text-autospace="none"/>
      <style:text-properties style:font-name="Arial" style:font-name-complex="Arial" fo:language="en" fo:country="US"/>
    </style:style>
    <style:style style:name="P618" style:parent-style-name="Standard" style:family="paragraph">
      <style:paragraph-properties style:text-autospace="none"/>
      <style:text-properties style:font-name="Arial" style:font-name-complex="Arial" fo:language="en" fo:country="US"/>
    </style:style>
    <style:style style:name="P619" style:parent-style-name="Standard" style:family="paragraph">
      <style:paragraph-properties style:text-autospace="none"/>
      <style:text-properties style:font-name="Arial" style:font-name-complex="Arial" fo:language="en" fo:country="US"/>
    </style:style>
    <style:style style:name="P620" style:parent-style-name="Standard" style:family="paragraph">
      <style:paragraph-properties style:text-autospace="none"/>
      <style:text-properties style:font-name="Arial" style:font-name-complex="Arial" fo:language="en" fo:country="US"/>
    </style:style>
    <style:style style:name="P621" style:parent-style-name="Standard" style:family="paragraph">
      <style:paragraph-properties style:text-autospace="none"/>
      <style:text-properties style:font-name="Arial" style:font-name-complex="Arial" fo:language="en" fo:country="US"/>
    </style:style>
    <style:style style:name="P622" style:parent-style-name="Standard" style:family="paragraph">
      <style:paragraph-properties style:text-autospace="none"/>
      <style:text-properties style:font-name="Arial" style:font-name-complex="Arial" fo:language="en" fo:country="US"/>
    </style:style>
    <style:style style:name="P623" style:parent-style-name="Standard" style:family="paragraph">
      <style:paragraph-properties style:text-autospace="none"/>
      <style:text-properties style:font-name="Arial" style:font-name-complex="Arial" fo:language="en" fo:country="US"/>
    </style:style>
    <style:style style:name="P624" style:parent-style-name="Standard" style:family="paragraph">
      <style:paragraph-properties style:text-autospace="none"/>
      <style:text-properties style:font-name="Arial" style:font-name-complex="Arial" fo:language="en" fo:country="US"/>
    </style:style>
    <style:style style:name="P625" style:parent-style-name="Standard" style:family="paragraph">
      <style:paragraph-properties style:text-autospace="none"/>
      <style:text-properties style:font-name="Arial" style:font-name-complex="Arial" fo:language="en" fo:country="US"/>
    </style:style>
    <style:style style:name="P626" style:parent-style-name="Standard" style:family="paragraph">
      <style:paragraph-properties style:text-autospace="none"/>
      <style:text-properties style:font-name="Arial" style:font-name-complex="Arial" fo:language="en" fo:country="US"/>
    </style:style>
    <style:style style:name="P627" style:parent-style-name="Standard" style:family="paragraph">
      <style:paragraph-properties style:text-autospace="none"/>
      <style:text-properties style:font-name="Arial" style:font-name-complex="Arial" fo:language="en" fo:country="US"/>
    </style:style>
    <style:style style:name="P628" style:parent-style-name="Standard" style:family="paragraph">
      <style:paragraph-properties style:text-autospace="none"/>
      <style:text-properties style:font-name="Arial" style:font-name-complex="Arial" fo:language="en" fo:country="US"/>
    </style:style>
    <style:style style:name="P629" style:parent-style-name="Standard" style:family="paragraph">
      <style:paragraph-properties style:text-autospace="none"/>
      <style:text-properties style:font-name="Arial" style:font-name-complex="Arial" fo:language="en" fo:country="US"/>
    </style:style>
    <style:style style:name="P630" style:parent-style-name="Standard" style:family="paragraph">
      <style:paragraph-properties style:text-autospace="none"/>
      <style:text-properties style:font-name="Arial" style:font-name-complex="Arial" fo:language="en" fo:country="US"/>
    </style:style>
    <style:style style:name="P631" style:parent-style-name="Standard" style:family="paragraph">
      <style:paragraph-properties style:text-autospace="none"/>
      <style:text-properties style:font-name="Arial" style:font-name-complex="Arial" fo:language="en" fo:country="US"/>
    </style:style>
    <style:style style:name="P632" style:parent-style-name="Standard" style:family="paragraph">
      <style:paragraph-properties style:text-autospace="none"/>
      <style:text-properties style:font-name="Arial" style:font-name-complex="Arial" fo:language="en" fo:country="US"/>
    </style:style>
    <style:style style:name="P633" style:parent-style-name="Standard" style:family="paragraph">
      <style:paragraph-properties style:text-autospace="none"/>
      <style:text-properties style:font-name="Arial" style:font-name-complex="Arial" fo:language="en" fo:country="US"/>
    </style:style>
    <style:style style:name="P634" style:parent-style-name="Standard" style:family="paragraph">
      <style:paragraph-properties style:text-autospace="none"/>
      <style:text-properties style:font-name="Arial" style:font-name-complex="Arial" fo:language="en" fo:country="US"/>
    </style:style>
    <style:style style:name="P635" style:parent-style-name="Standard" style:family="paragraph">
      <style:paragraph-properties style:text-autospace="none"/>
      <style:text-properties style:font-name="Arial" style:font-name-complex="Arial" fo:language="en" fo:country="US"/>
    </style:style>
    <style:style style:name="P636" style:parent-style-name="Standard" style:family="paragraph">
      <style:paragraph-properties style:text-autospace="none"/>
      <style:text-properties style:font-name="Arial" style:font-name-complex="Arial" fo:language="en" fo:country="US"/>
    </style:style>
    <style:style style:name="P637" style:parent-style-name="Standard" style:family="paragraph">
      <style:paragraph-properties style:text-autospace="none"/>
      <style:text-properties style:font-name="Arial" style:font-name-complex="Arial" fo:language="en" fo:country="US"/>
    </style:style>
    <style:style style:name="P638" style:parent-style-name="Standard" style:family="paragraph">
      <style:paragraph-properties style:text-autospace="none"/>
      <style:text-properties style:font-name="Arial" style:font-name-complex="Arial" fo:language="en" fo:country="US"/>
    </style:style>
    <style:style style:name="P639" style:parent-style-name="Standard" style:family="paragraph">
      <style:paragraph-properties style:text-autospace="none"/>
      <style:text-properties style:font-name="Arial" style:font-name-complex="Arial" fo:language="en" fo:country="US"/>
    </style:style>
    <style:style style:name="P640" style:parent-style-name="Standard" style:family="paragraph">
      <style:paragraph-properties style:text-autospace="none"/>
      <style:text-properties style:font-name="Arial" style:font-name-complex="Arial" fo:language="en" fo:country="GB"/>
    </style:style>
    <style:style style:name="P641" style:parent-style-name="Standard" style:family="paragraph">
      <style:paragraph-properties style:text-autospace="none"/>
      <style:text-properties style:font-name="Arial" style:font-name-complex="Arial" fo:language="en" fo:country="US"/>
    </style:style>
    <style:style style:name="P642" style:parent-style-name="Standard" style:family="paragraph">
      <style:paragraph-properties style:text-autospace="none"/>
      <style:text-properties style:font-name="Arial" style:font-name-complex="Arial" fo:language="en" fo:country="US"/>
    </style:style>
    <style:style style:name="P643" style:parent-style-name="Standard" style:family="paragraph">
      <style:paragraph-properties style:text-autospace="none"/>
      <style:text-properties style:font-name="Arial" style:font-name-complex="Arial" fo:language="en" fo:country="US"/>
    </style:style>
    <style:style style:name="P644" style:parent-style-name="Standard" style:family="paragraph">
      <style:paragraph-properties style:text-autospace="none"/>
      <style:text-properties style:font-name="Arial" style:font-name-complex="Arial" fo:language="en" fo:country="US"/>
    </style:style>
    <style:style style:name="P645" style:parent-style-name="Standard" style:family="paragraph">
      <style:paragraph-properties style:text-autospace="none"/>
      <style:text-properties style:font-name="Arial" style:font-name-complex="Arial" fo:language="en" fo:country="US"/>
    </style:style>
    <style:style style:name="TableColumn647" style:family="table-column">
      <style:table-column-properties style:column-width="1.0951in" style:use-optimal-column-width="false"/>
    </style:style>
    <style:style style:name="TableColumn648" style:family="table-column">
      <style:table-column-properties style:column-width="1.5625in" style:use-optimal-column-width="false"/>
    </style:style>
    <style:style style:name="TableColumn649" style:family="table-column">
      <style:table-column-properties style:column-width="3.6423in" style:use-optimal-column-width="false"/>
    </style:style>
    <style:style style:name="Table646" style:family="table">
      <style:table-properties style:width="6.3in" fo:margin-left="-0.0208in" table:align="left"/>
    </style:style>
    <style:style style:name="TableRow650" style:family="table-row">
      <style:table-row-properties style:min-row-height="0.1819in" style:use-optimal-row-height="false"/>
    </style:style>
    <style:style style:name="TableCell651" style:family="table-cell">
      <style:table-cell-properties fo:border="none" style:writing-mode="lr-tb" fo:padding-top="0in" fo:padding-left="0.0208in" fo:padding-bottom="0in" fo:padding-right="0.0208in"/>
    </style:style>
    <style:style style:name="P652" style:parent-style-name="Standard" style:family="paragraph">
      <style:paragraph-properties style:snap-to-layout-grid="false"/>
      <style:text-properties style:font-name="Arial" style:font-name-complex="Arial" fo:color="#000000"/>
    </style:style>
    <style:style style:name="TableCell653" style:family="table-cell">
      <style:table-cell-properties fo:border="none" style:writing-mode="lr-tb" fo:padding-top="0in" fo:padding-left="0.0208in" fo:padding-bottom="0in" fo:padding-right="0.0208in"/>
    </style:style>
    <style:style style:name="P654" style:parent-style-name="Standard" style:family="paragraph">
      <style:paragraph-properties style:snap-to-layout-grid="false"/>
      <style:text-properties style:font-name="Arial" style:font-name-complex="Arial" fo:color="#000000"/>
    </style:style>
    <style:style style:name="TableCell655" style:family="table-cell">
      <style:table-cell-properties fo:border="none" style:writing-mode="lr-tb" fo:padding-top="0in" fo:padding-left="0.0208in" fo:padding-bottom="0in" fo:padding-right="0.0208in"/>
    </style:style>
    <style:style style:name="P656" style:parent-style-name="Standard" style:family="paragraph">
      <style:paragraph-properties style:snap-to-layout-grid="false"/>
      <style:text-properties style:font-name="Arial" style:font-name-complex="Arial" fo:color="#000000" fo:language="en" fo:country="GB"/>
    </style:style>
    <style:style style:name="TableRow657" style:family="table-row">
      <style:table-row-properties style:min-row-height="0.1819in" style:use-optimal-row-height="false"/>
    </style:style>
    <style:style style:name="TableCell658" style:family="table-cell">
      <style:table-cell-properties fo:border="none" style:writing-mode="lr-tb" fo:padding-top="0in" fo:padding-left="0.0208in" fo:padding-bottom="0in" fo:padding-right="0.0208in"/>
    </style:style>
    <style:style style:name="P659" style:parent-style-name="Standard" style:family="paragraph">
      <style:paragraph-properties style:snap-to-layout-grid="false"/>
      <style:text-properties style:font-name="Arial" style:font-name-complex="Arial" fo:font-size="10pt" style:font-size-asian="10pt" style:font-size-complex="10pt" fo:language="en" fo:country="GB"/>
    </style:style>
    <style:style style:name="TableCell660" style:family="table-cell">
      <style:table-cell-properties fo:border="none" style:writing-mode="lr-tb" fo:padding-top="0in" fo:padding-left="0.0208in" fo:padding-bottom="0in" fo:padding-right="0.0208in"/>
    </style:style>
    <style:style style:name="P661" style:parent-style-name="Standard" style:family="paragraph">
      <style:paragraph-properties style:snap-to-layout-grid="false"/>
      <style:text-properties style:font-name="Arial" style:font-name-complex="Arial"/>
    </style:style>
    <style:style style:name="TableCell662" style:family="table-cell">
      <style:table-cell-properties fo:border="none" style:writing-mode="lr-tb" fo:padding-top="0in" fo:padding-left="0.0208in" fo:padding-bottom="0in" fo:padding-right="0.0208in"/>
    </style:style>
    <style:style style:name="P663" style:parent-style-name="Standard" style:family="paragraph">
      <style:paragraph-properties style:snap-to-layout-grid="false"/>
      <style:text-properties style:font-name="Arial" style:font-name-complex="Arial" fo:color="#000000"/>
    </style:style>
    <style:style style:name="TableRow664" style:family="table-row">
      <style:table-row-properties style:min-row-height="0.1819in" style:use-optimal-row-height="false"/>
    </style:style>
    <style:style style:name="TableCell665" style:family="table-cell">
      <style:table-cell-properties fo:border="none" style:writing-mode="lr-tb" fo:padding-top="0in" fo:padding-left="0.0208in" fo:padding-bottom="0in" fo:padding-right="0.0208in"/>
    </style:style>
    <style:style style:name="P666" style:parent-style-name="Standard" style:family="paragraph">
      <style:paragraph-properties style:snap-to-layout-grid="false"/>
      <style:text-properties fo:font-size="10pt" style:font-size-asian="10pt" style:font-size-complex="10pt"/>
    </style:style>
    <style:style style:name="TableCell667" style:family="table-cell">
      <style:table-cell-properties fo:border="none" style:writing-mode="lr-tb" fo:padding-top="0in" fo:padding-left="0.0208in" fo:padding-bottom="0in" fo:padding-right="0.0208in"/>
    </style:style>
    <style:style style:name="P668" style:parent-style-name="Standard" style:family="paragraph">
      <style:paragraph-properties style:snap-to-layout-grid="false"/>
      <style:text-properties style:font-name="Arial" style:font-name-complex="Arial" fo:color="#000000"/>
    </style:style>
    <style:style style:name="P669" style:parent-style-name="Standard" style:family="paragraph">
      <style:text-properties style:font-name="Arial" style:font-name-complex="Arial" fo:color="#000000"/>
    </style:style>
    <style:style style:name="TableCell670" style:family="table-cell">
      <style:table-cell-properties fo:border="none" style:writing-mode="lr-tb" fo:padding-top="0in" fo:padding-left="0.0208in" fo:padding-bottom="0in" fo:padding-right="0.0208in"/>
    </style:style>
    <style:style style:name="P671" style:parent-style-name="Standard" style:family="paragraph">
      <style:paragraph-properties style:snap-to-layout-grid="false"/>
      <style:text-properties style:font-name="Arial" style:font-name-complex="Arial" fo:language="en" fo:country="GB"/>
    </style:style>
    <style:style style:name="P672" style:parent-style-name="Standard" style:family="paragraph">
      <style:paragraph-properties>
        <style:tab-stops>
          <style:tab-stop style:type="left" style:position="0.2284in"/>
          <style:tab-stop style:type="left" style:position="2in"/>
        </style:tab-stops>
      </style:paragraph-properties>
      <style:text-properties fo:language="en" fo:country="GB"/>
    </style:style>
    <style:style style:name="P673"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T674" style:parent-style-name="Absatz-Standardschriftart" style:family="text">
      <style:text-properties style:font-name="Arial" style:font-name-complex="Arial" fo:language="en" fo:country="GB"/>
    </style:style>
    <style:style style:name="P675" style:parent-style-name="Standard" style:family="paragraph">
      <style:paragraph-properties fo:widows="0" fo:orphans="0" style:text-autospace="none"/>
    </style:style>
    <style:style style:name="T676" style:parent-style-name="Absatz-Standardschriftart" style:family="text">
      <style:text-properties style:font-name="Arial" style:font-name-complex="Arial" fo:language="en" fo:country="GB"/>
    </style:style>
    <style:style style:name="T677" style:parent-style-name="Absatz-Standardschriftart" style:family="text">
      <style:text-properties style:font-name="Arial" style:font-name-complex="Arial" fo:language="en" fo:country="GB"/>
    </style:style>
    <style:style style:name="T678" style:parent-style-name="Internetlink" style:family="text">
      <style:text-properties style:font-name="Arial" style:font-name-complex="Arial" fo:language="en" fo:country="GB"/>
    </style:style>
    <style:style style:name="P679" style:parent-style-name="Standard" style:family="paragraph">
      <style:paragraph-properties fo:widows="0" fo:orphans="0" style:text-autospace="none"/>
    </style:style>
    <style:style style:name="T680" style:parent-style-name="Absatz-Standardschriftart" style:family="text">
      <style:text-properties style:font-name="Arial" style:font-name-complex="Arial" fo:language="en" fo:country="GB"/>
    </style:style>
    <style:style style:name="T681" style:parent-style-name="Internetlink" style:family="text">
      <style:text-properties style:font-name="Arial" style:font-name-complex="Arial" fo:language="en" fo:country="GB"/>
    </style:style>
    <style:style style:name="P682" style:parent-style-name="Standard" style:family="paragraph">
      <style:paragraph-properties fo:widows="0" fo:orphans="0" fo:margin-left="0.4916in" fo:text-indent="0.4916in">
        <style:tab-stops/>
      </style:paragraph-properties>
      <style:text-properties style:font-name="Arial" style:font-name-complex="Arial" style:font-weight-complex="bold" fo:language="en" fo:country="GB"/>
    </style:style>
    <style:style style:name="TableColumn684" style:family="table-column">
      <style:table-column-properties style:column-width="0.6395in" style:use-optimal-column-width="false"/>
    </style:style>
    <style:style style:name="TableColumn685" style:family="table-column">
      <style:table-column-properties style:column-width="0.7013in" style:use-optimal-column-width="false"/>
    </style:style>
    <style:style style:name="TableColumn686" style:family="table-column">
      <style:table-column-properties style:column-width="0.1972in" style:use-optimal-column-width="false"/>
    </style:style>
    <style:style style:name="TableColumn687" style:family="table-column">
      <style:table-column-properties style:column-width="0.7875in" style:use-optimal-column-width="false"/>
    </style:style>
    <style:style style:name="TableColumn688" style:family="table-column">
      <style:table-column-properties style:column-width="0.8861in" style:use-optimal-column-width="false"/>
    </style:style>
    <style:style style:name="TableColumn689" style:family="table-column">
      <style:table-column-properties style:column-width="1.0569in" style:use-optimal-column-width="false"/>
    </style:style>
    <style:style style:name="Table683" style:family="table">
      <style:table-properties style:width="4.2687in" fo:margin-left="-0.0847in" table:align="left"/>
    </style:style>
    <style:style style:name="TableRow690" style:family="table-row">
      <style:table-row-properties style:use-optimal-row-height="false"/>
    </style:style>
    <style:style style:name="TableCell69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92" style:parent-style-name="Standard" style:family="paragraph">
      <style:paragraph-properties style:snap-to-layout-grid="false"/>
      <style:text-properties style:font-name="Arial" style:font-name-complex="Arial" fo:language="en" fo:country="US"/>
    </style:style>
    <style:style style:name="TableCell6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4" style:parent-style-name="Standard" style:family="paragraph">
      <style:paragraph-properties style:snap-to-layout-grid="false"/>
      <style:text-properties style:font-name="Arial" style:font-name-complex="Arial"/>
    </style:style>
    <style:style style:name="TableCell6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6" style:parent-style-name="Standard" style:family="paragraph">
      <style:paragraph-properties style:snap-to-layout-grid="false"/>
      <style:text-properties style:font-name="Arial" style:font-name-complex="Arial" fo:language="en" fo:country="US"/>
    </style:style>
    <style:style style:name="TableCell6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8" style:parent-style-name="Standard" style:family="paragraph">
      <style:paragraph-properties style:snap-to-layout-grid="false"/>
      <style:text-properties style:font-name="Arial" style:font-name-complex="Arial"/>
    </style:style>
    <style:style style:name="TableCell6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00" style:parent-style-name="Standard" style:family="paragraph">
      <style:paragraph-properties style:snap-to-layout-grid="false"/>
      <style:text-properties style:font-name="Arial" style:font-name-complex="Arial" fo:language="en" fo:country="US"/>
    </style:style>
    <style:style style:name="TableCell70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02" style:parent-style-name="Standard" style:family="paragraph">
      <style:paragraph-properties style:snap-to-layout-grid="false"/>
      <style:text-properties style:font-name="Arial" style:font-name-complex="Arial" fo:language="en" fo:country="US"/>
    </style:style>
    <style:style style:name="P703" style:parent-style-name="Standard" style:family="paragraph">
      <style:paragraph-properties style:text-autospace="none"/>
    </style:style>
    <style:style style:name="P704" style:parent-style-name="Standard" style:family="paragraph">
      <style:text-properties style:font-name="Arial" style:font-name-complex="Arial"/>
    </style:style>
    <style:style style:name="P705" style:parent-style-name="Standard" style:family="paragraph">
      <style:text-properties style:font-name="Arial" style:font-name-complex="Arial" fo:language="en" fo:country="GB"/>
    </style:style>
    <style:style style:name="P706" style:parent-style-name="Standard" style:family="paragraph">
      <style:text-properties style:font-name="Arial" style:font-name-complex="Arial" fo:language="en" fo:country="GB"/>
    </style:style>
    <style:style style:name="P707" style:parent-style-name="Standard" style:family="paragraph">
      <style:text-properties style:font-name="Arial" style:font-name-complex="Arial" fo:language="en" fo:country="GB"/>
    </style:style>
    <style:style style:name="P708" style:parent-style-name="Standard" style:family="paragraph">
      <style:text-properties style:font-name="Arial" style:font-name-complex="Arial" fo:language="en" fo:country="GB"/>
    </style:style>
    <style:style style:name="P709" style:parent-style-name="Standard" style:family="paragraph">
      <style:text-properties style:font-name="Arial" style:font-name-complex="Arial"/>
    </style:style>
    <style:style style:name="P710" style:parent-style-name="Standard" style:family="paragraph">
      <style:text-properties style:font-name="Arial" style:font-name-complex="Arial"/>
    </style:style>
    <style:style style:name="P711" style:parent-style-name="Standard" style:family="paragraph">
      <style:text-properties style:font-name="Arial" style:font-name-complex="Arial"/>
    </style:style>
    <style:style style:name="P712" style:parent-style-name="Standard" style:family="paragraph">
      <style:text-properties style:font-name="Arial" style:font-name-complex="Arial"/>
    </style:style>
    <style:style style:name="P713" style:parent-style-name="Standard" style:family="paragraph">
      <style:text-properties style:font-name="Arial" style:font-name-complex="Arial"/>
    </style:style>
    <style:style style:name="P714" style:parent-style-name="Standard" style:family="paragraph">
      <style:text-properties style:font-name="Arial" style:font-name-complex="Arial"/>
    </style:style>
    <style:style style:name="P715" style:parent-style-name="Standard" style:family="paragraph">
      <style:text-properties style:font-name="Arial" style:font-name-complex="Arial" fo:language="en" fo:country="GB"/>
    </style:style>
    <style:style style:name="P716" style:parent-style-name="Standard" style:family="paragraph">
      <style:text-properties style:font-name="Arial" style:font-name-complex="Arial"/>
    </style:style>
    <style:style style:name="P717" style:parent-style-name="Standard" style:family="paragraph">
      <style:text-properties style:font-name="Arial" style:font-name-complex="Arial" fo:language="en" fo:country="GB"/>
    </style:style>
    <style:style style:name="P718" style:parent-style-name="Standard" style:family="paragraph">
      <style:text-properties style:font-name="Arial" style:font-name-complex="Arial" fo:language="en" fo:country="GB"/>
    </style:style>
    <style:style style:name="P719" style:parent-style-name="Standard" style:family="paragraph">
      <style:text-properties style:font-name="Arial" style:font-name-complex="Arial"/>
    </style:style>
    <style:style style:name="P720" style:parent-style-name="Standard" style:family="paragraph">
      <style:text-properties style:font-name="Arial" style:font-name-complex="Arial" fo:language="en" fo:country="GB"/>
    </style:style>
    <style:style style:name="P721" style:parent-style-name="Standard" style:family="paragraph"/>
    <style:style style:name="T722" style:parent-style-name="Absatz-Standardschriftart" style:family="text">
      <style:text-properties style:font-name="Arial" style:font-name-complex="Arial"/>
    </style:style>
    <style:style style:name="T723" style:parent-style-name="Absatz-Standardschriftart" style:family="text">
      <style:text-properties style:font-name="Arial" style:font-name-complex="Arial" fo:language="en" fo:country="GB"/>
    </style:style>
    <style:style style:name="P724" style:parent-style-name="Standard" style:family="paragraph">
      <style:text-properties style:font-name="Arial" style:font-name-complex="Arial"/>
    </style:style>
    <style:style style:name="P725" style:parent-style-name="Standard" style:family="paragraph">
      <style:paragraph-properties style:text-autospace="none"/>
      <style:text-properties style:font-name="Arial" style:font-name-complex="Arial" fo:language="en" fo:country="US"/>
    </style:style>
    <style:style style:name="TableColumn727" style:family="table-column">
      <style:table-column-properties style:column-width="1.0951in" style:use-optimal-column-width="false"/>
    </style:style>
    <style:style style:name="TableColumn728" style:family="table-column">
      <style:table-column-properties style:column-width="1.5625in" style:use-optimal-column-width="false"/>
    </style:style>
    <style:style style:name="TableColumn729" style:family="table-column">
      <style:table-column-properties style:column-width="3.6423in" style:use-optimal-column-width="false"/>
    </style:style>
    <style:style style:name="Table726" style:family="table">
      <style:table-properties style:width="6.3in" fo:margin-left="-0.0208in" table:align="left"/>
    </style:style>
    <style:style style:name="TableRow730" style:family="table-row">
      <style:table-row-properties style:min-row-height="0.1819in" style:use-optimal-row-height="false"/>
    </style:style>
    <style:style style:name="TableCell731" style:family="table-cell">
      <style:table-cell-properties fo:border="none" style:writing-mode="lr-tb" fo:padding-top="0in" fo:padding-left="0.0208in" fo:padding-bottom="0in" fo:padding-right="0.0208in"/>
    </style:style>
    <style:style style:name="P732" style:parent-style-name="Standard" style:family="paragraph">
      <style:paragraph-properties style:snap-to-layout-grid="false"/>
      <style:text-properties style:font-name="Arial" style:font-name-complex="Arial" fo:color="#000000"/>
    </style:style>
    <style:style style:name="TableCell733" style:family="table-cell">
      <style:table-cell-properties fo:border="none" style:writing-mode="lr-tb" fo:padding-top="0in" fo:padding-left="0.0208in" fo:padding-bottom="0in" fo:padding-right="0.0208in"/>
    </style:style>
    <style:style style:name="P734" style:parent-style-name="Standard" style:family="paragraph">
      <style:paragraph-properties style:snap-to-layout-grid="false"/>
      <style:text-properties style:font-name="Arial" style:font-name-complex="Arial" fo:color="#000000"/>
    </style:style>
    <style:style style:name="TableCell735" style:family="table-cell">
      <style:table-cell-properties fo:border="none" style:writing-mode="lr-tb" fo:padding-top="0in" fo:padding-left="0.0208in" fo:padding-bottom="0in" fo:padding-right="0.0208in"/>
    </style:style>
    <style:style style:name="P736" style:parent-style-name="Standard" style:family="paragraph">
      <style:paragraph-properties style:snap-to-layout-grid="false"/>
      <style:text-properties style:font-name="Arial" style:font-name-complex="Arial" fo:color="#000000"/>
    </style:style>
    <style:style style:name="TableRow737" style:family="table-row">
      <style:table-row-properties style:min-row-height="0.1819in" style:use-optimal-row-height="false"/>
    </style:style>
    <style:style style:name="TableCell738" style:family="table-cell">
      <style:table-cell-properties fo:border="none" style:writing-mode="lr-tb" fo:padding-top="0in" fo:padding-left="0.0208in" fo:padding-bottom="0in" fo:padding-right="0.0208in"/>
    </style:style>
    <style:style style:name="P739" style:parent-style-name="Standard" style:family="paragraph">
      <style:paragraph-properties style:snap-to-layout-grid="false"/>
      <style:text-properties style:font-name="Arial" style:font-name-complex="Arial" fo:font-size="10pt" style:font-size-asian="10pt" style:font-size-complex="10pt"/>
    </style:style>
    <style:style style:name="TableCell740" style:family="table-cell">
      <style:table-cell-properties fo:border="none" style:writing-mode="lr-tb" fo:padding-top="0in" fo:padding-left="0.0208in" fo:padding-bottom="0in" fo:padding-right="0.0208in"/>
    </style:style>
    <style:style style:name="P741" style:parent-style-name="Standard" style:family="paragraph">
      <style:paragraph-properties style:snap-to-layout-grid="false"/>
      <style:text-properties style:font-name="Arial" style:font-name-complex="Arial"/>
    </style:style>
    <style:style style:name="TableCell742" style:family="table-cell">
      <style:table-cell-properties fo:border="none" style:writing-mode="lr-tb" fo:padding-top="0in" fo:padding-left="0.0208in" fo:padding-bottom="0in" fo:padding-right="0.0208in"/>
    </style:style>
    <style:style style:name="P743" style:parent-style-name="Standard" style:family="paragraph">
      <style:paragraph-properties style:snap-to-layout-grid="false"/>
      <style:text-properties style:font-name="Arial" style:font-name-complex="Arial" fo:color="#000000"/>
    </style:style>
    <style:style style:name="TableRow744" style:family="table-row">
      <style:table-row-properties style:min-row-height="0.1819in" style:use-optimal-row-height="false"/>
    </style:style>
    <style:style style:name="TableCell745" style:family="table-cell">
      <style:table-cell-properties fo:border="none" style:writing-mode="lr-tb" fo:padding-top="0in" fo:padding-left="0.0208in" fo:padding-bottom="0in" fo:padding-right="0.0208in"/>
    </style:style>
    <style:style style:name="P746" style:parent-style-name="Standard" style:family="paragraph">
      <style:paragraph-properties style:snap-to-layout-grid="false"/>
      <style:text-properties fo:font-size="10pt" style:font-size-asian="10pt" style:font-size-complex="10pt"/>
    </style:style>
    <style:style style:name="TableCell747" style:family="table-cell">
      <style:table-cell-properties fo:border="none" style:writing-mode="lr-tb" fo:padding-top="0in" fo:padding-left="0.0208in" fo:padding-bottom="0in" fo:padding-right="0.0208in"/>
    </style:style>
    <style:style style:name="P748" style:parent-style-name="Standard" style:family="paragraph">
      <style:paragraph-properties style:snap-to-layout-grid="false"/>
      <style:text-properties style:font-name="Arial" style:font-name-complex="Arial" fo:color="#000000"/>
    </style:style>
    <style:style style:name="P749" style:parent-style-name="Standard" style:family="paragraph">
      <style:text-properties style:font-name="Arial" style:font-name-complex="Arial" fo:color="#000000"/>
    </style:style>
    <style:style style:name="TableCell750" style:family="table-cell">
      <style:table-cell-properties fo:border="none" style:writing-mode="lr-tb" fo:padding-top="0in" fo:padding-left="0.0208in" fo:padding-bottom="0in" fo:padding-right="0.0208in"/>
    </style:style>
    <style:style style:name="P751" style:parent-style-name="Standard" style:family="paragraph">
      <style:paragraph-properties style:snap-to-layout-grid="false"/>
      <style:text-properties style:font-name="Arial" style:font-name-complex="Arial" fo:language="en" fo:country="GB"/>
    </style:style>
    <style:style style:name="P752" style:parent-style-name="Überschrift2" style:family="paragraph">
      <style:paragraph-properties fo:widows="2" fo:orphans="2" fo:text-align="start"/>
      <style:text-properties fo:language="en" fo:country="GB"/>
    </style:style>
    <style:style style:name="P753" style:parent-style-name="Überschrift2" style:family="paragraph">
      <style:paragraph-properties fo:widows="2" fo:orphans="2" fo:text-align="start"/>
      <style:text-properties fo:font-size="14pt" style:font-size-asian="14pt" style:font-size-complex="14pt" fo:language="en" fo:country="GB"/>
    </style:style>
    <style:style style:name="P754" style:parent-style-name="Standard" style:family="paragraph">
      <style:text-properties style:font-name="Arial" style:font-name-complex="Arial" fo:language="en" fo:country="GB"/>
    </style:style>
    <style:style style:name="P755" style:parent-style-name="Standard" style:family="paragraph">
      <style:text-properties style:font-name="Arial" style:font-name-complex="Arial" fo:language="en" fo:country="GB"/>
    </style:style>
    <style:style style:name="P756" style:parent-style-name="Standard" style:family="paragraph">
      <style:paragraph-properties fo:widows="0" fo:orphans="0" fo:margin-left="0.4916in" fo:text-indent="0.4916in">
        <style:tab-stops/>
      </style:paragraph-properties>
    </style:style>
    <style:style style:name="T757" style:parent-style-name="Absatz-Standardschriftart" style:family="text">
      <style:text-properties style:font-name="Arial" style:font-name-complex="Arial" fo:language="en" fo:country="GB"/>
    </style:style>
    <style:style style:name="T758" style:parent-style-name="Absatz-Standardschriftart" style:family="text">
      <style:text-properties style:font-name="Arial" style:font-name-complex="Arial" fo:language="en" fo:country="GB"/>
    </style:style>
    <style:style style:name="T759" style:parent-style-name="Absatz-Standardschriftart" style:family="text">
      <style:text-properties style:font-name="Arial" style:font-name-complex="Arial" fo:language="en" fo:country="US"/>
    </style:style>
    <style:style style:name="T760" style:parent-style-name="Absatz-Standardschriftart" style:family="text">
      <style:text-properties style:font-name="Arial" style:font-name-complex="Arial" fo:language="en" fo:country="GB"/>
    </style:style>
    <style:style style:name="T761" style:parent-style-name="Absatz-Standardschriftart" style:family="text">
      <style:text-properties style:font-name="Arial" style:font-name-complex="Arial" fo:language="en" fo:country="US"/>
    </style:style>
    <style:style style:name="T762" style:parent-style-name="Absatz-Standardschriftart" style:family="text">
      <style:text-properties style:font-name="Arial" style:font-name-complex="Arial" fo:language="en" fo:country="GB"/>
    </style:style>
    <style:style style:name="TableColumn764" style:family="table-column">
      <style:table-column-properties style:column-width="0.6395in" style:use-optimal-column-width="false"/>
    </style:style>
    <style:style style:name="TableColumn765" style:family="table-column">
      <style:table-column-properties style:column-width="0.7013in" style:use-optimal-column-width="false"/>
    </style:style>
    <style:style style:name="TableColumn766" style:family="table-column">
      <style:table-column-properties style:column-width="0.1972in" style:use-optimal-column-width="false"/>
    </style:style>
    <style:style style:name="TableColumn767" style:family="table-column">
      <style:table-column-properties style:column-width="0.7875in" style:use-optimal-column-width="false"/>
    </style:style>
    <style:style style:name="TableColumn768" style:family="table-column">
      <style:table-column-properties style:column-width="0.8861in" style:use-optimal-column-width="false"/>
    </style:style>
    <style:style style:name="TableColumn769" style:family="table-column">
      <style:table-column-properties style:column-width="1.0569in" style:use-optimal-column-width="false"/>
    </style:style>
    <style:style style:name="Table763" style:family="table">
      <style:table-properties style:width="4.2687in" fo:margin-left="-0.0847in" table:align="left"/>
    </style:style>
    <style:style style:name="TableRow770" style:family="table-row">
      <style:table-row-properties style:use-optimal-row-height="false"/>
    </style:style>
    <style:style style:name="TableCell77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72" style:parent-style-name="Standard" style:family="paragraph">
      <style:paragraph-properties style:snap-to-layout-grid="false"/>
      <style:text-properties style:font-name="Arial" style:font-name-complex="Arial" fo:language="en" fo:country="US"/>
    </style:style>
    <style:style style:name="TableCell7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4" style:parent-style-name="Standard" style:family="paragraph">
      <style:paragraph-properties style:snap-to-layout-grid="false"/>
      <style:text-properties style:font-name="Arial" style:font-name-complex="Arial" fo:language="en" fo:country="US"/>
    </style:style>
    <style:style style:name="TableCell7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6" style:parent-style-name="Standard" style:family="paragraph">
      <style:paragraph-properties style:snap-to-layout-grid="false"/>
      <style:text-properties style:font-name="Arial" style:font-name-complex="Arial" fo:language="en" fo:country="US"/>
    </style:style>
    <style:style style:name="TableCell7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8" style:parent-style-name="Standard" style:family="paragraph">
      <style:paragraph-properties style:snap-to-layout-grid="false"/>
      <style:text-properties style:font-name="Arial" style:font-name-complex="Arial" fo:language="en" fo:country="US"/>
    </style:style>
    <style:style style:name="TableCell7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80" style:parent-style-name="Standard" style:family="paragraph">
      <style:paragraph-properties style:snap-to-layout-grid="false"/>
      <style:text-properties style:font-name="Arial" style:font-name-complex="Arial" fo:language="en" fo:country="US"/>
    </style:style>
    <style:style style:name="TableCell78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82" style:parent-style-name="Standard" style:family="paragraph">
      <style:paragraph-properties style:snap-to-layout-grid="false"/>
      <style:text-properties style:font-name="Arial" style:font-name-complex="Arial" fo:language="en" fo:country="US"/>
    </style:style>
    <style:style style:name="P783" style:parent-style-name="Standard" style:family="paragraph">
      <style:paragraph-properties style:text-autospace="none"/>
      <style:text-properties style:font-name="Arial" style:font-name-complex="Arial" fo:language="en" fo:country="GB"/>
    </style:style>
    <style:style style:name="P784" style:parent-style-name="Standard" style:family="paragraph">
      <style:paragraph-properties style:text-autospace="none"/>
      <style:text-properties style:font-name="Arial" style:font-name-complex="Arial" fo:language="en" fo:country="GB"/>
    </style:style>
    <style:style style:name="P785" style:parent-style-name="Standard" style:family="paragraph">
      <style:paragraph-properties style:text-autospace="none"/>
      <style:text-properties style:font-name="Arial" style:font-name-complex="Arial" fo:language="en" fo:country="US"/>
    </style:style>
    <style:style style:name="P786" style:parent-style-name="Standard" style:family="paragraph">
      <style:paragraph-properties style:text-autospace="none"/>
      <style:text-properties style:font-name="Arial" style:font-name-complex="Arial" fo:language="en" fo:country="US"/>
    </style:style>
    <style:style style:name="P787" style:parent-style-name="Standard" style:family="paragraph">
      <style:paragraph-properties style:text-autospace="none"/>
      <style:text-properties style:font-name="Arial" style:font-name-complex="Arial" fo:language="en" fo:country="US"/>
    </style:style>
    <style:style style:name="P788" style:parent-style-name="Standard" style:family="paragraph">
      <style:paragraph-properties style:text-autospace="none"/>
      <style:text-properties style:font-name="Arial" style:font-name-complex="Arial" fo:language="en" fo:country="US"/>
    </style:style>
    <style:style style:name="P789" style:parent-style-name="Standard" style:family="paragraph">
      <style:paragraph-properties style:text-autospace="none"/>
      <style:text-properties style:font-name="Arial" style:font-name-complex="Arial" fo:language="en" fo:country="US"/>
    </style:style>
    <style:style style:name="P790" style:parent-style-name="Standard" style:family="paragraph">
      <style:paragraph-properties style:text-autospace="none"/>
      <style:text-properties style:font-name="Arial" style:font-name-complex="Arial" fo:language="en" fo:country="US"/>
    </style:style>
    <style:style style:name="P791" style:parent-style-name="Standard" style:family="paragraph">
      <style:paragraph-properties style:text-autospace="none"/>
      <style:text-properties style:font-name="Arial" style:font-name-complex="Arial" fo:language="en" fo:country="US"/>
    </style:style>
    <style:style style:name="P792" style:parent-style-name="Standard" style:family="paragraph">
      <style:paragraph-properties style:text-autospace="none"/>
      <style:text-properties style:font-name="Arial" style:font-name-complex="Arial" fo:language="en" fo:country="US"/>
    </style:style>
    <style:style style:name="P793" style:parent-style-name="Standard" style:family="paragraph">
      <style:paragraph-properties style:text-autospace="none"/>
      <style:text-properties style:font-name="Arial" style:font-name-complex="Arial" fo:language="en" fo:country="US"/>
    </style:style>
    <style:style style:name="P794" style:parent-style-name="Standard" style:family="paragraph">
      <style:paragraph-properties style:text-autospace="none"/>
      <style:text-properties style:font-name="Arial" style:font-name-complex="Arial" fo:language="en" fo:country="US"/>
    </style:style>
    <style:style style:name="P795" style:parent-style-name="Standard" style:family="paragraph">
      <style:paragraph-properties style:text-autospace="none"/>
      <style:text-properties style:font-name="Arial" style:font-name-complex="Arial" fo:language="en" fo:country="US"/>
    </style:style>
    <style:style style:name="P796" style:parent-style-name="Standard" style:family="paragraph">
      <style:paragraph-properties style:text-autospace="none"/>
      <style:text-properties style:font-name="Arial" style:font-name-complex="Arial" fo:language="en" fo:country="US"/>
    </style:style>
    <style:style style:name="P797" style:parent-style-name="Standard" style:family="paragraph">
      <style:paragraph-properties style:text-autospace="none"/>
      <style:text-properties style:font-name="Arial" style:font-name-complex="Arial"/>
    </style:style>
    <style:style style:name="P798" style:parent-style-name="Standard" style:family="paragraph">
      <style:paragraph-properties style:text-autospace="none"/>
      <style:text-properties style:font-name="Arial" style:font-name-complex="Arial" fo:language="en" fo:country="US"/>
    </style:style>
    <style:style style:name="P799" style:parent-style-name="Standard" style:family="paragraph">
      <style:paragraph-properties style:text-autospace="none"/>
      <style:text-properties style:font-name="Arial" style:font-name-complex="Arial" fo:language="en" fo:country="US"/>
    </style:style>
    <style:style style:name="P800" style:parent-style-name="Standard" style:family="paragraph">
      <style:paragraph-properties style:text-autospace="none"/>
      <style:text-properties style:font-name="Arial" style:font-name-complex="Arial" fo:language="en" fo:country="US"/>
    </style:style>
    <style:style style:name="P801" style:parent-style-name="Standard" style:family="paragraph">
      <style:paragraph-properties style:text-autospace="none"/>
      <style:text-properties style:font-name="Arial" style:font-name-complex="Arial" fo:language="en" fo:country="US"/>
    </style:style>
    <style:style style:name="P802" style:parent-style-name="Standard" style:family="paragraph">
      <style:paragraph-properties style:text-autospace="none"/>
      <style:text-properties style:font-name="Arial" style:font-name-complex="Arial" fo:language="en" fo:country="US"/>
    </style:style>
    <style:style style:name="P803" style:parent-style-name="Standard" style:family="paragraph">
      <style:paragraph-properties style:text-autospace="none"/>
      <style:text-properties style:font-name="Arial" style:font-name-complex="Arial"/>
    </style:style>
    <style:style style:name="P804" style:parent-style-name="Standard" style:family="paragraph">
      <style:paragraph-properties style:text-autospace="none"/>
      <style:text-properties style:font-name="Arial" style:font-name-complex="Arial" fo:language="en" fo:country="US"/>
    </style:style>
    <style:style style:name="P805" style:parent-style-name="Standard" style:family="paragraph">
      <style:paragraph-properties style:text-autospace="none"/>
      <style:text-properties style:font-name="Arial" style:font-name-complex="Arial" fo:language="en" fo:country="US"/>
    </style:style>
    <style:style style:name="TableColumn807" style:family="table-column">
      <style:table-column-properties style:column-width="1.0951in" style:use-optimal-column-width="false"/>
    </style:style>
    <style:style style:name="TableColumn808" style:family="table-column">
      <style:table-column-properties style:column-width="1.5625in" style:use-optimal-column-width="false"/>
    </style:style>
    <style:style style:name="TableColumn809" style:family="table-column">
      <style:table-column-properties style:column-width="3.6423in" style:use-optimal-column-width="false"/>
    </style:style>
    <style:style style:name="Table806" style:family="table">
      <style:table-properties style:width="6.3in" fo:margin-left="-0.0208in" table:align="left"/>
    </style:style>
    <style:style style:name="TableRow810" style:family="table-row">
      <style:table-row-properties style:min-row-height="0.1819in" style:use-optimal-row-height="false"/>
    </style:style>
    <style:style style:name="TableCell811" style:family="table-cell">
      <style:table-cell-properties fo:border="none" style:writing-mode="lr-tb" fo:padding-top="0in" fo:padding-left="0.0208in" fo:padding-bottom="0in" fo:padding-right="0.0208in"/>
    </style:style>
    <style:style style:name="P812" style:parent-style-name="Standard" style:family="paragraph">
      <style:paragraph-properties style:snap-to-layout-grid="false"/>
      <style:text-properties style:font-name="Arial" style:font-name-complex="Arial" fo:color="#000000"/>
    </style:style>
    <style:style style:name="TableCell813" style:family="table-cell">
      <style:table-cell-properties fo:border="none" style:writing-mode="lr-tb" fo:padding-top="0in" fo:padding-left="0.0208in" fo:padding-bottom="0in" fo:padding-right="0.0208in"/>
    </style:style>
    <style:style style:name="P814" style:parent-style-name="Standard" style:family="paragraph">
      <style:paragraph-properties style:snap-to-layout-grid="false"/>
      <style:text-properties style:font-name="Arial" style:font-name-complex="Arial" fo:color="#000000"/>
    </style:style>
    <style:style style:name="TableCell815" style:family="table-cell">
      <style:table-cell-properties fo:border="none" style:writing-mode="lr-tb" fo:padding-top="0in" fo:padding-left="0.0208in" fo:padding-bottom="0in" fo:padding-right="0.0208in"/>
    </style:style>
    <style:style style:name="P816" style:parent-style-name="Standard" style:family="paragraph">
      <style:paragraph-properties style:snap-to-layout-grid="false"/>
      <style:text-properties style:font-name="Arial" style:font-name-complex="Arial" fo:color="#000000"/>
    </style:style>
    <style:style style:name="TableRow817" style:family="table-row">
      <style:table-row-properties style:min-row-height="0.1819in" style:use-optimal-row-height="false"/>
    </style:style>
    <style:style style:name="TableCell818" style:family="table-cell">
      <style:table-cell-properties fo:border="none" style:writing-mode="lr-tb" fo:padding-top="0in" fo:padding-left="0.0208in" fo:padding-bottom="0in" fo:padding-right="0.0208in"/>
    </style:style>
    <style:style style:name="P819" style:parent-style-name="Standard" style:family="paragraph">
      <style:paragraph-properties style:snap-to-layout-grid="false"/>
      <style:text-properties style:font-name="Arial" style:font-name-complex="Arial" fo:font-size="10pt" style:font-size-asian="10pt" style:font-size-complex="10pt"/>
    </style:style>
    <style:style style:name="TableCell820" style:family="table-cell">
      <style:table-cell-properties fo:border="none" style:writing-mode="lr-tb" fo:padding-top="0in" fo:padding-left="0.0208in" fo:padding-bottom="0in" fo:padding-right="0.0208in"/>
    </style:style>
    <style:style style:name="P821" style:parent-style-name="Standard" style:family="paragraph">
      <style:paragraph-properties style:snap-to-layout-grid="false"/>
      <style:text-properties style:font-name="Arial" style:font-name-complex="Arial"/>
    </style:style>
    <style:style style:name="TableCell822" style:family="table-cell">
      <style:table-cell-properties fo:border="none" style:writing-mode="lr-tb" fo:padding-top="0in" fo:padding-left="0.0208in" fo:padding-bottom="0in" fo:padding-right="0.0208in"/>
    </style:style>
    <style:style style:name="P823" style:parent-style-name="Standard" style:family="paragraph">
      <style:paragraph-properties style:snap-to-layout-grid="false"/>
      <style:text-properties style:font-name="Arial" style:font-name-complex="Arial"/>
    </style:style>
    <style:style style:name="TableRow824" style:family="table-row">
      <style:table-row-properties style:min-row-height="0.1819in" style:use-optimal-row-height="false"/>
    </style:style>
    <style:style style:name="TableCell825" style:family="table-cell">
      <style:table-cell-properties fo:border="none" style:writing-mode="lr-tb" fo:padding-top="0in" fo:padding-left="0.0208in" fo:padding-bottom="0in" fo:padding-right="0.0208in"/>
    </style:style>
    <style:style style:name="P826" style:parent-style-name="Standard" style:family="paragraph">
      <style:paragraph-properties style:snap-to-layout-grid="false"/>
      <style:text-properties fo:font-size="10pt" style:font-size-asian="10pt" style:font-size-complex="10pt"/>
    </style:style>
    <style:style style:name="TableCell827" style:family="table-cell">
      <style:table-cell-properties fo:border="none" style:writing-mode="lr-tb" fo:padding-top="0in" fo:padding-left="0.0208in" fo:padding-bottom="0in" fo:padding-right="0.0208in"/>
    </style:style>
    <style:style style:name="P828" style:parent-style-name="Standard" style:family="paragraph">
      <style:paragraph-properties style:snap-to-layout-grid="false"/>
      <style:text-properties style:font-name="Arial" style:font-name-complex="Arial" fo:color="#000000"/>
    </style:style>
    <style:style style:name="P829" style:parent-style-name="Standard" style:family="paragraph">
      <style:text-properties style:font-name="Arial" style:font-name-complex="Arial" fo:color="#000000"/>
    </style:style>
    <style:style style:name="TableCell830" style:family="table-cell">
      <style:table-cell-properties fo:border="none" style:writing-mode="lr-tb" fo:padding-top="0in" fo:padding-left="0.0208in" fo:padding-bottom="0in" fo:padding-right="0.0208in"/>
    </style:style>
    <style:style style:name="P831" style:parent-style-name="Standard" style:family="paragraph">
      <style:paragraph-properties style:snap-to-layout-grid="false"/>
      <style:text-properties style:font-name="Arial" style:font-name-complex="Arial" fo:color="#000000" fo:language="en" fo:country="US"/>
    </style:style>
    <style:style style:name="P832" style:parent-style-name="Standard" style:family="paragraph">
      <style:text-properties style:font-name="Arial" style:font-name-complex="Arial" fo:color="#000000" fo:language="en" fo:country="US"/>
    </style:style>
    <style:style style:name="T833" style:parent-style-name="Absatz-Standardschriftart" style:family="text">
      <style:text-properties style:font-name="Arial" style:font-name-complex="Arial" fo:color="#000000" fo:language="en" fo:country="US"/>
    </style:style>
    <style:style style:name="T834" style:parent-style-name="Absatz-Standardschriftart" style:family="text">
      <style:text-properties style:font-name="Arial" style:font-name-complex="Arial" fo:language="en" fo:country="US"/>
    </style:style>
    <style:style style:name="T835" style:parent-style-name="Absatz-Standardschriftart" style:family="text">
      <style:text-properties style:font-name="Arial" style:font-name-complex="Arial" fo:color="#000000" fo:language="en" fo:country="US"/>
    </style:style>
    <style:style style:name="P836" style:parent-style-name="Standard" style:family="paragraph">
      <style:text-properties style:font-name="Arial" style:font-name-complex="Arial" fo:color="#000000" fo:language="en" fo:country="US"/>
    </style:style>
    <style:style style:name="P837" style:parent-style-name="Standard" style:family="paragraph">
      <style:text-properties style:font-name="Arial" style:font-name-complex="Arial" fo:color="#000000" fo:language="en" fo:country="US"/>
    </style:style>
    <style:style style:name="P838" style:parent-style-name="Standard" style:family="paragraph">
      <style:text-properties style:font-name="Arial" style:font-name-complex="Arial" fo:color="#000000" fo:language="en" fo:country="US"/>
    </style:style>
    <style:style style:name="P839" style:parent-style-name="Standard" style:family="paragraph">
      <style:text-properties style:font-name="Arial" style:font-name-complex="Arial" fo:color="#000000" fo:language="en" fo:country="US"/>
    </style:style>
    <style:style style:name="P840" style:parent-style-name="Standard" style:family="paragraph">
      <style:text-properties style:font-name="Arial" style:font-name-complex="Arial" fo:color="#000000" fo:language="en" fo:country="US"/>
    </style:style>
    <style:style style:name="P841" style:parent-style-name="Überschrift2" style:family="paragraph">
      <style:paragraph-properties fo:widows="2" fo:orphans="2" fo:text-align="start"/>
      <style:text-properties fo:font-size="14pt" style:font-size-asian="14pt" style:font-size-complex="14pt" fo:language="en" fo:country="GB"/>
    </style:style>
    <style:style style:name="P842" style:parent-style-name="Standard" style:family="paragraph">
      <style:text-properties style:font-name="Arial" style:font-name-complex="Arial" fo:language="en" fo:country="GB"/>
    </style:style>
    <style:style style:name="P843" style:parent-style-name="Standard" style:family="paragraph">
      <style:text-properties style:font-name="Arial" style:font-name-complex="Arial" fo:language="en" fo:country="GB"/>
    </style:style>
    <style:style style:name="P844"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TableColumn846" style:family="table-column">
      <style:table-column-properties style:column-width="0.6395in" style:use-optimal-column-width="false"/>
    </style:style>
    <style:style style:name="TableColumn847" style:family="table-column">
      <style:table-column-properties style:column-width="0.7354in" style:use-optimal-column-width="false"/>
    </style:style>
    <style:style style:name="TableColumn848" style:family="table-column">
      <style:table-column-properties style:column-width="0.2604in" style:use-optimal-column-width="false"/>
    </style:style>
    <style:style style:name="TableColumn849" style:family="table-column">
      <style:table-column-properties style:column-width="0.7604in" style:use-optimal-column-width="false"/>
    </style:style>
    <style:style style:name="TableColumn850" style:family="table-column">
      <style:table-column-properties style:column-width="0.7048in" style:use-optimal-column-width="false"/>
    </style:style>
    <style:style style:name="TableColumn851" style:family="table-column">
      <style:table-column-properties style:column-width="1.0569in" style:use-optimal-column-width="false"/>
    </style:style>
    <style:style style:name="Table845" style:family="table">
      <style:table-properties style:width="4.1576in" fo:margin-left="-0.0847in" table:align="left"/>
    </style:style>
    <style:style style:name="TableRow852" style:family="table-row">
      <style:table-row-properties style:use-optimal-row-height="false"/>
    </style:style>
    <style:style style:name="TableCell85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54" style:parent-style-name="Standard" style:family="paragraph">
      <style:paragraph-properties style:snap-to-layout-grid="false"/>
      <style:text-properties style:font-name="Arial" style:font-name-complex="Arial"/>
    </style:style>
    <style:style style:name="TableCell8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56" style:parent-style-name="Standard" style:family="paragraph">
      <style:paragraph-properties style:snap-to-layout-grid="false"/>
      <style:text-properties style:font-name="Arial" style:font-name-complex="Arial"/>
    </style:style>
    <style:style style:name="TableCell8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58" style:parent-style-name="Standard" style:family="paragraph">
      <style:paragraph-properties style:snap-to-layout-grid="false"/>
      <style:text-properties style:font-name="Arial" style:font-name-complex="Arial"/>
    </style:style>
    <style:style style:name="TableCell8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0" style:parent-style-name="Standard" style:family="paragraph">
      <style:paragraph-properties style:snap-to-layout-grid="false"/>
      <style:text-properties style:font-name="Arial" style:font-name-complex="Arial"/>
    </style:style>
    <style:style style:name="TableCell8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2" style:parent-style-name="Standard" style:family="paragraph">
      <style:paragraph-properties style:snap-to-layout-grid="false"/>
      <style:text-properties style:font-name="Arial" style:font-name-complex="Arial"/>
    </style:style>
    <style:style style:name="TableCell86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64" style:parent-style-name="Standard" style:family="paragraph">
      <style:paragraph-properties style:snap-to-layout-grid="false"/>
      <style:text-properties style:font-name="Arial" style:font-name-complex="Arial"/>
    </style:style>
    <style:style style:name="P865" style:parent-style-name="Standard" style:family="paragraph">
      <style:text-properties style:font-name="Arial" style:font-name-complex="Arial" fo:language="en" fo:country="GB"/>
    </style:style>
    <style:style style:name="P866" style:parent-style-name="Standard" style:family="paragraph">
      <style:text-properties style:font-name="Arial" style:font-name-complex="Arial" fo:language="en" fo:country="GB"/>
    </style:style>
    <style:style style:name="P867" style:parent-style-name="Standard" style:family="paragraph">
      <style:text-properties style:font-name="Arial" style:font-name-complex="Arial" fo:language="en" fo:country="GB"/>
    </style:style>
    <style:style style:name="P868" style:parent-style-name="Standard" style:family="paragraph">
      <style:text-properties style:font-name="Arial" style:font-name-complex="Arial" fo:language="en" fo:country="GB"/>
    </style:style>
    <style:style style:name="P869" style:parent-style-name="Standard" style:family="paragraph">
      <style:text-properties style:font-name="Arial" style:font-name-complex="Arial" fo:language="en" fo:country="GB"/>
    </style:style>
    <style:style style:name="P870" style:parent-style-name="Standard" style:family="paragraph">
      <style:text-properties style:font-name="Arial" style:font-name-complex="Arial" fo:language="en" fo:country="GB"/>
    </style:style>
    <style:style style:name="P871" style:parent-style-name="Standard" style:family="paragraph">
      <style:text-properties style:font-name="Arial" style:font-name-complex="Arial" fo:language="en" fo:country="GB"/>
    </style:style>
    <style:style style:name="P872" style:parent-style-name="Standard" style:family="paragraph">
      <style:text-properties style:font-name="Arial" style:font-name-complex="Arial" fo:language="en" fo:country="GB"/>
    </style:style>
    <style:style style:name="P873" style:parent-style-name="Standard" style:family="paragraph">
      <style:text-properties style:font-name="Arial" style:font-name-complex="Arial"/>
    </style:style>
    <style:style style:name="P874" style:parent-style-name="Standard" style:family="paragraph">
      <style:text-properties style:font-name="Arial" style:font-name-complex="Arial" fo:language="en" fo:country="GB"/>
    </style:style>
    <style:style style:name="P875" style:parent-style-name="Standard" style:family="paragraph">
      <style:text-properties style:font-name="Arial" style:font-name-complex="Arial" fo:language="en" fo:country="GB"/>
    </style:style>
    <style:style style:name="P876" style:parent-style-name="Standard" style:family="paragraph">
      <style:text-properties style:font-name="Arial" style:font-name-complex="Arial" fo:language="en" fo:country="GB"/>
    </style:style>
    <style:style style:name="P877" style:parent-style-name="Standard" style:family="paragraph">
      <style:text-properties style:font-name="Arial" style:font-name-complex="Arial" fo:language="en" fo:country="GB"/>
    </style:style>
    <style:style style:name="P878" style:parent-style-name="Standard" style:family="paragraph">
      <style:text-properties style:font-name="Arial" style:font-name-complex="Arial" fo:language="en" fo:country="GB"/>
    </style:style>
    <style:style style:name="P879" style:parent-style-name="Standard" style:family="paragraph">
      <style:text-properties style:font-name="Arial" style:font-name-complex="Arial" fo:language="en" fo:country="GB"/>
    </style:style>
    <style:style style:name="P880" style:parent-style-name="Standard" style:family="paragraph">
      <style:text-properties style:font-name="Arial" style:font-name-complex="Arial" fo:language="en" fo:country="GB"/>
    </style:style>
    <style:style style:name="P881" style:parent-style-name="Standard" style:family="paragraph">
      <style:text-properties style:font-name="Arial" style:font-name-complex="Arial" fo:language="en" fo:country="GB"/>
    </style:style>
    <style:style style:name="P882" style:parent-style-name="Standard" style:family="paragraph">
      <style:text-properties style:font-name="Arial" style:font-name-complex="Arial" fo:language="en" fo:country="GB"/>
    </style:style>
    <style:style style:name="P883" style:parent-style-name="Standard" style:family="paragraph">
      <style:text-properties style:font-name="Arial" style:font-name-complex="Arial"/>
    </style:style>
    <style:style style:name="P884" style:parent-style-name="Standard" style:family="paragraph">
      <style:text-properties style:font-name="Arial" style:font-name-complex="Arial" fo:language="en" fo:country="GB"/>
    </style:style>
    <style:style style:name="P885" style:parent-style-name="Standard" style:family="paragraph">
      <style:text-properties style:font-name="Arial" style:font-name-complex="Arial" fo:language="en" fo:country="GB"/>
    </style:style>
    <style:style style:name="P886" style:parent-style-name="Standard" style:family="paragraph">
      <style:text-properties style:font-name="Arial" style:font-name-complex="Arial" fo:language="en" fo:country="GB"/>
    </style:style>
    <style:style style:name="P887" style:parent-style-name="Standard" style:family="paragraph">
      <style:text-properties style:font-name="Arial" style:font-name-complex="Arial" fo:language="en" fo:country="GB"/>
    </style:style>
    <style:style style:name="P888" style:parent-style-name="Standard" style:family="paragraph">
      <style:text-properties style:font-name="Arial" style:font-name-complex="Arial" fo:language="en" fo:country="GB"/>
    </style:style>
    <style:style style:name="P889" style:parent-style-name="Standard" style:family="paragraph">
      <style:text-properties style:font-name="Arial" style:font-name-complex="Arial" fo:language="en" fo:country="GB"/>
    </style:style>
    <style:style style:name="P890" style:parent-style-name="Standard" style:family="paragraph">
      <style:text-properties style:font-name="Arial" style:font-name-complex="Arial" fo:language="en" fo:country="GB"/>
    </style:style>
    <style:style style:name="P891" style:parent-style-name="Standard" style:family="paragraph">
      <style:text-properties style:font-name="Arial" style:font-name-complex="Arial" fo:language="en" fo:country="GB"/>
    </style:style>
    <style:style style:name="TableColumn893" style:family="table-column">
      <style:table-column-properties style:column-width="1.0951in" style:use-optimal-column-width="false"/>
    </style:style>
    <style:style style:name="TableColumn894" style:family="table-column">
      <style:table-column-properties style:column-width="1.5625in" style:use-optimal-column-width="false"/>
    </style:style>
    <style:style style:name="TableColumn895" style:family="table-column">
      <style:table-column-properties style:column-width="3.7152in" style:use-optimal-column-width="false"/>
    </style:style>
    <style:style style:name="Table892" style:family="table">
      <style:table-properties style:width="6.3729in" fo:margin-left="-0.0569in" table:align="left"/>
    </style:style>
    <style:style style:name="TableRow896" style:family="table-row">
      <style:table-row-properties style:min-row-height="0.1819in" style:use-optimal-row-height="false"/>
    </style:style>
    <style:style style:name="TableCell89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98" style:parent-style-name="Standard" style:family="paragraph">
      <style:paragraph-properties style:snap-to-layout-grid="false"/>
      <style:text-properties style:font-name="Arial" style:font-name-complex="Arial" fo:color="#000000"/>
    </style:style>
    <style:style style:name="TableCell899" style:family="table-cell">
      <style:table-cell-properties fo:border-top="0.0069in solid #000000" fo:border-left="none" fo:border-bottom="none" fo:border-right="none" style:writing-mode="lr-tb" fo:padding-top="0in" fo:padding-left="0.0208in" fo:padding-bottom="0in" fo:padding-right="0.0208in"/>
    </style:style>
    <style:style style:name="P900" style:parent-style-name="Standard" style:family="paragraph">
      <style:paragraph-properties style:snap-to-layout-grid="false"/>
      <style:text-properties style:font-name="Arial" style:font-name-complex="Arial" fo:color="#000000"/>
    </style:style>
    <style:style style:name="TableCell90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02" style:parent-style-name="Standard" style:family="paragraph">
      <style:paragraph-properties style:snap-to-layout-grid="false"/>
      <style:text-properties style:font-name="Arial" style:font-name-complex="Arial" fo:color="#000000"/>
    </style:style>
    <style:style style:name="TableRow903" style:family="table-row">
      <style:table-row-properties style:min-row-height="0.1819in" style:use-optimal-row-height="false"/>
    </style:style>
    <style:style style:name="TableCell90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05" style:parent-style-name="Standard" style:family="paragraph">
      <style:paragraph-properties style:snap-to-layout-grid="false"/>
      <style:text-properties fo:font-size="10pt" style:font-size-asian="10pt" style:font-size-complex="10pt"/>
    </style:style>
    <style:style style:name="TableCell906" style:family="table-cell">
      <style:table-cell-properties fo:border-top="none" fo:border-left="none" fo:border-bottom="0.0069in solid #000000" fo:border-right="none" style:writing-mode="lr-tb" fo:padding-top="0in" fo:padding-left="0.0208in" fo:padding-bottom="0in" fo:padding-right="0.0208in"/>
    </style:style>
    <style:style style:name="P907" style:parent-style-name="Standard" style:family="paragraph">
      <style:paragraph-properties style:snap-to-layout-grid="false"/>
      <style:text-properties style:font-name="Arial" style:font-name-complex="Arial" fo:color="#000000"/>
    </style:style>
    <style:style style:name="P908" style:parent-style-name="Standard" style:family="paragraph">
      <style:text-properties style:font-name="Arial" style:font-name-complex="Arial" fo:color="#000000"/>
    </style:style>
    <style:style style:name="TableCell90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10" style:parent-style-name="Standard" style:family="paragraph">
      <style:paragraph-properties style:snap-to-layout-grid="false"/>
      <style:text-properties style:font-name="Arial" style:font-name-complex="Arial" fo:color="#000000" fo:language="en" fo:country="US"/>
    </style:style>
    <style:style style:name="P911" style:parent-style-name="Überschrift2" style:family="paragraph">
      <style:paragraph-properties fo:widows="2" fo:orphans="2" fo:text-align="start"/>
      <style:text-properties fo:font-size="14pt" style:font-size-asian="14pt" style:font-size-complex="14pt" fo:language="en" fo:country="GB"/>
    </style:style>
    <style:style style:name="P912" style:parent-style-name="Standard" style:family="paragraph">
      <style:text-properties style:font-name="Arial" style:font-name-complex="Arial" fo:language="en" fo:country="GB"/>
    </style:style>
    <style:style style:name="P913" style:parent-style-name="Standard" style:family="paragraph">
      <style:text-properties style:font-name="Arial" style:font-name-complex="Arial" fo:language="en" fo:country="GB"/>
    </style:style>
    <style:style style:name="TableColumn915" style:family="table-column">
      <style:table-column-properties style:column-width="0.6395in" style:use-optimal-column-width="false"/>
    </style:style>
    <style:style style:name="TableColumn916" style:family="table-column">
      <style:table-column-properties style:column-width="0.5902in" style:use-optimal-column-width="false"/>
    </style:style>
    <style:style style:name="TableColumn917" style:family="table-column">
      <style:table-column-properties style:column-width="0.1972in" style:use-optimal-column-width="false"/>
    </style:style>
    <style:style style:name="TableColumn918" style:family="table-column">
      <style:table-column-properties style:column-width="0.7875in" style:use-optimal-column-width="false"/>
    </style:style>
    <style:style style:name="TableColumn919" style:family="table-column">
      <style:table-column-properties style:column-width="0.8861in" style:use-optimal-column-width="false"/>
    </style:style>
    <style:style style:name="TableColumn920" style:family="table-column">
      <style:table-column-properties style:column-width="1.0569in" style:use-optimal-column-width="false"/>
    </style:style>
    <style:style style:name="Table914" style:family="table">
      <style:table-properties style:width="4.1576in" fo:margin-left="-0.0847in" table:align="left"/>
    </style:style>
    <style:style style:name="TableRow921" style:family="table-row">
      <style:table-row-properties style:use-optimal-row-height="false"/>
    </style:style>
    <style:style style:name="TableCell92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23" style:parent-style-name="Standard" style:family="paragraph">
      <style:paragraph-properties style:snap-to-layout-grid="false"/>
      <style:text-properties style:font-name="Arial" style:font-name-complex="Arial"/>
    </style:style>
    <style:style style:name="TableCell9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5" style:parent-style-name="Standard" style:family="paragraph">
      <style:paragraph-properties style:snap-to-layout-grid="false"/>
      <style:text-properties style:font-name="Arial" style:font-name-complex="Arial"/>
    </style:style>
    <style:style style:name="TableCell9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7" style:parent-style-name="Standard" style:family="paragraph">
      <style:paragraph-properties style:snap-to-layout-grid="false"/>
      <style:text-properties style:font-name="Arial" style:font-name-complex="Arial"/>
    </style:style>
    <style:style style:name="TableCell9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9" style:parent-style-name="Standard" style:family="paragraph">
      <style:paragraph-properties style:snap-to-layout-grid="false"/>
      <style:text-properties style:font-name="Arial" style:font-name-complex="Arial"/>
    </style:style>
    <style:style style:name="TableCell9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1" style:parent-style-name="Standard" style:family="paragraph">
      <style:paragraph-properties style:snap-to-layout-grid="false"/>
      <style:text-properties style:font-name="Arial" style:font-name-complex="Arial"/>
    </style:style>
    <style:style style:name="TableCell93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33" style:parent-style-name="Standard" style:family="paragraph">
      <style:paragraph-properties style:snap-to-layout-grid="false"/>
      <style:text-properties style:font-name="Arial" style:font-name-complex="Arial"/>
    </style:style>
    <style:style style:name="P934" style:parent-style-name="Standard" style:family="paragraph">
      <style:text-properties style:font-name="Arial" style:font-name-complex="Arial" fo:language="en" fo:country="GB"/>
    </style:style>
    <style:style style:name="P935" style:parent-style-name="Standard" style:family="paragraph">
      <style:text-properties style:font-name="Arial" style:font-name-complex="Arial" fo:language="en" fo:country="GB"/>
    </style:style>
    <style:style style:name="P936" style:parent-style-name="Standard" style:family="paragraph">
      <style:text-properties style:font-name="Arial" style:font-name-complex="Arial" fo:language="en" fo:country="GB"/>
    </style:style>
    <style:style style:name="P937" style:parent-style-name="Standard" style:family="paragraph">
      <style:text-properties style:font-name="Arial" style:font-name-complex="Arial" fo:language="en" fo:country="GB"/>
    </style:style>
    <style:style style:name="P938" style:parent-style-name="Standard" style:family="paragraph">
      <style:text-properties style:font-name="Arial" style:font-name-complex="Arial" fo:language="en" fo:country="GB"/>
    </style:style>
    <style:style style:name="P939" style:parent-style-name="Standard" style:family="paragraph">
      <style:text-properties style:font-name="Arial" style:font-name-complex="Arial" fo:language="en" fo:country="GB"/>
    </style:style>
    <style:style style:name="P940" style:parent-style-name="Standard" style:family="paragraph">
      <style:text-properties style:font-name="Arial" style:font-name-complex="Arial"/>
    </style:style>
    <style:style style:name="P941" style:parent-style-name="Standard" style:family="paragraph">
      <style:text-properties style:font-name="Arial" style:font-name-complex="Arial"/>
    </style:style>
    <style:style style:name="P942" style:parent-style-name="Standard" style:family="paragraph">
      <style:text-properties style:font-name="Arial" style:font-name-complex="Arial" fo:language="en" fo:country="GB"/>
    </style:style>
    <style:style style:name="P943" style:parent-style-name="Standard" style:family="paragraph">
      <style:text-properties style:font-name="Arial" style:font-name-complex="Arial"/>
    </style:style>
    <style:style style:name="P944" style:parent-style-name="Standard" style:family="paragraph">
      <style:text-properties style:font-name="Arial" style:font-name-complex="Arial"/>
    </style:style>
    <style:style style:name="P945" style:parent-style-name="Standard" style:family="paragraph">
      <style:text-properties style:font-name="Arial" style:font-name-complex="Arial"/>
    </style:style>
    <style:style style:name="P946" style:parent-style-name="Standard" style:family="paragraph">
      <style:text-properties style:font-name="Arial" style:font-name-complex="Arial" fo:language="en" fo:country="GB"/>
    </style:style>
    <style:style style:name="P947" style:parent-style-name="Standard" style:family="paragraph">
      <style:text-properties style:font-name="Arial" style:font-name-complex="Arial" fo:language="en" fo:country="GB"/>
    </style:style>
    <style:style style:name="P948" style:parent-style-name="Standard" style:family="paragraph">
      <style:text-properties style:font-name="Arial" style:font-name-complex="Arial"/>
    </style:style>
    <style:style style:name="P949" style:parent-style-name="Standard" style:family="paragraph">
      <style:text-properties style:font-name="Arial" style:font-name-complex="Arial"/>
    </style:style>
    <style:style style:name="P950" style:parent-style-name="Standard" style:family="paragraph">
      <style:text-properties style:font-name="Arial" style:font-name-complex="Arial"/>
    </style:style>
    <style:style style:name="P951" style:parent-style-name="Standard" style:family="paragraph">
      <style:text-properties style:font-name="Arial" style:font-name-complex="Arial" fo:language="en" fo:country="GB"/>
    </style:style>
    <style:style style:name="P952" style:parent-style-name="Standard" style:family="paragraph">
      <style:text-properties style:font-name="Arial" style:font-name-complex="Arial" fo:language="en" fo:country="GB"/>
    </style:style>
    <style:style style:name="P953" style:parent-style-name="Standard" style:family="paragraph">
      <style:text-properties style:font-name="Arial" style:font-name-complex="Arial" fo:language="en" fo:country="GB"/>
    </style:style>
    <style:style style:name="P954" style:parent-style-name="Standard" style:family="paragraph">
      <style:text-properties style:font-name="Arial" style:font-name-complex="Arial"/>
    </style:style>
    <style:style style:name="TableColumn956" style:family="table-column">
      <style:table-column-properties style:column-width="1.0951in" style:use-optimal-column-width="false"/>
    </style:style>
    <style:style style:name="TableColumn957" style:family="table-column">
      <style:table-column-properties style:column-width="1.5625in" style:use-optimal-column-width="false"/>
    </style:style>
    <style:style style:name="TableColumn958" style:family="table-column">
      <style:table-column-properties style:column-width="3.7152in" style:use-optimal-column-width="false"/>
    </style:style>
    <style:style style:name="Table955" style:family="table">
      <style:table-properties style:width="6.3729in" fo:margin-left="-0.0569in" table:align="left"/>
    </style:style>
    <style:style style:name="TableRow959" style:family="table-row">
      <style:table-row-properties style:min-row-height="0.1819in" style:use-optimal-row-height="false"/>
    </style:style>
    <style:style style:name="TableCell96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61" style:parent-style-name="Standard" style:family="paragraph">
      <style:paragraph-properties style:snap-to-layout-grid="false"/>
      <style:text-properties style:font-name="Arial" style:font-name-complex="Arial" fo:color="#000000"/>
    </style:style>
    <style:style style:name="TableCell962" style:family="table-cell">
      <style:table-cell-properties fo:border-top="0.0069in solid #000000" fo:border-left="none" fo:border-bottom="none" fo:border-right="none" style:writing-mode="lr-tb" fo:padding-top="0in" fo:padding-left="0.0208in" fo:padding-bottom="0in" fo:padding-right="0.0208in"/>
    </style:style>
    <style:style style:name="P963" style:parent-style-name="Standard" style:family="paragraph">
      <style:paragraph-properties style:snap-to-layout-grid="false"/>
      <style:text-properties style:font-name="Arial" style:font-name-complex="Arial" fo:color="#000000"/>
    </style:style>
    <style:style style:name="TableCell96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65" style:parent-style-name="Standard" style:family="paragraph">
      <style:paragraph-properties style:snap-to-layout-grid="false"/>
      <style:text-properties style:font-name="Arial" style:font-name-complex="Arial" fo:color="#000000"/>
    </style:style>
    <style:style style:name="TableRow966" style:family="table-row">
      <style:table-row-properties style:min-row-height="0.1819in" style:use-optimal-row-height="false"/>
    </style:style>
    <style:style style:name="TableCell96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68" style:parent-style-name="Standard" style:family="paragraph">
      <style:paragraph-properties style:snap-to-layout-grid="false"/>
      <style:text-properties fo:font-size="10pt" style:font-size-asian="10pt" style:font-size-complex="10pt"/>
    </style:style>
    <style:style style:name="TableCell969" style:family="table-cell">
      <style:table-cell-properties fo:border-top="none" fo:border-left="none" fo:border-bottom="0.0069in solid #000000" fo:border-right="none" style:writing-mode="lr-tb" fo:padding-top="0in" fo:padding-left="0.0208in" fo:padding-bottom="0in" fo:padding-right="0.0208in"/>
    </style:style>
    <style:style style:name="P970" style:parent-style-name="Standard" style:family="paragraph">
      <style:paragraph-properties style:snap-to-layout-grid="false"/>
      <style:text-properties style:font-name="Arial" style:font-name-complex="Arial" fo:color="#000000"/>
    </style:style>
    <style:style style:name="P971" style:parent-style-name="Standard" style:family="paragraph">
      <style:text-properties style:font-name="Arial" style:font-name-complex="Arial" fo:color="#000000"/>
    </style:style>
    <style:style style:name="TableCell97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73" style:parent-style-name="Standard" style:family="paragraph">
      <style:paragraph-properties style:snap-to-layout-grid="false"/>
      <style:text-properties style:font-name="Arial" style:font-name-complex="Arial" fo:color="#000000" fo:language="en" fo:country="US"/>
    </style:style>
    <style:style style:name="P974" style:parent-style-name="Überschrift2" style:family="paragraph">
      <style:paragraph-properties fo:widows="2" fo:orphans="2" fo:text-align="start"/>
      <style:text-properties fo:font-size="14pt" style:font-size-asian="14pt" style:font-size-complex="14pt" fo:language="en" fo:country="GB"/>
    </style:style>
    <style:style style:name="P975" style:parent-style-name="Standard" style:family="paragraph">
      <style:text-properties style:font-name="Arial" style:font-name-complex="Arial" fo:language="en" fo:country="GB"/>
    </style:style>
    <style:style style:name="P976" style:parent-style-name="Standard" style:family="paragraph">
      <style:text-properties style:font-name="Arial" style:font-name-complex="Arial" fo:language="en" fo:country="GB"/>
    </style:style>
    <style:style style:name="P977"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978" style:parent-style-name="Standard" style:family="paragraph">
      <style:paragraph-properties fo:margin-left="0.4916in" fo:text-indent="0.4916in">
        <style:tab-stops/>
      </style:paragraph-properties>
    </style:style>
    <style:style style:name="T979" style:parent-style-name="Absatz-Standardschriftart" style:family="text">
      <style:text-properties style:font-name="Arial" style:font-name-complex="Arial" fo:language="it" fo:country="IT"/>
    </style:style>
    <style:style style:name="T980" style:parent-style-name="Absatz-Standardschriftart" style:family="text">
      <style:text-properties style:font-name="Arial" style:font-name-complex="Arial" fo:language="en" fo:country="GB"/>
    </style:style>
    <style:style style:name="P981" style:parent-style-name="Standard" style:family="paragraph">
      <style:paragraph-properties fo:margin-left="0.4916in" fo:text-indent="0.4916in">
        <style:tab-stops/>
      </style:paragraph-properties>
      <style:text-properties style:font-name="Arial" style:font-name-complex="Arial" fo:language="en" fo:country="GB"/>
    </style:style>
    <style:style style:name="P982" style:parent-style-name="Standard" style:family="paragraph">
      <style:paragraph-properties fo:margin-left="0.4916in" fo:text-indent="0.4916in">
        <style:tab-stops/>
      </style:paragraph-properties>
    </style:style>
    <style:style style:name="T983" style:parent-style-name="Absatz-Standardschriftart" style:family="text">
      <style:text-properties style:font-name="Arial" style:font-name-complex="Arial" fo:language="en" fo:country="US"/>
    </style:style>
    <style:style style:name="T984" style:parent-style-name="Absatz-Standardschriftart" style:family="text">
      <style:text-properties style:font-name="Arial" style:font-name-complex="Arial" fo:language="en" fo:country="GB"/>
    </style:style>
    <style:style style:name="P985"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987" style:family="table-column">
      <style:table-column-properties style:column-width="0.6395in" style:use-optimal-column-width="false"/>
    </style:style>
    <style:style style:name="TableColumn988" style:family="table-column">
      <style:table-column-properties style:column-width="0.7354in" style:use-optimal-column-width="false"/>
    </style:style>
    <style:style style:name="TableColumn989" style:family="table-column">
      <style:table-column-properties style:column-width="0.1562in" style:use-optimal-column-width="false"/>
    </style:style>
    <style:style style:name="TableColumn990" style:family="table-column">
      <style:table-column-properties style:column-width="0.7604in" style:use-optimal-column-width="false"/>
    </style:style>
    <style:style style:name="TableColumn991" style:family="table-column">
      <style:table-column-properties style:column-width="0.809in" style:use-optimal-column-width="false"/>
    </style:style>
    <style:style style:name="TableColumn992" style:family="table-column">
      <style:table-column-properties style:column-width="1.0569in" style:use-optimal-column-width="false"/>
    </style:style>
    <style:style style:name="Table986" style:family="table">
      <style:table-properties style:width="4.1576in" fo:margin-left="-0.0847in" table:align="left"/>
    </style:style>
    <style:style style:name="TableRow993" style:family="table-row">
      <style:table-row-properties style:use-optimal-row-height="false"/>
    </style:style>
    <style:style style:name="TableCell9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95" style:parent-style-name="Standard" style:family="paragraph">
      <style:paragraph-properties style:snap-to-layout-grid="false"/>
      <style:text-properties style:font-name="Arial" style:font-name-complex="Arial"/>
    </style:style>
    <style:style style:name="TableCell9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7" style:parent-style-name="Standard" style:family="paragraph">
      <style:paragraph-properties style:snap-to-layout-grid="false"/>
      <style:text-properties style:font-name="Arial" style:font-name-complex="Arial"/>
    </style:style>
    <style:style style:name="TableCell9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9" style:parent-style-name="Standard" style:family="paragraph">
      <style:paragraph-properties style:snap-to-layout-grid="false"/>
      <style:text-properties style:font-name="Arial" style:font-name-complex="Arial"/>
    </style:style>
    <style:style style:name="TableCell10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01" style:parent-style-name="Standard" style:family="paragraph">
      <style:paragraph-properties style:snap-to-layout-grid="false"/>
      <style:text-properties style:font-name="Arial" style:font-name-complex="Arial"/>
    </style:style>
    <style:style style:name="TableCell10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03" style:parent-style-name="Standard" style:family="paragraph">
      <style:paragraph-properties style:snap-to-layout-grid="false"/>
      <style:text-properties style:font-name="Arial" style:font-name-complex="Arial"/>
    </style:style>
    <style:style style:name="TableCell100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05" style:parent-style-name="Standard" style:family="paragraph">
      <style:paragraph-properties style:snap-to-layout-grid="false"/>
      <style:text-properties style:font-name="Arial" style:font-name-complex="Arial"/>
    </style:style>
    <style:style style:name="P1006" style:parent-style-name="Standard" style:family="paragraph">
      <style:text-properties style:font-name="Arial" style:font-name-complex="Arial"/>
    </style:style>
    <style:style style:name="P1007" style:parent-style-name="Standard" style:family="paragraph">
      <style:text-properties style:font-name="Arial" style:font-name-complex="Arial" fo:language="en" fo:country="GB"/>
    </style:style>
    <style:style style:name="P1008" style:parent-style-name="Standard" style:family="paragraph">
      <style:text-properties style:font-name="Arial" style:font-name-complex="Arial" fo:language="en" fo:country="GB"/>
    </style:style>
    <style:style style:name="P1009" style:parent-style-name="Standard" style:family="paragraph">
      <style:text-properties style:font-name="Arial" style:font-name-complex="Arial" fo:language="en" fo:country="GB"/>
    </style:style>
    <style:style style:name="P1010" style:parent-style-name="Standard" style:family="paragraph">
      <style:text-properties style:font-name="Arial" style:font-name-complex="Arial" fo:language="en" fo:country="GB"/>
    </style:style>
    <style:style style:name="P1011" style:parent-style-name="Standard" style:family="paragraph">
      <style:text-properties style:font-name="Arial" style:font-name-complex="Arial" fo:language="en" fo:country="GB"/>
    </style:style>
    <style:style style:name="P1012" style:parent-style-name="Standard" style:family="paragraph">
      <style:text-properties style:font-name="Arial" style:font-name-complex="Arial" fo:language="en" fo:country="GB"/>
    </style:style>
    <style:style style:name="P1013" style:parent-style-name="Standard" style:family="paragraph">
      <style:text-properties style:font-name="Arial" style:font-name-complex="Arial" fo:language="en" fo:country="GB"/>
    </style:style>
    <style:style style:name="P1014" style:parent-style-name="Standard" style:family="paragraph">
      <style:text-properties style:font-name="Arial" style:font-name-complex="Arial"/>
    </style:style>
    <style:style style:name="P1015" style:parent-style-name="Standard" style:family="paragraph">
      <style:text-properties style:font-name="Arial" style:font-name-complex="Arial"/>
    </style:style>
    <style:style style:name="P1016" style:parent-style-name="Standard" style:family="paragraph">
      <style:text-properties style:font-name="Arial" style:font-name-complex="Arial" fo:language="en" fo:country="GB"/>
    </style:style>
    <style:style style:name="P1017" style:parent-style-name="Standard" style:family="paragraph">
      <style:text-properties style:font-name="Arial" style:font-name-complex="Arial" fo:language="en" fo:country="GB"/>
    </style:style>
    <style:style style:name="P1018" style:parent-style-name="Standard" style:family="paragraph">
      <style:text-properties style:font-name="Arial" style:font-name-complex="Arial"/>
    </style:style>
    <style:style style:name="P1019" style:parent-style-name="Standard" style:family="paragraph">
      <style:text-properties style:font-name="Arial" style:font-name-complex="Arial"/>
    </style:style>
    <style:style style:name="P1020" style:parent-style-name="Standard" style:family="paragraph">
      <style:text-properties style:font-name="Arial" style:font-name-complex="Arial" fo:language="en" fo:country="GB"/>
    </style:style>
    <style:style style:name="P1021" style:parent-style-name="Standard" style:family="paragraph">
      <style:text-properties style:font-name="Arial" style:font-name-complex="Arial"/>
    </style:style>
    <style:style style:name="P1022" style:parent-style-name="Standard" style:family="paragraph">
      <style:text-properties style:font-name="Arial" style:font-name-complex="Arial"/>
    </style:style>
    <style:style style:name="TableColumn1024" style:family="table-column">
      <style:table-column-properties style:column-width="1.0951in" style:use-optimal-column-width="false"/>
    </style:style>
    <style:style style:name="TableColumn1025" style:family="table-column">
      <style:table-column-properties style:column-width="1.5625in" style:use-optimal-column-width="false"/>
    </style:style>
    <style:style style:name="TableColumn1026" style:family="table-column">
      <style:table-column-properties style:column-width="3.7152in" style:use-optimal-column-width="false"/>
    </style:style>
    <style:style style:name="Table1023" style:family="table">
      <style:table-properties style:width="6.3729in" fo:margin-left="-0.0569in" table:align="left"/>
    </style:style>
    <style:style style:name="TableRow1027" style:family="table-row">
      <style:table-row-properties style:min-row-height="0.1819in" style:use-optimal-row-height="false"/>
    </style:style>
    <style:style style:name="TableCell102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29" style:parent-style-name="Standard" style:family="paragraph">
      <style:paragraph-properties style:snap-to-layout-grid="false"/>
      <style:text-properties style:font-name="Arial" style:font-name-complex="Arial" fo:color="#000000"/>
    </style:style>
    <style:style style:name="TableCell1030" style:family="table-cell">
      <style:table-cell-properties fo:border-top="0.0069in solid #000000" fo:border-left="none" fo:border-bottom="none" fo:border-right="none" style:writing-mode="lr-tb" fo:padding-top="0in" fo:padding-left="0.0208in" fo:padding-bottom="0in" fo:padding-right="0.0208in"/>
    </style:style>
    <style:style style:name="P1031" style:parent-style-name="Standard" style:family="paragraph">
      <style:paragraph-properties style:snap-to-layout-grid="false"/>
      <style:text-properties style:font-name="Arial" style:font-name-complex="Arial" fo:color="#000000"/>
    </style:style>
    <style:style style:name="TableCell103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33" style:parent-style-name="Standard" style:family="paragraph">
      <style:paragraph-properties style:snap-to-layout-grid="false"/>
      <style:text-properties style:font-name="Arial" style:font-name-complex="Arial" fo:color="#000000"/>
    </style:style>
    <style:style style:name="TableRow1034" style:family="table-row">
      <style:table-row-properties style:min-row-height="0.1819in" style:use-optimal-row-height="false"/>
    </style:style>
    <style:style style:name="TableCell103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36" style:parent-style-name="Standard" style:family="paragraph">
      <style:paragraph-properties style:snap-to-layout-grid="false"/>
      <style:text-properties fo:font-size="10pt" style:font-size-asian="10pt" style:font-size-complex="10pt"/>
    </style:style>
    <style:style style:name="TableCell1037" style:family="table-cell">
      <style:table-cell-properties fo:border-top="none" fo:border-left="none" fo:border-bottom="0.0069in solid #000000" fo:border-right="none" style:writing-mode="lr-tb" fo:padding-top="0in" fo:padding-left="0.0208in" fo:padding-bottom="0in" fo:padding-right="0.0208in"/>
    </style:style>
    <style:style style:name="P1038" style:parent-style-name="Standard" style:family="paragraph">
      <style:paragraph-properties style:snap-to-layout-grid="false"/>
      <style:text-properties style:font-name="Arial" style:font-name-complex="Arial" fo:color="#000000"/>
    </style:style>
    <style:style style:name="P1039" style:parent-style-name="Standard" style:family="paragraph">
      <style:text-properties style:font-name="Arial" style:font-name-complex="Arial" fo:color="#000000"/>
    </style:style>
    <style:style style:name="TableCell104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41" style:parent-style-name="Standard" style:family="paragraph">
      <style:paragraph-properties style:snap-to-layout-grid="false"/>
      <style:text-properties style:font-name="Arial" style:font-name-complex="Arial" fo:color="#000000" fo:language="en" fo:country="US"/>
    </style:style>
    <style:style style:name="P1042" style:parent-style-name="Überschrift2" style:family="paragraph">
      <style:paragraph-properties fo:widows="2" fo:orphans="2" fo:text-align="start"/>
      <style:text-properties fo:font-size="14pt" style:font-size-asian="14pt" style:font-size-complex="14pt" fo:language="en" fo:country="GB"/>
    </style:style>
    <style:style style:name="P1043" style:parent-style-name="Standard" style:family="paragraph">
      <style:text-properties style:font-name="Arial" style:font-name-complex="Arial"/>
    </style:style>
    <style:style style:name="P1044" style:parent-style-name="Standard" style:family="paragraph">
      <style:text-properties style:font-name="Arial" style:font-name-complex="Arial"/>
    </style:style>
    <style:style style:name="P1045" style:parent-style-name="Standard" style:family="paragraph">
      <style:text-properties style:font-name="Arial" style:font-name-complex="Arial"/>
    </style:style>
    <style:style style:name="TableColumn1047" style:family="table-column">
      <style:table-column-properties style:column-width="0.6395in" style:use-optimal-column-width="false"/>
    </style:style>
    <style:style style:name="TableColumn1048" style:family="table-column">
      <style:table-column-properties style:column-width="0.725in" style:use-optimal-column-width="false"/>
    </style:style>
    <style:style style:name="TableColumn1049" style:family="table-column">
      <style:table-column-properties style:column-width="0.125in" style:use-optimal-column-width="false"/>
    </style:style>
    <style:style style:name="TableColumn1050" style:family="table-column">
      <style:table-column-properties style:column-width="0.725in" style:use-optimal-column-width="false"/>
    </style:style>
    <style:style style:name="TableColumn1051" style:family="table-column">
      <style:table-column-properties style:column-width="0.8861in" style:use-optimal-column-width="false"/>
    </style:style>
    <style:style style:name="TableColumn1052" style:family="table-column">
      <style:table-column-properties style:column-width="1.0569in" style:use-optimal-column-width="false"/>
    </style:style>
    <style:style style:name="Table1046" style:family="table">
      <style:table-properties style:width="4.1576in" fo:margin-left="-0.0847in" table:align="left"/>
    </style:style>
    <style:style style:name="TableRow1053" style:family="table-row">
      <style:table-row-properties style:use-optimal-row-height="false"/>
    </style:style>
    <style:style style:name="TableCell105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55" style:parent-style-name="Standard" style:family="paragraph">
      <style:paragraph-properties style:snap-to-layout-grid="false"/>
      <style:text-properties style:font-name="Arial" style:font-name-complex="Arial"/>
    </style:style>
    <style:style style:name="TableCell10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7" style:parent-style-name="Standard" style:family="paragraph">
      <style:paragraph-properties style:snap-to-layout-grid="false"/>
      <style:text-properties style:font-name="Arial" style:font-name-complex="Arial"/>
    </style:style>
    <style:style style:name="TableCell10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9" style:parent-style-name="Standard" style:family="paragraph">
      <style:paragraph-properties style:snap-to-layout-grid="false"/>
      <style:text-properties style:font-name="Arial" style:font-name-complex="Arial"/>
    </style:style>
    <style:style style:name="TableCell10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61" style:parent-style-name="Standard" style:family="paragraph">
      <style:paragraph-properties style:snap-to-layout-grid="false"/>
      <style:text-properties style:font-name="Arial" style:font-name-complex="Arial"/>
    </style:style>
    <style:style style:name="TableCell10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63" style:parent-style-name="Standard" style:family="paragraph">
      <style:paragraph-properties style:snap-to-layout-grid="false"/>
      <style:text-properties style:font-name="Arial" style:font-name-complex="Arial"/>
    </style:style>
    <style:style style:name="TableCell106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65" style:parent-style-name="Standard" style:family="paragraph">
      <style:paragraph-properties style:snap-to-layout-grid="false"/>
      <style:text-properties style:font-name="Arial" style:font-name-complex="Arial"/>
    </style:style>
    <style:style style:name="P1066" style:parent-style-name="Standard" style:family="paragraph">
      <style:text-properties style:font-name="Arial" style:font-name-complex="Arial" fo:language="en" fo:country="GB"/>
    </style:style>
    <style:style style:name="P1067" style:parent-style-name="Standard" style:family="paragraph"/>
    <style:style style:name="T1068" style:parent-style-name="Absatz-Standardschriftart" style:family="text">
      <style:text-properties style:font-name="Arial" style:font-name-complex="Arial"/>
    </style:style>
    <style:style style:name="T1069" style:parent-style-name="Absatz-Standardschriftart" style:family="text">
      <style:text-properties style:font-name="Arial" style:font-name-complex="Arial" fo:language="en" fo:country="GB"/>
    </style:style>
    <style:style style:name="P1070" style:parent-style-name="Standard" style:family="paragraph">
      <style:text-properties style:font-name="Arial" style:font-name-complex="Arial" fo:language="en" fo:country="GB"/>
    </style:style>
    <style:style style:name="P1071" style:parent-style-name="Standard" style:family="paragraph">
      <style:text-properties style:font-name="Arial" style:font-name-complex="Arial" fo:language="en" fo:country="GB"/>
    </style:style>
    <style:style style:name="P1072" style:parent-style-name="Standard" style:family="paragraph">
      <style:text-properties style:font-name="Arial" style:font-name-complex="Arial" fo:language="en" fo:country="GB"/>
    </style:style>
    <style:style style:name="P1073" style:parent-style-name="Standard" style:family="paragraph">
      <style:text-properties style:font-name="Arial" style:font-name-complex="Arial" fo:language="en" fo:country="GB"/>
    </style:style>
    <style:style style:name="P1074" style:parent-style-name="Standard" style:family="paragraph">
      <style:text-properties style:font-name="Arial" style:font-name-complex="Arial"/>
    </style:style>
    <style:style style:name="P1075" style:parent-style-name="Standard" style:family="paragraph"/>
    <style:style style:name="T1076" style:parent-style-name="Absatz-Standardschriftart" style:family="text">
      <style:text-properties style:font-name="Arial" style:font-name-complex="Arial" fo:language="en" fo:country="GB"/>
    </style:style>
    <style:style style:name="T1077" style:parent-style-name="Absatz-Standardschriftart" style:family="text">
      <style:text-properties fo:language="en" fo:country="GB"/>
    </style:style>
    <style:style style:name="T1078" style:parent-style-name="Absatz-Standardschriftart" style:family="text">
      <style:text-properties style:font-name="Arial" style:font-name-complex="Arial" fo:language="en" fo:country="GB"/>
    </style:style>
    <style:style style:name="P1079" style:parent-style-name="Standard" style:family="paragraph">
      <style:text-properties style:font-name="Arial" style:font-name-complex="Arial" fo:language="en" fo:country="GB"/>
    </style:style>
    <style:style style:name="P1080" style:parent-style-name="Standard" style:family="paragraph">
      <style:text-properties style:font-name="Arial" style:font-name-complex="Arial" fo:language="en" fo:country="GB"/>
    </style:style>
    <style:style style:name="P1081" style:parent-style-name="Standard" style:family="paragraph">
      <style:text-properties style:font-name="Arial" style:font-name-complex="Arial"/>
    </style:style>
    <style:style style:name="P1082" style:parent-style-name="Standard" style:family="paragraph">
      <style:text-properties style:font-name="Arial" style:font-name-complex="Arial"/>
    </style:style>
    <style:style style:name="P1083" style:parent-style-name="Standard" style:family="paragraph">
      <style:text-properties style:font-name="Arial" style:font-name-complex="Arial"/>
    </style:style>
    <style:style style:name="P1084" style:parent-style-name="Standard" style:family="paragraph">
      <style:text-properties style:font-name="Arial" style:font-name-complex="Arial"/>
    </style:style>
    <style:style style:name="TableColumn1086" style:family="table-column">
      <style:table-column-properties style:column-width="1.0951in" style:use-optimal-column-width="false"/>
    </style:style>
    <style:style style:name="TableColumn1087" style:family="table-column">
      <style:table-column-properties style:column-width="1.5625in" style:use-optimal-column-width="false"/>
    </style:style>
    <style:style style:name="TableColumn1088" style:family="table-column">
      <style:table-column-properties style:column-width="3.7152in" style:use-optimal-column-width="false"/>
    </style:style>
    <style:style style:name="Table1085" style:family="table">
      <style:table-properties style:width="6.3729in" fo:margin-left="-0.0569in" table:align="left"/>
    </style:style>
    <style:style style:name="TableRow1089" style:family="table-row">
      <style:table-row-properties style:min-row-height="0.1819in" style:use-optimal-row-height="false"/>
    </style:style>
    <style:style style:name="TableCell109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91" style:parent-style-name="Standard" style:family="paragraph">
      <style:paragraph-properties style:snap-to-layout-grid="false"/>
      <style:text-properties style:font-name="Arial" style:font-name-complex="Arial" fo:color="#000000"/>
    </style:style>
    <style:style style:name="TableCell1092" style:family="table-cell">
      <style:table-cell-properties fo:border-top="0.0069in solid #000000" fo:border-left="none" fo:border-bottom="none" fo:border-right="none" style:writing-mode="lr-tb" fo:padding-top="0in" fo:padding-left="0.0208in" fo:padding-bottom="0in" fo:padding-right="0.0208in"/>
    </style:style>
    <style:style style:name="P1093" style:parent-style-name="Standard" style:family="paragraph">
      <style:paragraph-properties style:snap-to-layout-grid="false"/>
      <style:text-properties style:font-name="Arial" style:font-name-complex="Arial" fo:color="#000000"/>
    </style:style>
    <style:style style:name="TableCell109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95" style:parent-style-name="Standard" style:family="paragraph">
      <style:paragraph-properties style:snap-to-layout-grid="false"/>
      <style:text-properties style:font-name="Arial" style:font-name-complex="Arial" fo:color="#000000"/>
    </style:style>
    <style:style style:name="TableRow1096" style:family="table-row">
      <style:table-row-properties style:min-row-height="0.1819in" style:use-optimal-row-height="false"/>
    </style:style>
    <style:style style:name="TableCell109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98" style:parent-style-name="Standard" style:family="paragraph">
      <style:paragraph-properties style:snap-to-layout-grid="false"/>
      <style:text-properties fo:font-size="10pt" style:font-size-asian="10pt" style:font-size-complex="10pt"/>
    </style:style>
    <style:style style:name="TableCell1099" style:family="table-cell">
      <style:table-cell-properties fo:border-top="none" fo:border-left="none" fo:border-bottom="0.0069in solid #000000" fo:border-right="none" style:writing-mode="lr-tb" fo:padding-top="0in" fo:padding-left="0.0208in" fo:padding-bottom="0in" fo:padding-right="0.0208in"/>
    </style:style>
    <style:style style:name="P1100" style:parent-style-name="Standard" style:family="paragraph">
      <style:paragraph-properties style:snap-to-layout-grid="false"/>
      <style:text-properties style:font-name="Arial" style:font-name-complex="Arial" fo:color="#000000"/>
    </style:style>
    <style:style style:name="P1101" style:parent-style-name="Standard" style:family="paragraph">
      <style:text-properties style:font-name="Arial" style:font-name-complex="Arial" fo:color="#000000"/>
    </style:style>
    <style:style style:name="TableCell110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03" style:parent-style-name="Standard" style:family="paragraph">
      <style:paragraph-properties style:snap-to-layout-grid="false"/>
      <style:text-properties style:font-name="Arial" style:font-name-complex="Arial" fo:color="#000000" fo:language="en" fo:country="US"/>
    </style:style>
    <style:style style:name="P1104" style:parent-style-name="Überschrift2" style:family="paragraph">
      <style:paragraph-properties fo:widows="2" fo:orphans="2" fo:text-align="start"/>
      <style:text-properties fo:font-size="14pt" style:font-size-asian="14pt" style:font-size-complex="14pt" fo:language="en" fo:country="GB"/>
    </style:style>
    <style:style style:name="P1105" style:parent-style-name="Standard" style:family="paragraph">
      <style:text-properties style:font-name="Arial" style:font-name-complex="Arial" fo:language="en" fo:country="GB"/>
    </style:style>
    <style:style style:name="P1106" style:parent-style-name="Standard" style:family="paragraph">
      <style:text-properties style:font-name="Arial" style:font-name-complex="Arial" fo:language="en" fo:country="GB"/>
    </style:style>
    <style:style style:name="P1107"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108" style:parent-style-name="Standard" style:family="paragraph">
      <style:paragraph-properties fo:margin-left="0.4916in" fo:text-indent="0.4916in">
        <style:tab-stops/>
      </style:paragraph-properties>
    </style:style>
    <style:style style:name="T1109" style:parent-style-name="Absatz-Standardschriftart" style:family="text">
      <style:text-properties style:font-name="Arial" style:font-name-complex="Arial" fo:language="it" fo:country="IT"/>
    </style:style>
    <style:style style:name="T1110" style:parent-style-name="Absatz-Standardschriftart" style:family="text">
      <style:text-properties style:font-name="Arial" style:font-name-complex="Arial" fo:language="en" fo:country="GB"/>
    </style:style>
    <style:style style:name="P1111" style:parent-style-name="Standard" style:family="paragraph">
      <style:paragraph-properties fo:margin-left="0.4916in" fo:text-indent="0.4916in">
        <style:tab-stops/>
      </style:paragraph-properties>
      <style:text-properties style:font-name="Arial" style:font-name-complex="Arial" fo:language="en" fo:country="GB"/>
    </style:style>
    <style:style style:name="P1112" style:parent-style-name="Standard" style:family="paragraph">
      <style:paragraph-properties fo:margin-left="0.4916in" fo:text-indent="0.4916in">
        <style:tab-stops/>
      </style:paragraph-properties>
    </style:style>
    <style:style style:name="T1113" style:parent-style-name="Absatz-Standardschriftart" style:family="text">
      <style:text-properties style:font-name="Arial" style:font-name-complex="Arial" fo:language="en" fo:country="US"/>
    </style:style>
    <style:style style:name="T1114" style:parent-style-name="Absatz-Standardschriftart" style:family="text">
      <style:text-properties style:font-name="Arial" style:font-name-complex="Arial" fo:language="en" fo:country="GB"/>
    </style:style>
    <style:style style:name="P1115" style:parent-style-name="Standard" style:family="paragraph">
      <style:paragraph-properties fo:margin-left="0.4916in" fo:text-indent="0.4916in">
        <style:tab-stops/>
      </style:paragraph-properties>
      <style:text-properties style:font-name="Arial" style:font-name-complex="Arial" fo:language="en" fo:country="US"/>
    </style:style>
    <style:style style:name="P1116"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1118" style:family="table-column">
      <style:table-column-properties style:column-width="0.6395in" style:use-optimal-column-width="false"/>
    </style:style>
    <style:style style:name="TableColumn1119" style:family="table-column">
      <style:table-column-properties style:column-width="0.5902in" style:use-optimal-column-width="false"/>
    </style:style>
    <style:style style:name="TableColumn1120" style:family="table-column">
      <style:table-column-properties style:column-width="0.1972in" style:use-optimal-column-width="false"/>
    </style:style>
    <style:style style:name="TableColumn1121" style:family="table-column">
      <style:table-column-properties style:column-width="0.7875in" style:use-optimal-column-width="false"/>
    </style:style>
    <style:style style:name="TableColumn1122" style:family="table-column">
      <style:table-column-properties style:column-width="0.8861in" style:use-optimal-column-width="false"/>
    </style:style>
    <style:style style:name="TableColumn1123" style:family="table-column">
      <style:table-column-properties style:column-width="1.0569in" style:use-optimal-column-width="false"/>
    </style:style>
    <style:style style:name="Table1117" style:family="table">
      <style:table-properties style:width="4.1576in" fo:margin-left="-0.0847in" table:align="left"/>
    </style:style>
    <style:style style:name="TableRow1124" style:family="table-row">
      <style:table-row-properties style:use-optimal-row-height="false"/>
    </style:style>
    <style:style style:name="TableCell112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6" style:parent-style-name="Standard" style:family="paragraph">
      <style:paragraph-properties style:snap-to-layout-grid="false"/>
      <style:text-properties style:font-name="Arial" style:font-name-complex="Arial"/>
    </style:style>
    <style:style style:name="TableCell11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8" style:parent-style-name="Standard" style:family="paragraph">
      <style:paragraph-properties style:snap-to-layout-grid="false"/>
      <style:text-properties style:font-name="Arial" style:font-name-complex="Arial"/>
    </style:style>
    <style:style style:name="TableCell11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0" style:parent-style-name="Standard" style:family="paragraph">
      <style:paragraph-properties style:snap-to-layout-grid="false"/>
      <style:text-properties style:font-name="Arial" style:font-name-complex="Arial"/>
    </style:style>
    <style:style style:name="TableCell11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2" style:parent-style-name="Standard" style:family="paragraph">
      <style:paragraph-properties style:snap-to-layout-grid="false"/>
      <style:text-properties style:font-name="Arial" style:font-name-complex="Arial"/>
    </style:style>
    <style:style style:name="TableCell11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4" style:parent-style-name="Standard" style:family="paragraph">
      <style:paragraph-properties style:snap-to-layout-grid="false"/>
      <style:text-properties style:font-name="Arial" style:font-name-complex="Arial"/>
    </style:style>
    <style:style style:name="TableCell113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36" style:parent-style-name="Standard" style:family="paragraph">
      <style:paragraph-properties style:snap-to-layout-grid="false"/>
      <style:text-properties style:font-name="Arial" style:font-name-complex="Arial"/>
    </style:style>
    <style:style style:name="P1137" style:parent-style-name="Standard" style:family="paragraph">
      <style:text-properties style:font-name="Arial" style:font-name-complex="Arial"/>
    </style:style>
    <style:style style:name="P1138" style:parent-style-name="Standard" style:family="paragraph">
      <style:text-properties style:font-name="Arial" style:font-name-complex="Arial" fo:language="en" fo:country="GB"/>
    </style:style>
    <style:style style:name="P1139" style:parent-style-name="Standard" style:family="paragraph">
      <style:text-properties style:font-name="Arial" style:font-name-complex="Arial" fo:language="en" fo:country="GB"/>
    </style:style>
    <style:style style:name="P1140" style:parent-style-name="Standard" style:family="paragraph">
      <style:text-properties style:font-name="Arial" style:font-name-complex="Arial" fo:language="en" fo:country="GB"/>
    </style:style>
    <style:style style:name="P1141" style:parent-style-name="Standard" style:family="paragraph">
      <style:text-properties style:font-name="Arial" style:font-name-complex="Arial" fo:language="en" fo:country="GB"/>
    </style:style>
    <style:style style:name="P1142" style:parent-style-name="Standard" style:family="paragraph">
      <style:text-properties style:font-name="Arial" style:font-name-complex="Arial"/>
    </style:style>
    <style:style style:name="P1143" style:parent-style-name="Standard" style:family="paragraph">
      <style:text-properties style:font-name="Arial" style:font-name-complex="Arial"/>
    </style:style>
    <style:style style:name="P1144" style:parent-style-name="Standard" style:family="paragraph">
      <style:text-properties style:font-name="Arial" style:font-name-complex="Arial"/>
    </style:style>
    <style:style style:name="P1145" style:parent-style-name="Standard" style:family="paragraph">
      <style:text-properties style:font-name="Arial" style:font-name-complex="Arial"/>
    </style:style>
    <style:style style:name="P1146" style:parent-style-name="Standard" style:family="paragraph">
      <style:text-properties style:font-name="Arial" style:font-name-complex="Arial" fo:language="en" fo:country="GB"/>
    </style:style>
    <style:style style:name="P1147" style:parent-style-name="Standard" style:family="paragraph">
      <style:text-properties style:font-name="Arial" style:font-name-complex="Arial"/>
    </style:style>
    <style:style style:name="P1148" style:parent-style-name="Standard" style:family="paragraph">
      <style:text-properties style:font-name="Arial" style:font-name-complex="Arial"/>
    </style:style>
    <style:style style:name="P1149" style:parent-style-name="Standard" style:family="paragraph">
      <style:text-properties style:font-name="Arial" style:font-name-complex="Arial"/>
    </style:style>
    <style:style style:name="P1150" style:parent-style-name="Standard" style:family="paragraph">
      <style:text-properties style:font-name="Arial" style:font-name-complex="Arial"/>
    </style:style>
    <style:style style:name="TableColumn1152" style:family="table-column">
      <style:table-column-properties style:column-width="1.0951in" style:use-optimal-column-width="false"/>
    </style:style>
    <style:style style:name="TableColumn1153" style:family="table-column">
      <style:table-column-properties style:column-width="1.5625in" style:use-optimal-column-width="false"/>
    </style:style>
    <style:style style:name="TableColumn1154" style:family="table-column">
      <style:table-column-properties style:column-width="3.7152in" style:use-optimal-column-width="false"/>
    </style:style>
    <style:style style:name="Table1151" style:family="table">
      <style:table-properties style:width="6.3729in" fo:margin-left="-0.0569in" table:align="left"/>
    </style:style>
    <style:style style:name="TableRow1155" style:family="table-row">
      <style:table-row-properties style:min-row-height="0.1819in" style:use-optimal-row-height="false"/>
    </style:style>
    <style:style style:name="TableCell115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57" style:parent-style-name="Standard" style:family="paragraph">
      <style:paragraph-properties style:snap-to-layout-grid="false"/>
      <style:text-properties style:font-name="Arial" style:font-name-complex="Arial" fo:color="#000000"/>
    </style:style>
    <style:style style:name="TableCell1158" style:family="table-cell">
      <style:table-cell-properties fo:border-top="0.0069in solid #000000" fo:border-left="none" fo:border-bottom="none" fo:border-right="none" style:writing-mode="lr-tb" fo:padding-top="0in" fo:padding-left="0.0208in" fo:padding-bottom="0in" fo:padding-right="0.0208in"/>
    </style:style>
    <style:style style:name="P1159" style:parent-style-name="Standard" style:family="paragraph">
      <style:paragraph-properties style:snap-to-layout-grid="false"/>
      <style:text-properties style:font-name="Arial" style:font-name-complex="Arial" fo:color="#000000"/>
    </style:style>
    <style:style style:name="TableCell116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61" style:parent-style-name="Standard" style:family="paragraph">
      <style:paragraph-properties style:snap-to-layout-grid="false"/>
      <style:text-properties style:font-name="Arial" style:font-name-complex="Arial" fo:color="#000000"/>
    </style:style>
    <style:style style:name="TableRow1162" style:family="table-row">
      <style:table-row-properties style:min-row-height="0.1819in" style:use-optimal-row-height="false"/>
    </style:style>
    <style:style style:name="TableCell116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64" style:parent-style-name="Standard" style:family="paragraph">
      <style:paragraph-properties style:snap-to-layout-grid="false"/>
      <style:text-properties fo:font-size="10pt" style:font-size-asian="10pt" style:font-size-complex="10pt"/>
    </style:style>
    <style:style style:name="TableCell1165" style:family="table-cell">
      <style:table-cell-properties fo:border-top="none" fo:border-left="none" fo:border-bottom="0.0069in solid #000000" fo:border-right="none" style:writing-mode="lr-tb" fo:padding-top="0in" fo:padding-left="0.0208in" fo:padding-bottom="0in" fo:padding-right="0.0208in"/>
    </style:style>
    <style:style style:name="P1166" style:parent-style-name="Standard" style:family="paragraph">
      <style:paragraph-properties style:snap-to-layout-grid="false"/>
      <style:text-properties style:font-name="Arial" style:font-name-complex="Arial" fo:color="#000000"/>
    </style:style>
    <style:style style:name="P1167" style:parent-style-name="Standard" style:family="paragraph">
      <style:text-properties style:font-name="Arial" style:font-name-complex="Arial" fo:color="#000000"/>
    </style:style>
    <style:style style:name="TableCell116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69" style:parent-style-name="Standard" style:family="paragraph">
      <style:paragraph-properties style:snap-to-layout-grid="false"/>
      <style:text-properties style:font-name="Arial" style:font-name-complex="Arial" fo:color="#000000" fo:language="en" fo:country="US"/>
    </style:style>
    <style:style style:name="P1170" style:parent-style-name="Überschrift2" style:family="paragraph">
      <style:paragraph-properties fo:widows="2" fo:orphans="2" fo:text-align="start"/>
      <style:text-properties fo:font-size="14pt" style:font-size-asian="14pt" style:font-size-complex="14pt" fo:language="en" fo:country="GB"/>
    </style:style>
    <style:style style:name="P1171" style:parent-style-name="Standard" style:family="paragraph">
      <style:text-properties style:font-name="Arial" style:font-name-complex="Arial" fo:language="en" fo:country="GB"/>
    </style:style>
    <style:style style:name="T1172" style:parent-style-name="Absatz-Standardschriftart" style:family="text">
      <style:text-properties style:font-name="Arial" style:font-name-complex="Arial" fo:language="en" fo:country="GB"/>
    </style:style>
    <style:style style:name="T1173" style:parent-style-name="Absatz-Standardschriftart" style:family="text">
      <style:text-properties style:font-name="Arial" style:font-name-complex="Arial" fo:language="en" fo:country="GB"/>
    </style:style>
    <style:style style:name="T1174" style:parent-style-name="Absatz-Standardschriftart" style:family="text">
      <style:text-properties style:font-name="Arial" style:font-name-complex="Arial"/>
    </style:style>
    <style:style style:name="T1175" style:parent-style-name="Absatz-Standardschriftart" style:family="text">
      <style:text-properties style:font-name="Arial" style:font-name-complex="Arial"/>
    </style:style>
    <style:style style:name="TableColumn1177" style:family="table-column">
      <style:table-column-properties style:column-width="0.5409in" style:use-optimal-column-width="false"/>
    </style:style>
    <style:style style:name="TableColumn1178" style:family="table-column">
      <style:table-column-properties style:column-width="0.6888in" style:use-optimal-column-width="false"/>
    </style:style>
    <style:style style:name="TableColumn1179" style:family="table-column">
      <style:table-column-properties style:column-width="0.1972in" style:use-optimal-column-width="false"/>
    </style:style>
    <style:style style:name="TableColumn1180" style:family="table-column">
      <style:table-column-properties style:column-width="0.7875in" style:use-optimal-column-width="false"/>
    </style:style>
    <style:style style:name="TableColumn1181" style:family="table-column">
      <style:table-column-properties style:column-width="0.8861in" style:use-optimal-column-width="false"/>
    </style:style>
    <style:style style:name="TableColumn1182" style:family="table-column">
      <style:table-column-properties style:column-width="1.0569in" style:use-optimal-column-width="false"/>
    </style:style>
    <style:style style:name="Table1176" style:family="table">
      <style:table-properties style:width="4.1576in" fo:margin-left="-0.0847in" table:align="left"/>
    </style:style>
    <style:style style:name="TableRow1183" style:family="table-row">
      <style:table-row-properties style:use-optimal-row-height="false"/>
    </style:style>
    <style:style style:name="TableCell11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85" style:parent-style-name="Standard" style:family="paragraph">
      <style:paragraph-properties style:snap-to-layout-grid="false"/>
      <style:text-properties style:font-name="Arial" style:font-name-complex="Arial"/>
    </style:style>
    <style:style style:name="TableCell11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7" style:parent-style-name="Standard" style:family="paragraph">
      <style:paragraph-properties style:snap-to-layout-grid="false"/>
      <style:text-properties style:font-name="Arial" style:font-name-complex="Arial"/>
    </style:style>
    <style:style style:name="TableCell11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9" style:parent-style-name="Standard" style:family="paragraph">
      <style:paragraph-properties style:snap-to-layout-grid="false"/>
      <style:text-properties style:font-name="Arial" style:font-name-complex="Arial"/>
    </style:style>
    <style:style style:name="TableCell11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1" style:parent-style-name="Standard" style:family="paragraph">
      <style:paragraph-properties style:snap-to-layout-grid="false"/>
      <style:text-properties style:font-name="Arial" style:font-name-complex="Arial"/>
    </style:style>
    <style:style style:name="TableCell11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3" style:parent-style-name="Standard" style:family="paragraph">
      <style:paragraph-properties style:snap-to-layout-grid="false"/>
      <style:text-properties style:font-name="Arial" style:font-name-complex="Arial"/>
    </style:style>
    <style:style style:name="TableCell119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95" style:parent-style-name="Standard" style:family="paragraph">
      <style:paragraph-properties style:snap-to-layout-grid="false"/>
      <style:text-properties style:font-name="Arial" style:font-name-complex="Arial"/>
    </style:style>
    <style:style style:name="P1196" style:parent-style-name="Standard" style:family="paragraph">
      <style:text-properties style:font-name="Arial" style:font-name-complex="Arial" fo:language="en" fo:country="GB"/>
    </style:style>
    <style:style style:name="P1197" style:parent-style-name="Standard" style:family="paragraph">
      <style:text-properties style:font-name="Arial" style:font-name-complex="Arial" fo:language="en" fo:country="GB"/>
    </style:style>
    <style:style style:name="P1198" style:parent-style-name="Standard" style:family="paragraph">
      <style:text-properties style:font-name="Arial" style:font-name-complex="Arial" fo:language="en" fo:country="GB"/>
    </style:style>
    <style:style style:name="P1199" style:parent-style-name="Standard" style:family="paragraph">
      <style:text-properties style:font-name="Arial" style:font-name-complex="Arial" fo:language="en" fo:country="GB"/>
    </style:style>
    <style:style style:name="P1200" style:parent-style-name="Standard" style:family="paragraph">
      <style:text-properties style:font-name="Arial" style:font-name-complex="Arial" fo:language="en" fo:country="GB"/>
    </style:style>
    <style:style style:name="P1201" style:parent-style-name="Standard" style:family="paragraph">
      <style:text-properties style:font-name="Arial" style:font-name-complex="Arial" fo:language="en" fo:country="GB"/>
    </style:style>
    <style:style style:name="P1202" style:parent-style-name="Standard" style:family="paragraph">
      <style:text-properties style:font-name="Arial" style:font-name-complex="Arial" fo:language="en" fo:country="GB"/>
    </style:style>
    <style:style style:name="P1203" style:parent-style-name="Standard" style:family="paragraph">
      <style:text-properties style:font-name="Arial" style:font-name-complex="Arial"/>
    </style:style>
    <style:style style:name="P1204" style:parent-style-name="Standard" style:family="paragraph">
      <style:text-properties style:font-name="Arial" style:font-name-complex="Arial" fo:language="en" fo:country="GB"/>
    </style:style>
    <style:style style:name="P1205" style:parent-style-name="Standard" style:family="paragraph">
      <style:text-properties style:font-name="Arial" style:font-name-complex="Arial" fo:language="en" fo:country="GB"/>
    </style:style>
    <style:style style:name="P1206" style:parent-style-name="Standard" style:family="paragraph">
      <style:text-properties style:font-name="Arial" style:font-name-complex="Arial" fo:language="en" fo:country="GB"/>
    </style:style>
    <style:style style:name="P1207" style:parent-style-name="Standard" style:family="paragraph">
      <style:text-properties style:font-name="Arial" style:font-name-complex="Arial" fo:language="en" fo:country="GB"/>
    </style:style>
    <style:style style:name="P1208" style:parent-style-name="Standard" style:family="paragraph">
      <style:text-properties style:font-name="Arial" style:font-name-complex="Arial" fo:language="en" fo:country="GB"/>
    </style:style>
    <style:style style:name="P1209" style:parent-style-name="Standard" style:family="paragraph">
      <style:text-properties style:font-name="Arial" style:font-name-complex="Arial"/>
    </style:style>
    <style:style style:name="P1210" style:parent-style-name="Standard" style:family="paragraph">
      <style:text-properties style:font-name="Arial" style:font-name-complex="Arial" fo:language="en" fo:country="GB"/>
    </style:style>
    <style:style style:name="P1211" style:parent-style-name="Standard" style:family="paragraph">
      <style:text-properties style:font-name="Arial" style:font-name-complex="Arial" fo:language="en" fo:country="GB"/>
    </style:style>
    <style:style style:name="P1212" style:parent-style-name="Standard" style:family="paragraph">
      <style:text-properties style:font-name="Arial" style:font-name-complex="Arial"/>
    </style:style>
    <style:style style:name="P1213" style:parent-style-name="Standard" style:family="paragraph">
      <style:text-properties style:font-name="Arial" style:font-name-complex="Arial"/>
    </style:style>
    <style:style style:name="P1214" style:parent-style-name="Standard" style:family="paragraph">
      <style:text-properties style:font-name="Arial" style:font-name-complex="Arial" fo:language="en" fo:country="GB"/>
    </style:style>
    <style:style style:name="TableColumn1216" style:family="table-column">
      <style:table-column-properties style:column-width="1.0951in" style:use-optimal-column-width="false"/>
    </style:style>
    <style:style style:name="TableColumn1217" style:family="table-column">
      <style:table-column-properties style:column-width="1.7395in" style:use-optimal-column-width="false"/>
    </style:style>
    <style:style style:name="TableColumn1218" style:family="table-column">
      <style:table-column-properties style:column-width="3.7152in" style:use-optimal-column-width="false"/>
    </style:style>
    <style:style style:name="Table1215" style:family="table">
      <style:table-properties style:width="6.55in" fo:margin-left="-0.0513in" table:align="left"/>
    </style:style>
    <style:style style:name="TableRow1219" style:family="table-row">
      <style:table-row-properties style:min-row-height="0.1819in" style:use-optimal-row-height="false"/>
    </style:style>
    <style:style style:name="TableCell122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21" style:parent-style-name="Standard" style:family="paragraph">
      <style:paragraph-properties style:snap-to-layout-grid="false"/>
      <style:text-properties style:font-name="Arial" style:font-name-complex="Arial" fo:color="#000000"/>
    </style:style>
    <style:style style:name="TableCell1222" style:family="table-cell">
      <style:table-cell-properties fo:border-top="0.0069in solid #000000" fo:border-left="none" fo:border-bottom="none" fo:border-right="none" style:writing-mode="lr-tb" fo:padding-top="0in" fo:padding-left="0.0208in" fo:padding-bottom="0in" fo:padding-right="0.0208in"/>
    </style:style>
    <style:style style:name="P1223" style:parent-style-name="Standard" style:family="paragraph">
      <style:paragraph-properties style:snap-to-layout-grid="false"/>
      <style:text-properties style:font-name="Arial" style:font-name-complex="Arial" fo:color="#000000"/>
    </style:style>
    <style:style style:name="TableCell122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25" style:parent-style-name="Standard" style:family="paragraph">
      <style:paragraph-properties style:snap-to-layout-grid="false"/>
      <style:text-properties style:font-name="Arial" style:font-name-complex="Arial" fo:color="#000000" fo:language="en" fo:country="US"/>
    </style:style>
    <style:style style:name="TableRow1226" style:family="table-row">
      <style:table-row-properties style:min-row-height="0.1819in" style:use-optimal-row-height="false"/>
    </style:style>
    <style:style style:name="TableCell1227" style:family="table-cell">
      <style:table-cell-properties fo:border-top="none" fo:border-left="0.0069in solid #000000" fo:border-bottom="none" fo:border-right="none" style:writing-mode="lr-tb" fo:padding-top="0in" fo:padding-left="0.0208in" fo:padding-bottom="0in" fo:padding-right="0.0208in"/>
    </style:style>
    <style:style style:name="P1228" style:parent-style-name="Standard" style:family="paragraph">
      <style:paragraph-properties style:snap-to-layout-grid="false"/>
      <style:text-properties fo:font-size="10pt" style:font-size-asian="10pt" style:font-size-complex="10pt"/>
    </style:style>
    <style:style style:name="TableCell1229" style:family="table-cell">
      <style:table-cell-properties fo:border="none" style:writing-mode="lr-tb" fo:padding-top="0in" fo:padding-left="0.0208in" fo:padding-bottom="0in" fo:padding-right="0.0208in"/>
    </style:style>
    <style:style style:name="P1230" style:parent-style-name="Standard" style:family="paragraph">
      <style:paragraph-properties style:snap-to-layout-grid="false"/>
      <style:text-properties style:font-name="Arial" style:font-name-complex="Arial" fo:color="#000000"/>
    </style:style>
    <style:style style:name="TableCell1231" style:family="table-cell">
      <style:table-cell-properties fo:border-top="none" fo:border-left="none" fo:border-bottom="none" fo:border-right="0.0069in solid #000000" style:writing-mode="lr-tb" fo:padding-top="0in" fo:padding-left="0.0208in" fo:padding-bottom="0in" fo:padding-right="0.0208in"/>
    </style:style>
    <style:style style:name="P1232" style:parent-style-name="Standard" style:family="paragraph">
      <style:paragraph-properties style:snap-to-layout-grid="false"/>
      <style:text-properties style:font-name="Arial" style:font-name-complex="Arial" fo:color="#000000"/>
    </style:style>
    <style:style style:name="TableRow1233" style:family="table-row">
      <style:table-row-properties style:min-row-height="0.1819in" style:use-optimal-row-height="false"/>
    </style:style>
    <style:style style:name="TableCell1234" style:family="table-cell">
      <style:table-cell-properties fo:border-top="none" fo:border-left="0.0069in solid #000000" fo:border-bottom="none" fo:border-right="none" style:writing-mode="lr-tb" fo:padding-top="0in" fo:padding-left="0.0208in" fo:padding-bottom="0in" fo:padding-right="0.0208in"/>
    </style:style>
    <style:style style:name="P1235" style:parent-style-name="Standard" style:family="paragraph">
      <style:paragraph-properties style:snap-to-layout-grid="false"/>
      <style:text-properties fo:font-size="10pt" style:font-size-asian="10pt" style:font-size-complex="10pt"/>
    </style:style>
    <style:style style:name="TableCell1236" style:family="table-cell">
      <style:table-cell-properties fo:border="none" style:writing-mode="lr-tb" fo:padding-top="0in" fo:padding-left="0.0208in" fo:padding-bottom="0in" fo:padding-right="0.0208in"/>
    </style:style>
    <style:style style:name="P1237" style:parent-style-name="Standard" style:family="paragraph">
      <style:paragraph-properties style:snap-to-layout-grid="false"/>
      <style:text-properties style:font-name="Arial" style:font-name-complex="Arial" fo:color="#000000"/>
    </style:style>
    <style:style style:name="TableCell1238" style:family="table-cell">
      <style:table-cell-properties fo:border-top="none" fo:border-left="none" fo:border-bottom="none" fo:border-right="0.0069in solid #000000" style:writing-mode="lr-tb" fo:padding-top="0in" fo:padding-left="0.0208in" fo:padding-bottom="0in" fo:padding-right="0.0208in"/>
    </style:style>
    <style:style style:name="P1239" style:parent-style-name="Standard" style:family="paragraph">
      <style:paragraph-properties style:snap-to-layout-grid="false"/>
      <style:text-properties style:font-name="Arial" style:font-name-complex="Arial" fo:color="#000000"/>
    </style:style>
    <style:style style:name="TableRow1240" style:family="table-row">
      <style:table-row-properties style:min-row-height="0.1819in" style:use-optimal-row-height="false"/>
    </style:style>
    <style:style style:name="TableCell1241" style:family="table-cell">
      <style:table-cell-properties fo:border-top="none" fo:border-left="0.0069in solid #000000" fo:border-bottom="none" fo:border-right="none" style:writing-mode="lr-tb" fo:padding-top="0in" fo:padding-left="0.0208in" fo:padding-bottom="0in" fo:padding-right="0.0208in"/>
    </style:style>
    <style:style style:name="P1242" style:parent-style-name="Standard" style:family="paragraph">
      <style:paragraph-properties style:snap-to-layout-grid="false"/>
      <style:text-properties fo:font-size="10pt" style:font-size-asian="10pt" style:font-size-complex="10pt"/>
    </style:style>
    <style:style style:name="TableCell1243" style:family="table-cell">
      <style:table-cell-properties fo:border="none" style:writing-mode="lr-tb" fo:padding-top="0in" fo:padding-left="0.0208in" fo:padding-bottom="0in" fo:padding-right="0.0208in"/>
    </style:style>
    <style:style style:name="P1244" style:parent-style-name="Standard" style:family="paragraph">
      <style:paragraph-properties style:snap-to-layout-grid="false"/>
      <style:text-properties style:font-name="Arial" style:font-name-complex="Arial" fo:color="#000000"/>
    </style:style>
    <style:style style:name="TableCell1245" style:family="table-cell">
      <style:table-cell-properties fo:border-top="none" fo:border-left="none" fo:border-bottom="none" fo:border-right="0.0069in solid #000000" style:writing-mode="lr-tb" fo:padding-top="0in" fo:padding-left="0.0208in" fo:padding-bottom="0in" fo:padding-right="0.0208in"/>
    </style:style>
    <style:style style:name="P1246" style:parent-style-name="Standard" style:family="paragraph">
      <style:paragraph-properties style:snap-to-layout-grid="false"/>
      <style:text-properties style:font-name="Arial" style:font-name-complex="Arial" fo:color="#000000"/>
    </style:style>
    <style:style style:name="TableRow1247" style:family="table-row">
      <style:table-row-properties style:min-row-height="0.1819in" style:use-optimal-row-height="false"/>
    </style:style>
    <style:style style:name="TableCell1248" style:family="table-cell">
      <style:table-cell-properties fo:border-top="none" fo:border-left="0.0069in solid #000000" fo:border-bottom="none" fo:border-right="none" style:writing-mode="lr-tb" fo:padding-top="0in" fo:padding-left="0.0208in" fo:padding-bottom="0in" fo:padding-right="0.0208in"/>
    </style:style>
    <style:style style:name="P1249" style:parent-style-name="Standard" style:family="paragraph">
      <style:paragraph-properties style:snap-to-layout-grid="false"/>
      <style:text-properties fo:font-size="10pt" style:font-size-asian="10pt" style:font-size-complex="10pt"/>
    </style:style>
    <style:style style:name="TableCell1250" style:family="table-cell">
      <style:table-cell-properties fo:border="none" style:writing-mode="lr-tb" fo:padding-top="0in" fo:padding-left="0.0208in" fo:padding-bottom="0in" fo:padding-right="0.0208in"/>
    </style:style>
    <style:style style:name="P1251" style:parent-style-name="Standard" style:family="paragraph">
      <style:paragraph-properties style:snap-to-layout-grid="false"/>
      <style:text-properties style:font-name="Arial" style:font-name-complex="Arial" fo:color="#000000"/>
    </style:style>
    <style:style style:name="TableCell1252" style:family="table-cell">
      <style:table-cell-properties fo:border-top="none" fo:border-left="none" fo:border-bottom="none" fo:border-right="0.0069in solid #000000" style:writing-mode="lr-tb" fo:padding-top="0in" fo:padding-left="0.0208in" fo:padding-bottom="0in" fo:padding-right="0.0208in"/>
    </style:style>
    <style:style style:name="P1253" style:parent-style-name="Standard" style:family="paragraph">
      <style:paragraph-properties style:snap-to-layout-grid="false"/>
      <style:text-properties style:font-name="Arial" style:font-name-complex="Arial" fo:color="#000000" fo:language="en" fo:country="GB"/>
    </style:style>
    <style:style style:name="TableRow1254" style:family="table-row">
      <style:table-row-properties style:min-row-height="0.1819in" style:use-optimal-row-height="false"/>
    </style:style>
    <style:style style:name="TableCell125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56" style:parent-style-name="Standard" style:family="paragraph">
      <style:paragraph-properties style:snap-to-layout-grid="false"/>
      <style:text-properties fo:font-size="10pt" style:font-size-asian="10pt" style:font-size-complex="10pt" fo:language="en" fo:country="GB"/>
    </style:style>
    <style:style style:name="TableCell1257" style:family="table-cell">
      <style:table-cell-properties fo:border-top="none" fo:border-left="none" fo:border-bottom="0.0069in solid #000000" fo:border-right="none" style:writing-mode="lr-tb" fo:padding-top="0in" fo:padding-left="0.0208in" fo:padding-bottom="0in" fo:padding-right="0.0208in"/>
    </style:style>
    <style:style style:name="P1258" style:parent-style-name="Standard" style:family="paragraph">
      <style:paragraph-properties style:snap-to-layout-grid="false"/>
      <style:text-properties style:font-name="Arial" style:font-name-complex="Arial" fo:color="#000000"/>
    </style:style>
    <style:style style:name="TableCell125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60" style:parent-style-name="Standard" style:family="paragraph">
      <style:paragraph-properties style:snap-to-layout-grid="false"/>
      <style:text-properties style:font-name="Arial" style:font-name-complex="Arial" fo:color="#000000"/>
    </style:style>
    <style:style style:name="P1261" style:parent-style-name="Überschrift2" style:family="paragraph">
      <style:paragraph-properties fo:widows="2" fo:orphans="2" fo:text-align="start"/>
      <style:text-properties fo:font-size="14pt" style:font-size-asian="14pt" style:font-size-complex="14pt" fo:language="en" fo:country="GB"/>
    </style:style>
    <style:style style:name="P1262" style:parent-style-name="Standard" style:family="paragraph">
      <style:text-properties style:font-name="Arial" style:font-name-complex="Arial" fo:language="en" fo:country="GB"/>
    </style:style>
    <style:style style:name="P1263" style:parent-style-name="Standard" style:family="paragraph">
      <style:text-properties style:font-name="Arial" style:font-name-complex="Arial" fo:language="en" fo:country="GB"/>
    </style:style>
    <style:style style:name="TableColumn1265" style:family="table-column">
      <style:table-column-properties style:column-width="0.6395in" style:use-optimal-column-width="false"/>
    </style:style>
    <style:style style:name="TableColumn1266" style:family="table-column">
      <style:table-column-properties style:column-width="0.5902in" style:use-optimal-column-width="false"/>
    </style:style>
    <style:style style:name="TableColumn1267" style:family="table-column">
      <style:table-column-properties style:column-width="0.1972in" style:use-optimal-column-width="false"/>
    </style:style>
    <style:style style:name="TableColumn1268" style:family="table-column">
      <style:table-column-properties style:column-width="0.7875in" style:use-optimal-column-width="false"/>
    </style:style>
    <style:style style:name="TableColumn1269" style:family="table-column">
      <style:table-column-properties style:column-width="0.8861in" style:use-optimal-column-width="false"/>
    </style:style>
    <style:style style:name="TableColumn1270" style:family="table-column">
      <style:table-column-properties style:column-width="1.0569in" style:use-optimal-column-width="false"/>
    </style:style>
    <style:style style:name="Table1264" style:family="table">
      <style:table-properties style:width="4.1576in" fo:margin-left="-0.0847in" table:align="left"/>
    </style:style>
    <style:style style:name="TableRow1271" style:family="table-row">
      <style:table-row-properties style:use-optimal-row-height="false"/>
    </style:style>
    <style:style style:name="TableCell127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73" style:parent-style-name="Standard" style:family="paragraph">
      <style:paragraph-properties style:snap-to-layout-grid="false"/>
      <style:text-properties style:font-name="Arial" style:font-name-complex="Arial"/>
    </style:style>
    <style:style style:name="TableCell12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75" style:parent-style-name="Standard" style:family="paragraph">
      <style:paragraph-properties style:snap-to-layout-grid="false"/>
      <style:text-properties style:font-name="Arial" style:font-name-complex="Arial"/>
    </style:style>
    <style:style style:name="TableCell12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77" style:parent-style-name="Standard" style:family="paragraph">
      <style:paragraph-properties style:snap-to-layout-grid="false"/>
      <style:text-properties style:font-name="Arial" style:font-name-complex="Arial"/>
    </style:style>
    <style:style style:name="TableCell12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79" style:parent-style-name="Standard" style:family="paragraph">
      <style:paragraph-properties style:snap-to-layout-grid="false"/>
      <style:text-properties style:font-name="Arial" style:font-name-complex="Arial"/>
    </style:style>
    <style:style style:name="TableCell12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1" style:parent-style-name="Standard" style:family="paragraph">
      <style:paragraph-properties style:snap-to-layout-grid="false"/>
      <style:text-properties style:font-name="Arial" style:font-name-complex="Arial"/>
    </style:style>
    <style:style style:name="TableCell128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83" style:parent-style-name="Standard" style:family="paragraph">
      <style:paragraph-properties style:snap-to-layout-grid="false"/>
      <style:text-properties style:font-name="Arial" style:font-name-complex="Arial"/>
    </style:style>
    <style:style style:name="P1284" style:parent-style-name="Standard" style:family="paragraph">
      <style:text-properties style:font-name="Arial" style:font-name-complex="Arial"/>
    </style:style>
    <style:style style:name="P1285" style:parent-style-name="Standard" style:family="paragraph">
      <style:text-properties style:font-name="Arial" style:font-name-complex="Arial"/>
    </style:style>
    <style:style style:name="P1286" style:parent-style-name="Standard" style:family="paragraph">
      <style:text-properties style:font-name="Arial" style:font-name-complex="Arial"/>
    </style:style>
    <style:style style:name="P1287" style:parent-style-name="Standard" style:family="paragraph">
      <style:text-properties style:font-name="Arial" style:font-name-complex="Arial" fo:language="en" fo:country="GB"/>
    </style:style>
    <style:style style:name="P1288" style:parent-style-name="Standard" style:family="paragraph">
      <style:text-properties style:font-name="Arial" style:font-name-complex="Arial" fo:language="en" fo:country="GB"/>
    </style:style>
    <style:style style:name="P1289" style:parent-style-name="Standard" style:family="paragraph">
      <style:text-properties style:font-name="Arial" style:font-name-complex="Arial"/>
    </style:style>
    <style:style style:name="P1290" style:parent-style-name="Standard" style:family="paragraph">
      <style:text-properties style:font-name="Arial" style:font-name-complex="Arial" fo:language="en" fo:country="GB"/>
    </style:style>
    <style:style style:name="P1291" style:parent-style-name="Standard" style:family="paragraph">
      <style:text-properties style:font-name="Arial" style:font-name-complex="Arial" fo:language="en" fo:country="GB"/>
    </style:style>
    <style:style style:name="P1292" style:parent-style-name="Standard" style:family="paragraph">
      <style:text-properties style:font-name="Arial" style:font-name-complex="Arial" fo:language="en" fo:country="GB"/>
    </style:style>
    <style:style style:name="P1293" style:parent-style-name="Standard" style:family="paragraph">
      <style:text-properties style:font-name="Arial" style:font-name-complex="Arial"/>
    </style:style>
    <style:style style:name="P1294" style:parent-style-name="Standard" style:family="paragraph">
      <style:text-properties style:font-name="Arial" style:font-name-complex="Arial"/>
    </style:style>
    <style:style style:name="P1295" style:parent-style-name="Standard" style:family="paragraph">
      <style:text-properties style:font-name="Arial" style:font-name-complex="Arial" fo:language="en" fo:country="GB"/>
    </style:style>
    <style:style style:name="P1296" style:parent-style-name="Standard" style:family="paragraph">
      <style:text-properties style:font-name="Arial" style:font-name-complex="Arial"/>
    </style:style>
    <style:style style:name="P1297" style:parent-style-name="Standard" style:family="paragraph">
      <style:text-properties style:font-name="Arial" style:font-name-complex="Arial"/>
    </style:style>
    <style:style style:name="P1298" style:parent-style-name="Standard" style:family="paragraph">
      <style:text-properties style:font-name="Arial" style:font-name-complex="Arial"/>
    </style:style>
    <style:style style:name="P1299" style:parent-style-name="Standard" style:family="paragraph">
      <style:text-properties style:font-name="Arial" style:font-name-complex="Arial"/>
    </style:style>
    <style:style style:name="P1300" style:parent-style-name="Standard" style:family="paragraph">
      <style:text-properties style:font-name="Arial" style:font-name-complex="Arial"/>
    </style:style>
    <style:style style:name="TableColumn1302" style:family="table-column">
      <style:table-column-properties style:column-width="1.0951in" style:use-optimal-column-width="false"/>
    </style:style>
    <style:style style:name="TableColumn1303" style:family="table-column">
      <style:table-column-properties style:column-width="1.5625in" style:use-optimal-column-width="false"/>
    </style:style>
    <style:style style:name="TableColumn1304" style:family="table-column">
      <style:table-column-properties style:column-width="3.7152in" style:use-optimal-column-width="false"/>
    </style:style>
    <style:style style:name="Table1301" style:family="table">
      <style:table-properties style:width="6.3729in" fo:margin-left="-0.0569in" table:align="left"/>
    </style:style>
    <style:style style:name="TableRow1305" style:family="table-row">
      <style:table-row-properties style:min-row-height="0.1819in" style:use-optimal-row-height="false"/>
    </style:style>
    <style:style style:name="TableCell130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07" style:parent-style-name="Standard" style:family="paragraph">
      <style:paragraph-properties style:snap-to-layout-grid="false"/>
      <style:text-properties style:font-name="Arial" style:font-name-complex="Arial" fo:color="#000000"/>
    </style:style>
    <style:style style:name="TableCell1308" style:family="table-cell">
      <style:table-cell-properties fo:border-top="0.0069in solid #000000" fo:border-left="none" fo:border-bottom="none" fo:border-right="none" style:writing-mode="lr-tb" fo:padding-top="0in" fo:padding-left="0.0208in" fo:padding-bottom="0in" fo:padding-right="0.0208in"/>
    </style:style>
    <style:style style:name="P1309" style:parent-style-name="Standard" style:family="paragraph">
      <style:paragraph-properties style:snap-to-layout-grid="false"/>
      <style:text-properties style:font-name="Arial" style:font-name-complex="Arial" fo:color="#000000"/>
    </style:style>
    <style:style style:name="TableCell131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11" style:parent-style-name="Standard" style:family="paragraph">
      <style:paragraph-properties style:snap-to-layout-grid="false"/>
      <style:text-properties style:font-name="Arial" style:font-name-complex="Arial" fo:color="#000000" fo:language="en" fo:country="GB"/>
    </style:style>
    <style:style style:name="TableRow1312" style:family="table-row">
      <style:table-row-properties style:min-row-height="0.1819in" style:use-optimal-row-height="false"/>
    </style:style>
    <style:style style:name="TableCell1313" style:family="table-cell">
      <style:table-cell-properties fo:border-top="none" fo:border-left="0.0069in solid #000000" fo:border-bottom="none" fo:border-right="none" style:writing-mode="lr-tb" fo:padding-top="0in" fo:padding-left="0.0208in" fo:padding-bottom="0in" fo:padding-right="0.0208in"/>
    </style:style>
    <style:style style:name="P1314" style:parent-style-name="Standard" style:family="paragraph">
      <style:paragraph-properties style:snap-to-layout-grid="false"/>
      <style:text-properties fo:font-size="10pt" style:font-size-asian="10pt" style:font-size-complex="10pt" fo:language="en" fo:country="GB"/>
    </style:style>
    <style:style style:name="TableCell1315" style:family="table-cell">
      <style:table-cell-properties fo:border="none" style:writing-mode="lr-tb" fo:padding-top="0in" fo:padding-left="0.0208in" fo:padding-bottom="0in" fo:padding-right="0.0208in"/>
    </style:style>
    <style:style style:name="P1316" style:parent-style-name="Standard" style:family="paragraph">
      <style:paragraph-properties style:snap-to-layout-grid="false"/>
      <style:text-properties style:font-name="Arial" style:font-name-complex="Arial" fo:color="#000000"/>
    </style:style>
    <style:style style:name="TableCell1317" style:family="table-cell">
      <style:table-cell-properties fo:border-top="none" fo:border-left="none" fo:border-bottom="none" fo:border-right="0.0069in solid #000000" style:writing-mode="lr-tb" fo:padding-top="0in" fo:padding-left="0.0208in" fo:padding-bottom="0in" fo:padding-right="0.0208in"/>
    </style:style>
    <style:style style:name="P1318" style:parent-style-name="Standard" style:family="paragraph">
      <style:paragraph-properties style:snap-to-layout-grid="false"/>
      <style:text-properties style:font-name="Arial" style:font-name-complex="Arial" fo:color="#000000" fo:language="it" fo:country="IT"/>
    </style:style>
    <style:style style:name="TableRow1319" style:family="table-row">
      <style:table-row-properties style:min-row-height="0.1819in" style:use-optimal-row-height="false"/>
    </style:style>
    <style:style style:name="TableCell1320" style:family="table-cell">
      <style:table-cell-properties fo:border-top="none" fo:border-left="0.0069in solid #000000" fo:border-bottom="none" fo:border-right="none" style:writing-mode="lr-tb" fo:padding-top="0in" fo:padding-left="0.0208in" fo:padding-bottom="0in" fo:padding-right="0.0208in"/>
    </style:style>
    <style:style style:name="P1321" style:parent-style-name="Standard" style:family="paragraph">
      <style:paragraph-properties style:snap-to-layout-grid="false"/>
      <style:text-properties fo:font-size="10pt" style:font-size-asian="10pt" style:font-size-complex="10pt"/>
    </style:style>
    <style:style style:name="TableCell1322" style:family="table-cell">
      <style:table-cell-properties fo:border="none" style:writing-mode="lr-tb" fo:padding-top="0in" fo:padding-left="0.0208in" fo:padding-bottom="0in" fo:padding-right="0.0208in"/>
    </style:style>
    <style:style style:name="P1323" style:parent-style-name="Standard" style:family="paragraph">
      <style:paragraph-properties style:snap-to-layout-grid="false"/>
      <style:text-properties style:font-name="Arial" style:font-name-complex="Arial" fo:color="#000000"/>
    </style:style>
    <style:style style:name="TableCell1324" style:family="table-cell">
      <style:table-cell-properties fo:border-top="none" fo:border-left="none" fo:border-bottom="none" fo:border-right="0.0069in solid #000000" style:writing-mode="lr-tb" fo:padding-top="0in" fo:padding-left="0.0208in" fo:padding-bottom="0in" fo:padding-right="0.0208in"/>
    </style:style>
    <style:style style:name="P1325" style:parent-style-name="Standard" style:family="paragraph">
      <style:paragraph-properties style:snap-to-layout-grid="false"/>
      <style:text-properties style:font-name="Arial" style:font-name-complex="Arial" fo:color="#000000"/>
    </style:style>
    <style:style style:name="TableRow1326" style:family="table-row">
      <style:table-row-properties style:min-row-height="0.1819in" style:use-optimal-row-height="false"/>
    </style:style>
    <style:style style:name="TableCell1327" style:family="table-cell">
      <style:table-cell-properties fo:border-top="none" fo:border-left="0.0069in solid #000000" fo:border-bottom="none" fo:border-right="none" style:writing-mode="lr-tb" fo:padding-top="0in" fo:padding-left="0.0208in" fo:padding-bottom="0in" fo:padding-right="0.0208in"/>
    </style:style>
    <style:style style:name="P1328" style:parent-style-name="Standard" style:family="paragraph">
      <style:paragraph-properties style:snap-to-layout-grid="false"/>
      <style:text-properties fo:font-size="10pt" style:font-size-asian="10pt" style:font-size-complex="10pt"/>
    </style:style>
    <style:style style:name="TableCell1329" style:family="table-cell">
      <style:table-cell-properties fo:border="none" style:writing-mode="lr-tb" fo:padding-top="0in" fo:padding-left="0.0208in" fo:padding-bottom="0in" fo:padding-right="0.0208in"/>
    </style:style>
    <style:style style:name="P1330" style:parent-style-name="Standard" style:family="paragraph">
      <style:paragraph-properties style:snap-to-layout-grid="false"/>
      <style:text-properties style:font-name="Arial" style:font-name-complex="Arial" fo:color="#000000" fo:language="en" fo:country="US"/>
    </style:style>
    <style:style style:name="TableCell1331" style:family="table-cell">
      <style:table-cell-properties fo:border-top="none" fo:border-left="none" fo:border-bottom="none" fo:border-right="0.0069in solid #000000" style:writing-mode="lr-tb" fo:padding-top="0in" fo:padding-left="0.0208in" fo:padding-bottom="0in" fo:padding-right="0.0208in"/>
    </style:style>
    <style:style style:name="P1332" style:parent-style-name="Standard" style:family="paragraph">
      <style:paragraph-properties style:snap-to-layout-grid="false"/>
      <style:text-properties style:font-name="Arial" style:font-name-complex="Arial" fo:color="#000000" fo:language="en" fo:country="US"/>
    </style:style>
    <style:style style:name="TableRow1333" style:family="table-row">
      <style:table-row-properties style:min-row-height="0.1819in" style:use-optimal-row-height="false"/>
    </style:style>
    <style:style style:name="TableCell133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35" style:parent-style-name="Standard" style:family="paragraph">
      <style:paragraph-properties style:snap-to-layout-grid="false"/>
      <style:text-properties fo:font-size="10pt" style:font-size-asian="10pt" style:font-size-complex="10pt" fo:language="en" fo:country="GB"/>
    </style:style>
    <style:style style:name="TableCell1336" style:family="table-cell">
      <style:table-cell-properties fo:border-top="none" fo:border-left="none" fo:border-bottom="0.0069in solid #000000" fo:border-right="none" style:writing-mode="lr-tb" fo:padding-top="0in" fo:padding-left="0.0208in" fo:padding-bottom="0in" fo:padding-right="0.0208in"/>
    </style:style>
    <style:style style:name="P1337" style:parent-style-name="Standard" style:family="paragraph">
      <style:paragraph-properties style:snap-to-layout-grid="false"/>
      <style:text-properties style:font-name="Arial" style:font-name-complex="Arial" fo:color="#000000"/>
    </style:style>
    <style:style style:name="TableCell133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39" style:parent-style-name="Standard" style:family="paragraph">
      <style:paragraph-properties style:snap-to-layout-grid="false"/>
      <style:text-properties style:font-name="Arial" style:font-name-complex="Arial" fo:color="#000000"/>
    </style:style>
    <style:style style:name="P1340" style:parent-style-name="Überschrift2" style:family="paragraph">
      <style:paragraph-properties fo:widows="2" fo:orphans="2" fo:text-align="start"/>
      <style:text-properties fo:font-size="14pt" style:font-size-asian="14pt" style:font-size-complex="14pt" fo:language="en" fo:country="GB"/>
    </style:style>
    <style:style style:name="P1341" style:parent-style-name="Standard" style:family="paragraph">
      <style:text-properties style:font-name="Arial" style:font-name-complex="Arial" fo:language="en" fo:country="GB"/>
    </style:style>
    <style:style style:name="P1342" style:parent-style-name="Standard" style:family="paragraph">
      <style:paragraph-properties fo:widows="0" fo:orphans="0"/>
      <style:text-properties style:font-name="Arial" style:font-name-complex="Arial" fo:language="en" fo:country="GB"/>
    </style:style>
    <style:style style:name="TableColumn1344" style:family="table-column">
      <style:table-column-properties style:column-width="0.6395in" style:use-optimal-column-width="false"/>
    </style:style>
    <style:style style:name="TableColumn1345" style:family="table-column">
      <style:table-column-properties style:column-width="0.5902in" style:use-optimal-column-width="false"/>
    </style:style>
    <style:style style:name="TableColumn1346" style:family="table-column">
      <style:table-column-properties style:column-width="0.1972in" style:use-optimal-column-width="false"/>
    </style:style>
    <style:style style:name="TableColumn1347" style:family="table-column">
      <style:table-column-properties style:column-width="0.7875in" style:use-optimal-column-width="false"/>
    </style:style>
    <style:style style:name="TableColumn1348" style:family="table-column">
      <style:table-column-properties style:column-width="0.8861in" style:use-optimal-column-width="false"/>
    </style:style>
    <style:style style:name="TableColumn1349" style:family="table-column">
      <style:table-column-properties style:column-width="1.0569in" style:use-optimal-column-width="false"/>
    </style:style>
    <style:style style:name="Table1343" style:family="table">
      <style:table-properties style:width="4.1576in" fo:margin-left="-0.0847in" table:align="left"/>
    </style:style>
    <style:style style:name="TableRow1350" style:family="table-row">
      <style:table-row-properties style:use-optimal-row-height="false"/>
    </style:style>
    <style:style style:name="TableCell135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52" style:parent-style-name="Standard" style:family="paragraph">
      <style:paragraph-properties style:snap-to-layout-grid="false"/>
      <style:text-properties style:font-name="Arial" style:font-name-complex="Arial"/>
    </style:style>
    <style:style style:name="TableCell13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54" style:parent-style-name="Standard" style:family="paragraph">
      <style:paragraph-properties style:snap-to-layout-grid="false"/>
      <style:text-properties style:font-name="Arial" style:font-name-complex="Arial"/>
    </style:style>
    <style:style style:name="TableCell13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56" style:parent-style-name="Standard" style:family="paragraph">
      <style:paragraph-properties style:snap-to-layout-grid="false"/>
      <style:text-properties style:font-name="Arial" style:font-name-complex="Arial"/>
    </style:style>
    <style:style style:name="TableCell13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58" style:parent-style-name="Standard" style:family="paragraph">
      <style:paragraph-properties style:snap-to-layout-grid="false"/>
      <style:text-properties style:font-name="Arial" style:font-name-complex="Arial"/>
    </style:style>
    <style:style style:name="TableCell13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0" style:parent-style-name="Standard" style:family="paragraph">
      <style:paragraph-properties style:snap-to-layout-grid="false"/>
      <style:text-properties style:font-name="Arial" style:font-name-complex="Arial"/>
    </style:style>
    <style:style style:name="TableCell136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62" style:parent-style-name="Standard" style:family="paragraph">
      <style:paragraph-properties style:snap-to-layout-grid="false"/>
      <style:text-properties style:font-name="Arial" style:font-name-complex="Arial"/>
    </style:style>
    <style:style style:name="P1363" style:parent-style-name="Standard" style:family="paragraph">
      <style:text-properties style:font-name="Arial" style:font-name-complex="Arial" fo:language="en" fo:country="GB"/>
    </style:style>
    <style:style style:name="P1364" style:parent-style-name="Standard" style:family="paragraph">
      <style:text-properties style:font-name="Arial" style:font-name-complex="Arial" fo:language="en" fo:country="GB"/>
    </style:style>
    <style:style style:name="P1365" style:parent-style-name="Standard" style:family="paragraph"/>
    <style:style style:name="T1366" style:parent-style-name="Absatz-Standardschriftart" style:family="text">
      <style:text-properties style:font-name="Arial" style:font-name-complex="Arial" fo:language="en" fo:country="GB"/>
    </style:style>
    <style:style style:name="T1367" style:parent-style-name="Absatz-Standardschriftart" style:family="text">
      <style:text-properties style:font-name="Arial" style:font-name-complex="Arial" fo:color="#000000" fo:language="en" fo:country="GB"/>
    </style:style>
    <style:style style:name="T1368" style:parent-style-name="Absatz-Standardschriftart" style:family="text">
      <style:text-properties style:font-name="Arial" style:font-name-complex="Arial" fo:language="en" fo:country="GB"/>
    </style:style>
    <style:style style:name="P1369" style:parent-style-name="Standard" style:family="paragraph">
      <style:text-properties style:font-name="Arial" style:font-name-complex="Arial"/>
    </style:style>
    <style:style style:name="P1370" style:parent-style-name="Standard" style:family="paragraph">
      <style:text-properties style:font-name="Arial" style:font-name-complex="Arial" fo:language="en" fo:country="GB"/>
    </style:style>
    <style:style style:name="P1371" style:parent-style-name="Standard" style:family="paragraph">
      <style:text-properties style:font-name="Arial" style:font-name-complex="Arial"/>
    </style:style>
    <style:style style:name="P1372" style:parent-style-name="Standard" style:family="paragraph">
      <style:text-properties style:font-name="Arial" style:font-name-complex="Arial"/>
    </style:style>
    <style:style style:name="P1373" style:parent-style-name="Standard" style:family="paragraph">
      <style:text-properties style:font-name="Arial" style:font-name-complex="Arial" fo:language="en" fo:country="GB"/>
    </style:style>
    <style:style style:name="P1374" style:parent-style-name="Standard" style:family="paragraph">
      <style:text-properties style:font-name="Arial" style:font-name-complex="Arial" fo:language="en" fo:country="GB"/>
    </style:style>
    <style:style style:name="P1375" style:parent-style-name="Standard" style:family="paragraph">
      <style:text-properties style:font-name="Arial" style:font-name-complex="Arial" fo:language="en" fo:country="GB"/>
    </style:style>
    <style:style style:name="P1376" style:parent-style-name="Standard" style:family="paragraph">
      <style:text-properties style:font-name="Arial" style:font-name-complex="Arial"/>
    </style:style>
    <style:style style:name="TableColumn1378" style:family="table-column">
      <style:table-column-properties style:column-width="1.0951in" style:use-optimal-column-width="false"/>
    </style:style>
    <style:style style:name="TableColumn1379" style:family="table-column">
      <style:table-column-properties style:column-width="1.5625in" style:use-optimal-column-width="false"/>
    </style:style>
    <style:style style:name="TableColumn1380" style:family="table-column">
      <style:table-column-properties style:column-width="3.7152in" style:use-optimal-column-width="false"/>
    </style:style>
    <style:style style:name="Table1377" style:family="table">
      <style:table-properties style:width="6.3729in" fo:margin-left="-0.0569in" table:align="left"/>
    </style:style>
    <style:style style:name="TableRow1381" style:family="table-row">
      <style:table-row-properties style:min-row-height="0.1819in" style:use-optimal-row-height="false"/>
    </style:style>
    <style:style style:name="TableCell138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83" style:parent-style-name="Standard" style:family="paragraph">
      <style:paragraph-properties style:snap-to-layout-grid="false"/>
      <style:text-properties style:font-name="Arial" style:font-name-complex="Arial" fo:color="#000000"/>
    </style:style>
    <style:style style:name="TableCell1384" style:family="table-cell">
      <style:table-cell-properties fo:border-top="0.0069in solid #000000" fo:border-left="none" fo:border-bottom="none" fo:border-right="none" style:writing-mode="lr-tb" fo:padding-top="0in" fo:padding-left="0.0208in" fo:padding-bottom="0in" fo:padding-right="0.0208in"/>
    </style:style>
    <style:style style:name="P1385" style:parent-style-name="Standard" style:family="paragraph">
      <style:paragraph-properties style:snap-to-layout-grid="false"/>
      <style:text-properties style:font-name="Arial" style:font-name-complex="Arial" fo:color="#000000"/>
    </style:style>
    <style:style style:name="TableCell138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87" style:parent-style-name="Standard" style:family="paragraph">
      <style:paragraph-properties style:snap-to-layout-grid="false"/>
      <style:text-properties style:font-name="Arial" style:font-name-complex="Arial" fo:color="#000000"/>
    </style:style>
    <style:style style:name="TableRow1388" style:family="table-row">
      <style:table-row-properties style:min-row-height="0.1819in" style:use-optimal-row-height="false"/>
    </style:style>
    <style:style style:name="TableCell1389" style:family="table-cell">
      <style:table-cell-properties fo:border-top="none" fo:border-left="0.0069in solid #000000" fo:border-bottom="none" fo:border-right="none" style:writing-mode="lr-tb" fo:padding-top="0in" fo:padding-left="0.0208in" fo:padding-bottom="0in" fo:padding-right="0.0208in"/>
    </style:style>
    <style:style style:name="P1390" style:parent-style-name="Standard" style:family="paragraph">
      <style:paragraph-properties style:snap-to-layout-grid="false"/>
      <style:text-properties fo:font-size="10pt" style:font-size-asian="10pt" style:font-size-complex="10pt"/>
    </style:style>
    <style:style style:name="TableCell1391" style:family="table-cell">
      <style:table-cell-properties fo:border="none" style:writing-mode="lr-tb" fo:padding-top="0in" fo:padding-left="0.0208in" fo:padding-bottom="0in" fo:padding-right="0.0208in"/>
    </style:style>
    <style:style style:name="P1392" style:parent-style-name="Standard" style:family="paragraph">
      <style:paragraph-properties style:snap-to-layout-grid="false"/>
      <style:text-properties style:font-name="Arial" style:font-name-complex="Arial" fo:color="#000000"/>
    </style:style>
    <style:style style:name="TableCell1393" style:family="table-cell">
      <style:table-cell-properties fo:border-top="none" fo:border-left="none" fo:border-bottom="none" fo:border-right="0.0069in solid #000000" style:writing-mode="lr-tb" fo:padding-top="0in" fo:padding-left="0.0208in" fo:padding-bottom="0in" fo:padding-right="0.0208in"/>
    </style:style>
    <style:style style:name="P1394" style:parent-style-name="Standard" style:family="paragraph">
      <style:paragraph-properties style:snap-to-layout-grid="false"/>
      <style:text-properties style:font-name="Arial" style:font-name-complex="Arial" fo:color="#000000"/>
    </style:style>
    <style:style style:name="TableRow1395" style:family="table-row">
      <style:table-row-properties style:min-row-height="0.1819in" style:use-optimal-row-height="false"/>
    </style:style>
    <style:style style:name="TableCell1396" style:family="table-cell">
      <style:table-cell-properties fo:border-top="none" fo:border-left="0.0069in solid #000000" fo:border-bottom="none" fo:border-right="none" style:writing-mode="lr-tb" fo:padding-top="0in" fo:padding-left="0.0208in" fo:padding-bottom="0in" fo:padding-right="0.0208in"/>
    </style:style>
    <style:style style:name="P1397" style:parent-style-name="Standard" style:family="paragraph">
      <style:paragraph-properties style:snap-to-layout-grid="false"/>
      <style:text-properties fo:font-size="10pt" style:font-size-asian="10pt" style:font-size-complex="10pt"/>
    </style:style>
    <style:style style:name="TableCell1398" style:family="table-cell">
      <style:table-cell-properties fo:border="none" style:writing-mode="lr-tb" fo:padding-top="0in" fo:padding-left="0.0208in" fo:padding-bottom="0in" fo:padding-right="0.0208in"/>
    </style:style>
    <style:style style:name="P1399" style:parent-style-name="Standard" style:family="paragraph">
      <style:paragraph-properties style:snap-to-layout-grid="false"/>
      <style:text-properties style:font-name="Arial" style:font-name-complex="Arial" fo:color="#000000"/>
    </style:style>
    <style:style style:name="TableCell1400" style:family="table-cell">
      <style:table-cell-properties fo:border-top="none" fo:border-left="none" fo:border-bottom="none" fo:border-right="0.0069in solid #000000" style:writing-mode="lr-tb" fo:padding-top="0in" fo:padding-left="0.0208in" fo:padding-bottom="0in" fo:padding-right="0.0208in"/>
    </style:style>
    <style:style style:name="P1401" style:parent-style-name="Standard" style:family="paragraph">
      <style:paragraph-properties style:snap-to-layout-grid="false"/>
      <style:text-properties style:font-name="Arial" style:font-name-complex="Arial" fo:color="#000000" fo:language="en" fo:country="GB"/>
    </style:style>
    <style:style style:name="TableRow1402" style:family="table-row">
      <style:table-row-properties style:min-row-height="0.1819in" style:use-optimal-row-height="false"/>
    </style:style>
    <style:style style:name="TableCell140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04" style:parent-style-name="Standard" style:family="paragraph">
      <style:paragraph-properties style:snap-to-layout-grid="false"/>
      <style:text-properties fo:font-size="10pt" style:font-size-asian="10pt" style:font-size-complex="10pt"/>
    </style:style>
    <style:style style:name="TableCell1405" style:family="table-cell">
      <style:table-cell-properties fo:border-top="none" fo:border-left="none" fo:border-bottom="0.0069in solid #000000" fo:border-right="none" style:writing-mode="lr-tb" fo:padding-top="0in" fo:padding-left="0.0208in" fo:padding-bottom="0in" fo:padding-right="0.0208in"/>
    </style:style>
    <style:style style:name="P1406" style:parent-style-name="Standard" style:family="paragraph">
      <style:paragraph-properties style:snap-to-layout-grid="false"/>
      <style:text-properties style:font-name="Arial" style:font-name-complex="Arial" fo:color="#000000" fo:language="en" fo:country="GB"/>
    </style:style>
    <style:style style:name="TableCell140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08" style:parent-style-name="Standard" style:family="paragraph">
      <style:paragraph-properties style:snap-to-layout-grid="false"/>
    </style:style>
    <style:style style:name="T1409" style:parent-style-name="Absatz-Standardschriftart" style:family="text">
      <style:text-properties style:font-name="Arial" style:font-name-complex="Arial" fo:color="#000000" fo:language="en" fo:country="GB"/>
    </style:style>
    <style:style style:name="T1410" style:parent-style-name="Absatz-Standardschriftart" style:family="text">
      <style:text-properties style:font-name="Arial" style:font-name-complex="Arial" fo:language="en" fo:country="GB"/>
    </style:style>
    <style:style style:name="T1411" style:parent-style-name="Absatz-Standardschriftart" style:family="text">
      <style:text-properties style:font-name="Arial" style:font-name-complex="Arial" fo:color="#000000" fo:language="en" fo:country="GB"/>
    </style:style>
    <style:style style:name="P1412" style:parent-style-name="Überschrift2" style:family="paragraph">
      <style:paragraph-properties fo:widows="2" fo:orphans="2" fo:text-align="start"/>
      <style:text-properties fo:font-size="14pt" style:font-size-asian="14pt" style:font-size-complex="14pt" fo:language="en" fo:country="GB"/>
    </style:style>
    <style:style style:name="P1413" style:parent-style-name="Standard" style:family="paragraph">
      <style:text-properties style:font-name="Arial" style:font-name-complex="Arial"/>
    </style:style>
    <style:style style:name="TableColumn1415" style:family="table-column">
      <style:table-column-properties style:column-width="0.6395in" style:use-optimal-column-width="false"/>
    </style:style>
    <style:style style:name="TableColumn1416" style:family="table-column">
      <style:table-column-properties style:column-width="0.5902in" style:use-optimal-column-width="false"/>
    </style:style>
    <style:style style:name="TableColumn1417" style:family="table-column">
      <style:table-column-properties style:column-width="0.1972in" style:use-optimal-column-width="false"/>
    </style:style>
    <style:style style:name="TableColumn1418" style:family="table-column">
      <style:table-column-properties style:column-width="0.7875in" style:use-optimal-column-width="false"/>
    </style:style>
    <style:style style:name="TableColumn1419" style:family="table-column">
      <style:table-column-properties style:column-width="0.8861in" style:use-optimal-column-width="false"/>
    </style:style>
    <style:style style:name="TableColumn1420" style:family="table-column">
      <style:table-column-properties style:column-width="1.0569in" style:use-optimal-column-width="false"/>
    </style:style>
    <style:style style:name="Table1414" style:family="table">
      <style:table-properties style:width="4.1576in" fo:margin-left="-0.0847in" table:align="left"/>
    </style:style>
    <style:style style:name="TableRow1421" style:family="table-row">
      <style:table-row-properties style:use-optimal-row-height="false"/>
    </style:style>
    <style:style style:name="TableCell142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23" style:parent-style-name="Standard" style:family="paragraph">
      <style:paragraph-properties style:snap-to-layout-grid="false"/>
      <style:text-properties style:font-name="Arial" style:font-name-complex="Arial"/>
    </style:style>
    <style:style style:name="TableCell14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5" style:parent-style-name="Standard" style:family="paragraph">
      <style:paragraph-properties style:snap-to-layout-grid="false"/>
      <style:text-properties style:font-name="Arial" style:font-name-complex="Arial"/>
    </style:style>
    <style:style style:name="TableCell14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7" style:parent-style-name="Standard" style:family="paragraph">
      <style:paragraph-properties style:snap-to-layout-grid="false"/>
      <style:text-properties style:font-name="Arial" style:font-name-complex="Arial"/>
    </style:style>
    <style:style style:name="TableCell14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9" style:parent-style-name="Standard" style:family="paragraph">
      <style:paragraph-properties style:snap-to-layout-grid="false"/>
      <style:text-properties style:font-name="Arial" style:font-name-complex="Arial"/>
    </style:style>
    <style:style style:name="TableCell14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31" style:parent-style-name="Standard" style:family="paragraph">
      <style:paragraph-properties style:snap-to-layout-grid="false"/>
      <style:text-properties style:font-name="Arial" style:font-name-complex="Arial"/>
    </style:style>
    <style:style style:name="TableCell143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33" style:parent-style-name="Standard" style:family="paragraph">
      <style:paragraph-properties style:snap-to-layout-grid="false"/>
      <style:text-properties style:font-name="Arial" style:font-name-complex="Arial"/>
    </style:style>
    <style:style style:name="P1434" style:parent-style-name="Standard" style:family="paragraph">
      <style:text-properties style:font-name="Arial" style:font-name-complex="Arial"/>
    </style:style>
    <style:style style:name="P1435" style:parent-style-name="Standard" style:family="paragraph">
      <style:text-properties style:font-name="Arial" style:font-name-complex="Arial" fo:language="en" fo:country="GB"/>
    </style:style>
    <style:style style:name="P1436" style:parent-style-name="Standard" style:family="paragraph">
      <style:text-properties style:font-name="Arial" style:font-name-complex="Arial" fo:language="en" fo:country="GB"/>
    </style:style>
    <style:style style:name="P1437" style:parent-style-name="Standard" style:family="paragraph">
      <style:text-properties style:font-name="Arial" style:font-name-complex="Arial" fo:language="en" fo:country="GB"/>
    </style:style>
    <style:style style:name="P1438" style:parent-style-name="Standard" style:family="paragraph">
      <style:text-properties style:font-name="Arial" style:font-name-complex="Arial" fo:language="en" fo:country="GB"/>
    </style:style>
    <style:style style:name="P1439" style:parent-style-name="Standard" style:family="paragraph">
      <style:text-properties style:font-name="Arial" style:font-name-complex="Arial"/>
    </style:style>
    <style:style style:name="P1440" style:parent-style-name="Standard" style:family="paragraph">
      <style:text-properties style:font-name="Arial" style:font-name-complex="Arial"/>
    </style:style>
    <style:style style:name="TableColumn1442" style:family="table-column">
      <style:table-column-properties style:column-width="1.0951in" style:use-optimal-column-width="false"/>
    </style:style>
    <style:style style:name="TableColumn1443" style:family="table-column">
      <style:table-column-properties style:column-width="1.5625in" style:use-optimal-column-width="false"/>
    </style:style>
    <style:style style:name="TableColumn1444" style:family="table-column">
      <style:table-column-properties style:column-width="3.7152in" style:use-optimal-column-width="false"/>
    </style:style>
    <style:style style:name="Table1441" style:family="table">
      <style:table-properties style:width="6.3729in" fo:margin-left="-0.0569in" table:align="left"/>
    </style:style>
    <style:style style:name="TableRow1445" style:family="table-row">
      <style:table-row-properties style:min-row-height="0.1819in" style:use-optimal-row-height="false"/>
    </style:style>
    <style:style style:name="TableCell144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47" style:parent-style-name="Standard" style:family="paragraph">
      <style:paragraph-properties style:snap-to-layout-grid="false"/>
      <style:text-properties style:font-name="Arial" style:font-name-complex="Arial" fo:color="#000000"/>
    </style:style>
    <style:style style:name="TableCell1448" style:family="table-cell">
      <style:table-cell-properties fo:border-top="0.0069in solid #000000" fo:border-left="none" fo:border-bottom="none" fo:border-right="none" style:writing-mode="lr-tb" fo:padding-top="0in" fo:padding-left="0.0208in" fo:padding-bottom="0in" fo:padding-right="0.0208in"/>
    </style:style>
    <style:style style:name="P1449" style:parent-style-name="Standard" style:family="paragraph">
      <style:paragraph-properties style:snap-to-layout-grid="false"/>
      <style:text-properties style:font-name="Arial" style:font-name-complex="Arial" fo:color="#000000"/>
    </style:style>
    <style:style style:name="TableCell145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51" style:parent-style-name="Standard" style:family="paragraph">
      <style:paragraph-properties style:snap-to-layout-grid="false"/>
      <style:text-properties style:font-name="Arial" style:font-name-complex="Arial" fo:color="#000000"/>
    </style:style>
    <style:style style:name="TableRow1452" style:family="table-row">
      <style:table-row-properties style:min-row-height="0.1819in" style:use-optimal-row-height="false"/>
    </style:style>
    <style:style style:name="TableCell1453" style:family="table-cell">
      <style:table-cell-properties fo:border-top="none" fo:border-left="0.0069in solid #000000" fo:border-bottom="none" fo:border-right="none" style:writing-mode="lr-tb" fo:padding-top="0in" fo:padding-left="0.0208in" fo:padding-bottom="0in" fo:padding-right="0.0208in"/>
    </style:style>
    <style:style style:name="P1454" style:parent-style-name="Standard" style:family="paragraph">
      <style:paragraph-properties style:snap-to-layout-grid="false"/>
      <style:text-properties fo:font-size="10pt" style:font-size-asian="10pt" style:font-size-complex="10pt"/>
    </style:style>
    <style:style style:name="TableCell1455" style:family="table-cell">
      <style:table-cell-properties fo:border="none" style:writing-mode="lr-tb" fo:padding-top="0in" fo:padding-left="0.0208in" fo:padding-bottom="0in" fo:padding-right="0.0208in"/>
    </style:style>
    <style:style style:name="P1456" style:parent-style-name="Standard" style:family="paragraph">
      <style:paragraph-properties style:snap-to-layout-grid="false"/>
      <style:text-properties style:font-name="Arial" style:font-name-complex="Arial" fo:color="#000000"/>
    </style:style>
    <style:style style:name="TableCell1457" style:family="table-cell">
      <style:table-cell-properties fo:border-top="none" fo:border-left="none" fo:border-bottom="none" fo:border-right="0.0069in solid #000000" style:writing-mode="lr-tb" fo:padding-top="0in" fo:padding-left="0.0208in" fo:padding-bottom="0in" fo:padding-right="0.0208in"/>
    </style:style>
    <style:style style:name="P1458" style:parent-style-name="Standard" style:family="paragraph">
      <style:paragraph-properties style:snap-to-layout-grid="false"/>
      <style:text-properties style:font-name="Arial" style:font-name-complex="Arial" fo:color="#000000" fo:language="en" fo:country="US"/>
    </style:style>
    <style:style style:name="TableRow1459" style:family="table-row">
      <style:table-row-properties style:min-row-height="0.1819in" style:use-optimal-row-height="false"/>
    </style:style>
    <style:style style:name="TableCell1460" style:family="table-cell">
      <style:table-cell-properties fo:border-top="none" fo:border-left="0.0069in solid #000000" fo:border-bottom="none" fo:border-right="none" style:writing-mode="lr-tb" fo:padding-top="0in" fo:padding-left="0.0208in" fo:padding-bottom="0in" fo:padding-right="0.0208in"/>
    </style:style>
    <style:style style:name="P1461" style:parent-style-name="Standard" style:family="paragraph">
      <style:paragraph-properties style:snap-to-layout-grid="false"/>
      <style:text-properties fo:font-size="10pt" style:font-size-asian="10pt" style:font-size-complex="10pt"/>
    </style:style>
    <style:style style:name="TableCell1462" style:family="table-cell">
      <style:table-cell-properties fo:border="none" style:writing-mode="lr-tb" fo:padding-top="0in" fo:padding-left="0.0208in" fo:padding-bottom="0in" fo:padding-right="0.0208in"/>
    </style:style>
    <style:style style:name="P1463" style:parent-style-name="Standard" style:family="paragraph">
      <style:paragraph-properties style:snap-to-layout-grid="false"/>
      <style:text-properties style:font-name="Arial" style:font-name-complex="Arial" fo:color="#000000" fo:language="en" fo:country="US"/>
    </style:style>
    <style:style style:name="TableCell1464" style:family="table-cell">
      <style:table-cell-properties fo:border-top="none" fo:border-left="none" fo:border-bottom="none" fo:border-right="0.0069in solid #000000" style:writing-mode="lr-tb" fo:padding-top="0in" fo:padding-left="0.0208in" fo:padding-bottom="0in" fo:padding-right="0.0208in"/>
    </style:style>
    <style:style style:name="P1465" style:parent-style-name="Standard" style:family="paragraph">
      <style:paragraph-properties style:snap-to-layout-grid="false"/>
      <style:text-properties style:font-name="Arial" style:font-name-complex="Arial" fo:color="#000000" fo:language="en" fo:country="US"/>
    </style:style>
    <style:style style:name="TableRow1466" style:family="table-row">
      <style:table-row-properties style:min-row-height="0.1819in" style:use-optimal-row-height="false"/>
    </style:style>
    <style:style style:name="TableCell146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68" style:parent-style-name="Standard" style:family="paragraph">
      <style:paragraph-properties style:snap-to-layout-grid="false"/>
      <style:text-properties fo:font-size="10pt" style:font-size-asian="10pt" style:font-size-complex="10pt"/>
    </style:style>
    <style:style style:name="TableCell1469" style:family="table-cell">
      <style:table-cell-properties fo:border-top="none" fo:border-left="none" fo:border-bottom="0.0069in solid #000000" fo:border-right="none" style:writing-mode="lr-tb" fo:padding-top="0in" fo:padding-left="0.0208in" fo:padding-bottom="0in" fo:padding-right="0.0208in"/>
    </style:style>
    <style:style style:name="P1470" style:parent-style-name="Standard" style:family="paragraph">
      <style:paragraph-properties style:snap-to-layout-grid="false"/>
      <style:text-properties style:font-name="Arial" style:font-name-complex="Arial" fo:color="#000000" fo:language="en" fo:country="US"/>
    </style:style>
    <style:style style:name="TableCell147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72" style:parent-style-name="Standard" style:family="paragraph">
      <style:paragraph-properties style:snap-to-layout-grid="false"/>
      <style:text-properties style:font-name="Arial" style:font-name-complex="Arial" fo:color="#000000"/>
    </style:style>
    <style:style style:name="P1473" style:parent-style-name="Überschrift2" style:family="paragraph">
      <style:paragraph-properties fo:widows="2" fo:orphans="2" fo:text-align="start"/>
      <style:text-properties fo:font-size="14pt" style:font-size-asian="14pt" style:font-size-complex="14pt"/>
    </style:style>
    <style:style style:name="P1474" style:parent-style-name="Standard" style:family="paragraph">
      <style:text-properties style:font-name="Arial" style:font-name-complex="Arial"/>
    </style:style>
    <style:style style:name="P1475" style:parent-style-name="Standard" style:family="paragraph">
      <style:paragraph-properties fo:widows="0" fo:orphans="0"/>
    </style:style>
    <style:style style:name="T1476" style:parent-style-name="Absatz-Standardschriftart" style:family="text">
      <style:text-properties style:font-name="Arial" style:font-name-complex="Arial" fo:language="en" fo:country="GB"/>
    </style:style>
    <style:style style:name="T1477" style:parent-style-name="Absatz-Standardschriftart" style:family="text">
      <style:text-properties style:font-name="Arial" style:font-name-complex="Arial" fo:language="en" fo:country="GB"/>
    </style:style>
    <style:style style:name="TableColumn1479" style:family="table-column">
      <style:table-column-properties style:column-width="0.6395in" style:use-optimal-column-width="false"/>
    </style:style>
    <style:style style:name="TableColumn1480" style:family="table-column">
      <style:table-column-properties style:column-width="0.5902in" style:use-optimal-column-width="false"/>
    </style:style>
    <style:style style:name="TableColumn1481" style:family="table-column">
      <style:table-column-properties style:column-width="0.1972in" style:use-optimal-column-width="false"/>
    </style:style>
    <style:style style:name="TableColumn1482" style:family="table-column">
      <style:table-column-properties style:column-width="0.7875in" style:use-optimal-column-width="false"/>
    </style:style>
    <style:style style:name="TableColumn1483" style:family="table-column">
      <style:table-column-properties style:column-width="0.8861in" style:use-optimal-column-width="false"/>
    </style:style>
    <style:style style:name="TableColumn1484" style:family="table-column">
      <style:table-column-properties style:column-width="1.0569in" style:use-optimal-column-width="false"/>
    </style:style>
    <style:style style:name="Table1478" style:family="table">
      <style:table-properties style:width="4.1576in" fo:margin-left="-0.0847in" table:align="left"/>
    </style:style>
    <style:style style:name="TableRow1485" style:family="table-row">
      <style:table-row-properties style:use-optimal-row-height="false"/>
    </style:style>
    <style:style style:name="TableCell14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87" style:parent-style-name="Standard" style:family="paragraph">
      <style:paragraph-properties style:snap-to-layout-grid="false"/>
      <style:text-properties style:font-name="Arial" style:font-name-complex="Arial"/>
    </style:style>
    <style:style style:name="TableCell14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9" style:parent-style-name="Standard" style:family="paragraph">
      <style:paragraph-properties style:snap-to-layout-grid="false"/>
      <style:text-properties style:font-name="Arial" style:font-name-complex="Arial"/>
    </style:style>
    <style:style style:name="TableCell14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1" style:parent-style-name="Standard" style:family="paragraph">
      <style:paragraph-properties style:snap-to-layout-grid="false"/>
      <style:text-properties style:font-name="Arial" style:font-name-complex="Arial"/>
    </style:style>
    <style:style style:name="TableCell14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3" style:parent-style-name="Standard" style:family="paragraph">
      <style:paragraph-properties style:snap-to-layout-grid="false"/>
      <style:text-properties style:font-name="Arial" style:font-name-complex="Arial"/>
    </style:style>
    <style:style style:name="TableCell14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5" style:parent-style-name="Standard" style:family="paragraph">
      <style:paragraph-properties style:snap-to-layout-grid="false"/>
      <style:text-properties style:font-name="Arial" style:font-name-complex="Arial"/>
    </style:style>
    <style:style style:name="TableCell149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97" style:parent-style-name="Standard" style:family="paragraph">
      <style:paragraph-properties style:snap-to-layout-grid="false"/>
      <style:text-properties style:font-name="Arial" style:font-name-complex="Arial"/>
    </style:style>
    <style:style style:name="P1498" style:parent-style-name="Standard" style:family="paragraph">
      <style:text-properties style:font-name="Arial" style:font-name-complex="Arial" fo:language="en" fo:country="GB"/>
    </style:style>
    <style:style style:name="P1499" style:parent-style-name="Standard" style:family="paragraph">
      <style:text-properties style:font-name="Arial" style:font-name-complex="Arial" fo:language="en" fo:country="GB"/>
    </style:style>
    <style:style style:name="P1500" style:parent-style-name="Standard" style:family="paragraph">
      <style:text-properties style:font-name="Arial" style:font-name-complex="Arial"/>
    </style:style>
    <style:style style:name="P1501" style:parent-style-name="Standard" style:family="paragraph">
      <style:text-properties style:font-name="Arial" style:font-name-complex="Arial"/>
    </style:style>
    <style:style style:name="TableColumn1503" style:family="table-column">
      <style:table-column-properties style:column-width="1.0951in" style:use-optimal-column-width="false"/>
    </style:style>
    <style:style style:name="TableColumn1504" style:family="table-column">
      <style:table-column-properties style:column-width="1.5625in" style:use-optimal-column-width="false"/>
    </style:style>
    <style:style style:name="TableColumn1505" style:family="table-column">
      <style:table-column-properties style:column-width="3.7152in" style:use-optimal-column-width="false"/>
    </style:style>
    <style:style style:name="Table1502" style:family="table">
      <style:table-properties style:width="6.3729in" fo:margin-left="-0.0569in" table:align="left"/>
    </style:style>
    <style:style style:name="TableRow1506" style:family="table-row">
      <style:table-row-properties style:min-row-height="0.1819in" style:use-optimal-row-height="false"/>
    </style:style>
    <style:style style:name="TableCell150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08" style:parent-style-name="Standard" style:family="paragraph">
      <style:paragraph-properties style:snap-to-layout-grid="false"/>
      <style:text-properties style:font-name="Arial" style:font-name-complex="Arial" fo:color="#000000"/>
    </style:style>
    <style:style style:name="TableCell1509" style:family="table-cell">
      <style:table-cell-properties fo:border-top="0.0069in solid #000000" fo:border-left="none" fo:border-bottom="none" fo:border-right="none" style:writing-mode="lr-tb" fo:padding-top="0in" fo:padding-left="0.0208in" fo:padding-bottom="0in" fo:padding-right="0.0208in"/>
    </style:style>
    <style:style style:name="P1510" style:parent-style-name="Standard" style:family="paragraph">
      <style:paragraph-properties style:snap-to-layout-grid="false"/>
      <style:text-properties style:font-name="Arial" style:font-name-complex="Arial" fo:color="#000000"/>
    </style:style>
    <style:style style:name="TableCell151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12" style:parent-style-name="Standard" style:family="paragraph">
      <style:paragraph-properties style:snap-to-layout-grid="false"/>
      <style:text-properties style:font-name="Arial" style:font-name-complex="Arial" fo:color="#000000" fo:language="en" fo:country="US"/>
    </style:style>
    <style:style style:name="TableRow1513" style:family="table-row">
      <style:table-row-properties style:min-row-height="0.1819in" style:use-optimal-row-height="false"/>
    </style:style>
    <style:style style:name="TableCell151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15" style:parent-style-name="Standard" style:family="paragraph">
      <style:paragraph-properties style:snap-to-layout-grid="false"/>
      <style:text-properties fo:font-size="10pt" style:font-size-asian="10pt" style:font-size-complex="10pt"/>
    </style:style>
    <style:style style:name="TableCell1516" style:family="table-cell">
      <style:table-cell-properties fo:border-top="none" fo:border-left="none" fo:border-bottom="0.0069in solid #000000" fo:border-right="none" style:writing-mode="lr-tb" fo:padding-top="0in" fo:padding-left="0.0208in" fo:padding-bottom="0in" fo:padding-right="0.0208in"/>
    </style:style>
    <style:style style:name="P1517" style:parent-style-name="Standard" style:family="paragraph">
      <style:paragraph-properties style:snap-to-layout-grid="false"/>
      <style:text-properties style:font-name="Arial" style:font-name-complex="Arial" fo:color="#000000"/>
    </style:style>
    <style:style style:name="TableCell151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19" style:parent-style-name="Standard" style:family="paragraph">
      <style:paragraph-properties style:snap-to-layout-grid="false"/>
      <style:text-properties style:font-name="Arial" style:font-name-complex="Arial"/>
    </style:style>
    <style:style style:name="P1520" style:parent-style-name="Überschrift2" style:family="paragraph">
      <style:paragraph-properties fo:widows="2" fo:orphans="2" fo:text-align="start"/>
      <style:text-properties fo:font-size="14pt" style:font-size-asian="14pt" style:font-size-complex="14pt" fo:language="en" fo:country="GB"/>
    </style:style>
    <style:style style:name="P1521" style:parent-style-name="Standard" style:family="paragraph">
      <style:text-properties style:font-name="Arial" style:font-name-complex="Arial" fo:language="en" fo:country="GB"/>
    </style:style>
    <style:style style:name="P1522" style:parent-style-name="Standard" style:family="paragraph">
      <style:paragraph-properties fo:widows="0" fo:orphans="0"/>
    </style:style>
    <style:style style:name="T1523" style:parent-style-name="Absatz-Standardschriftart" style:family="text">
      <style:text-properties style:font-name="Arial" style:font-name-complex="Arial" fo:language="en" fo:country="GB"/>
    </style:style>
    <style:style style:name="T1524" style:parent-style-name="Absatz-Standardschriftart" style:family="text">
      <style:text-properties style:font-name="Arial" style:font-name-complex="Arial" fo:language="en" fo:country="GB"/>
    </style:style>
    <style:style style:name="TableColumn1526" style:family="table-column">
      <style:table-column-properties style:column-width="0.6395in" style:use-optimal-column-width="false"/>
    </style:style>
    <style:style style:name="TableColumn1527" style:family="table-column">
      <style:table-column-properties style:column-width="0.5902in" style:use-optimal-column-width="false"/>
    </style:style>
    <style:style style:name="TableColumn1528" style:family="table-column">
      <style:table-column-properties style:column-width="0.1972in" style:use-optimal-column-width="false"/>
    </style:style>
    <style:style style:name="TableColumn1529" style:family="table-column">
      <style:table-column-properties style:column-width="0.7875in" style:use-optimal-column-width="false"/>
    </style:style>
    <style:style style:name="TableColumn1530" style:family="table-column">
      <style:table-column-properties style:column-width="0.8861in" style:use-optimal-column-width="false"/>
    </style:style>
    <style:style style:name="TableColumn1531" style:family="table-column">
      <style:table-column-properties style:column-width="1.0569in" style:use-optimal-column-width="false"/>
    </style:style>
    <style:style style:name="Table1525" style:family="table">
      <style:table-properties style:width="4.1576in" fo:margin-left="-0.0847in" table:align="left"/>
    </style:style>
    <style:style style:name="TableRow1532" style:family="table-row">
      <style:table-row-properties style:use-optimal-row-height="false"/>
    </style:style>
    <style:style style:name="TableCell15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34" style:parent-style-name="Standard" style:family="paragraph">
      <style:paragraph-properties style:snap-to-layout-grid="false"/>
      <style:text-properties style:font-name="Arial" style:font-name-complex="Arial"/>
    </style:style>
    <style:style style:name="TableCell15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36" style:parent-style-name="Standard" style:family="paragraph">
      <style:paragraph-properties style:snap-to-layout-grid="false"/>
      <style:text-properties style:font-name="Arial" style:font-name-complex="Arial"/>
    </style:style>
    <style:style style:name="TableCell15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38" style:parent-style-name="Standard" style:family="paragraph">
      <style:paragraph-properties style:snap-to-layout-grid="false"/>
      <style:text-properties style:font-name="Arial" style:font-name-complex="Arial"/>
    </style:style>
    <style:style style:name="TableCell15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40" style:parent-style-name="Standard" style:family="paragraph">
      <style:paragraph-properties style:snap-to-layout-grid="false"/>
      <style:text-properties style:font-name="Arial" style:font-name-complex="Arial"/>
    </style:style>
    <style:style style:name="TableCell15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42" style:parent-style-name="Standard" style:family="paragraph">
      <style:paragraph-properties style:snap-to-layout-grid="false"/>
      <style:text-properties style:font-name="Arial" style:font-name-complex="Arial"/>
    </style:style>
    <style:style style:name="TableCell15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44" style:parent-style-name="Standard" style:family="paragraph">
      <style:paragraph-properties style:snap-to-layout-grid="false"/>
      <style:text-properties style:font-name="Arial" style:font-name-complex="Arial"/>
    </style:style>
    <style:style style:name="P1545" style:parent-style-name="Standard" style:family="paragraph">
      <style:text-properties style:font-name="Arial" style:font-name-complex="Arial"/>
    </style:style>
    <style:style style:name="P1546" style:parent-style-name="Standard" style:family="paragraph">
      <style:text-properties style:font-name="Arial" style:font-name-complex="Arial"/>
    </style:style>
    <style:style style:name="P1547" style:parent-style-name="Standard" style:family="paragraph">
      <style:text-properties style:font-name="Arial" style:font-name-complex="Arial"/>
    </style:style>
    <style:style style:name="P1548" style:parent-style-name="Standard" style:family="paragraph">
      <style:text-properties style:font-name="Arial" style:font-name-complex="Arial" fo:language="en" fo:country="GB"/>
    </style:style>
    <style:style style:name="P1549" style:parent-style-name="Standard" style:family="paragraph">
      <style:text-properties style:font-name="Arial" style:font-name-complex="Arial"/>
    </style:style>
    <style:style style:name="P1550" style:parent-style-name="Standard" style:family="paragraph">
      <style:text-properties style:font-name="Arial" style:font-name-complex="Arial" fo:language="en" fo:country="GB"/>
    </style:style>
    <style:style style:name="P1551" style:parent-style-name="Standard" style:family="paragraph">
      <style:text-properties style:font-name="Arial" style:font-name-complex="Arial" fo:language="en" fo:country="GB"/>
    </style:style>
    <style:style style:name="P1552" style:parent-style-name="Standard" style:family="paragraph">
      <style:text-properties style:font-name="Arial" style:font-name-complex="Arial" fo:language="en" fo:country="GB"/>
    </style:style>
    <style:style style:name="P1553" style:parent-style-name="Standard" style:family="paragraph">
      <style:text-properties style:font-name="Arial" style:font-name-complex="Arial"/>
    </style:style>
    <style:style style:name="P1554" style:parent-style-name="Standard" style:family="paragraph">
      <style:text-properties style:font-name="Arial" style:font-name-complex="Arial"/>
    </style:style>
    <style:style style:name="P1555" style:parent-style-name="Standard" style:family="paragraph">
      <style:text-properties style:font-name="Arial" style:font-name-complex="Arial"/>
    </style:style>
    <style:style style:name="P1556" style:parent-style-name="Standard" style:family="paragraph">
      <style:text-properties style:font-name="Arial" style:font-name-complex="Arial"/>
    </style:style>
    <style:style style:name="TableColumn1558" style:family="table-column">
      <style:table-column-properties style:column-width="1.0951in" style:use-optimal-column-width="false"/>
    </style:style>
    <style:style style:name="TableColumn1559" style:family="table-column">
      <style:table-column-properties style:column-width="1.5625in" style:use-optimal-column-width="false"/>
    </style:style>
    <style:style style:name="TableColumn1560" style:family="table-column">
      <style:table-column-properties style:column-width="3.7152in" style:use-optimal-column-width="false"/>
    </style:style>
    <style:style style:name="Table1557" style:family="table">
      <style:table-properties style:width="6.3729in" fo:margin-left="-0.0569in" table:align="left"/>
    </style:style>
    <style:style style:name="TableRow1561" style:family="table-row">
      <style:table-row-properties style:min-row-height="0.1819in" style:use-optimal-row-height="false"/>
    </style:style>
    <style:style style:name="TableCell156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63" style:parent-style-name="Standard" style:family="paragraph">
      <style:paragraph-properties style:snap-to-layout-grid="false"/>
      <style:text-properties style:font-name="Arial" style:font-name-complex="Arial" fo:color="#000000"/>
    </style:style>
    <style:style style:name="TableCell1564" style:family="table-cell">
      <style:table-cell-properties fo:border-top="0.0069in solid #000000" fo:border-left="none" fo:border-bottom="none" fo:border-right="none" style:writing-mode="lr-tb" fo:padding-top="0in" fo:padding-left="0.0208in" fo:padding-bottom="0in" fo:padding-right="0.0208in"/>
    </style:style>
    <style:style style:name="P1565" style:parent-style-name="Standard" style:family="paragraph">
      <style:paragraph-properties style:snap-to-layout-grid="false"/>
      <style:text-properties style:font-name="Arial" style:font-name-complex="Arial" fo:color="#000000"/>
    </style:style>
    <style:style style:name="TableCell156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67" style:parent-style-name="Standard" style:family="paragraph">
      <style:paragraph-properties style:snap-to-layout-grid="false"/>
      <style:text-properties style:font-name="Arial" style:font-name-complex="Arial" fo:color="#000000" fo:language="en" fo:country="GB"/>
    </style:style>
    <style:style style:name="TableRow1568" style:family="table-row">
      <style:table-row-properties style:min-row-height="0.1819in" style:use-optimal-row-height="false"/>
    </style:style>
    <style:style style:name="TableCell1569" style:family="table-cell">
      <style:table-cell-properties fo:border-top="none" fo:border-left="0.0069in solid #000000" fo:border-bottom="none" fo:border-right="none" style:writing-mode="lr-tb" fo:padding-top="0in" fo:padding-left="0.0208in" fo:padding-bottom="0in" fo:padding-right="0.0208in"/>
    </style:style>
    <style:style style:name="P1570" style:parent-style-name="Standard" style:family="paragraph">
      <style:paragraph-properties style:snap-to-layout-grid="false"/>
      <style:text-properties fo:font-size="10pt" style:font-size-asian="10pt" style:font-size-complex="10pt" fo:language="en" fo:country="GB"/>
    </style:style>
    <style:style style:name="TableCell1571" style:family="table-cell">
      <style:table-cell-properties fo:border="none" style:writing-mode="lr-tb" fo:padding-top="0in" fo:padding-left="0.0208in" fo:padding-bottom="0in" fo:padding-right="0.0208in"/>
    </style:style>
    <style:style style:name="P1572" style:parent-style-name="Standard" style:family="paragraph">
      <style:paragraph-properties style:snap-to-layout-grid="false"/>
      <style:text-properties style:font-name="Arial" style:font-name-complex="Arial" fo:color="#000000"/>
    </style:style>
    <style:style style:name="TableCell1573" style:family="table-cell">
      <style:table-cell-properties fo:border-top="none" fo:border-left="none" fo:border-bottom="none" fo:border-right="0.0069in solid #000000" style:writing-mode="lr-tb" fo:padding-top="0in" fo:padding-left="0.0208in" fo:padding-bottom="0in" fo:padding-right="0.0208in"/>
    </style:style>
    <style:style style:name="P1574" style:parent-style-name="Standard" style:family="paragraph">
      <style:paragraph-properties style:snap-to-layout-grid="false"/>
      <style:text-properties style:font-name="Arial" style:font-name-complex="Arial" fo:color="#000000" fo:language="en" fo:country="US"/>
    </style:style>
    <style:style style:name="TableRow1575" style:family="table-row">
      <style:table-row-properties style:min-row-height="0.1819in" style:use-optimal-row-height="false"/>
    </style:style>
    <style:style style:name="TableCell1576" style:family="table-cell">
      <style:table-cell-properties fo:border-top="none" fo:border-left="0.0069in solid #000000" fo:border-bottom="none" fo:border-right="none" style:writing-mode="lr-tb" fo:padding-top="0in" fo:padding-left="0.0208in" fo:padding-bottom="0in" fo:padding-right="0.0208in"/>
    </style:style>
    <style:style style:name="P1577" style:parent-style-name="Standard" style:family="paragraph">
      <style:paragraph-properties style:snap-to-layout-grid="false"/>
      <style:text-properties fo:font-size="10pt" style:font-size-asian="10pt" style:font-size-complex="10pt" fo:language="en" fo:country="GB"/>
    </style:style>
    <style:style style:name="TableCell1578" style:family="table-cell">
      <style:table-cell-properties fo:border="none" style:writing-mode="lr-tb" fo:padding-top="0in" fo:padding-left="0.0208in" fo:padding-bottom="0in" fo:padding-right="0.0208in"/>
    </style:style>
    <style:style style:name="P1579" style:parent-style-name="Standard" style:family="paragraph">
      <style:paragraph-properties style:snap-to-layout-grid="false"/>
      <style:text-properties style:font-name="Arial" style:font-name-complex="Arial" fo:color="#000000" fo:language="en" fo:country="US"/>
    </style:style>
    <style:style style:name="TableCell1580" style:family="table-cell">
      <style:table-cell-properties fo:border-top="none" fo:border-left="none" fo:border-bottom="none" fo:border-right="0.0069in solid #000000" style:writing-mode="lr-tb" fo:padding-top="0in" fo:padding-left="0.0208in" fo:padding-bottom="0in" fo:padding-right="0.0208in"/>
    </style:style>
    <style:style style:name="P1581" style:parent-style-name="Standard" style:family="paragraph">
      <style:paragraph-properties style:snap-to-layout-grid="false"/>
      <style:text-properties style:font-name="Arial" style:font-name-complex="Arial" fo:color="#000000" fo:language="en" fo:country="US"/>
    </style:style>
    <style:style style:name="TableRow1582" style:family="table-row">
      <style:table-row-properties style:min-row-height="0.1819in" style:use-optimal-row-height="false"/>
    </style:style>
    <style:style style:name="TableCell158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84" style:parent-style-name="Standard" style:family="paragraph">
      <style:paragraph-properties style:snap-to-layout-grid="false"/>
      <style:text-properties fo:font-size="10pt" style:font-size-asian="10pt" style:font-size-complex="10pt"/>
    </style:style>
    <style:style style:name="TableCell1585" style:family="table-cell">
      <style:table-cell-properties fo:border-top="none" fo:border-left="none" fo:border-bottom="0.0069in solid #000000" fo:border-right="none" style:writing-mode="lr-tb" fo:padding-top="0in" fo:padding-left="0.0208in" fo:padding-bottom="0in" fo:padding-right="0.0208in"/>
    </style:style>
    <style:style style:name="P1586" style:parent-style-name="Standard" style:family="paragraph">
      <style:paragraph-properties style:snap-to-layout-grid="false"/>
      <style:text-properties style:font-name="Arial" style:font-name-complex="Arial" fo:color="#000000" fo:language="en" fo:country="US"/>
    </style:style>
    <style:style style:name="TableCell158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88" style:parent-style-name="Standard" style:family="paragraph">
      <style:paragraph-properties style:snap-to-layout-grid="false"/>
      <style:text-properties style:font-name="Arial" style:font-name-complex="Arial" fo:color="#000000" fo:language="en" fo:country="US"/>
    </style:style>
    <style:style style:name="P1589" style:parent-style-name="Überschrift2" style:family="paragraph">
      <style:paragraph-properties fo:widows="2" fo:orphans="2" fo:text-align="start"/>
      <style:text-properties fo:font-size="14pt" style:font-size-asian="14pt" style:font-size-complex="14pt" fo:language="en" fo:country="GB"/>
    </style:style>
    <style:style style:name="P1590" style:parent-style-name="Standard" style:family="paragraph">
      <style:text-properties style:font-name="Arial" style:font-name-complex="Arial" fo:language="it" fo:country="IT"/>
    </style:style>
    <style:style style:name="P1591" style:parent-style-name="Standard" style:family="paragraph">
      <style:paragraph-properties fo:widows="0" fo:orphans="0"/>
    </style:style>
    <style:style style:name="T1592" style:parent-style-name="Absatz-Standardschriftart" style:family="text">
      <style:text-properties style:font-name="Arial" style:font-name-complex="Arial" fo:language="en" fo:country="GB"/>
    </style:style>
    <style:style style:name="T1593" style:parent-style-name="Absatz-Standardschriftart" style:family="text">
      <style:text-properties style:font-name="Arial" style:font-name-complex="Arial" fo:language="it" fo:country="IT"/>
    </style:style>
    <style:style style:name="T1594" style:parent-style-name="Absatz-Standardschriftart" style:family="text">
      <style:text-properties style:font-name="Arial" style:font-name-complex="Arial" fo:language="it" fo:country="IT"/>
    </style:style>
    <style:style style:name="T1595" style:parent-style-name="Absatz-Standardschriftart" style:family="text">
      <style:text-properties style:font-name="Arial" style:font-name-complex="Arial" fo:language="en" fo:country="GB"/>
    </style:style>
    <style:style style:name="TableColumn1597" style:family="table-column">
      <style:table-column-properties style:column-width="0.6395in" style:use-optimal-column-width="false"/>
    </style:style>
    <style:style style:name="TableColumn1598" style:family="table-column">
      <style:table-column-properties style:column-width="0.5902in" style:use-optimal-column-width="false"/>
    </style:style>
    <style:style style:name="TableColumn1599" style:family="table-column">
      <style:table-column-properties style:column-width="0.1972in" style:use-optimal-column-width="false"/>
    </style:style>
    <style:style style:name="TableColumn1600" style:family="table-column">
      <style:table-column-properties style:column-width="0.7875in" style:use-optimal-column-width="false"/>
    </style:style>
    <style:style style:name="TableColumn1601" style:family="table-column">
      <style:table-column-properties style:column-width="0.8861in" style:use-optimal-column-width="false"/>
    </style:style>
    <style:style style:name="TableColumn1602" style:family="table-column">
      <style:table-column-properties style:column-width="1.0569in" style:use-optimal-column-width="false"/>
    </style:style>
    <style:style style:name="Table1596" style:family="table">
      <style:table-properties style:width="4.1576in" fo:margin-left="-0.0847in" table:align="left"/>
    </style:style>
    <style:style style:name="TableRow1603" style:family="table-row">
      <style:table-row-properties style:use-optimal-row-height="false"/>
    </style:style>
    <style:style style:name="TableCell160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05" style:parent-style-name="Standard" style:family="paragraph">
      <style:paragraph-properties style:snap-to-layout-grid="false"/>
      <style:text-properties style:font-name="Arial" style:font-name-complex="Arial"/>
    </style:style>
    <style:style style:name="TableCell16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7" style:parent-style-name="Standard" style:family="paragraph">
      <style:paragraph-properties style:snap-to-layout-grid="false"/>
      <style:text-properties style:font-name="Arial" style:font-name-complex="Arial"/>
    </style:style>
    <style:style style:name="TableCell16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9" style:parent-style-name="Standard" style:family="paragraph">
      <style:paragraph-properties style:snap-to-layout-grid="false"/>
      <style:text-properties style:font-name="Arial" style:font-name-complex="Arial"/>
    </style:style>
    <style:style style:name="TableCell16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11" style:parent-style-name="Standard" style:family="paragraph">
      <style:paragraph-properties style:snap-to-layout-grid="false"/>
      <style:text-properties style:font-name="Arial" style:font-name-complex="Arial"/>
    </style:style>
    <style:style style:name="TableCell16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13" style:parent-style-name="Standard" style:family="paragraph">
      <style:paragraph-properties style:snap-to-layout-grid="false"/>
      <style:text-properties style:font-name="Arial" style:font-name-complex="Arial"/>
    </style:style>
    <style:style style:name="TableCell161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15" style:parent-style-name="Standard" style:family="paragraph">
      <style:paragraph-properties style:snap-to-layout-grid="false"/>
      <style:text-properties style:font-name="Arial" style:font-name-complex="Arial"/>
    </style:style>
    <style:style style:name="P1616" style:parent-style-name="Standard" style:family="paragraph">
      <style:text-properties style:font-name="Arial" style:font-name-complex="Arial" fo:language="en" fo:country="GB"/>
    </style:style>
    <style:style style:name="P1617" style:parent-style-name="Standard" style:family="paragraph">
      <style:text-properties style:font-name="Arial" style:font-name-complex="Arial"/>
    </style:style>
    <style:style style:name="P1618" style:parent-style-name="Standard" style:family="paragraph">
      <style:text-properties style:font-name="Arial" style:font-name-complex="Arial" fo:language="en" fo:country="GB"/>
    </style:style>
    <style:style style:name="P1619" style:parent-style-name="Standard" style:family="paragraph">
      <style:text-properties style:font-name="Arial" style:font-name-complex="Arial" fo:language="en" fo:country="GB"/>
    </style:style>
    <style:style style:name="P1620" style:parent-style-name="Standard" style:family="paragraph">
      <style:text-properties style:font-name="Arial" style:font-name-complex="Arial" fo:language="en" fo:country="GB"/>
    </style:style>
    <style:style style:name="P1621" style:parent-style-name="Standard" style:family="paragraph">
      <style:text-properties style:font-name="Arial" style:font-name-complex="Arial" fo:language="en" fo:country="GB"/>
    </style:style>
    <style:style style:name="P1622" style:parent-style-name="Standard" style:family="paragraph">
      <style:text-properties style:font-name="Arial" style:font-name-complex="Arial"/>
    </style:style>
    <style:style style:name="P1623" style:parent-style-name="Standard" style:family="paragraph">
      <style:text-properties style:font-name="Arial" style:font-name-complex="Arial"/>
    </style:style>
    <style:style style:name="TableColumn1625" style:family="table-column">
      <style:table-column-properties style:column-width="1.0951in" style:use-optimal-column-width="false"/>
    </style:style>
    <style:style style:name="TableColumn1626" style:family="table-column">
      <style:table-column-properties style:column-width="1.5625in" style:use-optimal-column-width="false"/>
    </style:style>
    <style:style style:name="TableColumn1627" style:family="table-column">
      <style:table-column-properties style:column-width="3.7152in" style:use-optimal-column-width="false"/>
    </style:style>
    <style:style style:name="Table1624" style:family="table">
      <style:table-properties style:width="6.3729in" fo:margin-left="-0.0569in" table:align="left"/>
    </style:style>
    <style:style style:name="TableRow1628" style:family="table-row">
      <style:table-row-properties style:min-row-height="0.1819in" style:use-optimal-row-height="false"/>
    </style:style>
    <style:style style:name="TableCell162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30" style:parent-style-name="Standard" style:family="paragraph">
      <style:paragraph-properties style:snap-to-layout-grid="false"/>
      <style:text-properties style:font-name="Arial" style:font-name-complex="Arial" fo:color="#000000"/>
    </style:style>
    <style:style style:name="TableCell1631" style:family="table-cell">
      <style:table-cell-properties fo:border-top="0.0069in solid #000000" fo:border-left="none" fo:border-bottom="none" fo:border-right="none" style:writing-mode="lr-tb" fo:padding-top="0in" fo:padding-left="0.0208in" fo:padding-bottom="0in" fo:padding-right="0.0208in"/>
    </style:style>
    <style:style style:name="P1632" style:parent-style-name="Standard" style:family="paragraph">
      <style:paragraph-properties style:snap-to-layout-grid="false"/>
      <style:text-properties style:font-name="Arial" style:font-name-complex="Arial" fo:color="#000000"/>
    </style:style>
    <style:style style:name="TableCell163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34" style:parent-style-name="Standard" style:family="paragraph">
      <style:paragraph-properties style:snap-to-layout-grid="false"/>
      <style:text-properties style:font-name="Arial" style:font-name-complex="Arial" fo:color="#000000"/>
    </style:style>
    <style:style style:name="TableRow1635" style:family="table-row">
      <style:table-row-properties style:min-row-height="0.1819in" style:use-optimal-row-height="false"/>
    </style:style>
    <style:style style:name="TableCell1636" style:family="table-cell">
      <style:table-cell-properties fo:border-top="none" fo:border-left="0.0069in solid #000000" fo:border-bottom="none" fo:border-right="none" style:writing-mode="lr-tb" fo:padding-top="0in" fo:padding-left="0.0208in" fo:padding-bottom="0in" fo:padding-right="0.0208in"/>
    </style:style>
    <style:style style:name="P1637" style:parent-style-name="Standard" style:family="paragraph">
      <style:paragraph-properties style:snap-to-layout-grid="false"/>
      <style:text-properties fo:font-size="10pt" style:font-size-asian="10pt" style:font-size-complex="10pt"/>
    </style:style>
    <style:style style:name="TableCell1638" style:family="table-cell">
      <style:table-cell-properties fo:border="none" style:writing-mode="lr-tb" fo:padding-top="0in" fo:padding-left="0.0208in" fo:padding-bottom="0in" fo:padding-right="0.0208in"/>
    </style:style>
    <style:style style:name="P1639" style:parent-style-name="Standard" style:family="paragraph">
      <style:paragraph-properties style:snap-to-layout-grid="false"/>
      <style:text-properties style:font-name="Arial" style:font-name-complex="Arial" fo:color="#000000"/>
    </style:style>
    <style:style style:name="TableCell1640" style:family="table-cell">
      <style:table-cell-properties fo:border-top="none" fo:border-left="none" fo:border-bottom="none" fo:border-right="0.0069in solid #000000" style:writing-mode="lr-tb" fo:padding-top="0in" fo:padding-left="0.0208in" fo:padding-bottom="0in" fo:padding-right="0.0208in"/>
    </style:style>
    <style:style style:name="P1641" style:parent-style-name="Standard" style:family="paragraph">
      <style:paragraph-properties style:snap-to-layout-grid="false"/>
      <style:text-properties style:font-name="Arial" style:font-name-complex="Arial" fo:color="#000000"/>
    </style:style>
    <style:style style:name="TableRow1642" style:family="table-row">
      <style:table-row-properties style:min-row-height="0.1819in" style:use-optimal-row-height="false"/>
    </style:style>
    <style:style style:name="TableCell1643" style:family="table-cell">
      <style:table-cell-properties fo:border-top="none" fo:border-left="0.0069in solid #000000" fo:border-bottom="none" fo:border-right="none" style:writing-mode="lr-tb" fo:padding-top="0in" fo:padding-left="0.0208in" fo:padding-bottom="0in" fo:padding-right="0.0208in"/>
    </style:style>
    <style:style style:name="P1644" style:parent-style-name="Standard" style:family="paragraph">
      <style:paragraph-properties style:snap-to-layout-grid="false"/>
      <style:text-properties fo:font-size="10pt" style:font-size-asian="10pt" style:font-size-complex="10pt"/>
    </style:style>
    <style:style style:name="TableCell1645" style:family="table-cell">
      <style:table-cell-properties fo:border="none" style:writing-mode="lr-tb" fo:padding-top="0in" fo:padding-left="0.0208in" fo:padding-bottom="0in" fo:padding-right="0.0208in"/>
    </style:style>
    <style:style style:name="P1646" style:parent-style-name="Standard" style:family="paragraph">
      <style:paragraph-properties style:snap-to-layout-grid="false"/>
      <style:text-properties style:font-name="Arial" style:font-name-complex="Arial" fo:color="#000000" fo:language="en" fo:country="US"/>
    </style:style>
    <style:style style:name="TableCell1647" style:family="table-cell">
      <style:table-cell-properties fo:border-top="none" fo:border-left="none" fo:border-bottom="none" fo:border-right="0.0069in solid #000000" style:writing-mode="lr-tb" fo:padding-top="0in" fo:padding-left="0.0208in" fo:padding-bottom="0in" fo:padding-right="0.0208in"/>
    </style:style>
    <style:style style:name="P1648" style:parent-style-name="Standard" style:family="paragraph">
      <style:paragraph-properties style:snap-to-layout-grid="false"/>
      <style:text-properties style:font-name="Arial" style:font-name-complex="Arial" fo:color="#000000" fo:language="en" fo:country="US"/>
    </style:style>
    <style:style style:name="TableRow1649" style:family="table-row">
      <style:table-row-properties style:min-row-height="0.1819in" style:use-optimal-row-height="false"/>
    </style:style>
    <style:style style:name="TableCell165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51" style:parent-style-name="Standard" style:family="paragraph">
      <style:paragraph-properties style:snap-to-layout-grid="false"/>
      <style:text-properties fo:font-size="10pt" style:font-size-asian="10pt" style:font-size-complex="10pt"/>
    </style:style>
    <style:style style:name="TableCell1652" style:family="table-cell">
      <style:table-cell-properties fo:border-top="none" fo:border-left="none" fo:border-bottom="0.0069in solid #000000" fo:border-right="none" style:writing-mode="lr-tb" fo:padding-top="0in" fo:padding-left="0.0208in" fo:padding-bottom="0in" fo:padding-right="0.0208in"/>
    </style:style>
    <style:style style:name="P1653" style:parent-style-name="Standard" style:family="paragraph">
      <style:paragraph-properties style:snap-to-layout-grid="false"/>
      <style:text-properties style:font-name="Arial" style:font-name-complex="Arial" fo:color="#000000" fo:language="en" fo:country="US"/>
    </style:style>
    <style:style style:name="TableCell165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55" style:parent-style-name="Standard" style:family="paragraph">
      <style:paragraph-properties style:snap-to-layout-grid="false"/>
      <style:text-properties style:font-name="Arial" style:font-name-complex="Arial" fo:color="#000000" fo:language="en" fo:country="US"/>
    </style:style>
    <style:style style:name="P1656" style:parent-style-name="Überschrift2" style:family="paragraph">
      <style:paragraph-properties fo:widows="2" fo:orphans="2" fo:text-align="start"/>
      <style:text-properties fo:font-size="14pt" style:font-size-asian="14pt" style:font-size-complex="14pt" fo:language="en" fo:country="GB"/>
    </style:style>
    <style:style style:name="P1657" style:parent-style-name="Standard" style:family="paragraph">
      <style:text-properties style:font-name="Arial" style:font-name-complex="Arial" fo:language="en" fo:country="GB"/>
    </style:style>
    <style:style style:name="P1658" style:parent-style-name="Standard" style:family="paragraph">
      <style:text-properties style:font-name="Arial" style:font-name-complex="Arial" fo:language="en" fo:country="GB"/>
    </style:style>
    <style:style style:name="TableColumn1660" style:family="table-column">
      <style:table-column-properties style:column-width="0.6395in" style:use-optimal-column-width="false"/>
    </style:style>
    <style:style style:name="TableColumn1661" style:family="table-column">
      <style:table-column-properties style:column-width="0.5902in" style:use-optimal-column-width="false"/>
    </style:style>
    <style:style style:name="TableColumn1662" style:family="table-column">
      <style:table-column-properties style:column-width="0.1972in" style:use-optimal-column-width="false"/>
    </style:style>
    <style:style style:name="TableColumn1663" style:family="table-column">
      <style:table-column-properties style:column-width="0.7875in" style:use-optimal-column-width="false"/>
    </style:style>
    <style:style style:name="TableColumn1664" style:family="table-column">
      <style:table-column-properties style:column-width="0.8861in" style:use-optimal-column-width="false"/>
    </style:style>
    <style:style style:name="TableColumn1665" style:family="table-column">
      <style:table-column-properties style:column-width="1.0569in" style:use-optimal-column-width="false"/>
    </style:style>
    <style:style style:name="Table1659" style:family="table">
      <style:table-properties style:width="4.1576in" fo:margin-left="-0.0847in" table:align="left"/>
    </style:style>
    <style:style style:name="TableRow1666" style:family="table-row">
      <style:table-row-properties style:use-optimal-row-height="false"/>
    </style:style>
    <style:style style:name="TableCell16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68" style:parent-style-name="Standard" style:family="paragraph">
      <style:paragraph-properties style:snap-to-layout-grid="false"/>
      <style:text-properties style:font-name="Arial" style:font-name-complex="Arial"/>
    </style:style>
    <style:style style:name="TableCell16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0" style:parent-style-name="Standard" style:family="paragraph">
      <style:paragraph-properties style:snap-to-layout-grid="false"/>
      <style:text-properties style:font-name="Arial" style:font-name-complex="Arial"/>
    </style:style>
    <style:style style:name="TableCell16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2" style:parent-style-name="Standard" style:family="paragraph">
      <style:paragraph-properties style:snap-to-layout-grid="false"/>
      <style:text-properties style:font-name="Arial" style:font-name-complex="Arial"/>
    </style:style>
    <style:style style:name="TableCell16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4" style:parent-style-name="Standard" style:family="paragraph">
      <style:paragraph-properties style:snap-to-layout-grid="false"/>
      <style:text-properties style:font-name="Arial" style:font-name-complex="Arial"/>
    </style:style>
    <style:style style:name="TableCell16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6" style:parent-style-name="Standard" style:family="paragraph">
      <style:paragraph-properties style:snap-to-layout-grid="false"/>
      <style:text-properties style:font-name="Arial" style:font-name-complex="Arial"/>
    </style:style>
    <style:style style:name="TableCell167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78" style:parent-style-name="Standard" style:family="paragraph">
      <style:paragraph-properties style:snap-to-layout-grid="false"/>
      <style:text-properties style:font-name="Arial" style:font-name-complex="Arial"/>
    </style:style>
    <style:style style:name="P1679" style:parent-style-name="Standard" style:family="paragraph">
      <style:text-properties style:font-name="Arial" style:font-name-complex="Arial" fo:language="en" fo:country="GB"/>
    </style:style>
    <style:style style:name="P1680" style:parent-style-name="Standard" style:family="paragraph">
      <style:text-properties style:font-name="Arial" style:font-name-complex="Arial"/>
    </style:style>
    <style:style style:name="P1681" style:parent-style-name="Standard" style:family="paragraph">
      <style:text-properties style:font-name="Arial" style:font-name-complex="Arial" fo:language="en" fo:country="GB"/>
    </style:style>
    <style:style style:name="P1682" style:parent-style-name="Standard" style:family="paragraph">
      <style:text-properties style:font-name="Arial" style:font-name-complex="Arial"/>
    </style:style>
    <style:style style:name="P1683" style:parent-style-name="Standard" style:family="paragraph">
      <style:text-properties style:font-name="Arial" style:font-name-complex="Arial" fo:language="en" fo:country="GB"/>
    </style:style>
    <style:style style:name="P1684" style:parent-style-name="Standard" style:family="paragraph">
      <style:text-properties style:font-name="Arial" style:font-name-complex="Arial" fo:language="en" fo:country="GB"/>
    </style:style>
    <style:style style:name="TableColumn1686" style:family="table-column">
      <style:table-column-properties style:column-width="1.0951in" style:use-optimal-column-width="false"/>
    </style:style>
    <style:style style:name="TableColumn1687" style:family="table-column">
      <style:table-column-properties style:column-width="1.5625in" style:use-optimal-column-width="false"/>
    </style:style>
    <style:style style:name="TableColumn1688" style:family="table-column">
      <style:table-column-properties style:column-width="3.7152in" style:use-optimal-column-width="false"/>
    </style:style>
    <style:style style:name="Table1685" style:family="table">
      <style:table-properties style:width="6.3729in" fo:margin-left="-0.0569in" table:align="left"/>
    </style:style>
    <style:style style:name="TableRow1689" style:family="table-row">
      <style:table-row-properties style:min-row-height="0.1819in" style:use-optimal-row-height="false"/>
    </style:style>
    <style:style style:name="TableCell169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91" style:parent-style-name="Standard" style:family="paragraph">
      <style:paragraph-properties style:snap-to-layout-grid="false"/>
      <style:text-properties style:font-name="Arial" style:font-name-complex="Arial" fo:color="#000000"/>
    </style:style>
    <style:style style:name="TableCell1692" style:family="table-cell">
      <style:table-cell-properties fo:border-top="0.0069in solid #000000" fo:border-left="none" fo:border-bottom="none" fo:border-right="none" style:writing-mode="lr-tb" fo:padding-top="0in" fo:padding-left="0.0208in" fo:padding-bottom="0in" fo:padding-right="0.0208in"/>
    </style:style>
    <style:style style:name="P1693" style:parent-style-name="Standard" style:family="paragraph">
      <style:paragraph-properties style:snap-to-layout-grid="false"/>
      <style:text-properties style:font-name="Arial" style:font-name-complex="Arial" fo:color="#000000"/>
    </style:style>
    <style:style style:name="TableCell169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95" style:parent-style-name="Standard" style:family="paragraph">
      <style:paragraph-properties style:snap-to-layout-grid="false"/>
      <style:text-properties style:font-name="Arial" style:font-name-complex="Arial" fo:color="#000000"/>
    </style:style>
    <style:style style:name="TableRow1696" style:family="table-row">
      <style:table-row-properties style:min-row-height="0.1819in" style:use-optimal-row-height="false"/>
    </style:style>
    <style:style style:name="TableCell1697" style:family="table-cell">
      <style:table-cell-properties fo:border-top="none" fo:border-left="0.0069in solid #000000" fo:border-bottom="none" fo:border-right="none" style:writing-mode="lr-tb" fo:padding-top="0in" fo:padding-left="0.0208in" fo:padding-bottom="0in" fo:padding-right="0.0208in"/>
    </style:style>
    <style:style style:name="P1698" style:parent-style-name="Standard" style:family="paragraph">
      <style:paragraph-properties style:snap-to-layout-grid="false"/>
      <style:text-properties fo:font-size="10pt" style:font-size-asian="10pt" style:font-size-complex="10pt"/>
    </style:style>
    <style:style style:name="TableCell1699" style:family="table-cell">
      <style:table-cell-properties fo:border="none" style:writing-mode="lr-tb" fo:padding-top="0in" fo:padding-left="0.0208in" fo:padding-bottom="0in" fo:padding-right="0.0208in"/>
    </style:style>
    <style:style style:name="P1700" style:parent-style-name="Standard" style:family="paragraph">
      <style:paragraph-properties style:snap-to-layout-grid="false"/>
      <style:text-properties style:font-name="Arial" style:font-name-complex="Arial" fo:color="#000000"/>
    </style:style>
    <style:style style:name="TableCell1701" style:family="table-cell">
      <style:table-cell-properties fo:border-top="none" fo:border-left="none" fo:border-bottom="none" fo:border-right="0.0069in solid #000000" style:writing-mode="lr-tb" fo:padding-top="0in" fo:padding-left="0.0208in" fo:padding-bottom="0in" fo:padding-right="0.0208in"/>
    </style:style>
    <style:style style:name="P1702" style:parent-style-name="Standard" style:family="paragraph">
      <style:paragraph-properties style:snap-to-layout-grid="false"/>
      <style:text-properties style:font-name="Arial" style:font-name-complex="Arial" fo:color="#000000"/>
    </style:style>
    <style:style style:name="TableRow1703" style:family="table-row">
      <style:table-row-properties style:min-row-height="0.1819in" style:use-optimal-row-height="false"/>
    </style:style>
    <style:style style:name="TableCell1704" style:family="table-cell">
      <style:table-cell-properties fo:border-top="none" fo:border-left="0.0069in solid #000000" fo:border-bottom="none" fo:border-right="none" style:writing-mode="lr-tb" fo:padding-top="0in" fo:padding-left="0.0208in" fo:padding-bottom="0in" fo:padding-right="0.0208in"/>
    </style:style>
    <style:style style:name="P1705" style:parent-style-name="Standard" style:family="paragraph">
      <style:paragraph-properties style:snap-to-layout-grid="false"/>
      <style:text-properties fo:font-size="10pt" style:font-size-asian="10pt" style:font-size-complex="10pt"/>
    </style:style>
    <style:style style:name="TableCell1706" style:family="table-cell">
      <style:table-cell-properties fo:border="none" style:writing-mode="lr-tb" fo:padding-top="0in" fo:padding-left="0.0208in" fo:padding-bottom="0in" fo:padding-right="0.0208in"/>
    </style:style>
    <style:style style:name="P1707" style:parent-style-name="Standard" style:family="paragraph">
      <style:paragraph-properties style:snap-to-layout-grid="false"/>
      <style:text-properties style:font-name="Arial" style:font-name-complex="Arial" fo:color="#000000"/>
    </style:style>
    <style:style style:name="TableCell1708" style:family="table-cell">
      <style:table-cell-properties fo:border-top="none" fo:border-left="none" fo:border-bottom="none" fo:border-right="0.0069in solid #000000" style:writing-mode="lr-tb" fo:padding-top="0in" fo:padding-left="0.0208in" fo:padding-bottom="0in" fo:padding-right="0.0208in"/>
    </style:style>
    <style:style style:name="P1709" style:parent-style-name="Standard" style:family="paragraph">
      <style:paragraph-properties style:snap-to-layout-grid="false"/>
      <style:text-properties style:font-name="Arial" style:font-name-complex="Arial" fo:color="#000000"/>
    </style:style>
    <style:style style:name="TableRow1710" style:family="table-row">
      <style:table-row-properties style:min-row-height="0.1819in" style:use-optimal-row-height="false"/>
    </style:style>
    <style:style style:name="TableCell171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12" style:parent-style-name="Standard" style:family="paragraph">
      <style:paragraph-properties style:snap-to-layout-grid="false"/>
      <style:text-properties fo:font-size="10pt" style:font-size-asian="10pt" style:font-size-complex="10pt"/>
    </style:style>
    <style:style style:name="TableCell1713" style:family="table-cell">
      <style:table-cell-properties fo:border-top="none" fo:border-left="none" fo:border-bottom="0.0069in solid #000000" fo:border-right="none" style:writing-mode="lr-tb" fo:padding-top="0in" fo:padding-left="0.0208in" fo:padding-bottom="0in" fo:padding-right="0.0208in"/>
    </style:style>
    <style:style style:name="P1714" style:parent-style-name="Standard" style:family="paragraph">
      <style:paragraph-properties style:snap-to-layout-grid="false"/>
      <style:text-properties style:font-name="Arial" style:font-name-complex="Arial" fo:color="#000000"/>
    </style:style>
    <style:style style:name="TableCell171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16" style:parent-style-name="Standard" style:family="paragraph">
      <style:paragraph-properties style:snap-to-layout-grid="false"/>
      <style:text-properties style:font-name="Arial" style:font-name-complex="Arial" fo:color="#000000"/>
    </style:style>
    <style:style style:name="P1717" style:parent-style-name="Überschrift2" style:family="paragraph">
      <style:paragraph-properties fo:widows="2" fo:orphans="2" fo:text-align="start"/>
      <style:text-properties fo:font-size="14pt" style:font-size-asian="14pt" style:font-size-complex="14pt" fo:language="en" fo:country="GB"/>
    </style:style>
    <style:style style:name="P1718" style:parent-style-name="Standard" style:family="paragraph">
      <style:text-properties style:font-name="Arial" style:font-name-complex="Arial"/>
    </style:style>
    <style:style style:name="TableColumn1720" style:family="table-column">
      <style:table-column-properties style:column-width="0.6395in" style:use-optimal-column-width="false"/>
    </style:style>
    <style:style style:name="TableColumn1721" style:family="table-column">
      <style:table-column-properties style:column-width="0.5902in" style:use-optimal-column-width="false"/>
    </style:style>
    <style:style style:name="TableColumn1722" style:family="table-column">
      <style:table-column-properties style:column-width="0.1972in" style:use-optimal-column-width="false"/>
    </style:style>
    <style:style style:name="TableColumn1723" style:family="table-column">
      <style:table-column-properties style:column-width="0.7875in" style:use-optimal-column-width="false"/>
    </style:style>
    <style:style style:name="TableColumn1724" style:family="table-column">
      <style:table-column-properties style:column-width="0.8861in" style:use-optimal-column-width="false"/>
    </style:style>
    <style:style style:name="TableColumn1725" style:family="table-column">
      <style:table-column-properties style:column-width="1.0569in" style:use-optimal-column-width="false"/>
    </style:style>
    <style:style style:name="Table1719" style:family="table">
      <style:table-properties style:width="4.1576in" fo:margin-left="-0.0847in" table:align="left"/>
    </style:style>
    <style:style style:name="TableRow1726" style:family="table-row">
      <style:table-row-properties style:use-optimal-row-height="false"/>
    </style:style>
    <style:style style:name="TableCell17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28" style:parent-style-name="Standard" style:family="paragraph">
      <style:paragraph-properties style:snap-to-layout-grid="false"/>
      <style:text-properties style:font-name="Arial" style:font-name-complex="Arial"/>
    </style:style>
    <style:style style:name="TableCell17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0" style:parent-style-name="Standard" style:family="paragraph">
      <style:paragraph-properties style:snap-to-layout-grid="false"/>
      <style:text-properties style:font-name="Arial" style:font-name-complex="Arial"/>
    </style:style>
    <style:style style:name="TableCell17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2" style:parent-style-name="Standard" style:family="paragraph">
      <style:paragraph-properties style:snap-to-layout-grid="false"/>
      <style:text-properties style:font-name="Arial" style:font-name-complex="Arial"/>
    </style:style>
    <style:style style:name="TableCell17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4" style:parent-style-name="Standard" style:family="paragraph">
      <style:paragraph-properties style:snap-to-layout-grid="false"/>
      <style:text-properties style:font-name="Arial" style:font-name-complex="Arial"/>
    </style:style>
    <style:style style:name="TableCell17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6" style:parent-style-name="Standard" style:family="paragraph">
      <style:paragraph-properties style:snap-to-layout-grid="false"/>
      <style:text-properties style:font-name="Arial" style:font-name-complex="Arial"/>
    </style:style>
    <style:style style:name="TableCell173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38" style:parent-style-name="Standard" style:family="paragraph">
      <style:paragraph-properties style:snap-to-layout-grid="false"/>
      <style:text-properties style:font-name="Arial" style:font-name-complex="Arial"/>
    </style:style>
    <style:style style:name="P1739" style:parent-style-name="Standard" style:family="paragraph">
      <style:text-properties style:font-name="Arial" style:font-name-complex="Arial" fo:language="en" fo:country="GB"/>
    </style:style>
    <style:style style:name="P1740" style:parent-style-name="Standard" style:family="paragraph">
      <style:text-properties style:font-name="Arial" style:font-name-complex="Arial"/>
    </style:style>
    <style:style style:name="P1741" style:parent-style-name="Standard" style:family="paragraph">
      <style:text-properties style:font-name="Arial" style:font-name-complex="Arial" fo:language="en" fo:country="GB"/>
    </style:style>
    <style:style style:name="TableColumn1743" style:family="table-column">
      <style:table-column-properties style:column-width="1.0951in" style:use-optimal-column-width="false"/>
    </style:style>
    <style:style style:name="TableColumn1744" style:family="table-column">
      <style:table-column-properties style:column-width="1.5625in" style:use-optimal-column-width="false"/>
    </style:style>
    <style:style style:name="TableColumn1745" style:family="table-column">
      <style:table-column-properties style:column-width="3.7152in" style:use-optimal-column-width="false"/>
    </style:style>
    <style:style style:name="Table1742" style:family="table">
      <style:table-properties style:width="6.3729in" fo:margin-left="-0.0569in" table:align="left"/>
    </style:style>
    <style:style style:name="TableRow1746" style:family="table-row">
      <style:table-row-properties style:min-row-height="0.1819in" style:use-optimal-row-height="false"/>
    </style:style>
    <style:style style:name="TableCell174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48" style:parent-style-name="Standard" style:family="paragraph">
      <style:paragraph-properties style:snap-to-layout-grid="false"/>
      <style:text-properties style:font-name="Arial" style:font-name-complex="Arial" fo:color="#000000"/>
    </style:style>
    <style:style style:name="TableCell1749" style:family="table-cell">
      <style:table-cell-properties fo:border-top="0.0069in solid #000000" fo:border-left="none" fo:border-bottom="none" fo:border-right="none" style:writing-mode="lr-tb" fo:padding-top="0in" fo:padding-left="0.0208in" fo:padding-bottom="0in" fo:padding-right="0.0208in"/>
    </style:style>
    <style:style style:name="P1750" style:parent-style-name="Standard" style:family="paragraph">
      <style:paragraph-properties style:snap-to-layout-grid="false"/>
      <style:text-properties style:font-name="Arial" style:font-name-complex="Arial" fo:color="#000000"/>
    </style:style>
    <style:style style:name="TableCell175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52" style:parent-style-name="Standard" style:family="paragraph">
      <style:paragraph-properties style:snap-to-layout-grid="false"/>
      <style:text-properties style:font-name="Arial" style:font-name-complex="Arial" fo:color="#000000"/>
    </style:style>
    <style:style style:name="TableRow1753" style:family="table-row">
      <style:table-row-properties style:min-row-height="0.1819in" style:use-optimal-row-height="false"/>
    </style:style>
    <style:style style:name="TableCell175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55" style:parent-style-name="Standard" style:family="paragraph">
      <style:paragraph-properties style:snap-to-layout-grid="false"/>
      <style:text-properties fo:font-size="10pt" style:font-size-asian="10pt" style:font-size-complex="10pt"/>
    </style:style>
    <style:style style:name="TableCell1756" style:family="table-cell">
      <style:table-cell-properties fo:border-top="none" fo:border-left="none" fo:border-bottom="0.0069in solid #000000" fo:border-right="none" style:writing-mode="lr-tb" fo:padding-top="0in" fo:padding-left="0.0208in" fo:padding-bottom="0in" fo:padding-right="0.0208in"/>
    </style:style>
    <style:style style:name="P1757" style:parent-style-name="Standard" style:family="paragraph">
      <style:paragraph-properties style:snap-to-layout-grid="false"/>
      <style:text-properties style:font-name="Arial" style:font-name-complex="Arial" fo:color="#000000"/>
    </style:style>
    <style:style style:name="TableCell175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59"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text:span><text:span text:style-name="T3">Munich, 27.09.2016</text:span></text:p>
      <text:p text:style-name="P4"/>
      <text:p text:style-name="P5"/>
      <text:h text:style-name="P6" text:outline-level="1"><text:span text:style-name="T7"><text:s text:c="5"/></text:span><text:span text:style-name="T8">Profile of Mr. Dipl.-Ing. (FH) Markus Hopf</text:span></text:h>
      <text:p text:style-name="P9"/>
      <table:table table:style-name="Table10">
        <table:table-columns>
          <table:table-column table:style-name="TableColumn11"/>
          <table:table-column table:style-name="TableColumn12"/>
        </table:table-columns>
        <table:table-row table:style-name="TableRow13">
          <table:table-cell table:style-name="TableCell14">
            <text:p text:style-name="P15">Picture:</text:p>
          </table:table-cell>
          <table:table-cell table:style-name="TableCell16">
            <text:p text:style-name="P17"><text:span text:style-name="T18"><draw:frame draw:style-name="a0" draw:name="Bild1" text:anchor-type="as-char" svg:x="0in" svg:y="0in" svg:width="2.51024in" svg:height="3.50827in" style:rel-width="scale" style:rel-height="scale"><draw:image xlink:href="media/image1.wmf" xlink:type="simple" xlink:show="embed" xlink:actuate="onLoad"/><svg:title/><svg:desc/></draw:frame></text:span></text:p>
            <text:p text:style-name="P19"/>
          </table:table-cell>
        </table:table-row>
        <table:table-row table:style-name="TableRow20">
          <table:table-cell table:style-name="TableCell21">
            <text:p text:style-name="P22">Skills:</text:p>
          </table:table-cell>
          <table:table-cell table:style-name="TableCell23">
            <text:p text:style-name="P24"><text:span text:style-name="T25"></text:span><text:span text:style-name="T26">     <text:s/></text:span><text:span text:style-name="T27">Dipl.-Ing. engineer technical science</text:span></text:p>
            <text:p text:style-name="P28"><text:span text:style-name="T29"></text:span><text:span text:style-name="T30">      C</text:span><text:span text:style-name="T31">ertified Spring Professional</text:span></text:p>
            <text:p text:style-name="P32"><text:span text:style-name="T33"></text:span><text:span text:style-name="T34">     <text:s/></text:span><text:span text:style-name="T35">Sun</text:span><text:span text:style-name="T36"><text:s/>Certified Java Programmer</text:span></text:p>
            <text:p text:style-name="P37"><text:span text:style-name="T38"></text:span><text:span text:style-name="T39">     <text:s/></text:span><text:span text:style-name="T40">Sun Enterprise Trainer</text:span></text:p>
            <text:p text:style-name="P41"><text:span text:style-name="T42"></text:span><text:span text:style-name="T43">     <text:s/></text:span><text:span text:style-name="T44">Sun Certified Enterprise Architect</text:span></text:p>
            <text:p text:style-name="P45"><text:span text:style-name="T46"></text:span><text:span text:style-name="T47">     <text:s/></text:span><text:span text:style-name="T48">OMG Certified UML Professional</text:span></text:p>
            <text:p text:style-name="P49"><text:span text:style-name="T50"></text:span><text:span text:style-name="T51">     <text:s/></text:span><text:span text:style-name="T52">IBM Certified XML Professional</text:span></text:p>
            <text:p text:style-name="P53"/>
          </table:table-cell>
        </table:table-row>
        <table:table-row table:style-name="TableRow54">
          <table:table-cell table:style-name="TableCell55">
            <text:p text:style-name="P56"><text:span text:style-name="T57">Interested Topic<text:s/></text:span><text:span text:style-name="T58">Overview</text:span><text:span text:style-name="T59">:</text:span></text:p>
          </table:table-cell>
          <table:table-cell table:style-name="TableCell60">
            <text:p text:style-name="P61"><text:span text:style-name="T62"></text:span><text:span text:style-name="T63">     <text:s/></text:span><text:span text:style-name="T64">Java EE Full Stack<text:s/></text:span><text:span text:style-name="T65">Developer</text:span></text:p>
            <text:p text:style-name="P66"><text:span text:style-name="T67"></text:span><text:span text:style-name="T68">     <text:s/></text:span><text:span text:style-name="T69">System –<text:s/></text:span><text:span text:style-name="T70">and Enterprise Consulting</text:span></text:p>
            <text:p text:style-name="P71"><text:span text:style-name="T72"></text:span><text:span text:style-name="T73">     <text:s/></text:span><text:span text:style-name="T74">Coordination of Projects</text:span></text:p>
            <text:soft-page-break/>
            <text:p text:style-name="P75"><text:span text:style-name="T76"></text:span><text:span text:style-name="T77">     <text:s/></text:span><text:span text:style-name="T78">Angular,</text:span><text:span text:style-name="T79"><text:s/></text:span><text:span text:style-name="T80">Wicket Development</text:span></text:p>
            <text:p text:style-name="P81"><text:span text:style-name="T82"></text:span><text:span text:style-name="T83">     </text:span><text:span text:style-name="T84"><text:s/></text:span><text:span text:style-name="T85">Spring</text:span></text:p>
            <text:p text:style-name="P86"><text:span text:style-name="T87"></text:span><text:span text:style-name="T88">     </text:span><text:span text:style-name="T89"><text:s/></text:span><text:span text:style-name="T90">Design and Analysis with UML</text:span></text:p>
            <text:p text:style-name="P91"><text:span text:style-name="T92"></text:span><text:span text:style-name="T93">     </text:span><text:span text:style-name="T94"><text:s/></text:span><text:span text:style-name="T95">Distributed multi-tier applications with JEE / J2EE</text:span></text:p>
            <text:list text:style-name="WW8Num2">
              <text:list-item>
                <text:p text:style-name="P96"><text:span text:style-name="T97"><text:s text:c="3"/></text:span><text:span text:style-name="T98">REST Webservices</text:span></text:p>
              </text:list-item>
            </text:list>
            <text:p text:style-name="P99"><text:span text:style-name="T100"></text:span>     <text:s/><text:span text:style-name="T101">JSP, JSF, Java-Servlets, EJ</text:span><text:span text:style-name="T102">B’s</text:span></text:p>
            <text:p text:style-name="P103"><text:span text:style-name="T104"></text:span><text:span text:style-name="T105">     <text:s/></text:span><text:span text:style-name="T106">EAI solutions</text:span></text:p>
            <text:p text:style-name="P107"><text:span text:style-name="T108"></text:span><text:span text:style-name="T109">     <text:s/></text:span><text:span text:style-name="T110">Web applications and E-Commerce architectures</text:span></text:p>
            <text:p text:style-name="P111"><text:span text:style-name="T112"></text:span><text:span text:style-name="T113">     <text:s/></text:span><text:span text:style-name="T114">Courses for IT themes and Programming languages</text:span></text:p>
            <text:p text:style-name="P115"><text:span text:style-name="T116"></text:span><text:span text:style-name="T117">     <text:s/></text:span><text:span text:style-name="T118">Object oriented software development</text:span></text:p>
            <text:p text:style-name="P119"><text:span text:style-name="T120"></text:span><text:span text:style-name="T121">      C</text:span><text:span text:style-name="T122">onception and development of Client/Server-Applications</text:span></text:p>
          </table:table-cell>
        </table:table-row>
        <text:soft-page-break/>
        <table:table-row table:style-name="TableRow123">
          <table:table-cell table:style-name="TableCell124">
            <text:p text:style-name="P125">Availability:</text:p>
          </table:table-cell>
          <table:table-cell table:style-name="TableCell126">
            <text:p text:style-name="P127"><text:span text:style-name="T128">In 100% availability projects i can start not before<text:s/></text:span><text:span text:style-name="T129">10. October 2016</text:span><text:span text:style-name="T130">.</text:span></text:p>
            <text:p text:style-name="P131"> </text:p>
          </table:table-cell>
        </table:table-row>
        <table:table-row table:style-name="TableRow132">
          <table:table-cell table:style-name="TableCell133">
            <text:p text:style-name="P134">Location:</text:p>
          </table:table-cell>
          <table:table-cell table:style-name="TableCell135">
            <text:p text:style-name="P136"><text:span text:style-name="T137">For longer projects<text:s/></text:span><text:span text:style-name="T138">Munich</text:span><text:span text:style-name="T139"><text:s/>is the prefered location.</text:span></text:p>
            <text:p text:style-name="P140"> </text:p>
          </table:table-cell>
        </table:table-row>
        <table:table-row table:style-name="TableRow141">
          <table:table-cell table:style-name="TableCell142">
            <text:p text:style-name="P143">Conditions:</text:p>
          </table:table-cell>
          <table:table-cell table:style-name="TableCell144">
            <text:p text:style-name="P145"><text:span text:style-name="T146">85 €</text:span><text:span text:style-name="T147"><text:s/>per hour.</text:span></text:p>
            <text:p text:style-name="P148"> </text:p>
          </table:table-cell>
        </table:table-row>
        <table:table-row table:style-name="TableRow149">
          <table:table-cell table:style-name="TableCell150">
            <text:p text:style-name="P151">Experience since:</text:p>
          </table:table-cell>
          <table:table-cell table:style-name="TableCell152">
            <text:p text:style-name="P153">about 25 years</text:p>
            <text:p text:style-name="P154"> </text:p>
          </table:table-cell>
        </table:table-row>
        <table:table-row table:style-name="TableRow155">
          <table:table-cell table:style-name="TableCell156">
            <text:p text:style-name="P157">Birthday:</text:p>
          </table:table-cell>
          <table:table-cell table:style-name="TableCell158">
            <text:p text:style-name="P159">13.02.1968</text:p>
            <text:p text:style-name="P160"/>
          </table:table-cell>
        </table:table-row>
        <table:table-row table:style-name="TableRow161">
          <table:table-cell table:style-name="TableCell162">
            <text:p text:style-name="P163">Address:</text:p>
          </table:table-cell>
          <table:table-cell table:style-name="TableCell164">
            <text:p text:style-name="P165">Dipl. Ing. (FH)<text:s/>Hopf, Markus</text:p>
            <text:p text:style-name="P166">Klara-Ziegler-Bogen 53, D-81739 München</text:p>
            <text:p text:style-name="P167">Mobil: <text:s/>+49 (0)172 / 95 94 59 0</text:p>
            <text:p text:style-name="Standard"><text:span text:style-name="T168">E-Mail: <text:s text:c="9"/></text:span><text:a xlink:href="mailto:markus.hopf@t-online.de" office:target-frame-name="_top" xlink:show="replace"><text:span text:style-name="T169">info@hopf-it.de</text:span></text:a></text:p>
            <text:p text:style-name="Standard"><text:span text:style-name="T170">Homepage:<text:s/></text:span><text:span text:style-name="T171"><text:s/></text:span><text:a xlink:href="http://www.e.hopf-it.de/" office:target-frame-name="_top" xlink:show="replace"><text:span text:style-name="T172">www.e.hopf-it.de</text:span></text:a></text:p>
            <text:p text:style-name="Standard"><text:span text:style-name="T173">Mobilepage:</text:span><text:span text:style-name="T174"><text:s/></text:span><text:a xlink:href="http://www.m.hopf-it.de/" office:target-frame-name="_top" xlink:show="replace"><text:span text:style-name="T175">www.m.hopf-it.de</text:span></text:a></text:p>
            <text:p text:style-name="Standard"><text:span text:style-name="T176">German:<text:s/></text:span><text:span text:style-name="T177"><text:s text:c="6"/></text:span><text:a xlink:href="http://home.t-online.de/home/markus.hopf/" office:target-frame-name="_top" xlink:show="replace"><text:span text:style-name="T178">www.hopf-it.de</text:span></text:a></text:p>
            <text:p text:style-name="Standard"/>
          </table:table-cell>
        </table:table-row>
      </table:table>
      <text:p text:style-name="Normal1"/>
      <text:p text:style-name="Normal1"/>
      <text:soft-page-break/>
      <text:h text:style-name="P179" text:outline-level="1">Past projects:</text:h>
      <text:p text:style-name="P180"/>
      <text:h text:style-name="P181" text:outline-level="2"/>
      <text:h text:style-name="P182" text:outline-level="2">Telephone Number Porting with Java EE</text:h>
      <text:p text:style-name="P183"/>
      <text:p text:style-name="Standard"><text:span text:style-name="T184">Branch: Telecommunication</text:span></text:p>
      <text:p text:style-name="P185"/>
      <text:p text:style-name="Standard"><text:span text:style-name="T186">References</text:span><text:span text:style-name="T187"><text:tab/></text:span><text:a xlink:href="http://www.consol.de" office:target-frame-name="_top" xlink:show="replace"><text:span text:style-name="T188">http://www</text:span><text:bookmark-start text:name="_Hlt452987694"/><text:span text:style-name="T189">.</text:span><text:bookmark-end text:name="_Hlt452987694"/><text:span text:style-name="T190">consol.de</text:span></text:a></text:p>
      <text:p text:style-name="P191">Co. ConSol in Munich.</text:p>
      <text:p text:style-name="P192"><text:span text:style-name="T193">Contact person Mr. Thomas Michal, Mr Andreas Berger.</text:span></text:p>
      <table:table table:style-name="Table194">
        <table:table-columns>
          <table:table-column table:style-name="TableColumn195"/>
          <table:table-column table:style-name="TableColumn196"/>
          <table:table-column table:style-name="TableColumn197"/>
          <table:table-column table:style-name="TableColumn198"/>
          <table:table-column table:style-name="TableColumn199"/>
          <table:table-column table:style-name="TableColumn200"/>
        </table:table-columns>
        <table:table-row table:style-name="TableRow201">
          <table:table-cell table:style-name="TableCell202">
            <text:p text:style-name="P203">since</text:p>
          </table:table-cell>
          <table:table-cell table:style-name="TableCell204">
            <text:p text:style-name="P205">04/2016</text:p>
          </table:table-cell>
          <table:table-cell table:style-name="TableCell206">
            <text:p text:style-name="P207">-</text:p>
          </table:table-cell>
          <table:table-cell table:style-name="TableCell208">
            <text:p text:style-name="P209">10/2016</text:p>
          </table:table-cell>
          <table:table-cell table:style-name="TableCell210">
            <text:p text:style-name="P211"/>
          </table:table-cell>
          <table:table-cell table:style-name="TableCell212">
            <text:p text:style-name="P213"/>
          </table:table-cell>
        </table:table-row>
      </table:table>
      <text:p text:style-name="P214"/>
      <text:list text:style-name="WW8Num4" text:continue-numbering="true">
        <text:list-item>
          <text:p text:style-name="P215">EJB backend development</text:p>
        </text:list-item>
        <text:list-item>
          <text:p text:style-name="P216">Webservice REST Client/Server communication</text:p>
        </text:list-item>
        <text:list-item>
          <text:p text:style-name="P217">Angular2 web development<text:s/>with TypeScript</text:p>
        </text:list-item>
        <text:list-item>
          <text:p text:style-name="P218">TypeScript as abstraktion for JavaScript</text:p>
        </text:list-item>
        <text:list-item>
          <text:p text:style-name="P219">Migration von EJB 2.1 nach EJB 3.0</text:p>
        </text:list-item>
        <text:list-item>
          <text:p text:style-name="P220">Spring data for JPA repository access</text:p>
        </text:list-item>
        <text:list-item>
          <text:p text:style-name="P221">TestNG components tests</text:p>
        </text:list-item>
        <text:list-item>
          <text:p text:style-name="P222">Oracle WebLogic Application Server</text:p>
        </text:list-item>
        <text:list-item>
          <text:p text:style-name="P223">Oracle PL/SQL Stored Procedures</text:p>
        </text:list-item>
        <text:list-item>
          <text:p text:style-name="P224">RMI - Remote Method Invocation</text:p>
        </text:list-item>
        <text:list-item>
          <text:p text:style-name="P225">Workflow engine</text:p>
        </text:list-item>
        <text:list-item>
          <text:p text:style-name="P226">MSISDN migration over staging tables</text:p>
        </text:list-item>
        <text:list-item>
          <text:p text:style-name="P227">JavaScript development</text:p>
        </text:list-item>
        <text:list-item>
          <text:p text:style-name="P228">Node.js and npm for packages and modules management</text:p>
        </text:list-item>
        <text:list-item>
          <text:p text:style-name="P229">JPA entity development with EclipseLink</text:p>
        </text:list-item>
        <text:list-item>
          <text:p text:style-name="P230">Java 8 language features</text:p>
        </text:list-item>
        <text:list-item>
          <text:p text:style-name="P231">Jenkins continues integration job administration</text:p>
        </text:list-item>
        <text:list-item>
          <text:p text:style-name="P232">Citrus<text:s/>integrations tests</text:p>
        </text:list-item>
        <text:list-item>
          <text:p text:style-name="P233">Maven multi project profile</text:p>
        </text:list-item>
        <text:list-item>
          <text:p text:style-name="P234">Data migration of mass data</text:p>
        </text:list-item>
        <text:list-item>
          <text:p text:style-name="P235">x.400 gateway and 2MRDB porting</text:p>
        </text:list-item>
        <text:list-item>
          <text:p text:style-name="P236">CORBA Tuxedo connector</text:p>
        </text:list-item>
        <text:list-item>
          <text:p text:style-name="P237">CORBA IDL</text:p>
        </text:list-item>
        <text:list-item>
          <text:p text:style-name="P238">Scrum Master tasks</text:p>
        </text:list-item>
        <text:list-item>
          <text:p text:style-name="P239">Telephone number porting</text:p>
        </text:list-item>
        <text:list-item>
          <text:p text:style-name="P240">Import and export of telephone numbers for prepaid- and postpaid brands</text:p>
        </text:list-item>
        <text:list-item>
          <text:p text:style-name="P241">Starter Pack SIM migration</text:p>
        </text:list-item>
        <text:list-item>
          <text:p text:style-name="P242">Git branching strategies and pull requests<text:tab/></text:p>
        </text:list-item>
        <text:list-item>
          <text:p text:style-name="P243">Atlassian tool suite for communication</text:p>
        </text:list-item>
        <text:list-item>
          <text:p text:style-name="P244">Confluence Jira for processes</text:p>
        </text:list-item>
        <text:list-item>
          <text:p text:style-name="P245">Bugtracking over ClearQuest</text:p>
        </text:list-item>
        <text:list-item>
          <text:p text:style-name="P246">Load-tests</text:p>
        </text:list-item>
        <text:list-item>
          <text:p text:style-name="P247">Realization within a scrum team</text:p>
        </text:list-item>
        <text:list-item>
          <text:p text:style-name="P248">Coordination with domain experts</text:p>
        </text:list-item>
        <text:list-item>
          <text:p text:style-name="P249">Communication with test-team</text:p>
        </text:list-item>
      </text:list>
      <text:p text:style-name="P250"/>
      <table:table table:style-name="Table251">
        <table:table-columns>
          <table:table-column table:style-name="TableColumn252"/>
          <table:table-column table:style-name="TableColumn253"/>
          <table:table-column table:style-name="TableColumn254"/>
        </table:table-columns>
        <table:table-row table:style-name="TableRow255">
          <table:table-cell table:style-name="TableCell256">
            <text:soft-page-break/>
            <text:p text:style-name="P257">Realized with:</text:p>
          </table:table-cell>
          <table:table-cell table:style-name="TableCell258">
            <text:p text:style-name="P259">Operatingsystems</text:p>
          </table:table-cell>
          <table:table-cell table:style-name="TableCell260">
            <text:p text:style-name="P261">Windows, Linux</text:p>
          </table:table-cell>
        </table:table-row>
        <table:table-row table:style-name="TableRow262">
          <table:table-cell table:style-name="TableCell263">
            <text:p text:style-name="P264"/>
          </table:table-cell>
          <table:table-cell table:style-name="TableCell265">
            <text:p text:style-name="P266">Database</text:p>
          </table:table-cell>
          <table:table-cell table:style-name="TableCell267">
            <text:p text:style-name="P268"><text:span text:style-name="T269">Oracle 11</text:span></text:p>
          </table:table-cell>
        </table:table-row>
        <table:table-row table:style-name="TableRow270">
          <table:table-cell table:style-name="TableCell271">
            <text:p text:style-name="P272"/>
          </table:table-cell>
          <table:table-cell table:style-name="TableCell273">
            <text:p text:style-name="P274">Developmenttools</text:p>
            <text:p text:style-name="P275">Tools</text:p>
          </table:table-cell>
          <table:table-cell table:style-name="TableCell276">
            <text:p text:style-name="P277">Eclipse, IntelliJ</text:p>
            <text:p text:style-name="P278"><text:span text:style-name="T279">Flyway, MyBatis Migration, Mockito, EasyMock, Hibernate, maven-replacer-plugin, Node.js, npm, Broccoli Plugin, TypeScript<text:s/></text:span><text:span text:style-name="T280">Eclipse Plugin,</text:span><text:span text:style-name="T281"><text:s/></text:span><text:span text:style-name="T282">Firebug</text:span><text:span text:style-name="T283">,</text:span><text:span text:style-name="T284"><text:s/>VS Code, SonarLint, TestNG, Spring Data, Atlassian Suite, Bitbucket, Confluence, JIRA, HipChat, ClearQuest, ClearQuest, GitHub, AngularJS, Apache Commons, Docker, Jing, JIRA, Confluence, Json, Log4j, Citrus, git, mvn, ant, Nexus, Jenkins, O</text:span><text:span text:style-name="T285">racle WebLogic, REST, JPA, SQLDeveloper, ORACLE, Eclipse, Java 8, putty, WinSCP, Notepad++</text:span></text:p>
          </table:table-cell>
        </table:table-row>
      </table:table>
      <text:p text:style-name="P286"/>
      <text:p text:style-name="P287"><text:s/></text:p>
      <text:h text:style-name="P288" text:outline-level="2"/>
      <text:h text:style-name="P289" text:outline-level="2"/>
      <text:h text:style-name="P290" text:outline-level="2">Multiple Assembly Planning &amp; Process System - MAPP</text:h>
      <text:p text:style-name="P291"/>
      <text:p text:style-name="Standard"><text:span text:style-name="T292">Branch: Automotive</text:span></text:p>
      <text:p text:style-name="Standard"/>
      <text:p text:style-name="Standard"><text:span text:style-name="T293">References</text:span><text:span text:style-name="T294"><text:tab/></text:span><text:a xlink:href="http://www.gigatronik.de" office:target-frame-name="_top" xlink:show="replace"><text:span text:style-name="T295">http://www.gi</text:span><text:bookmark-start text:name="_Hlt452986496"/><text:bookmark-start text:name="_Hlt452986497"/><text:span text:style-name="T296">g</text:span><text:bookmark-end text:name="_Hlt452986496"/><text:bookmark-end text:name="_Hlt452986497"/><text:span text:style-name="T297">atronik.de</text:span></text:a></text:p>
      <text:p text:style-name="P298">Co.<text:s/>Gigatronik in Munich.</text:p>
      <text:p text:style-name="P299"><text:span text:style-name="T300">Contact person Mr. Stefan Hanel, Mr. Michael Voitenleitner.</text:span></text:p>
      <table:table table:style-name="Table301">
        <table:table-columns>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ext:p text:style-name="P310">since</text:p>
          </table:table-cell>
          <table:table-cell table:style-name="TableCell311">
            <text:p text:style-name="P312">09/2015</text:p>
          </table:table-cell>
          <table:table-cell table:style-name="TableCell313">
            <text:p text:style-name="P314">-</text:p>
          </table:table-cell>
          <table:table-cell table:style-name="TableCell315">
            <text:p text:style-name="P316">03/2016</text:p>
          </table:table-cell>
          <table:table-cell table:style-name="TableCell317">
            <text:p text:style-name="P318"/>
          </table:table-cell>
          <table:table-cell table:style-name="TableCell319">
            <text:p text:style-name="P320"/>
          </table:table-cell>
        </table:table-row>
      </table:table>
      <text:p text:style-name="P321"/>
      <text:list text:style-name="WW8Num4" text:continue-numbering="true">
        <text:list-item>
          <text:p text:style-name="P322">EJB development</text:p>
        </text:list-item>
        <text:list-item>
          <text:p text:style-name="P323">Webservice REST Client/Server communication</text:p>
        </text:list-item>
        <text:list-item>
          <text:p text:style-name="P324">JPA entity development with EclipseLink</text:p>
        </text:list-item>
        <text:list-item>
          <text:p text:style-name="P325">JPA criteria API</text:p>
        </text:list-item>
        <text:list-item>
          <text:p text:style-name="P326">Java 8 language features like<text:s/>Lambdas</text:p>
        </text:list-item>
        <text:list-item>
          <text:p text:style-name="P327">Aspect oriented interceptors</text:p>
        </text:list-item>
        <text:list-item>
          <text:p text:style-name="P328">DB modeling</text:p>
        </text:list-item>
        <text:list-item>
          <text:p text:style-name="P329">Jenkins continues integration job administration</text:p>
        </text:list-item>
        <text:list-item>
          <text:p text:style-name="P330">JUnit Mockito tests and integrationtests</text:p>
        </text:list-item>
        <text:list-item>
          <text:p text:style-name="P331">Maven multi project profile</text:p>
        </text:list-item>
        <text:list-item>
          <text:p text:style-name="P332">Usage of JRebel</text:p>
        </text:list-item>
        <text:list-item>
          <text:p text:style-name="P333">JSON data exchange format</text:p>
        </text:list-item>
        <text:list-item>
          <text:p text:style-name="P334">Data migration</text:p>
        </text:list-item>
        <text:list-item>
          <text:p text:style-name="P335">JavaFx client development</text:p>
        </text:list-item>
        <text:list-item>
          <text:p text:style-name="P336">JavaFx design with scene builder</text:p>
        </text:list-item>
        <text:list-item>
          <text:p text:style-name="P337">Glassfish configuration</text:p>
        </text:list-item>
        <text:list-item>
          <text:p text:style-name="P338">LDAP connection</text:p>
        </text:list-item>
        <text:list-item>
          <text:p text:style-name="P339">SONAR metrics</text:p>
        </text:list-item>
        <text:list-item>
          <text:p text:style-name="P340">FitNesse tests</text:p>
        </text:list-item>
        <text:list-item>
          <text:p text:style-name="P341">Generic realization of MAPP for car production and planning of BMW vehicles</text:p>
        </text:list-item>
        <text:list-item>
          <text:p text:style-name="P342">Part project coordination</text:p>
        </text:list-item>
        <text:list-item>
          <text:p text:style-name="P343">Coordination with domain experts</text:p>
        </text:list-item>
        <text:list-item>
          <text:p text:style-name="P344">Communication with<text:s/>Test-Team</text:p>
        </text:list-item>
        <text:list-item>
          <text:p text:style-name="P345">Organization development meetings</text:p>
        </text:list-item>
        <text:list-item>
          <text:p text:style-name="P346">'Clean Code' principles</text:p>
        </text:list-item>
        <text:list-item>
          <text:p text:style-name="P347">Implementation and technical realization</text:p>
        </text:list-item>
        <text:list-item>
          <text:p text:style-name="P348">Senior developer</text:p>
        </text:list-item>
        <text:list-item>
          <text:p text:style-name="P349">Scrum Master tasks</text:p>
        </text:list-item>
      </text:list>
      <text:p text:style-name="P350"/>
      <table:table table:style-name="Table351">
        <table:table-columns>
          <table:table-column table:style-name="TableColumn352"/>
          <table:table-column table:style-name="TableColumn353"/>
          <table:table-column table:style-name="TableColumn354"/>
        </table:table-columns>
        <table:table-row table:style-name="TableRow355">
          <table:table-cell table:style-name="TableCell356">
            <text:p text:style-name="P357">Realized with:</text:p>
          </table:table-cell>
          <table:table-cell table:style-name="TableCell358">
            <text:p text:style-name="P359">Operatingsystems</text:p>
          </table:table-cell>
          <table:table-cell table:style-name="TableCell360">
            <text:p text:style-name="P361">Windows, Linux</text:p>
          </table:table-cell>
        </table:table-row>
        <table:table-row table:style-name="TableRow362">
          <table:table-cell table:style-name="TableCell363">
            <text:p text:style-name="P364"/>
          </table:table-cell>
          <table:table-cell table:style-name="TableCell365">
            <text:p text:style-name="P366">Database</text:p>
          </table:table-cell>
          <table:table-cell table:style-name="TableCell367">
            <text:p text:style-name="P368"><text:span text:style-name="T369">Oracle 11</text:span></text:p>
          </table:table-cell>
        </table:table-row>
        <table:table-row table:style-name="TableRow370">
          <table:table-cell table:style-name="TableCell371">
            <text:p text:style-name="P372"/>
          </table:table-cell>
          <table:table-cell table:style-name="TableCell373">
            <text:p text:style-name="P374">Developmenttools</text:p>
            <text:p text:style-name="P375">Tools</text:p>
          </table:table-cell>
          <table:table-cell table:style-name="TableCell376">
            <text:p text:style-name="P377">SezPoz, Apache<text:s/>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378" text:outline-level="2">Online portal for ambulant, medical services - OPAL Web-Application</text:h>
      <text:p text:style-name="P379"/>
      <text:p text:style-name="Standard"><text:span text:style-name="T380">Branch: Health Insurance</text:span></text:p>
      <text:p text:style-name="P381"/>
      <text:p text:style-name="Standard"><text:span text:style-name="T382">References</text:span><text:span text:style-name="T383"><text:tab/></text:span><text:a xlink:href="http://www.kvb.de/" office:target-frame-name="_top" xlink:show="replace"><text:span text:style-name="T384">http://www.kvb.de</text:span></text:a></text:p>
      <text:p text:style-name="P385"><text:span text:style-name="T386">Co. KVB in Munich. Contact person Mr. Matthias Geiss.</text:span></text:p>
      <table:table table:style-name="Table387">
        <table:table-columns>
          <table:table-column table:style-name="TableColumn388"/>
          <table:table-column table:style-name="TableColumn389"/>
          <table:table-column table:style-name="TableColumn390"/>
          <table:table-column table:style-name="TableColumn391"/>
          <table:table-column table:style-name="TableColumn392"/>
          <table:table-column table:style-name="TableColumn393"/>
        </table:table-columns>
        <table:table-row table:style-name="TableRow394">
          <table:table-cell table:style-name="TableCell395">
            <text:p text:style-name="P396">since</text:p>
          </table:table-cell>
          <table:table-cell table:style-name="TableCell397">
            <text:p text:style-name="P398">09/2012</text:p>
          </table:table-cell>
          <table:table-cell table:style-name="TableCell399">
            <text:p text:style-name="P400">-</text:p>
          </table:table-cell>
          <table:table-cell table:style-name="TableCell401">
            <text:p text:style-name="P402">now</text:p>
          </table:table-cell>
          <table:table-cell table:style-name="TableCell403">
            <text:p text:style-name="P404"/>
          </table:table-cell>
          <table:table-cell table:style-name="TableCell405">
            <text:p text:style-name="P406"/>
          </table:table-cell>
        </table:table-row>
      </table:table>
      <text:p text:style-name="P407"/>
      <text:list text:style-name="WW8Num4">
        <text:list-item>
          <text:p text:style-name="P408">Development of the online portal OPAL</text:p>
        </text:list-item>
        <text:list-item>
          <text:p text:style-name="P409">Extension of existing service interfaces</text:p>
        </text:list-item>
        <text:list-item>
          <text:p text:style-name="P410">Spring Core for Dependency Injection</text:p>
        </text:list-item>
        <text:list-item>
          <text:p text:style-name="P411">Spring Web Flow for page navigation</text:p>
        </text:list-item>
        <text:list-item>
          <text:p text:style-name="P412">Spring Restful Webservice implementation</text:p>
        </text:list-item>
        <text:list-item>
          <text:p text:style-name="P413">Spring authentication and authorization<text:tab/></text:p>
        </text:list-item>
        <text:list-item>
          <text:p text:style-name="P414">Browser plausibility with JavaScript</text:p>
        </text:list-item>
        <text:list-item>
          <text:p text:style-name="P415">Buildmanagement with<text:s/>Gradle Buildscript in Groovy</text:p>
        </text:list-item>
        <text:list-item>
          <text:p text:style-name="P416">Continues Delivery with FeatureToggles</text:p>
        </text:list-item>
        <text:list-item>
          <text:p text:style-name="P417">Dynamic configuration of features with Framework 'Togglz'</text:p>
        </text:list-item>
        <text:list-item>
          <text:p text:style-name="P418">Webservice requests with SoapUI</text:p>
        </text:list-item>
        <text:list-item>
          <text:p text:style-name="P419">Agile DB migration with flywayDB</text:p>
        </text:list-item>
        <text:list-item>
          <text:p text:style-name="P420">Programming with Java 7</text:p>
        </text:list-item>
        <text:list-item>
          <text:p text:style-name="P421">Creation of SQL Scripts</text:p>
        </text:list-item>
        <text:list-item>
          <text:p text:style-name="P422">Serverside validation with Rhino Script Engine</text:p>
        </text:list-item>
        <text:list-item>
          <text:p text:style-name="P423">XSLT transformation of data to Sciphox and EHD format</text:p>
        </text:list-item>
        <text:list-item>
          <text:p text:style-name="P424">Further development of the JSP pages</text:p>
        </text:list-item>
        <text:list-item>
          <text:p text:style-name="P425">WebTests with JUnit and Selenium Browser Plugin</text:p>
        </text:list-item>
        <text:list-item>
          <text:p text:style-name="P426">Configuration of Jenkins Jobs for CI, NB and INT environment</text:p>
        </text:list-item>
        <text:list-item>
          <text:p text:style-name="P427">Timeline versioning of business change requests</text:p>
        </text:list-item>
        <text:list-item>
          <text:p text:style-name="P428">Usage of Jenkins plugins</text:p>
        </text:list-item>
        <text:list-item>
          <text:p text:style-name="P429">Configuration of Jenkins Jobs for CI, NB and INT environment</text:p>
        </text:list-item>
        <text:list-item>
          <text:p text:style-name="P430">Usage of Gradle and Maven as build tools</text:p>
        </text:list-item>
        <text:list-item>
          <text:p text:style-name="P431">Release management with maven release plugin</text:p>
        </text:list-item>
        <text:list-item>
          <text:p text:style-name="P432">Assembling and deployment with maven</text:p>
        </text:list-item>
        <text:list-item>
          <text:p text:style-name="P433">Maintainance of data in integration</text:p>
        </text:list-item>
        <text:list-item>
          <text:p text:style-name="P434">Development of ORACLE SQL statements for ABN and Production</text:p>
        </text:list-item>
        <text:list-item>
          <text:p text:style-name="P435">Defining of SQL scripts for DB handover process</text:p>
        </text:list-item>
        <text:list-item>
          <text:p text:style-name="P436">Maintainance of data with PL/SQL scripts</text:p>
        </text:list-item>
        <text:list-item>
          <text:p text:style-name="P437">File exchange formats .json and .yml</text:p>
        </text:list-item>
        <text:list-item>
          <text:p text:style-name="P438">Asynchron processing over ONDES and KV-Connect interface</text:p>
        </text:list-item>
        <text:list-item>
          <text:p text:style-name="P439">Test Driven Development - TDD</text:p>
        </text:list-item>
        <text:list-item>
          <text:p text:style-name="P440">WebTests with JUnit and Selenium browser plugin</text:p>
        </text:list-item>
        <text:list-item>
          <text:p text:style-name="P441">Load Tests of Webservices with SoapUI</text:p>
        </text:list-item>
        <text:list-item>
          <text:p text:style-name="P442">Threading and Web Load-Tests with LoadUIWeb</text:p>
        </text:list-item>
        <text:list-item>
          <text:p text:style-name="P443">Remote access via Secure Shell (SSH) and odin</text:p>
        </text:list-item>
        <text:list-item>
          <text:p text:style-name="P444">Documentation of medical reports in the online<text:s/>portal (OPAL)</text:p>
        </text:list-item>
        <text:list-item>
          <text:p text:style-name="P445">Submission of electronic documentation to the KVB</text:p>
        </text:list-item>
        <text:list-item>
          <text:p text:style-name="P446">Export of data to Sciphox xml format</text:p>
        </text:list-item>
        <text:list-item>
          <text:p text:style-name="P447">Support of the following medical documentations:</text:p>
        </text:list-item>
        <text:list-item>
          <text:p text:style-name="P448">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449">New development of medical documentations like Hörgeräte, Molekulargenetik and Sozialpsychiatrie</text:p>
        </text:list-item>
        <text:list-item>
          <text:p text:style-name="P450">Extension of the online documentation OPAL for medicians</text:p>
        </text:list-item>
        <text:list-item>
          <text:p text:style-name="P451">Scrum with Daily Standup and Retrospective</text:p>
        </text:list-item>
      </text:list>
      <text:p text:style-name="P452"/>
      <table:table table:style-name="Table453">
        <table:table-columns>
          <table:table-column table:style-name="TableColumn454"/>
          <table:table-column table:style-name="TableColumn455"/>
          <table:table-column table:style-name="TableColumn456"/>
        </table:table-columns>
        <table:table-row table:style-name="TableRow457">
          <table:table-cell table:style-name="TableCell458">
            <text:p text:style-name="P459">Realized with:</text:p>
          </table:table-cell>
          <table:table-cell table:style-name="TableCell460">
            <text:p text:style-name="P461">Operatingsystems</text:p>
          </table:table-cell>
          <table:table-cell table:style-name="TableCell462">
            <text:p text:style-name="P463">Windows 7, Linux</text:p>
          </table:table-cell>
        </table:table-row>
        <table:table-row table:style-name="TableRow464">
          <table:table-cell table:style-name="TableCell465">
            <text:p text:style-name="P466"/>
          </table:table-cell>
          <table:table-cell table:style-name="TableCell467">
            <text:p text:style-name="P468">Database</text:p>
          </table:table-cell>
          <table:table-cell table:style-name="TableCell469">
            <text:p text:style-name="P470"><text:span text:style-name="T471">Oracle 11g</text:span></text:p>
          </table:table-cell>
        </table:table-row>
        <table:table-row table:style-name="TableRow472">
          <table:table-cell table:style-name="TableCell473">
            <text:p text:style-name="P474"/>
          </table:table-cell>
          <table:table-cell table:style-name="TableCell475">
            <text:p text:style-name="P476">Developmenttools</text:p>
            <text:p text:style-name="P477">Tools</text:p>
          </table:table-cell>
          <table:table-cell table:style-name="TableCell478">
            <text:p text:style-name="P479"><text:span text:style-name="T480">J2SE 7, STS - Spring Tool Suite, Kepler Eclipse Java<text:s/></text:span><text:span text:style-name="T481">EE IDE for Web Developers, Tomcat 7, Jenkins Flow Plugins, Flyway, WinSCP, putty, Nexus, SONAR, ONDES, KV-Connect, Linux, PdfBox, Lombok, Gradle,<text:s/></text:span><text:span text:style-name="T482">Groovy,<text:s/></text:span><text:span text:style-name="T483">Spring MVC, SoapUI, Feature Togglz, Secure Shell (SSH), TLS, SSL, Burp Proxy, FoxyProxy, Hamcrest, Con</text:span><text:span text:style-name="T484">fluence, odin, DbSetup, flywayDB, maven release plugin, LoadUIWeb, Java 7, JavaMelody, xml-unit, JDedend, Spring Core, Spring Web Flow, Oracle SQL Developer, EJB 3.1, JPA, CriteriaAPI, SVN, Subclipe, Subversive, Tortoise, Firebug Firefox Addon, Selenium Pl</text:span><text:span text:style-name="T485">ugin, Live HTTP headers Firefox Addon, EclEmma Eclpise Addon, CheckStyle, Maven, Tomcat, JUnit, XSLT, HttpUnit, DbUnit, Jenkins, joda-time.jar, jQuery, JavaScript Rhino Engine, JavaScript</text:span></text:p>
          </table:table-cell>
        </table:table-row>
      </table:table>
      <text:p text:style-name="Normal1"/>
      <text:p text:style-name="Normal1"><text:s/></text:p>
      <text:p text:style-name="Normal1"/>
      <text:soft-page-break/>
      <text:h text:style-name="P486" text:outline-level="2">Web Wiki/Community Angeln.de (Fishing website)</text:h>
      <text:p text:style-name="P487"/>
      <text:p text:style-name="Standard"><text:span text:style-name="T488">Branch: Softwar</text:span><text:span text:style-name="T489">ehouse, Startup Company, Printmedia</text:span></text:p>
      <text:p text:style-name="P490"/>
      <text:p text:style-name="Standard"><text:span text:style-name="T491">References</text:span><text:span text:style-name="T492"><text:tab/></text:span><text:a xlink:href="http://www.angeln.de/" office:target-frame-name="_top" xlink:show="replace"><text:span text:style-name="T493">http://www.angeln.de</text:span></text:a></text:p>
      <text:p text:style-name="P494">References<text:tab/>http://www.woont.com</text:p>
      <text:p text:style-name="P495"><text:span text:style-name="T496">Co. Woont in Munich. Contact person Mr. Dirk Wermuth.</text:span></text:p>
      <table:table table:style-name="Table497">
        <table:table-columns>
          <table:table-column table:style-name="TableColumn498"/>
          <table:table-column table:style-name="TableColumn499"/>
          <table:table-column table:style-name="TableColumn500"/>
          <table:table-column table:style-name="TableColumn501"/>
          <table:table-column table:style-name="TableColumn502"/>
          <table:table-column table:style-name="TableColumn503"/>
        </table:table-columns>
        <table:table-row table:style-name="TableRow504">
          <table:table-cell table:style-name="TableCell505">
            <text:p text:style-name="P506">since</text:p>
          </table:table-cell>
          <table:table-cell table:style-name="TableCell507">
            <text:p text:style-name="P508">10/2011</text:p>
          </table:table-cell>
          <table:table-cell table:style-name="TableCell509">
            <text:p text:style-name="P510">-</text:p>
          </table:table-cell>
          <table:table-cell table:style-name="TableCell511">
            <text:p text:style-name="P512">08/2012</text:p>
          </table:table-cell>
          <table:table-cell table:style-name="TableCell513">
            <text:p text:style-name="P514">with</text:p>
          </table:table-cell>
          <table:table-cell table:style-name="TableCell515">
            <text:p text:style-name="P516">11 months</text:p>
          </table:table-cell>
        </table:table-row>
      </table:table>
      <text:p text:style-name="P517"/>
      <text:list text:style-name="WW8Num4" text:continue-numbering="true">
        <text:list-item>
          <text:p text:style-name="P518">Complete relaunch in<text:s/>a small team</text:p>
        </text:list-item>
        <text:list-item>
          <text:p text:style-name="P519">Development of a Social-, Community-, Shop- Web-Application</text:p>
        </text:list-item>
        <text:list-item>
          <text:p text:style-name="P520">Implementation of various Web-Applications around www.angeln.de</text:p>
        </text:list-item>
        <text:list-item>
          <text:p text:style-name="P521">Web-Frontend, Shop, Editor and Admin realized as Web-Apps</text:p>
        </text:list-item>
        <text:list-item>
          <text:p text:style-name="P522">Integration of social networking pages, linkage to other Web-Apps of the domain</text:p>
        </text:list-item>
        <text:list-item>
          <text:p text:style-name="P523">Data import with SQL scripts and java importer</text:p>
        </text:list-item>
        <text:list-item>
          <text:p text:style-name="P524">Development with Glassfish, Embedded Glassfish and Embedded Jetty</text:p>
        </text:list-item>
        <text:list-item>
          <text:p text:style-name="P525">Creation of generic, reusage of Ajax Wicket components</text:p>
        </text:list-item>
        <text:list-item>
          <text:p text:style-name="P526">Extensive development of Ajax components for Web 2.0</text:p>
        </text:list-item>
        <text:list-item>
          <text:p text:style-name="P527">Searching and<text:s/>sorting of datatables with Ajax</text:p>
        </text:list-item>
        <text:list-item>
          <text:p text:style-name="P528">Usage of tables with paging navigator and ListView</text:p>
        </text:list-item>
        <text:list-item>
          <text:p text:style-name="P529">Programming of image galleries with DataViews</text:p>
        </text:list-item>
        <text:list-item>
          <text:p text:style-name="P530">Dynamic menus with changing contexts</text:p>
        </text:list-item>
        <text:list-item>
          <text:p text:style-name="P531">Working with Wicket IModel variations like PropertyModel and CompoundPropertyModel</text:p>
        </text:list-item>
        <text:list-item>
          <text:p text:style-name="P532">Layers<text:s/>Design Pattern - Design and call of interfaces to the backend</text:p>
        </text:list-item>
        <text:list-item>
          <text:p text:style-name="P533">Implemention of SEO (Search Engine Optimization) techniques</text:p>
        </text:list-item>
        <text:list-item>
          <text:p text:style-name="P534">Localized URL generation in various languages</text:p>
        </text:list-item>
        <text:list-item>
          <text:p text:style-name="P535">Persistance layer with EJB, JPA and Criteria API</text:p>
        </text:list-item>
        <text:list-item>
          <text:p text:style-name="P536">Geolocating of addresses with EJB Timer<text:s/>Bean</text:p>
        </text:list-item>
        <text:list-item>
          <text:p text:style-name="P537">Google Maps integration with JavaScript Google API</text:p>
        </text:list-item>
        <text:list-item>
          <text:p text:style-name="P538">Bean validation over various layers using JSR 303</text:p>
        </text:list-item>
        <text:list-item>
          <text:p text:style-name="P539">Maintainance of the persistence service</text:p>
        </text:list-item>
        <text:list-item>
          <text:p text:style-name="P540">Schema maintainance and enhancements for the database</text:p>
        </text:list-item>
        <text:list-item>
          <text:p text:style-name="P541">Implementation of image and logo uploads</text:p>
        </text:list-item>
        <text:list-item>
          <text:p text:style-name="P542">Cropping and converting of images with ImageMagick API</text:p>
        </text:list-item>
        <text:list-item>
          <text:p text:style-name="P543">Image converting using im4java API for various web formats</text:p>
        </text:list-item>
        <text:list-item>
          <text:p text:style-name="P544">Usage of Maven Multi Modules with personalized profiles</text:p>
        </text:list-item>
        <text:list-item>
          <text:p text:style-name="P545">CSS adjustments and CSS generation using less compiler</text:p>
        </text:list-item>
        <text:list-item>
          <text:p text:style-name="P546">Bug tracking system OTRS</text:p>
        </text:list-item>
        <text:list-item>
          <text:p text:style-name="P547">Continues integration and nightly build using Jenkins</text:p>
        </text:list-item>
        <text:list-item>
          <text:p text:style-name="P548">Spring Dependency Injection Integration DI</text:p>
        </text:list-item>
        <text:list-item>
          <text:p text:style-name="P549">CSS and JavaScript development and debugging with Firebug plugin for Firefox</text:p>
        </text:list-item>
        <text:list-item>
          <text:p text:style-name="P550">Usage of EclEmma coverage eclipse plugin</text:p>
        </text:list-item>
        <text:list-item>
          <text:p text:style-name="P551">Generic programming using java generics</text:p>
        </text:list-item>
        <text:list-item>
          <text:p text:style-name="P552">Consequent usage of<text:s/>JUnit regressions tests, standard technologies and standard tools for development</text:p>
        </text:list-item>
      </text:list>
      <text:p text:style-name="P553"/>
      <table:table table:style-name="Table554">
        <table:table-columns>
          <table:table-column table:style-name="TableColumn555"/>
          <table:table-column table:style-name="TableColumn556"/>
          <table:table-column table:style-name="TableColumn557"/>
        </table:table-columns>
        <table:table-row table:style-name="TableRow558">
          <table:table-cell table:style-name="TableCell559">
            <text:p text:style-name="P560">Realized with:</text:p>
          </table:table-cell>
          <table:table-cell table:style-name="TableCell561">
            <text:p text:style-name="P562">Operatingsystems</text:p>
          </table:table-cell>
          <table:table-cell table:style-name="TableCell563">
            <text:p text:style-name="P564">Windows 7, Linux, Ubuntu</text:p>
          </table:table-cell>
        </table:table-row>
        <table:table-row table:style-name="TableRow565">
          <table:table-cell table:style-name="TableCell566">
            <text:p text:style-name="P567"/>
          </table:table-cell>
          <table:table-cell table:style-name="TableCell568">
            <text:p text:style-name="P569">Database</text:p>
          </table:table-cell>
          <table:table-cell table:style-name="TableCell570">
            <text:p text:style-name="P571"><text:span text:style-name="T572">PostgreSQL 9</text:span></text:p>
          </table:table-cell>
        </table:table-row>
        <table:table-row table:style-name="TableRow573">
          <table:table-cell table:style-name="TableCell574">
            <text:p text:style-name="P575"/>
          </table:table-cell>
          <table:table-cell table:style-name="TableCell576">
            <text:p text:style-name="P577">Developmenttools</text:p>
            <text:p text:style-name="P578">Tools</text:p>
          </table:table-cell>
          <table:table-cell table:style-name="TableCell579">
            <text:p text:style-name="P580"><text:span text:style-name="T581">J2SE 6, Eclipse 3.6.2 Helios, Glassfish Embedded, Glassfish 3.1.1,<text:s/></text:span><text:span text:style-name="T582">Embedded Jetty EJB 3.1, JPA, CriteriaAPI, Apache Wicket 1.5, Eclipse, SVN, Subclipe, Subversive, Firebug Firefox Addon, Live HTTP headers Firefox Addon, PrefBar Firefox Addon, AnyEdit Eclpise Addon, EclEmma Eclpise Addon, Maven, glassfish, Tomcat, Jetty, J</text:span><text:span text:style-name="T583">Unit, Selenium, Jenkins, PMD, FindBugs, joda-time.jar, guava.jar, Skype, SQuireL SQL, PostgreSQL DB, gforge, tickspot, MindMap Freeplane, im4java, ImageMagick, GraphicsMagick, jQuery, less, JCrop, OTRS, Facebook, Twitter, YouTube, Google Maps API, fancyBox</text:span></text:p>
          </table:table-cell>
        </table:table-row>
      </table:table>
      <text:p text:style-name="Normal1"/>
      <text:p text:style-name="Normal1"/>
      <text:p text:style-name="Normal1"/>
      <text:h text:style-name="P584" text:outline-level="2">JEE Tariff Calculator and Webservice</text:h>
      <text:p text:style-name="P585">Branch: insurance</text:p>
      <text:p text:style-name="P586">References<text:tab/>http://www.lv1871.de</text:p>
      <text:p text:style-name="P587"><text:span text:style-name="T588">Co. LV1871 in Munich.<text:s/></text:span><text:span text:style-name="T589">Contact person Mr. Alexander Gold.</text:span></text:p>
      <table:table table:style-name="Table590">
        <table:table-columns>
          <table:table-column table:style-name="TableColumn591"/>
          <table:table-column table:style-name="TableColumn592"/>
          <table:table-column table:style-name="TableColumn593"/>
          <table:table-column table:style-name="TableColumn594"/>
          <table:table-column table:style-name="TableColumn595"/>
          <table:table-column table:style-name="TableColumn596"/>
        </table:table-columns>
        <table:table-row table:style-name="TableRow597">
          <table:table-cell table:style-name="TableCell598">
            <text:p text:style-name="P599">since</text:p>
          </table:table-cell>
          <table:table-cell table:style-name="TableCell600">
            <text:p text:style-name="P601">07/2009</text:p>
          </table:table-cell>
          <table:table-cell table:style-name="TableCell602">
            <text:p text:style-name="P603">-</text:p>
          </table:table-cell>
          <table:table-cell table:style-name="TableCell604">
            <text:p text:style-name="P605">07/2011</text:p>
          </table:table-cell>
          <table:table-cell table:style-name="TableCell606">
            <text:p text:style-name="P607">with</text:p>
          </table:table-cell>
          <table:table-cell table:style-name="TableCell608">
            <text:p text:style-name="P609">25 months</text:p>
          </table:table-cell>
        </table:table-row>
      </table:table>
      <text:p text:style-name="P610"/>
      <text:list text:style-name="WW8Num2" text:continue-numbering="true">
        <text:list-item>
          <text:p text:style-name="P611">Relaunch/Development of the existing Tariff Calculator software<text:s/>with Apache Wicket Framework</text:p>
        </text:list-item>
        <text:list-item>
          <text:p text:style-name="P612">Development/Maintainance of the existing Tariff Calculator software with Apache Struts</text:p>
        </text:list-item>
        <text:list-item>
          <text:p text:style-name="P613">Components with usage of Wicket HTML markup inheritage development</text:p>
        </text:list-item>
        <text:list-item>
          <text:p text:style-name="P614">Development of advanced Gui functionality beyond the Wicket Extensions (like "close button" on tabulators)</text:p>
        </text:list-item>
        <text:list-item>
          <text:p text:style-name="P615">Wicket Ajax component development</text:p>
        </text:list-item>
        <text:list-item>
          <text:p text:style-name="P616">Development of company web based components</text:p>
        </text:list-item>
        <text:list-item>
          <text:p text:style-name="P617">CSS and JavaScript development and diagnosis with Firebug Plugin for Firefox</text:p>
        </text:list-item>
        <text:list-item>
          <text:p text:style-name="P618">Generating of path notation with ‘bindgen’ utility and @Bindable annotation for type save Wicket ID's</text:p>
        </text:list-item>
        <text:list-item>
          <text:p text:style-name="P619">Extension handler for XStream and Castor marshallers for object to XML generators</text:p>
        </text:list-item>
        <text:list-item>
          <text:p text:style-name="P620">Implementation of the BiPRO insurance webservice standard</text:p>
        </text:list-item>
        <text:list-item>
          <text:p text:style-name="P621">Schema validation and WSDL generation</text:p>
        </text:list-item>
        <text:list-item>
          <text:p text:style-name="P622">Design of complex element inheritance in<text:s/>XSD schemas</text:p>
        </text:list-item>
        <text:list-item>
          <text:p text:style-name="P623">Usage of JAX-WS webservice framework</text:p>
        </text:list-item>
        <text:list-item>
          <text:p text:style-name="P624">JAXB XML marshalling resp. XML serialization to java</text:p>
        </text:list-item>
        <text:list-item>
          <text:p text:style-name="P625">Generic programing because of java generics usage</text:p>
        </text:list-item>
        <text:list-item>
          <text:p text:style-name="P626">Loadtests with SoapUI against the webservice implementation</text:p>
        </text:list-item>
        <text:list-item>
          <text:p text:style-name="P627">Design of the technical and logical validation of the webservice</text:p>
        </text:list-item>
        <text:list-item>
          <text:p text:style-name="P628">Development of various XML namespaces</text:p>
        </text:list-item>
        <text:list-item>
          <text:p text:style-name="P629">Implementation of various insurance tariffs</text:p>
        </text:list-item>
        <text:list-item>
          <text:p text:style-name="P630">Extensions on the existing tariff software</text:p>
        </text:list-item>
        <text:list-item>
          <text:p text:style-name="P631">Maintainance of the productive platform</text:p>
        </text:list-item>
        <text:list-item>
          <text:p text:style-name="P632">PDF generation with Apache FOP</text:p>
        </text:list-item>
        <text:list-item>
          <text:p text:style-name="P633">XSL transformation in several steps up<text:s/>till to printable XSL-FO documents</text:p>
        </text:list-item>
        <text:list-item>
          <text:p text:style-name="P634">Strict validation of XSL templates and XSL-FO elements</text:p>
        </text:list-item>
        <text:list-item>
          <text:p text:style-name="P635">Integration of the printable XSL-FO documents into the webapplication</text:p>
        </text:list-item>
        <text:list-item>
          <text:p text:style-name="P636">Refactoring of the exception handling</text:p>
        </text:list-item>
        <text:list-item>
          <text:p text:style-name="P637">Maintainance of the intranet and Wiki</text:p>
        </text:list-item>
        <text:list-item>
          <text:p text:style-name="P638">Consistent Usage of<text:s/>JUnit regression tests, standard technologies and standard tools for development</text:p>
        </text:list-item>
        <text:list-item>
          <text:p text:style-name="P639">Spring integration</text:p>
        </text:list-item>
        <text:list-item>
          <text:p text:style-name="P640">Usage of Core Spring for better Testing</text:p>
        </text:list-item>
        <text:list-item>
          <text:p text:style-name="P641">Usage of various JEE / J2EE Pattern like SessionFacade, ServiceLayer, Transfer Object Assembler, DTO, DAO, ...</text:p>
        </text:list-item>
        <text:list-item>
          <text:p text:style-name="P642">COBOL<text:s/>*.cpy integration, calls to tariff calculator cores</text:p>
        </text:list-item>
        <text:list-item>
          <text:p text:style-name="P643">Automated XML printjobs</text:p>
        </text:list-item>
        <text:list-item>
          <text:p text:style-name="P644">Implementation of ‘lucene’ search engine functionality</text:p>
        </text:list-item>
        <text:list-item>
          <text:p text:style-name="P645">Usage of EclEmma Coverage Eclipse Plugin</text:p>
        </text:list-item>
      </text:list>
      <table:table table:style-name="Table646">
        <table:table-columns>
          <table:table-column table:style-name="TableColumn647"/>
          <table:table-column table:style-name="TableColumn648"/>
          <table:table-column table:style-name="TableColumn649"/>
        </table:table-columns>
        <table:table-row table:style-name="TableRow650">
          <table:table-cell table:style-name="TableCell651">
            <text:p text:style-name="P652">Realized with:</text:p>
          </table:table-cell>
          <table:table-cell table:style-name="TableCell653">
            <text:p text:style-name="P654">Operatingsystems</text:p>
          </table:table-cell>
          <table:table-cell table:style-name="TableCell655">
            <text:p text:style-name="P656">Windows 7, Windows Vista, Windows XP, Linux, AIX</text:p>
          </table:table-cell>
        </table:table-row>
        <table:table-row table:style-name="TableRow657">
          <table:table-cell table:style-name="TableCell658">
            <text:p text:style-name="P659"/>
          </table:table-cell>
          <table:table-cell table:style-name="TableCell660">
            <text:p text:style-name="P661">Database</text:p>
          </table:table-cell>
          <table:table-cell table:style-name="TableCell662">
            <text:p text:style-name="P663">HDB, DB2</text:p>
          </table:table-cell>
        </table:table-row>
        <table:table-row table:style-name="TableRow664">
          <table:table-cell table:style-name="TableCell665">
            <text:p text:style-name="P666"/>
          </table:table-cell>
          <table:table-cell table:style-name="TableCell667">
            <text:p text:style-name="P668">Developmenttools</text:p>
            <text:p text:style-name="P669">Tools</text:p>
          </table:table-cell>
          <table:table-cell table:style-name="TableCell670">
            <text:p text:style-name="P671">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672"/>
      <text:p text:style-name="P673">Smartphone Web and App Development</text:p>
      <text:p text:style-name="Standard"><text:span text:style-name="T674">Branch: Entertainment</text:span></text:p>
      <text:p text:style-name="P675"><text:span text:style-name="T676">References</text:span><text:span text:style-name="T677"><text:tab/></text:span><text:a xlink:href="http://www.androidzoom.com/android_applications/trivial+dice/by_matching" office:target-frame-name="_top" xlink:show="replace"><text:span text:style-name="T678">http://www.androidzoom.com/android_applications/trivial+dice/by_matching</text:span></text:a></text:p>
      <text:p text:style-name="P679"><text:span text:style-name="T680"><text:tab/></text:span><text:a xlink:href="http://www.m.hopf-it.de/" office:target-frame-name="_top" xlink:show="replace"><text:span text:style-name="T681">http://www.m.hopf-it.de</text:span></text:a></text:p>
      <text:p text:style-name="P682"><text:line-break/></text:p>
      <table:table table:style-name="Table683">
        <table:table-columns>
          <table:table-column table:style-name="TableColumn684"/>
          <table:table-column table:style-name="TableColumn685"/>
          <table:table-column table:style-name="TableColumn686"/>
          <table:table-column table:style-name="TableColumn687"/>
          <table:table-column table:style-name="TableColumn688"/>
          <table:table-column table:style-name="TableColumn689"/>
        </table:table-columns>
        <table:table-row table:style-name="TableRow690">
          <table:table-cell table:style-name="TableCell691">
            <text:p text:style-name="P692">since</text:p>
          </table:table-cell>
          <table:table-cell table:style-name="TableCell693">
            <text:p text:style-name="P694">09/2010</text:p>
          </table:table-cell>
          <table:table-cell table:style-name="TableCell695">
            <text:p text:style-name="P696">-</text:p>
          </table:table-cell>
          <table:table-cell table:style-name="TableCell697">
            <text:p text:style-name="P698">10/2010</text:p>
          </table:table-cell>
          <table:table-cell table:style-name="TableCell699">
            <text:p text:style-name="P700">with</text:p>
          </table:table-cell>
          <table:table-cell table:style-name="TableCell701">
            <text:p text:style-name="P702">1 months</text:p>
          </table:table-cell>
        </table:table-row>
      </table:table>
      <text:p text:style-name="P703"/>
      <text:list text:style-name="WW8Num2" text:continue-numbering="true">
        <text:list-item>
          <text:p text:style-name="P704"/>
        </text:list-item>
        <text:list-item>
          <text:p text:style-name="P705">Web app Development for Smartphones</text:p>
        </text:list-item>
        <text:list-item>
          <text:p text:style-name="P706">Usage of iui - User Interface (UI) Framework from Google</text:p>
        </text:list-item>
        <text:list-item>
          <text:p text:style-name="P707">Development of the own homepage in mobile format</text:p>
        </text:list-item>
        <text:list-item>
          <text:p text:style-name="P708">Development of a Simple dice which rolls in 2D graphic, if you tap the screen</text:p>
        </text:list-item>
        <text:list-item>
          <text:p text:style-name="P709">Game development:<text:s/>Trivial Dice</text:p>
        </text:list-item>
        <text:list-item>
          <text:p text:style-name="P710">Conception of the layout</text:p>
        </text:list-item>
        <text:list-item>
          <text:p text:style-name="P711">Design of the graphic</text:p>
        </text:list-item>
        <text:list-item>
          <text:p text:style-name="P712">Development of the statemachine</text:p>
        </text:list-item>
        <text:list-item>
          <text:p text:style-name="P713">External event handling</text:p>
        </text:list-item>
        <text:list-item>
          <text:p text:style-name="P714">Consideration of different resolutions</text:p>
        </text:list-item>
        <text:list-item>
          <text:p text:style-name="P715">Testing of various devices with emulator</text:p>
        </text:list-item>
        <text:list-item>
          <text:p text:style-name="P716">JUnitTest suite for the App</text:p>
        </text:list-item>
        <text:list-item>
          <text:p text:style-name="P717">Lite version with reduced<text:s/>feature set</text:p>
        </text:list-item>
        <text:list-item>
          <text:p text:style-name="P718">Pro version with different access rights</text:p>
        </text:list-item>
        <text:list-item>
          <text:p text:style-name="P719">Playing of audio file</text:p>
        </text:list-item>
        <text:list-item>
          <text:p text:style-name="P720">Familiarization with the Anroid SDK and Google iui, JQTouch Framework</text:p>
        </text:list-item>
        <text:list-item>
          <text:p text:style-name="P721"><text:span text:style-name="T722">Multi lingual<text:s/></text:span><text:span text:style-name="T723">description</text:span></text:p>
        </text:list-item>
        <text:list-item>
          <text:p text:style-name="P724">Versioning in Android Market</text:p>
        </text:list-item>
      </text:list>
      <text:p text:style-name="P725"/>
      <table:table table:style-name="Table726">
        <table:table-columns>
          <table:table-column table:style-name="TableColumn727"/>
          <table:table-column table:style-name="TableColumn728"/>
          <table:table-column table:style-name="TableColumn729"/>
        </table:table-columns>
        <table:table-row table:style-name="TableRow730">
          <table:table-cell table:style-name="TableCell731">
            <text:p text:style-name="P732">Realized with:</text:p>
          </table:table-cell>
          <table:table-cell table:style-name="TableCell733">
            <text:p text:style-name="P734">Operatingsystems</text:p>
          </table:table-cell>
          <table:table-cell table:style-name="TableCell735">
            <text:p text:style-name="P736">Windows 7</text:p>
          </table:table-cell>
        </table:table-row>
        <table:table-row table:style-name="TableRow737">
          <table:table-cell table:style-name="TableCell738">
            <text:p text:style-name="P739"/>
          </table:table-cell>
          <table:table-cell table:style-name="TableCell740">
            <text:p text:style-name="P741">Database</text:p>
          </table:table-cell>
          <table:table-cell table:style-name="TableCell742">
            <text:p text:style-name="P743">-</text:p>
          </table:table-cell>
        </table:table-row>
        <table:table-row table:style-name="TableRow744">
          <table:table-cell table:style-name="TableCell745">
            <text:p text:style-name="P746"/>
          </table:table-cell>
          <table:table-cell table:style-name="TableCell747">
            <text:p text:style-name="P748">Developmenttools</text:p>
            <text:p text:style-name="P749">Tools</text:p>
          </table:table-cell>
          <table:table-cell table:style-name="TableCell750">
            <text:p text:style-name="P751">J2SE 6.0, Eclipse 3.x, Google iui Framework, JQTouch Framework, Android SDK, Eclipse Plugin, JUnit</text:p>
          </table:table-cell>
        </table:table-row>
      </table:table>
      <text:h text:style-name="P752" text:outline-level="2"/>
      <text:h text:style-name="P753" text:outline-level="2">JEE Webapplications for Ring Back Tones</text:h>
      <text:p text:style-name="P754">Branch: telecom</text:p>
      <text:p text:style-name="P755">References<text:tab/>http://www.ect-telecoms.de</text:p>
      <text:p text:style-name="P756"><text:span text:style-name="T757">Co. ect-telecoms in Munich. Contact<text:s/></text:span><text:span text:style-name="T758">person Mr.</text:span><text:span text:style-name="T759"><text:s/>Robert Parkes,</text:span><text:span text:style-name="T760"><text:s/>Mr. Hans Huber, Mr.</text:span><text:span text:style-name="T761"><text:s/>Ahmed Ferdous</text:span><text:span text:style-name="T762">.</text:span></text:p>
      <table:table table:style-name="Table763">
        <table:table-columns>
          <table:table-column table:style-name="TableColumn764"/>
          <table:table-column table:style-name="TableColumn765"/>
          <table:table-column table:style-name="TableColumn766"/>
          <table:table-column table:style-name="TableColumn767"/>
          <table:table-column table:style-name="TableColumn768"/>
          <table:table-column table:style-name="TableColumn769"/>
        </table:table-columns>
        <table:table-row table:style-name="TableRow770">
          <table:table-cell table:style-name="TableCell771">
            <text:p text:style-name="P772">since</text:p>
          </table:table-cell>
          <table:table-cell table:style-name="TableCell773">
            <text:p text:style-name="P774">09/2008</text:p>
          </table:table-cell>
          <table:table-cell table:style-name="TableCell775">
            <text:p text:style-name="P776">-</text:p>
          </table:table-cell>
          <table:table-cell table:style-name="TableCell777">
            <text:p text:style-name="P778">06/2009</text:p>
          </table:table-cell>
          <table:table-cell table:style-name="TableCell779">
            <text:p text:style-name="P780">with</text:p>
          </table:table-cell>
          <table:table-cell table:style-name="TableCell781">
            <text:p text:style-name="P782">10 months</text:p>
          </table:table-cell>
        </table:table-row>
      </table:table>
      <text:list text:style-name="WW8Num2" text:continue-numbering="true">
        <text:list-item>
          <text:p text:style-name="P783">Creation of web applications with Tomcat, JSP, Spring and Hibernate</text:p>
        </text:list-item>
        <text:list-item>
          <text:p text:style-name="P784">HTTP Authentication with Basic and Spring XwsSecurity method</text:p>
        </text:list-item>
        <text:list-item>
          <text:p text:style-name="P785">Porting respectively<text:s/>migrating the integration layers from Oracle to HSQL database</text:p>
        </text:list-item>
        <text:list-item>
          <text:p text:style-name="P786">Porting of Oracle schemas and data to HSQL database</text:p>
        </text:list-item>
        <text:list-item>
          <text:p text:style-name="P787">Realization of a standalone reference web client as a presentation application</text:p>
        </text:list-item>
        <text:list-item>
          <text:p text:style-name="P788">Implementation of a Soap Services with JAXB to upload binary<text:s/>content</text:p>
        </text:list-item>
        <text:list-item>
          <text:p text:style-name="P789">Configuration of ant scripts and make them runable under LINUX and Windows</text:p>
        </text:list-item>
        <text:list-item>
          <text:p text:style-name="P790">Extension of the Soap core component with new features</text:p>
        </text:list-item>
        <text:list-item>
          <text:p text:style-name="P791">Publishing the new features as web service</text:p>
        </text:list-item>
        <text:list-item>
          <text:p text:style-name="P792">Porting the Codehouse XFire web service architecture to Spring WS respectively Apache CXF Framework</text:p>
        </text:list-item>
        <text:list-item>
          <text:p text:style-name="P793">Mobile Communication over USSD Service Codes and XML-RPC.</text:p>
        </text:list-item>
        <text:list-item>
          <text:p text:style-name="P794">MDA UML transformation to XSD</text:p>
        </text:list-item>
        <text:list-item>
          <text:p text:style-name="P795">XSD schema definition for automatic generation of the model and soap classes</text:p>
        </text:list-item>
        <text:list-item>
          <text:p text:style-name="P796">JAXB XML marshalling respectively XML Serialization to Java</text:p>
        </text:list-item>
        <text:list-item>
          <text:p text:style-name="P797">Basic<text:s/>Apache webserver configuration</text:p>
        </text:list-item>
        <text:list-item>
          <text:p text:style-name="P798">Remote installation and deployment onto customer servers</text:p>
        </text:list-item>
        <text:list-item>
          <text:p text:style-name="P799">Creation of Spring, maven and ant configurations</text:p>
        </text:list-item>
        <text:list-item>
          <text:p text:style-name="P800">Error tracking with Jira as bug tracking system</text:p>
        </text:list-item>
        <text:list-item>
          <text:p text:style-name="P801">Initialization and introduction of Apache Continuum as Nightly Build<text:s/>process, JUnit Tests, Nightly Build, SVN Tags and Branches, measure of test coverage, Intranet Wiki.</text:p>
        </text:list-item>
        <text:list-item>
          <text:p text:style-name="P802">Load tests for Soap web services with soapUI</text:p>
        </text:list-item>
        <text:list-item>
          <text:p text:style-name="P803">jUnit regression tests</text:p>
        </text:list-item>
        <text:list-item>
          <text:p text:style-name="P804">Consequent usage of JUnit regression tests, standard technologies and standard tools in<text:s/>the development</text:p>
        </text:list-item>
        <text:list-item>
          <text:p text:style-name="P805">Team communication and documentation completely in English</text:p>
        </text:list-item>
      </text:list>
      <table:table table:style-name="Table806">
        <table:table-columns>
          <table:table-column table:style-name="TableColumn807"/>
          <table:table-column table:style-name="TableColumn808"/>
          <table:table-column table:style-name="TableColumn809"/>
        </table:table-columns>
        <table:table-row table:style-name="TableRow810">
          <table:table-cell table:style-name="TableCell811">
            <text:p text:style-name="P812">Realized with:</text:p>
          </table:table-cell>
          <table:table-cell table:style-name="TableCell813">
            <text:p text:style-name="P814">Operatingsystems</text:p>
          </table:table-cell>
          <table:table-cell table:style-name="TableCell815">
            <text:p text:style-name="P816">Windows; Linux</text:p>
          </table:table-cell>
        </table:table-row>
        <table:table-row table:style-name="TableRow817">
          <table:table-cell table:style-name="TableCell818">
            <text:p text:style-name="P819"/>
          </table:table-cell>
          <table:table-cell table:style-name="TableCell820">
            <text:p text:style-name="P821">Database</text:p>
          </table:table-cell>
          <table:table-cell table:style-name="TableCell822">
            <text:p text:style-name="P823">Oracle, HSQL</text:p>
          </table:table-cell>
        </table:table-row>
        <table:table-row table:style-name="TableRow824">
          <table:table-cell table:style-name="TableCell825">
            <text:p text:style-name="P826"/>
          </table:table-cell>
          <table:table-cell table:style-name="TableCell827">
            <text:p text:style-name="P828">Developmenttools</text:p>
            <text:p text:style-name="P829">Tools</text:p>
          </table:table-cell>
          <table:table-cell table:style-name="TableCell830">
            <text:p text:style-name="P831">J2SE 5.0, GIMP PictureEditor, ColorZilla Colorpicker, FireFTP, Notepad++,</text:p>
            <text:p text:style-name="P832">Cygwin,<text:s/>HSQL, ORACLE10g, Eclipse 3.4, Tomcat5.5, Live HTTP headers, SQuirreL DBViewer,</text:p>
            <text:p text:style-name="Standard"><text:span text:style-name="T833">SQLDevelper,<text:s/></text:span><text:span text:style-name="T834">SQLPlus,<text:s/></text:span><text:span text:style-name="T835">DbVisualizer, VNC, 7-Zip, Tortoise, Subversion SVN, WinSCP, PuTTY, Jira Bugtracking,</text:span></text:p>
            <text:p text:style-name="P836">Clearspace, Thunderbird, Firefox, Ace WINScreen, Windows XP, Linux<text:s/>Ubunto, Spring, Hibernate, ehcache, OSGi, commons,</text:p>
            <text:p text:style-name="P837">myfaces, xalan, xerces, JUnit, httpUnit, ant, maven, Codehouse XFire, Apache CXF,</text:p>
            <text:p text:style-name="P838">XML-RPC, redstone XML-RPC library, GSM Services, EMF (Eclipse Modelling Framework), GMF (Graphical Modelling Framework), SOAP, Spring WebService, jstl, acegi security,</text:p>
            <text:p text:style-name="P839">JavaScript, JavaScript Debugger Venkman, clover and emma test coverage Frameworks,</text:p>
            <text:p text:style-name="P840">Apache CXF Webservice framework, soapUI, UML Enterprise Architect, StarUML</text:p>
          </table:table-cell>
        </table:table-row>
      </table:table>
      <text:h text:style-name="P841" text:outline-level="2">J2EE accounting system for health insurance (nPROD)</text:h>
      <text:p text:style-name="P842">Branch: health insurance</text:p>
      <text:p text:style-name="P843">References<text:tab/>http://www.azh.de</text:p>
      <text:p text:style-name="P844">Co. VSA/azh in Munich. Contact person Mr. Weber, Mr. Herrmann.</text:p>
      <table:table table:style-name="Table845">
        <table:table-columns>
          <table:table-column table:style-name="TableColumn846"/>
          <table:table-column table:style-name="TableColumn847"/>
          <table:table-column table:style-name="TableColumn848"/>
          <table:table-column table:style-name="TableColumn849"/>
          <table:table-column table:style-name="TableColumn850"/>
          <table:table-column table:style-name="TableColumn851"/>
        </table:table-columns>
        <table:table-row table:style-name="TableRow852">
          <table:table-cell table:style-name="TableCell853">
            <text:p text:style-name="P854">since</text:p>
          </table:table-cell>
          <table:table-cell table:style-name="TableCell855">
            <text:p text:style-name="P856">04/2006</text:p>
          </table:table-cell>
          <table:table-cell table:style-name="TableCell857">
            <text:p text:style-name="P858">-</text:p>
          </table:table-cell>
          <table:table-cell table:style-name="TableCell859">
            <text:p text:style-name="P860">08/2008</text:p>
          </table:table-cell>
          <table:table-cell table:style-name="TableCell861">
            <text:p text:style-name="P862">with</text:p>
          </table:table-cell>
          <table:table-cell table:style-name="TableCell863">
            <text:p text:style-name="P864">28 months</text:p>
          </table:table-cell>
        </table:table-row>
      </table:table>
      <text:list text:style-name="WW8Num2" text:continue-numbering="true">
        <text:list-item>
          <text:p text:style-name="P865">New product development of an automatic accounting system for health- and auxiliary material</text:p>
        </text:list-item>
        <text:list-item>
          <text:p text:style-name="P866">Analysis and design with UML 2.1</text:p>
        </text:list-item>
        <text:list-item>
          <text:p text:style-name="P867">Requirement analysis and review with buisness and domain experts</text:p>
        </text:list-item>
        <text:list-item>
          <text:p text:style-name="P868">Use Case description with the CASE Tool MagicDraw</text:p>
        </text:list-item>
        <text:list-item>
          <text:p text:style-name="P869">MDA usage for the persistance layer</text:p>
        </text:list-item>
        <text:list-item>
          <text:p text:style-name="P870">Usage of a persistence framework (Marvin) for the modelling of the DB</text:p>
        </text:list-item>
        <text:list-item>
          <text:p text:style-name="P871">Modelling of GUI workflows with the CASE Tool MagicDraw</text:p>
        </text:list-item>
        <text:list-item>
          <text:p text:style-name="P872">Usage of a GUI workflow framework</text:p>
        </text:list-item>
        <text:list-item>
          <text:p text:style-name="P873">SWING masks with GidBagLayout</text:p>
        </text:list-item>
        <text:list-item>
          <text:p text:style-name="P874">Extensive usage of CVS (Tagging, Branching, Merging)</text:p>
        </text:list-item>
        <text:list-item>
          <text:p text:style-name="P875">Rule based approach for frequently changing requirements</text:p>
        </text:list-item>
        <text:list-item>
          <text:p text:style-name="P876">Migration of the project to<text:s/>the Spring application framework</text:p>
        </text:list-item>
        <text:list-item>
          <text:p text:style-name="P877">Migration of the existing data to the new structure using CSV files</text:p>
        </text:list-item>
        <text:list-item>
          <text:p text:style-name="P878">Adaptation of the data structures for the data import</text:p>
        </text:list-item>
        <text:list-item>
          <text:p text:style-name="P879">Data import from ABDA pharmacy position data</text:p>
        </text:list-item>
        <text:list-item>
          <text:p text:style-name="P880">Electronic data exchange (DTA) with health insurance company</text:p>
        </text:list-item>
        <text:list-item>
          <text:p text:style-name="P881">JUnit-Tests for the buisness logic and the GUI</text:p>
        </text:list-item>
        <text:list-item>
          <text:p text:style-name="P882">Quality ensured with 80% JUnit test coverage and CheckStyle coding conventions</text:p>
        </text:list-item>
        <text:list-item>
          <text:p text:style-name="P883">Maintainance and rollout</text:p>
        </text:list-item>
        <text:list-item>
          <text:p text:style-name="P884">Attendance of the project from begining to the end (product version 1.0)</text:p>
        </text:list-item>
        <text:list-item>
          <text:p text:style-name="P885">Incrementell approach on<text:s/>database changes with update scripts</text:p>
        </text:list-item>
        <text:list-item>
          <text:p text:style-name="P886">Practical experience with a reference database</text:p>
        </text:list-item>
        <text:list-item>
          <text:p text:style-name="P887">Automatic price calculation for diverse health insurance funds in southern germany</text:p>
        </text:list-item>
        <text:list-item>
          <text:p text:style-name="P888">Tasks: master data, price calculation, prescription position management, master agreement, DTA key management.</text:p>
        </text:list-item>
        <text:list-item>
          <text:p text:style-name="P889">Development of an account software nPROD for automatic recipe prosessing.</text:p>
        </text:list-item>
        <text:list-item>
          <text:p text:style-name="P890">Communication with an understaffed domain department.</text:p>
        </text:list-item>
        <text:list-item>
          <text:p text:style-name="P891">Quality enhancement with cupling- and dependency metrics</text:p>
        </text:list-item>
      </text:list>
      <table:table table:style-name="Table892">
        <table:table-columns>
          <table:table-column table:style-name="TableColumn893"/>
          <table:table-column table:style-name="TableColumn894"/>
          <table:table-column table:style-name="TableColumn895"/>
        </table:table-columns>
        <table:table-row table:style-name="TableRow896">
          <table:table-cell table:style-name="TableCell897">
            <text:p text:style-name="P898">Realized with:</text:p>
          </table:table-cell>
          <table:table-cell table:style-name="TableCell899">
            <text:p text:style-name="P900">Operatingsystems</text:p>
          </table:table-cell>
          <table:table-cell table:style-name="TableCell901">
            <text:p text:style-name="P902">Windows</text:p>
          </table:table-cell>
        </table:table-row>
        <table:table-row table:style-name="TableRow903">
          <table:table-cell table:style-name="TableCell904">
            <text:p text:style-name="P905"/>
          </table:table-cell>
          <table:table-cell table:style-name="TableCell906">
            <text:p text:style-name="P907">Developmenttools</text:p>
            <text:p text:style-name="P908">Tools</text:p>
          </table:table-cell>
          <table:table-cell table:style-name="TableCell909">
            <text:p text:style-name="P910">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911" text:outline-level="2">J2EE WebShop</text:h>
      <text:p text:style-name="P912">Branch: eCommerce</text:p>
      <text:p text:style-name="P913">References<text:tab/>http://www.publicWEBshop.com</text:p>
      <table:table table:style-name="Table914">
        <table:table-columns>
          <table:table-column table:style-name="TableColumn915"/>
          <table:table-column table:style-name="TableColumn916"/>
          <table:table-column table:style-name="TableColumn917"/>
          <table:table-column table:style-name="TableColumn918"/>
          <table:table-column table:style-name="TableColumn919"/>
          <table:table-column table:style-name="TableColumn920"/>
        </table:table-columns>
        <table:table-row table:style-name="TableRow921">
          <table:table-cell table:style-name="TableCell922">
            <text:p text:style-name="P923">since</text:p>
          </table:table-cell>
          <table:table-cell table:style-name="TableCell924">
            <text:p text:style-name="P925">12/2005</text:p>
          </table:table-cell>
          <table:table-cell table:style-name="TableCell926">
            <text:p text:style-name="P927">-</text:p>
          </table:table-cell>
          <table:table-cell table:style-name="TableCell928">
            <text:p text:style-name="P929">02/2006</text:p>
          </table:table-cell>
          <table:table-cell table:style-name="TableCell930">
            <text:p text:style-name="P931">with</text:p>
          </table:table-cell>
          <table:table-cell table:style-name="TableCell932">
            <text:p text:style-name="P933">3 months</text:p>
          </table:table-cell>
        </table:table-row>
      </table:table>
      <text:list text:style-name="WW8Num2" text:continue-numbering="true">
        <text:list-item>
          <text:p text:style-name="P934">Webapplication to run an online web shop.</text:p>
        </text:list-item>
        <text:list-item>
          <text:p text:style-name="P935">Generic webshop for<text:s/>all kinds of businesses.</text:p>
        </text:list-item>
      </text:list>
      <text:list text:style-name="WW8Num3">
        <text:list-item>
          <text:p text:style-name="P936">Freely configuratable with many settings and preferences.</text:p>
        </text:list-item>
        <text:list-item>
          <text:p text:style-name="P937">JSF Technologie, Apache MyFaces/Tomahawk .</text:p>
        </text:list-item>
        <text:list-item>
          <text:p text:style-name="P938">Axis WebService JAX-RPC interface for B2B SOAP communication.</text:p>
        </text:list-item>
        <text:list-item>
          <text:p text:style-name="P939">EJB, JSP and Servlets.</text:p>
        </text:list-item>
        <text:list-item>
          <text:p text:style-name="P940">Struts and tiles.</text:p>
        </text:list-item>
        <text:list-item>
          <text:p text:style-name="P941">Apache Commons.</text:p>
        </text:list-item>
        <text:list-item>
          <text:p text:style-name="P942">AJAX asynch. communication on the client tier.</text:p>
        </text:list-item>
        <text:list-item>
          <text:p text:style-name="P943">Object persistance with Hibernate.</text:p>
        </text:list-item>
        <text:list-item>
          <text:p text:style-name="P944">Struts and tiles.</text:p>
        </text:list-item>
        <text:list-item>
          <text:p text:style-name="P945">Logging with Log4j.</text:p>
        </text:list-item>
        <text:list-item>
          <text:p text:style-name="P946">JavaScript and cascading stylesheets (CSS).</text:p>
        </text:list-item>
        <text:list-item>
          <text:p text:style-name="P947">Planning and maintaining of a MySql database.</text:p>
        </text:list-item>
        <text:list-item>
          <text:p text:style-name="P948">UML analysis and design.</text:p>
        </text:list-item>
        <text:list-item>
          <text:p text:style-name="P949">XML for configuration files.</text:p>
        </text:list-item>
      </text:list>
      <text:list text:style-name="WW8Num2" text:continue-numbering="true">
        <text:list-item>
          <text:p text:style-name="P950">Multilingual for international purpose.</text:p>
        </text:list-item>
      </text:list>
      <text:list text:style-name="WW8Num3" text:continue-numbering="true">
        <text:list-item>
          <text:p text:style-name="P951">HTML, XHTML and Flash as presentation technique.</text:p>
        </text:list-item>
      </text:list>
      <text:soft-page-break/>
      <text:list text:style-name="WW8Num2" text:continue-numbering="true">
        <text:list-item>
          <text:p text:style-name="P952">Tests with Jakarta JMeter and JUnit.</text:p>
        </text:list-item>
        <text:list-item>
          <text:p text:style-name="P953">Future: XSLT and XSL-FO for PDF generation.</text:p>
        </text:list-item>
        <text:list-item>
          <text:p text:style-name="P954">Future: EJB/JBoss/Spring.</text:p>
        </text:list-item>
      </text:list>
      <table:table table:style-name="Table955">
        <table:table-columns>
          <table:table-column table:style-name="TableColumn956"/>
          <table:table-column table:style-name="TableColumn957"/>
          <table:table-column table:style-name="TableColumn958"/>
        </table:table-columns>
        <table:table-row table:style-name="TableRow959">
          <table:table-cell table:style-name="TableCell960">
            <text:p text:style-name="P961">Realized with:</text:p>
          </table:table-cell>
          <table:table-cell table:style-name="TableCell962">
            <text:p text:style-name="P963">Operatingsystems</text:p>
          </table:table-cell>
          <table:table-cell table:style-name="TableCell964">
            <text:p text:style-name="P965">Windows, Linux</text:p>
          </table:table-cell>
        </table:table-row>
        <table:table-row table:style-name="TableRow966">
          <table:table-cell table:style-name="TableCell967">
            <text:p text:style-name="P968"/>
          </table:table-cell>
          <table:table-cell table:style-name="TableCell969">
            <text:p text:style-name="P970">Developmenttools</text:p>
            <text:p text:style-name="P971">Tools</text:p>
          </table:table-cell>
          <table:table-cell table:style-name="TableCell972">
            <text:p text:style-name="P973">Eclipse 3.1, Enterprise Architect, XMLSpy Enterprise Edition, JBoss, Tomcat 5.5, Struts, Ant, JUnit, Macromedia Flash and Dreamweaver, div. Eclipse Plugins, MySQL 5</text:p>
          </table:table-cell>
        </table:table-row>
      </table:table>
      <text:h text:style-name="P974" text:outline-level="2">Trainings and Consulting.</text:h>
      <text:p text:style-name="P975">Branch: All areas</text:p>
      <text:p text:style-name="P976">References<text:tab/>here are the<text:s/>biggest componies:</text:p>
      <text:p text:style-name="P977">Co. SUN Micosystems in Munich. Contact person Mr. Hettmannsberger.</text:p>
      <text:p text:style-name="P978"><text:span text:style-name="T979">Co. Accenture in<text:s/></text:span><text:span text:style-name="T980">Munich. Contact person Mrs. Steffen.</text:span></text:p>
      <text:p text:style-name="P981">Co. Hilf in Oberhaching/ Munich. Contact person Mr. Hilf.</text:p>
      <text:p text:style-name="P982"><text:span text:style-name="T983">Co. AS Systeme in Stuttgart.<text:s/></text:span><text:span text:style-name="T984">Contact person Mr. Buehler.</text:span></text:p>
      <text:p text:style-name="P985">Co. Tria in Munich.</text:p>
      <table:table table:style-name="Table986">
        <table:table-columns>
          <table:table-column table:style-name="TableColumn987"/>
          <table:table-column table:style-name="TableColumn988"/>
          <table:table-column table:style-name="TableColumn989"/>
          <table:table-column table:style-name="TableColumn990"/>
          <table:table-column table:style-name="TableColumn991"/>
          <table:table-column table:style-name="TableColumn992"/>
        </table:table-columns>
        <table:table-row table:style-name="TableRow993">
          <table:table-cell table:style-name="TableCell994">
            <text:p text:style-name="P995">since</text:p>
          </table:table-cell>
          <table:table-cell table:style-name="TableCell996">
            <text:p text:style-name="P997">04/2004</text:p>
          </table:table-cell>
          <table:table-cell table:style-name="TableCell998">
            <text:p text:style-name="P999">-</text:p>
          </table:table-cell>
          <table:table-cell table:style-name="TableCell1000">
            <text:p text:style-name="P1001">11/2005</text:p>
          </table:table-cell>
          <table:table-cell table:style-name="TableCell1002">
            <text:p text:style-name="P1003">with</text:p>
          </table:table-cell>
          <table:table-cell table:style-name="TableCell1004">
            <text:p text:style-name="P1005">19 months</text:p>
          </table:table-cell>
        </table:table-row>
      </table:table>
      <text:list text:style-name="WW8Num2" text:continue-numbering="true">
        <text:list-item>
          <text:p text:style-name="P1006">J2EE</text:p>
        </text:list-item>
        <text:list-item>
          <text:p text:style-name="P1007">EJB, JSP and Servlets.</text:p>
        </text:list-item>
      </text:list>
      <text:list text:style-name="WW8Num3" text:continue-numbering="true">
        <text:list-item>
          <text:p text:style-name="P1008">Java , SWING.</text:p>
        </text:list-item>
        <text:list-item>
          <text:p text:style-name="P1009">Webapplications.</text:p>
        </text:list-item>
        <text:list-item>
          <text:p text:style-name="P1010">EAI integration with differant interfaces.</text:p>
        </text:list-item>
        <text:list-item>
          <text:p text:style-name="P1011">Message queue connetions over JMS api.</text:p>
        </text:list-item>
        <text:list-item>
          <text:p text:style-name="P1012">Webservices and SOAP.</text:p>
        </text:list-item>
        <text:list-item>
          <text:p text:style-name="P1013">JAX-RPC.</text:p>
        </text:list-item>
        <text:list-item>
          <text:p text:style-name="P1014">UML analysis and design.</text:p>
        </text:list-item>
        <text:list-item>
          <text:p text:style-name="P1015">XML and XSLT.</text:p>
        </text:list-item>
      </text:list>
      <text:list text:style-name="WW8Num2" text:continue-numbering="true">
        <text:list-item>
          <text:p text:style-name="P1016">J2EE and GOF design pattern.</text:p>
        </text:list-item>
      </text:list>
      <text:list text:style-name="WW8Num3" text:continue-numbering="true">
        <text:list-item>
          <text:p text:style-name="P1017">UML for embedded systems.</text:p>
        </text:list-item>
      </text:list>
      <text:list text:style-name="WW8Num2" text:continue-numbering="true">
        <text:list-item>
          <text:p text:style-name="P1018">OOAD object oriented techinques.</text:p>
        </text:list-item>
        <text:list-item>
          <text:p text:style-name="P1019">XML and XSLT.</text:p>
        </text:list-item>
        <text:list-item>
          <text:p text:style-name="P1020">Xalan and Xerces parser event processing.</text:p>
        </text:list-item>
        <text:list-item>
          <text:p text:style-name="P1021">Developing of course scripts.</text:p>
        </text:list-item>
        <text:list-item>
          <text:p text:style-name="P1022">Englisch courses.</text:p>
        </text:list-item>
      </text:list>
      <table:table table:style-name="Table1023">
        <table:table-columns>
          <table:table-column table:style-name="TableColumn1024"/>
          <table:table-column table:style-name="TableColumn1025"/>
          <table:table-column table:style-name="TableColumn1026"/>
        </table:table-columns>
        <table:table-row table:style-name="TableRow1027">
          <table:table-cell table:style-name="TableCell1028">
            <text:p text:style-name="P1029">Realized with:</text:p>
          </table:table-cell>
          <table:table-cell table:style-name="TableCell1030">
            <text:p text:style-name="P1031">Operatingsystems</text:p>
          </table:table-cell>
          <table:table-cell table:style-name="TableCell1032">
            <text:p text:style-name="P1033">Windows, UNIX Solaris</text:p>
          </table:table-cell>
        </table:table-row>
        <table:table-row table:style-name="TableRow1034">
          <table:table-cell table:style-name="TableCell1035">
            <text:p text:style-name="P1036"/>
          </table:table-cell>
          <table:table-cell table:style-name="TableCell1037">
            <text:p text:style-name="P1038">Developmenttools</text:p>
            <text:p text:style-name="P1039">Tools</text:p>
          </table:table-cell>
          <table:table-cell table:style-name="TableCell1040">
            <text:p text:style-name="P1041">Eclipse 3.0, NetBeans, JBuilder, Rational XDE and Rose 7.5, Together Controll Center, Poseidon, Enterprise Architect,, XMLSpy Enterprise Edition 2006, SUN ONE, BEA, JBOSS, Tomcat, Struts, Ant, JUnit, XDoclet, div. Eclipse<text:s/>Plugins, JAD Decompiler, Obfuscation, Xalan and Xerces Parser, Pointbase, MySQL, Cloudscape</text:p>
          </table:table-cell>
        </table:table-row>
      </table:table>
      <text:h text:style-name="P1042" text:outline-level="2">Java-COM Bridge over JNI.</text:h>
      <text:p text:style-name="P1043">Branch: Insurance</text:p>
      <text:p text:style-name="P1044">References<text:tab/>Kassenärztliche Vereinigung Bayern (KVB) in Munich.<text:line-break/>Contact person Mr Dietl.</text:p>
      <text:p text:style-name="P1045"><text:tab/></text:p>
      <table:table table:style-name="Table1046">
        <table:table-columns>
          <table:table-column table:style-name="TableColumn1047"/>
          <table:table-column table:style-name="TableColumn1048"/>
          <table:table-column table:style-name="TableColumn1049"/>
          <table:table-column table:style-name="TableColumn1050"/>
          <table:table-column table:style-name="TableColumn1051"/>
          <table:table-column table:style-name="TableColumn1052"/>
        </table:table-columns>
        <table:table-row table:style-name="TableRow1053">
          <table:table-cell table:style-name="TableCell1054">
            <text:p text:style-name="P1055">since</text:p>
          </table:table-cell>
          <table:table-cell table:style-name="TableCell1056">
            <text:p text:style-name="P1057">02/2004</text:p>
          </table:table-cell>
          <table:table-cell table:style-name="TableCell1058">
            <text:p text:style-name="P1059">-</text:p>
          </table:table-cell>
          <table:table-cell table:style-name="TableCell1060">
            <text:p text:style-name="P1061">03/2004</text:p>
          </table:table-cell>
          <table:table-cell table:style-name="TableCell1062">
            <text:p text:style-name="P1063">with</text:p>
          </table:table-cell>
          <table:table-cell table:style-name="TableCell1064">
            <text:p text:style-name="P1065">2 months</text:p>
          </table:table-cell>
        </table:table-row>
      </table:table>
      <text:soft-page-break/>
      <text:list text:style-name="WW8Num2" text:continue-numbering="true">
        <text:list-item>
          <text:p text:style-name="P1066">Refactoring and Reengeniering of an existing JNI Interface.</text:p>
        </text:list-item>
      </text:list>
      <text:list text:style-name="WW8Num3" text:continue-numbering="true">
        <text:list-item>
          <text:p text:style-name="P1067"><text:span text:style-name="T1068">Java Native Interface (JNI)</text:span>.<text:span text:style-name="T1069">.</text:span></text:p>
        </text:list-item>
        <text:list-item>
          <text:p text:style-name="P1070">Realisation with java and C++.</text:p>
        </text:list-item>
        <text:list-item>
          <text:p text:style-name="P1071">Analysis and design of the existing interfaces.</text:p>
        </text:list-item>
        <text:list-item>
          <text:p text:style-name="P1072">Changing the interfaces from synchron to asynchron.</text:p>
        </text:list-item>
        <text:list-item>
          <text:p text:style-name="P1073">Design of the<text:s/>asynchronous communication model .</text:p>
        </text:list-item>
        <text:list-item>
          <text:p text:style-name="P1074">UML analysis and design.</text:p>
        </text:list-item>
        <text:list-item>
          <text:p text:style-name="P1075"><text:span text:style-name="T1076">Use of GOF design pattern</text:span><text:span text:style-name="T1077"><text:s/></text:span><text:span text:style-name="T1078">.</text:span></text:p>
        </text:list-item>
      </text:list>
      <text:list text:style-name="WW8Num2" text:continue-numbering="true">
        <text:list-item>
          <text:p text:style-name="P1079">J2EE integration of JBoss with MS Office.</text:p>
        </text:list-item>
      </text:list>
      <text:list text:style-name="WW8Num3" text:continue-numbering="true">
        <text:list-item>
          <text:p text:style-name="P1080">JNI API for distributed objects, realised in C++.</text:p>
        </text:list-item>
      </text:list>
      <text:list text:style-name="WW8Num2" text:continue-numbering="true">
        <text:list-item>
          <text:p text:style-name="P1081">ANSI C and C++.</text:p>
        </text:list-item>
        <text:list-item>
          <text:p text:style-name="P1082">Documentation.</text:p>
        </text:list-item>
        <text:list-item>
          <text:p text:style-name="P1083">Consulting and project leadership.</text:p>
        </text:list-item>
        <text:list-item>
          <text:p text:style-name="P1084">Coaching<text:s/>of the employees.</text:p>
        </text:list-item>
      </text:list>
      <table:table table:style-name="Table1085">
        <table:table-columns>
          <table:table-column table:style-name="TableColumn1086"/>
          <table:table-column table:style-name="TableColumn1087"/>
          <table:table-column table:style-name="TableColumn1088"/>
        </table:table-columns>
        <table:table-row table:style-name="TableRow1089">
          <table:table-cell table:style-name="TableCell1090">
            <text:p text:style-name="P1091">Realized with:</text:p>
          </table:table-cell>
          <table:table-cell table:style-name="TableCell1092">
            <text:p text:style-name="P1093">Operatingsystems</text:p>
          </table:table-cell>
          <table:table-cell table:style-name="TableCell1094">
            <text:p text:style-name="P1095">Windows XP</text:p>
          </table:table-cell>
        </table:table-row>
        <table:table-row table:style-name="TableRow1096">
          <table:table-cell table:style-name="TableCell1097">
            <text:p text:style-name="P1098"/>
          </table:table-cell>
          <table:table-cell table:style-name="TableCell1099">
            <text:p text:style-name="P1100">Developmenttools</text:p>
            <text:p text:style-name="P1101">Tools</text:p>
          </table:table-cell>
          <table:table-cell table:style-name="TableCell1102">
            <text:p text:style-name="P1103">JNI, COM, Visual C++ 6.0, Eclipse 3.0, JBoss, Centro and JACOB JNI Tool</text:p>
          </table:table-cell>
        </table:table-row>
      </table:table>
      <text:h text:style-name="P1104" text:outline-level="2">Consulting, Trainings and Courses.</text:h>
      <text:p text:style-name="P1105">Branch: All areas</text:p>
      <text:p text:style-name="P1106">References<text:tab/>here are the biggest componies:</text:p>
      <text:p text:style-name="P1107">Co. SUN Micosystems in Munich. Contact person Mr. Hettmannsberger.</text:p>
      <text:p text:style-name="P1108"><text:span text:style-name="T1109">Co. Soluzione in<text:s/></text:span><text:span text:style-name="T1110">Munich. Contact person Mr. Roda.</text:span></text:p>
      <text:p text:style-name="P1111">Co. Hilf in Oberhaching/ Munich. Contact person Mr. Hilf.</text:p>
      <text:p text:style-name="P1112"><text:span text:style-name="T1113">Co. New Horizon in Hamburg.<text:s/></text:span><text:span text:style-name="T1114">Contact person Mrs. Schmitt.</text:span></text:p>
      <text:p text:style-name="P1115">Co. Bosch in Lohr and Hildesheim.</text:p>
      <text:p text:style-name="P1116">Co. Amatech in Germering.</text:p>
      <table:table table:style-name="Table1117">
        <table:table-columns>
          <table:table-column table:style-name="TableColumn1118"/>
          <table:table-column table:style-name="TableColumn1119"/>
          <table:table-column table:style-name="TableColumn1120"/>
          <table:table-column table:style-name="TableColumn1121"/>
          <table:table-column table:style-name="TableColumn1122"/>
          <table:table-column table:style-name="TableColumn1123"/>
        </table:table-columns>
        <table:table-row table:style-name="TableRow1124">
          <table:table-cell table:style-name="TableCell1125">
            <text:p text:style-name="P1126">since</text:p>
          </table:table-cell>
          <table:table-cell table:style-name="TableCell1127">
            <text:p text:style-name="P1128">10/2001</text:p>
          </table:table-cell>
          <table:table-cell table:style-name="TableCell1129">
            <text:p text:style-name="P1130">-</text:p>
          </table:table-cell>
          <table:table-cell table:style-name="TableCell1131">
            <text:p text:style-name="P1132">01/2004</text:p>
          </table:table-cell>
          <table:table-cell table:style-name="TableCell1133">
            <text:p text:style-name="P1134">with</text:p>
          </table:table-cell>
          <table:table-cell table:style-name="TableCell1135">
            <text:p text:style-name="P1136">27 months</text:p>
          </table:table-cell>
        </table:table-row>
      </table:table>
      <text:list text:style-name="WW8Num2" text:continue-numbering="true">
        <text:list-item>
          <text:p text:style-name="P1137">J2EE</text:p>
        </text:list-item>
        <text:list-item>
          <text:p text:style-name="P1138">Workshops for the whole Java certification program.</text:p>
        </text:list-item>
      </text:list>
      <text:list text:style-name="WW8Num3" text:continue-numbering="true">
        <text:list-item>
          <text:p text:style-name="P1139">Java Workshop.</text:p>
        </text:list-item>
        <text:list-item>
          <text:p text:style-name="P1140">Webapplications and E-Commerce architectures.</text:p>
        </text:list-item>
        <text:list-item>
          <text:p text:style-name="P1141">EJB, JSP and Servlets.</text:p>
        </text:list-item>
        <text:list-item>
          <text:p text:style-name="P1142">C#.</text:p>
        </text:list-item>
        <text:list-item>
          <text:p text:style-name="P1143">UML analysis and design.</text:p>
        </text:list-item>
        <text:list-item>
          <text:p text:style-name="P1144">XML and<text:s/>XSLT.</text:p>
        </text:list-item>
      </text:list>
      <text:list text:style-name="WW8Num2" text:continue-numbering="true">
        <text:list-item>
          <text:p text:style-name="P1145">Microsoft MCSD courses.</text:p>
        </text:list-item>
      </text:list>
      <text:list text:style-name="WW8Num3" text:continue-numbering="true">
        <text:list-item>
          <text:p text:style-name="P1146">ASP and .NET.</text:p>
        </text:list-item>
      </text:list>
      <text:list text:style-name="WW8Num2" text:continue-numbering="true">
        <text:list-item>
          <text:p text:style-name="P1147">ANSI C and C++.</text:p>
        </text:list-item>
        <text:list-item>
          <text:p text:style-name="P1148">Using modern presentationtools.</text:p>
        </text:list-item>
        <text:list-item>
          <text:p text:style-name="P1149">Developing of course scripts.</text:p>
        </text:list-item>
        <text:list-item>
          <text:p text:style-name="P1150">Englisch courses.</text:p>
        </text:list-item>
      </text:list>
      <table:table table:style-name="Table1151">
        <table:table-columns>
          <table:table-column table:style-name="TableColumn1152"/>
          <table:table-column table:style-name="TableColumn1153"/>
          <table:table-column table:style-name="TableColumn1154"/>
        </table:table-columns>
        <table:table-row table:style-name="TableRow1155">
          <table:table-cell table:style-name="TableCell1156">
            <text:p text:style-name="P1157">Realized with:</text:p>
          </table:table-cell>
          <table:table-cell table:style-name="TableCell1158">
            <text:p text:style-name="P1159">Operatingsystems</text:p>
          </table:table-cell>
          <table:table-cell table:style-name="TableCell1160">
            <text:p text:style-name="P1161">Windows, UNIX</text:p>
          </table:table-cell>
        </table:table-row>
        <table:table-row table:style-name="TableRow1162">
          <table:table-cell table:style-name="TableCell1163">
            <text:p text:style-name="P1164"/>
          </table:table-cell>
          <table:table-cell table:style-name="TableCell1165">
            <text:p text:style-name="P1166">Developmenttools</text:p>
            <text:p text:style-name="P1167">Tools</text:p>
          </table:table-cell>
          <table:table-cell table:style-name="TableCell1168">
            <text:p text:style-name="P1169">Visual Studio 6.0, Eclipse, NetBeans,<text:s/>JBuilder, Rational XDE and Rose 7.5, Together Controll Center6, .NET, SQL Server, XMLSpy, SUN ONE, BEA, JBOSS</text:p>
          </table:table-cell>
        </table:table-row>
      </table:table>
      <text:h text:style-name="P1170" text:outline-level="2">Internet application for an billingsystem.</text:h>
      <text:soft-page-break/>
      <text:p text:style-name="P1171">Branch:<text:tab/>Bank, Billingsystem</text:p>
      <text:p text:style-name="Standard"><text:span text:style-name="T1172">References:</text:span><text:span text:style-name="T1173"><text:tab/>Co.<text:s/></text:span><text:span text:style-name="T1174">Landeszentralbank (LZB) Bayern in Munich. Contact person M</text:span><text:span text:style-name="T1175">r. Stuckmann.</text:span></text:p>
      <table:table table:style-name="Table1176">
        <table:table-columns>
          <table:table-column table:style-name="TableColumn1177"/>
          <table:table-column table:style-name="TableColumn1178"/>
          <table:table-column table:style-name="TableColumn1179"/>
          <table:table-column table:style-name="TableColumn1180"/>
          <table:table-column table:style-name="TableColumn1181"/>
          <table:table-column table:style-name="TableColumn1182"/>
        </table:table-columns>
        <table:table-row table:style-name="TableRow1183">
          <table:table-cell table:style-name="TableCell1184">
            <text:p text:style-name="P1185">from</text:p>
          </table:table-cell>
          <table:table-cell table:style-name="TableCell1186">
            <text:p text:style-name="P1187">05/2000</text:p>
          </table:table-cell>
          <table:table-cell table:style-name="TableCell1188">
            <text:p text:style-name="P1189">-</text:p>
          </table:table-cell>
          <table:table-cell table:style-name="TableCell1190">
            <text:p text:style-name="P1191">09/2001</text:p>
          </table:table-cell>
          <table:table-cell table:style-name="TableCell1192">
            <text:p text:style-name="P1193">with</text:p>
          </table:table-cell>
          <table:table-cell table:style-name="TableCell1194">
            <text:p text:style-name="P1195">17 months</text:p>
          </table:table-cell>
        </table:table-row>
      </table:table>
      <text:list text:style-name="WW8Num2" text:continue-numbering="true">
        <text:list-item>
          <text:p text:style-name="P1196">Analysis and design with UML and Rational Rose.</text:p>
        </text:list-item>
        <text:list-item>
          <text:p text:style-name="P1197">Refactoring, Reengeneeing of UML Modells, realised with Java and C++.</text:p>
        </text:list-item>
        <text:list-item>
          <text:p text:style-name="P1198">Generic modelling with RUP. Generation of artifacts.</text:p>
        </text:list-item>
        <text:list-item>
          <text:p text:style-name="P1199">JavaBeans and serverside<text:s/>Enterprise JavaBeans development.</text:p>
        </text:list-item>
        <text:list-item>
          <text:p text:style-name="P1200">XML documents with Schema spezification.</text:p>
        </text:list-item>
        <text:list-item>
          <text:p text:style-name="P1201">JSP pages and Java Servlets development.</text:p>
        </text:list-item>
        <text:list-item>
          <text:p text:style-name="P1202">Java Script programing for all browsers.</text:p>
        </text:list-item>
        <text:list-item>
          <text:p text:style-name="P1203">Webapplications and Webcomponents.</text:p>
        </text:list-item>
        <text:list-item>
          <text:p text:style-name="P1204">JSP Engine configuration and support.</text:p>
        </text:list-item>
        <text:list-item>
          <text:p text:style-name="P1205">C++ Framework development<text:s/>with STL.</text:p>
        </text:list-item>
        <text:list-item>
          <text:p text:style-name="P1206">JNI API for destributet objects in C++.</text:p>
        </text:list-item>
        <text:list-item>
          <text:p text:style-name="P1207">Crypt with Legacy Systems from RSA and PKI.</text:p>
        </text:list-item>
        <text:list-item>
          <text:p text:style-name="P1208">Webserver IPlanet and IIS configuration and administration.</text:p>
        </text:list-item>
        <text:list-item>
          <text:p text:style-name="P1209">Complex SQL-Queries.</text:p>
        </text:list-item>
        <text:list-item>
          <text:p text:style-name="P1210">SWIFT SIPN and InterActBrowse connection.</text:p>
        </text:list-item>
        <text:list-item>
          <text:p text:style-name="P1211">SWIFT Webstation support and<text:s/>configuration.</text:p>
        </text:list-item>
        <text:list-item>
          <text:p text:style-name="P1212">Performant PL/SQL-prozedures.</text:p>
        </text:list-item>
        <text:list-item>
          <text:p text:style-name="P1213">Administration of ORACLE database.</text:p>
        </text:list-item>
        <text:list-item>
          <text:p text:style-name="P1214">Team-Software development with versioning-software Merlin.</text:p>
        </text:list-item>
      </text:list>
      <table:table table:style-name="Table1215">
        <table:table-columns>
          <table:table-column table:style-name="TableColumn1216"/>
          <table:table-column table:style-name="TableColumn1217"/>
          <table:table-column table:style-name="TableColumn1218"/>
        </table:table-columns>
        <table:table-row table:style-name="TableRow1219">
          <table:table-cell table:style-name="TableCell1220">
            <text:p text:style-name="P1221">Realized with:</text:p>
          </table:table-cell>
          <table:table-cell table:style-name="TableCell1222">
            <text:p text:style-name="P1223">Operatingsystems</text:p>
          </table:table-cell>
          <table:table-cell table:style-name="TableCell1224">
            <text:p text:style-name="P1225">Windows NT 4.0, IIS WebServer</text:p>
          </table:table-cell>
        </table:table-row>
        <table:table-row table:style-name="TableRow1226">
          <table:table-cell table:style-name="TableCell1227">
            <text:p text:style-name="P1228"/>
          </table:table-cell>
          <table:table-cell table:style-name="TableCell1229">
            <text:p text:style-name="P1230">Developmenttools</text:p>
          </table:table-cell>
          <table:table-cell table:style-name="TableCell1231">
            <text:p text:style-name="P1232">Visual C++ 6.0, JBuilder 3.5</text:p>
          </table:table-cell>
        </table:table-row>
        <table:table-row table:style-name="TableRow1233">
          <table:table-cell table:style-name="TableCell1234">
            <text:p text:style-name="P1235"/>
          </table:table-cell>
          <table:table-cell table:style-name="TableCell1236">
            <text:p text:style-name="P1237">JSP<text:s/>Engines</text:p>
          </table:table-cell>
          <table:table-cell table:style-name="TableCell1238">
            <text:p text:style-name="P1239">Apache TomCat, Allaire JRun 3.1</text:p>
          </table:table-cell>
        </table:table-row>
        <table:table-row table:style-name="TableRow1240">
          <table:table-cell table:style-name="TableCell1241">
            <text:p text:style-name="P1242"/>
          </table:table-cell>
          <table:table-cell table:style-name="TableCell1243">
            <text:p text:style-name="P1244">Databases</text:p>
          </table:table-cell>
          <table:table-cell table:style-name="TableCell1245">
            <text:p text:style-name="P1246">ORACLE 8.x, DB2</text:p>
          </table:table-cell>
        </table:table-row>
        <table:table-row table:style-name="TableRow1247">
          <table:table-cell table:style-name="TableCell1248">
            <text:p text:style-name="P1249"/>
          </table:table-cell>
          <table:table-cell table:style-name="TableCell1250">
            <text:p text:style-name="P1251">Emulations, Tools</text:p>
          </table:table-cell>
          <table:table-cell table:style-name="TableCell1252">
            <text:p text:style-name="P1253">Rational Rose 7.5, Telnet, FTP, SQL-ODBC-Viewer, SWIFT Webstation</text:p>
          </table:table-cell>
        </table:table-row>
        <table:table-row table:style-name="TableRow1254">
          <table:table-cell table:style-name="TableCell1255">
            <text:p text:style-name="P1256"/>
          </table:table-cell>
          <table:table-cell table:style-name="TableCell1257">
            <text:p text:style-name="P1258">Interfaces</text:p>
          </table:table-cell>
          <table:table-cell table:style-name="TableCell1259">
            <text:p text:style-name="P1260">JNI, XML, SWIFT-SIPN</text:p>
          </table:table-cell>
        </table:table-row>
      </table:table>
      <text:h text:style-name="P1261" text:outline-level="2">Administration and support of a Stock-Trayding and<text:s/>Portfolio-System.</text:h>
      <text:p text:style-name="P1262">Branch:<text:s/><text:tab/>Bank, Stock</text:p>
      <text:p text:style-name="P1263">References:<text:tab/>Co. FMIS - Hypovereinsbank in Munich. Contact person Mrs Sterr.</text:p>
      <table:table table:style-name="Table1264">
        <table:table-columns>
          <table:table-column table:style-name="TableColumn1265"/>
          <table:table-column table:style-name="TableColumn1266"/>
          <table:table-column table:style-name="TableColumn1267"/>
          <table:table-column table:style-name="TableColumn1268"/>
          <table:table-column table:style-name="TableColumn1269"/>
          <table:table-column table:style-name="TableColumn1270"/>
        </table:table-columns>
        <table:table-row table:style-name="TableRow1271">
          <table:table-cell table:style-name="TableCell1272">
            <text:p text:style-name="P1273">from</text:p>
          </table:table-cell>
          <table:table-cell table:style-name="TableCell1274">
            <text:p text:style-name="P1275">02/99</text:p>
          </table:table-cell>
          <table:table-cell table:style-name="TableCell1276">
            <text:p text:style-name="P1277">-</text:p>
          </table:table-cell>
          <table:table-cell table:style-name="TableCell1278">
            <text:p text:style-name="P1279">03/2000</text:p>
          </table:table-cell>
          <table:table-cell table:style-name="TableCell1280">
            <text:p text:style-name="P1281">with</text:p>
          </table:table-cell>
          <table:table-cell table:style-name="TableCell1282">
            <text:p text:style-name="P1283">13 months</text:p>
          </table:table-cell>
        </table:table-row>
      </table:table>
      <text:list text:style-name="WW8Num2" text:continue-numbering="true">
        <text:list-item>
          <text:p text:style-name="P1284">Administration of stock transactions.</text:p>
        </text:list-item>
        <text:list-item>
          <text:p text:style-name="P1285">Developing of ORACLE databaseprocedures.</text:p>
        </text:list-item>
        <text:list-item>
          <text:p text:style-name="P1286">Coordination of projects.</text:p>
        </text:list-item>
        <text:list-item>
          <text:p text:style-name="P1287">Stockorder validation: orderentrance, routing to the stock markets and protocolling in ORACLE databases.</text:p>
        </text:list-item>
        <text:list-item>
          <text:p text:style-name="P1288">Developing of automatic flows to store new customers.</text:p>
        </text:list-item>
        <text:list-item>
          <text:p text:style-name="P1289">Implementing and coordination of the „Erträgnisaufstellung/Jahressteuerbescheid“.</text:p>
        </text:list-item>
        <text:list-item>
          <text:p text:style-name="P1290">Objectoriented<text:s/>interfaceprograming to BossCube and Xetra</text:p>
        </text:list-item>
        <text:list-item>
          <text:p text:style-name="P1291">Interfaceprograming between UNIX and AS400.</text:p>
        </text:list-item>
        <text:list-item>
          <text:p text:style-name="P1292">Objectoriented progaming of Stockedit GUI’s.</text:p>
        </text:list-item>
        <text:list-item>
          <text:p text:style-name="P1293">Complex SQL-Queries.</text:p>
        </text:list-item>
        <text:list-item>
          <text:p text:style-name="P1294">Performante PL/SQL-prozedures.</text:p>
        </text:list-item>
        <text:list-item>
          <text:p text:style-name="P1295">Support of Windows programs for Broker-Controlling.</text:p>
        </text:list-item>
        <text:list-item>
          <text:p text:style-name="P1296">Support of<text:s/>Customerdata.</text:p>
        </text:list-item>
        <text:list-item>
          <text:p text:style-name="P1297">Administration of emmisionen.</text:p>
        </text:list-item>
        <text:list-item>
          <text:p text:style-name="P1298">Daily Stockbuisness.</text:p>
        </text:list-item>
        <text:list-item>
          <text:p text:style-name="P1299">Year 2000 exchange.</text:p>
        </text:list-item>
        <text:list-item>
          <text:p text:style-name="P1300">32 Bit exchange.</text:p>
        </text:list-item>
      </text:list>
      <table:table table:style-name="Table1301">
        <table:table-columns>
          <table:table-column table:style-name="TableColumn1302"/>
          <table:table-column table:style-name="TableColumn1303"/>
          <table:table-column table:style-name="TableColumn1304"/>
        </table:table-columns>
        <table:table-row table:style-name="TableRow1305">
          <table:table-cell table:style-name="TableCell1306">
            <text:p text:style-name="P1307">Realized with:</text:p>
          </table:table-cell>
          <table:table-cell table:style-name="TableCell1308">
            <text:p text:style-name="P1309">Operatingsystems</text:p>
          </table:table-cell>
          <table:table-cell table:style-name="TableCell1310">
            <text:p text:style-name="P1311">Windows NT 4.0, UNIX Sun Solaris</text:p>
          </table:table-cell>
        </table:table-row>
        <table:table-row table:style-name="TableRow1312">
          <table:table-cell table:style-name="TableCell1313">
            <text:p text:style-name="P1314"/>
          </table:table-cell>
          <table:table-cell table:style-name="TableCell1315">
            <text:p text:style-name="P1316">Developmenttools</text:p>
          </table:table-cell>
          <table:table-cell table:style-name="TableCell1317">
            <text:p text:style-name="P1318">Visual C++ 5.0, Centura SQLWindows 1.5</text:p>
          </table:table-cell>
        </table:table-row>
        <table:table-row table:style-name="TableRow1319">
          <table:table-cell table:style-name="TableCell1320">
            <text:p text:style-name="P1321"/>
          </table:table-cell>
          <table:table-cell table:style-name="TableCell1322">
            <text:p text:style-name="P1323">Databases</text:p>
          </table:table-cell>
          <table:table-cell table:style-name="TableCell1324">
            <text:p text:style-name="P1325">ORACLE 8.x, 7.x,<text:s/>SQLBase</text:p>
          </table:table-cell>
        </table:table-row>
        <table:table-row table:style-name="TableRow1326">
          <table:table-cell table:style-name="TableCell1327">
            <text:p text:style-name="P1328"/>
          </table:table-cell>
          <table:table-cell table:style-name="TableCell1329">
            <text:p text:style-name="P1330">Emulations, Tools</text:p>
          </table:table-cell>
          <table:table-cell table:style-name="TableCell1331">
            <text:p text:style-name="P1332">Hostlink, Unixlink, Telnet, FTP, SQLTalk, SQLPlus.</text:p>
          </table:table-cell>
        </table:table-row>
        <table:table-row table:style-name="TableRow1333">
          <table:table-cell table:style-name="TableCell1334">
            <text:p text:style-name="P1335"/>
          </table:table-cell>
          <table:table-cell table:style-name="TableCell1336">
            <text:p text:style-name="P1337">Interfaces</text:p>
          </table:table-cell>
          <table:table-cell table:style-name="TableCell1338">
            <text:p text:style-name="P1339">BossCube, Xetra.</text:p>
          </table:table-cell>
        </table:table-row>
      </table:table>
      <text:h text:style-name="P1340" text:outline-level="2">Developing an Internet-Applet for Credit Scoring.</text:h>
      <text:p text:style-name="P1341">Branch:<text:tab/>Finance and Insurance</text:p>
      <text:p text:style-name="P1342">References:<text:tab/>Co. NSE in Munich. Contact person Mr. F. Nerb.</text:p>
      <table:table table:style-name="Table1343">
        <table:table-columns>
          <table:table-column table:style-name="TableColumn1344"/>
          <table:table-column table:style-name="TableColumn1345"/>
          <table:table-column table:style-name="TableColumn1346"/>
          <table:table-column table:style-name="TableColumn1347"/>
          <table:table-column table:style-name="TableColumn1348"/>
          <table:table-column table:style-name="TableColumn1349"/>
        </table:table-columns>
        <table:table-row table:style-name="TableRow1350">
          <table:table-cell table:style-name="TableCell1351">
            <text:p text:style-name="P1352">from</text:p>
          </table:table-cell>
          <table:table-cell table:style-name="TableCell1353">
            <text:p text:style-name="P1354">05/98</text:p>
          </table:table-cell>
          <table:table-cell table:style-name="TableCell1355">
            <text:p text:style-name="P1356">-</text:p>
          </table:table-cell>
          <table:table-cell table:style-name="TableCell1357">
            <text:p text:style-name="P1358">02/99</text:p>
          </table:table-cell>
          <table:table-cell table:style-name="TableCell1359">
            <text:p text:style-name="P1360">With</text:p>
          </table:table-cell>
          <table:table-cell table:style-name="TableCell1361">
            <text:p text:style-name="P1362">10 months</text:p>
          </table:table-cell>
        </table:table-row>
      </table:table>
      <text:list text:style-name="WW8Num2" text:continue-numbering="true">
        <text:list-item>
          <text:p text:style-name="P1363">Internet Applet and Server for a Bausparkasse.</text:p>
        </text:list-item>
        <text:list-item>
          <text:p text:style-name="P1364">Client/Server application for usage within WWW.</text:p>
        </text:list-item>
        <text:list-item>
          <text:p text:style-name="P1365"><text:span text:style-name="T1366">Customerown objectoriented classlibrary</text:span><text:span text:style-name="T1367"><text:s/>(ROI -&gt; CORBA-subamount)</text:span><text:span text:style-name="T1368">.</text:span></text:p>
        </text:list-item>
        <text:list-item>
          <text:p text:style-name="P1369">Middleware and IDL programing</text:p>
        </text:list-item>
        <text:list-item>
          <text:p text:style-name="P1370">Tests with all Internet-browsers,<text:s/>versions and plattforms.</text:p>
        </text:list-item>
        <text:list-item>
          <text:p text:style-name="P1371">Bauspar-calculatingcore and surfaces</text:p>
        </text:list-item>
        <text:list-item>
          <text:p text:style-name="P1372">Teamprograming (Sourceadmin).</text:p>
        </text:list-item>
        <text:list-item>
          <text:p text:style-name="P1373">Databaseadmin, access to ISAM databases.</text:p>
        </text:list-item>
        <text:list-item>
          <text:p text:style-name="P1374">Develpoing of objectoriented GUI user interfaces.</text:p>
        </text:list-item>
        <text:list-item>
          <text:p text:style-name="P1375">Printing over DDE interface (Reportdesigner).</text:p>
        </text:list-item>
        <text:list-item>
          <text:p text:style-name="P1376">Documentation.</text:p>
        </text:list-item>
      </text:list>
      <table:table table:style-name="Table1377">
        <table:table-columns>
          <table:table-column table:style-name="TableColumn1378"/>
          <table:table-column table:style-name="TableColumn1379"/>
          <table:table-column table:style-name="TableColumn1380"/>
        </table:table-columns>
        <table:table-row table:style-name="TableRow1381">
          <table:table-cell table:style-name="TableCell1382">
            <text:p text:style-name="P1383">Realized<text:s/>with:</text:p>
          </table:table-cell>
          <table:table-cell table:style-name="TableCell1384">
            <text:p text:style-name="P1385">Operationsystems</text:p>
          </table:table-cell>
          <table:table-cell table:style-name="TableCell1386">
            <text:p text:style-name="P1387">Windows NT 4.0</text:p>
          </table:table-cell>
        </table:table-row>
        <table:table-row table:style-name="TableRow1388">
          <table:table-cell table:style-name="TableCell1389">
            <text:p text:style-name="P1390"/>
          </table:table-cell>
          <table:table-cell table:style-name="TableCell1391">
            <text:p text:style-name="P1392">Development tools</text:p>
          </table:table-cell>
          <table:table-cell table:style-name="TableCell1393">
            <text:p text:style-name="P1394">Java 1.1 and Visual C++ <text:s/>5.0</text:p>
          </table:table-cell>
        </table:table-row>
        <table:table-row table:style-name="TableRow1395">
          <table:table-cell table:style-name="TableCell1396">
            <text:p text:style-name="P1397"/>
          </table:table-cell>
          <table:table-cell table:style-name="TableCell1398">
            <text:p text:style-name="P1399">Databases</text:p>
          </table:table-cell>
          <table:table-cell table:style-name="TableCell1400">
            <text:p text:style-name="P1401">ISAM Database</text:p>
          </table:table-cell>
        </table:table-row>
        <table:table-row table:style-name="TableRow1402">
          <table:table-cell table:style-name="TableCell1403">
            <text:p text:style-name="P1404"/>
          </table:table-cell>
          <table:table-cell table:style-name="TableCell1405">
            <text:p text:style-name="P1406">Tools, Libraries</text:p>
          </table:table-cell>
          <table:table-cell table:style-name="TableCell1407">
            <text:p text:style-name="P1408"><text:span text:style-name="T1409">ROI, Middelware, Customerown<text:s/></text:span><text:span text:style-name="T1410">objectoriented<text:s/></text:span><text:span text:style-name="T1411">Classlibrary, Internet</text:span></text:p>
          </table:table-cell>
        </table:table-row>
      </table:table>
      <text:h text:style-name="P1412" text:outline-level="2">Developing a database-admin-program.</text:h>
      <text:p text:style-name="P1413">Branch:<text:tab/>Softwarehouse</text:p>
      <table:table table:style-name="Table1414">
        <table:table-columns>
          <table:table-column table:style-name="TableColumn1415"/>
          <table:table-column table:style-name="TableColumn1416"/>
          <table:table-column table:style-name="TableColumn1417"/>
          <table:table-column table:style-name="TableColumn1418"/>
          <table:table-column table:style-name="TableColumn1419"/>
          <table:table-column table:style-name="TableColumn1420"/>
        </table:table-columns>
        <table:table-row table:style-name="TableRow1421">
          <table:table-cell table:style-name="TableCell1422">
            <text:p text:style-name="P1423">from</text:p>
          </table:table-cell>
          <table:table-cell table:style-name="TableCell1424">
            <text:p text:style-name="P1425">01/98</text:p>
          </table:table-cell>
          <table:table-cell table:style-name="TableCell1426">
            <text:p text:style-name="P1427">-</text:p>
          </table:table-cell>
          <table:table-cell table:style-name="TableCell1428">
            <text:p text:style-name="P1429">04/98</text:p>
          </table:table-cell>
          <table:table-cell table:style-name="TableCell1430">
            <text:p text:style-name="P1431">with</text:p>
          </table:table-cell>
          <table:table-cell table:style-name="TableCell1432">
            <text:p text:style-name="P1433">4 months</text:p>
          </table:table-cell>
        </table:table-row>
      </table:table>
      <text:list text:style-name="WW8Num2" text:continue-numbering="true">
        <text:list-item>
          <text:p text:style-name="P1434">Spezification of the Softwarefeatures.</text:p>
        </text:list-item>
        <text:list-item>
          <text:p text:style-name="P1435">Support and admintools for Access database.</text:p>
        </text:list-item>
        <text:list-item>
          <text:p text:style-name="P1436">Developing of GUI user Interfaces.</text:p>
        </text:list-item>
        <text:list-item>
          <text:p text:style-name="P1437">Database administration over ODBC and RDO.</text:p>
        </text:list-item>
        <text:list-item>
          <text:p text:style-name="P1438">MS DAO interface with JetEngine.</text:p>
        </text:list-item>
        <text:list-item>
          <text:p text:style-name="P1439">SQL query<text:s/>language.</text:p>
        </text:list-item>
        <text:list-item>
          <text:p text:style-name="P1440">Documentation.</text:p>
        </text:list-item>
      </text:list>
      <table:table table:style-name="Table1441">
        <table:table-columns>
          <table:table-column table:style-name="TableColumn1442"/>
          <table:table-column table:style-name="TableColumn1443"/>
          <table:table-column table:style-name="TableColumn1444"/>
        </table:table-columns>
        <table:table-row table:style-name="TableRow1445">
          <table:table-cell table:style-name="TableCell1446">
            <text:p text:style-name="P1447">Realized with:</text:p>
          </table:table-cell>
          <table:table-cell table:style-name="TableCell1448">
            <text:p text:style-name="P1449">Operatingsystems</text:p>
          </table:table-cell>
          <table:table-cell table:style-name="TableCell1450">
            <text:p text:style-name="P1451">Windows NT 4.0</text:p>
          </table:table-cell>
        </table:table-row>
        <table:table-row table:style-name="TableRow1452">
          <table:table-cell table:style-name="TableCell1453">
            <text:p text:style-name="P1454"/>
          </table:table-cell>
          <table:table-cell table:style-name="TableCell1455">
            <text:p text:style-name="P1456">Developmenttools</text:p>
          </table:table-cell>
          <table:table-cell table:style-name="TableCell1457">
            <text:p text:style-name="P1458">Visual Basic 5.0</text:p>
          </table:table-cell>
        </table:table-row>
        <table:table-row table:style-name="TableRow1459">
          <table:table-cell table:style-name="TableCell1460">
            <text:p text:style-name="P1461"/>
          </table:table-cell>
          <table:table-cell table:style-name="TableCell1462">
            <text:p text:style-name="P1463">Databases</text:p>
          </table:table-cell>
          <table:table-cell table:style-name="TableCell1464">
            <text:p text:style-name="P1465">Access 7.0</text:p>
          </table:table-cell>
        </table:table-row>
        <table:table-row table:style-name="TableRow1466">
          <table:table-cell table:style-name="TableCell1467">
            <text:p text:style-name="P1468"/>
          </table:table-cell>
          <table:table-cell table:style-name="TableCell1469">
            <text:p text:style-name="P1470">Tools, Libraries</text:p>
          </table:table-cell>
          <table:table-cell table:style-name="TableCell1471">
            <text:p text:style-name="P1472">MS-JetEngine, DAO, RDO, ODBC, InstallShield, MSDN</text:p>
          </table:table-cell>
        </table:table-row>
      </table:table>
      <text:h text:style-name="P1473" text:outline-level="2">Installation of Network.</text:h>
      <text:soft-page-break/>
      <text:p text:style-name="P1474">Branch:<text:tab/>Advertising</text:p>
      <text:p text:style-name="P1475"><text:span text:style-name="T1476">References:</text:span><text:span text:style-name="T1477"><text:tab/>Co. MPS in Munich. Contact person Mr. Hunsinger.</text:span></text:p>
      <table:table table:style-name="Table1478">
        <table:table-columns>
          <table:table-column table:style-name="TableColumn1479"/>
          <table:table-column table:style-name="TableColumn1480"/>
          <table:table-column table:style-name="TableColumn1481"/>
          <table:table-column table:style-name="TableColumn1482"/>
          <table:table-column table:style-name="TableColumn1483"/>
          <table:table-column table:style-name="TableColumn1484"/>
        </table:table-columns>
        <table:table-row table:style-name="TableRow1485">
          <table:table-cell table:style-name="TableCell1486">
            <text:p text:style-name="P1487">from</text:p>
          </table:table-cell>
          <table:table-cell table:style-name="TableCell1488">
            <text:p text:style-name="P1489">11/97</text:p>
          </table:table-cell>
          <table:table-cell table:style-name="TableCell1490">
            <text:p text:style-name="P1491">-</text:p>
          </table:table-cell>
          <table:table-cell table:style-name="TableCell1492">
            <text:p text:style-name="P1493">12/97</text:p>
          </table:table-cell>
          <table:table-cell table:style-name="TableCell1494">
            <text:p text:style-name="P1495">with</text:p>
          </table:table-cell>
          <table:table-cell table:style-name="TableCell1496">
            <text:p text:style-name="P1497">2 months</text:p>
          </table:table-cell>
        </table:table-row>
      </table:table>
      <text:list text:style-name="WW8Num2" text:continue-numbering="true">
        <text:list-item>
          <text:p text:style-name="P1498">Planning and installation of a Windows Network (5 PC’s).</text:p>
        </text:list-item>
        <text:list-item>
          <text:p text:style-name="P1499">Connection protocol NetBUI and Ethernet 10 MBit.</text:p>
        </text:list-item>
        <text:list-item>
          <text:p text:style-name="P1500">Using a Networkhub.</text:p>
        </text:list-item>
        <text:list-item>
          <text:p text:style-name="P1501">Installation of Internetaccounts.</text:p>
        </text:list-item>
      </text:list>
      <table:table table:style-name="Table1502">
        <table:table-columns>
          <table:table-column table:style-name="TableColumn1503"/>
          <table:table-column table:style-name="TableColumn1504"/>
          <table:table-column table:style-name="TableColumn1505"/>
        </table:table-columns>
        <table:table-row table:style-name="TableRow1506">
          <table:table-cell table:style-name="TableCell1507">
            <text:p text:style-name="P1508">Realized with:</text:p>
          </table:table-cell>
          <table:table-cell table:style-name="TableCell1509">
            <text:p text:style-name="P1510">Operationsystems</text:p>
          </table:table-cell>
          <table:table-cell table:style-name="TableCell1511">
            <text:p text:style-name="P1512">Windows 95, Windows NT Server 4.0.</text:p>
          </table:table-cell>
        </table:table-row>
        <table:table-row table:style-name="TableRow1513">
          <table:table-cell table:style-name="TableCell1514">
            <text:p text:style-name="P1515"/>
          </table:table-cell>
          <table:table-cell table:style-name="TableCell1516">
            <text:p text:style-name="P1517">Technique</text:p>
          </table:table-cell>
          <table:table-cell table:style-name="TableCell1518">
            <text:p text:style-name="P1519">RJ 45 twisted pair wires.</text:p>
          </table:table-cell>
        </table:table-row>
      </table:table>
      <text:h text:style-name="P1520" text:outline-level="2">Programing of customer spezific softwaresolutions.</text:h>
      <text:p text:style-name="P1521">Branch:<text:tab/>Lasertechnique</text:p>
      <text:p text:style-name="P1522"><text:span text:style-name="T1523">References:</text:span><text:span text:style-name="T1524"><text:tab/>Co. Baasel in Starnberg. Contact person Mr. Wutz.</text:span></text:p>
      <table:table table:style-name="Table1525">
        <table:table-columns>
          <table:table-column table:style-name="TableColumn1526"/>
          <table:table-column table:style-name="TableColumn1527"/>
          <table:table-column table:style-name="TableColumn1528"/>
          <table:table-column table:style-name="TableColumn1529"/>
          <table:table-column table:style-name="TableColumn1530"/>
          <table:table-column table:style-name="TableColumn1531"/>
        </table:table-columns>
        <table:table-row table:style-name="TableRow1532">
          <table:table-cell table:style-name="TableCell1533">
            <text:p text:style-name="P1534">from</text:p>
          </table:table-cell>
          <table:table-cell table:style-name="TableCell1535">
            <text:p text:style-name="P1536">03/96</text:p>
          </table:table-cell>
          <table:table-cell table:style-name="TableCell1537">
            <text:p text:style-name="P1538">-</text:p>
          </table:table-cell>
          <table:table-cell table:style-name="TableCell1539">
            <text:p text:style-name="P1540">11/97</text:p>
          </table:table-cell>
          <table:table-cell table:style-name="TableCell1541">
            <text:p text:style-name="P1542">with</text:p>
          </table:table-cell>
          <table:table-cell table:style-name="TableCell1543">
            <text:p text:style-name="P1544">21 months</text:p>
          </table:table-cell>
        </table:table-row>
      </table:table>
      <text:list text:style-name="WW8Num2" text:continue-numbering="true">
        <text:list-item>
          <text:p text:style-name="P1545">Spezifications of the Softwarefeatures.</text:p>
        </text:list-item>
        <text:list-item>
          <text:p text:style-name="P1546">Customervisits and discussions.</text:p>
        </text:list-item>
        <text:list-item>
          <text:p text:style-name="P1547">Developing of GUI Interfaces.</text:p>
        </text:list-item>
        <text:list-item>
          <text:p text:style-name="P1548">Reading of techniqual values from datbases.</text:p>
        </text:list-item>
        <text:list-item>
          <text:p text:style-name="P1549">Serial communication.</text:p>
        </text:list-item>
        <text:list-item>
          <text:p text:style-name="P1550">SPS connection of mashines in processstreets.</text:p>
        </text:list-item>
        <text:list-item>
          <text:p text:style-name="P1551">Connecting of<text:s/>several production pc’s with NT 4.0 Server.</text:p>
        </text:list-item>
        <text:list-item>
          <text:p text:style-name="P1552">Connection to Windows NT pc’s to an UNIX-mainframe over FTP protocol.</text:p>
        </text:list-item>
        <text:list-item>
          <text:p text:style-name="P1553">Administration of Windows NT.</text:p>
        </text:list-item>
        <text:list-item>
          <text:p text:style-name="P1554">Documentations.</text:p>
        </text:list-item>
        <text:list-item>
          <text:p text:style-name="P1555">Installations.</text:p>
        </text:list-item>
        <text:list-item>
          <text:p text:style-name="P1556">Service travels.</text:p>
        </text:list-item>
      </text:list>
      <table:table table:style-name="Table1557">
        <table:table-columns>
          <table:table-column table:style-name="TableColumn1558"/>
          <table:table-column table:style-name="TableColumn1559"/>
          <table:table-column table:style-name="TableColumn1560"/>
        </table:table-columns>
        <table:table-row table:style-name="TableRow1561">
          <table:table-cell table:style-name="TableCell1562">
            <text:p text:style-name="P1563">Realized with:</text:p>
          </table:table-cell>
          <table:table-cell table:style-name="TableCell1564">
            <text:p text:style-name="P1565">Operatingsystems</text:p>
          </table:table-cell>
          <table:table-cell table:style-name="TableCell1566">
            <text:p text:style-name="P1567">Windows NT 4.0, Windows 95,<text:s/>Windows 3.x</text:p>
          </table:table-cell>
        </table:table-row>
        <table:table-row table:style-name="TableRow1568">
          <table:table-cell table:style-name="TableCell1569">
            <text:p text:style-name="P1570"/>
          </table:table-cell>
          <table:table-cell table:style-name="TableCell1571">
            <text:p text:style-name="P1572">Developmenttools</text:p>
          </table:table-cell>
          <table:table-cell table:style-name="TableCell1573">
            <text:p text:style-name="P1574">Visual Basic 5.0, C, Visual C++</text:p>
          </table:table-cell>
        </table:table-row>
        <table:table-row table:style-name="TableRow1575">
          <table:table-cell table:style-name="TableCell1576">
            <text:p text:style-name="P1577"/>
          </table:table-cell>
          <table:table-cell table:style-name="TableCell1578">
            <text:p text:style-name="P1579">Databases</text:p>
          </table:table-cell>
          <table:table-cell table:style-name="TableCell1580">
            <text:p text:style-name="P1581">Access 7.0, FoxPro</text:p>
          </table:table-cell>
        </table:table-row>
        <table:table-row table:style-name="TableRow1582">
          <table:table-cell table:style-name="TableCell1583">
            <text:p text:style-name="P1584"/>
          </table:table-cell>
          <table:table-cell table:style-name="TableCell1585">
            <text:p text:style-name="P1586">Tools, Libraries</text:p>
          </table:table-cell>
          <table:table-cell table:style-name="TableCell1587">
            <text:p text:style-name="P1588">MS-JetEngine, DAO, RDO, ODBC, Custom Controls ActiveX from Crescent, OnNet FTP, InstallShield, MFC, MSDN</text:p>
          </table:table-cell>
        </table:table-row>
      </table:table>
      <text:h text:style-name="P1589" text:outline-level="2">Developing of a Windows application<text:s/>to measure the pollution of Cars.</text:h>
      <text:p text:style-name="P1590">Branch:<text:tab/>Automobil</text:p>
      <text:p text:style-name="P1591"><text:span text:style-name="T1592">References</text:span><text:span text:style-name="T1593">:</text:span><text:span text:style-name="T1594"><text:tab/>Co. Bosch in Plochingen.<text:s/></text:span><text:span text:style-name="T1595">Contact person Mr. Roth.</text:span></text:p>
      <table:table table:style-name="Table1596">
        <table:table-columns>
          <table:table-column table:style-name="TableColumn1597"/>
          <table:table-column table:style-name="TableColumn1598"/>
          <table:table-column table:style-name="TableColumn1599"/>
          <table:table-column table:style-name="TableColumn1600"/>
          <table:table-column table:style-name="TableColumn1601"/>
          <table:table-column table:style-name="TableColumn1602"/>
        </table:table-columns>
        <table:table-row table:style-name="TableRow1603">
          <table:table-cell table:style-name="TableCell1604">
            <text:p text:style-name="P1605">from</text:p>
          </table:table-cell>
          <table:table-cell table:style-name="TableCell1606">
            <text:p text:style-name="P1607">07.94</text:p>
          </table:table-cell>
          <table:table-cell table:style-name="TableCell1608">
            <text:p text:style-name="P1609">-</text:p>
          </table:table-cell>
          <table:table-cell table:style-name="TableCell1610">
            <text:p text:style-name="P1611">12.94</text:p>
          </table:table-cell>
          <table:table-cell table:style-name="TableCell1612">
            <text:p text:style-name="P1613">with</text:p>
          </table:table-cell>
          <table:table-cell table:style-name="TableCell1614">
            <text:p text:style-name="P1615">6 months</text:p>
          </table:table-cell>
        </table:table-row>
      </table:table>
      <text:list text:style-name="WW8Num2" text:continue-numbering="true">
        <text:list-item>
          <text:p text:style-name="P1616">Working in a Softwareteam (5 people).</text:p>
        </text:list-item>
        <text:list-item>
          <text:p text:style-name="P1617">Using MS SourceSave.</text:p>
        </text:list-item>
        <text:list-item>
          <text:p text:style-name="P1618">Extensiv use of Windows API.</text:p>
        </text:list-item>
        <text:list-item>
          <text:p text:style-name="P1619">Design and<text:s/>development of GUI dialogs.</text:p>
        </text:list-item>
        <text:list-item>
          <text:p text:style-name="P1620">Serial communication to the measure devise.</text:p>
        </text:list-item>
        <text:list-item>
          <text:p text:style-name="P1621">Print of Data on the printer.</text:p>
        </text:list-item>
        <text:list-item>
          <text:p text:style-name="P1622">Protocolling into the database.</text:p>
        </text:list-item>
        <text:list-item>
          <text:p text:style-name="P1623">Test and support.</text:p>
        </text:list-item>
      </text:list>
      <table:table table:style-name="Table1624">
        <table:table-columns>
          <table:table-column table:style-name="TableColumn1625"/>
          <table:table-column table:style-name="TableColumn1626"/>
          <table:table-column table:style-name="TableColumn1627"/>
        </table:table-columns>
        <table:table-row table:style-name="TableRow1628">
          <table:table-cell table:style-name="TableCell1629">
            <text:p text:style-name="P1630">Realized with:</text:p>
          </table:table-cell>
          <table:table-cell table:style-name="TableCell1631">
            <text:p text:style-name="P1632">Operatingsystems</text:p>
          </table:table-cell>
          <table:table-cell table:style-name="TableCell1633">
            <text:p text:style-name="P1634">Windows 3.11</text:p>
          </table:table-cell>
        </table:table-row>
        <table:table-row table:style-name="TableRow1635">
          <table:table-cell table:style-name="TableCell1636">
            <text:p text:style-name="P1637"/>
          </table:table-cell>
          <table:table-cell table:style-name="TableCell1638">
            <text:p text:style-name="P1639">Developmenttools</text:p>
          </table:table-cell>
          <table:table-cell table:style-name="TableCell1640">
            <text:p text:style-name="P1641">Borland C/C++</text:p>
          </table:table-cell>
        </table:table-row>
        <table:table-row table:style-name="TableRow1642">
          <table:table-cell table:style-name="TableCell1643">
            <text:p text:style-name="P1644"/>
          </table:table-cell>
          <table:table-cell table:style-name="TableCell1645">
            <text:p text:style-name="P1646">Databases</text:p>
          </table:table-cell>
          <table:table-cell table:style-name="TableCell1647">
            <text:p text:style-name="P1648">Access 2.0</text:p>
          </table:table-cell>
        </table:table-row>
        <table:table-row table:style-name="TableRow1649">
          <table:table-cell table:style-name="TableCell1650">
            <text:p text:style-name="P1651"/>
          </table:table-cell>
          <table:table-cell table:style-name="TableCell1652">
            <text:p text:style-name="P1653">Tools, Libraries</text:p>
          </table:table-cell>
          <table:table-cell table:style-name="TableCell1654">
            <text:p text:style-name="P1655">SourceSave, Installshield, Windows API</text:p>
          </table:table-cell>
        </table:table-row>
      </table:table>
      <text:soft-page-break/>
      <text:h text:style-name="P1656" text:outline-level="2">Developing an Satellite Network Management System.</text:h>
      <text:p text:style-name="P1657">Branch:<text:tab/>Telecommunication</text:p>
      <text:p text:style-name="P1658">References:<text:tab/>Co. ANT Nachrichentechnik in Backnang. Contact person Mr. Fröschle.</text:p>
      <table:table table:style-name="Table1659">
        <table:table-columns>
          <table:table-column table:style-name="TableColumn1660"/>
          <table:table-column table:style-name="TableColumn1661"/>
          <table:table-column table:style-name="TableColumn1662"/>
          <table:table-column table:style-name="TableColumn1663"/>
          <table:table-column table:style-name="TableColumn1664"/>
          <table:table-column table:style-name="TableColumn1665"/>
        </table:table-columns>
        <table:table-row table:style-name="TableRow1666">
          <table:table-cell table:style-name="TableCell1667">
            <text:p text:style-name="P1668">from</text:p>
          </table:table-cell>
          <table:table-cell table:style-name="TableCell1669">
            <text:p text:style-name="P1670">02.94</text:p>
          </table:table-cell>
          <table:table-cell table:style-name="TableCell1671">
            <text:p text:style-name="P1672">-</text:p>
          </table:table-cell>
          <table:table-cell table:style-name="TableCell1673">
            <text:p text:style-name="P1674">07.94</text:p>
          </table:table-cell>
          <table:table-cell table:style-name="TableCell1675">
            <text:p text:style-name="P1676">with</text:p>
          </table:table-cell>
          <table:table-cell table:style-name="TableCell1677">
            <text:p text:style-name="P1678">6 months</text:p>
          </table:table-cell>
        </table:table-row>
      </table:table>
      <text:list text:style-name="WW8Num2" text:continue-numbering="true">
        <text:list-item>
          <text:p text:style-name="P1679">Analysis<text:s/>of the problem in cooperation with the users.</text:p>
        </text:list-item>
        <text:list-item>
          <text:p text:style-name="P1680">Documentation of the features.</text:p>
        </text:list-item>
        <text:list-item>
          <text:p text:style-name="P1681">Design and development of GUI-Modules.</text:p>
        </text:list-item>
        <text:list-item>
          <text:p text:style-name="P1682">Using an objectoriented database</text:p>
        </text:list-item>
        <text:list-item>
          <text:p text:style-name="P1683">Developing a Client/Server application.</text:p>
        </text:list-item>
        <text:list-item>
          <text:p text:style-name="P1684">Implementation and documentation in english.</text:p>
        </text:list-item>
      </text:list>
      <table:table table:style-name="Table1685">
        <table:table-columns>
          <table:table-column table:style-name="TableColumn1686"/>
          <table:table-column table:style-name="TableColumn1687"/>
          <table:table-column table:style-name="TableColumn1688"/>
        </table:table-columns>
        <table:table-row table:style-name="TableRow1689">
          <table:table-cell table:style-name="TableCell1690">
            <text:p text:style-name="P1691">Realized with:</text:p>
          </table:table-cell>
          <table:table-cell table:style-name="TableCell1692">
            <text:p text:style-name="P1693">Operatingsystems</text:p>
          </table:table-cell>
          <table:table-cell table:style-name="TableCell1694">
            <text:p text:style-name="P1695">UNIX Solaris</text:p>
          </table:table-cell>
        </table:table-row>
        <table:table-row table:style-name="TableRow1696">
          <table:table-cell table:style-name="TableCell1697">
            <text:p text:style-name="P1698"/>
          </table:table-cell>
          <table:table-cell table:style-name="TableCell1699">
            <text:p text:style-name="P1700">Developmenttools</text:p>
          </table:table-cell>
          <table:table-cell table:style-name="TableCell1701">
            <text:p text:style-name="P1702">vi Editor</text:p>
          </table:table-cell>
        </table:table-row>
        <table:table-row table:style-name="TableRow1703">
          <table:table-cell table:style-name="TableCell1704">
            <text:p text:style-name="P1705"/>
          </table:table-cell>
          <table:table-cell table:style-name="TableCell1706">
            <text:p text:style-name="P1707">Databases</text:p>
          </table:table-cell>
          <table:table-cell table:style-name="TableCell1708">
            <text:p text:style-name="P1709">Spectrum</text:p>
          </table:table-cell>
        </table:table-row>
        <table:table-row table:style-name="TableRow1710">
          <table:table-cell table:style-name="TableCell1711">
            <text:p text:style-name="P1712"/>
          </table:table-cell>
          <table:table-cell table:style-name="TableCell1713">
            <text:p text:style-name="P1714">Tools, Libraries</text:p>
          </table:table-cell>
          <table:table-cell table:style-name="TableCell1715">
            <text:p text:style-name="P1716">C++, OS Motif</text:p>
          </table:table-cell>
        </table:table-row>
      </table:table>
      <text:h text:style-name="P1717" text:outline-level="2">Application to administrate files in a Novell-Network.</text:h>
      <text:p text:style-name="P1718">Branch:<text:tab/>Cartographie</text:p>
      <table:table table:style-name="Table1719">
        <table:table-columns>
          <table:table-column table:style-name="TableColumn1720"/>
          <table:table-column table:style-name="TableColumn1721"/>
          <table:table-column table:style-name="TableColumn1722"/>
          <table:table-column table:style-name="TableColumn1723"/>
          <table:table-column table:style-name="TableColumn1724"/>
          <table:table-column table:style-name="TableColumn1725"/>
        </table:table-columns>
        <table:table-row table:style-name="TableRow1726">
          <table:table-cell table:style-name="TableCell1727">
            <text:p text:style-name="P1728">from</text:p>
          </table:table-cell>
          <table:table-cell table:style-name="TableCell1729">
            <text:p text:style-name="P1730">08.92</text:p>
          </table:table-cell>
          <table:table-cell table:style-name="TableCell1731">
            <text:p text:style-name="P1732">-</text:p>
          </table:table-cell>
          <table:table-cell table:style-name="TableCell1733">
            <text:p text:style-name="P1734">01.93</text:p>
          </table:table-cell>
          <table:table-cell table:style-name="TableCell1735">
            <text:p text:style-name="P1736">with</text:p>
          </table:table-cell>
          <table:table-cell table:style-name="TableCell1737">
            <text:p text:style-name="P1738">6 months</text:p>
          </table:table-cell>
        </table:table-row>
      </table:table>
      <text:list text:style-name="WW8Num2" text:continue-numbering="true">
        <text:list-item>
          <text:p text:style-name="P1739">Developing of menue user interfaces in<text:s/>“C".</text:p>
        </text:list-item>
        <text:list-item>
          <text:p text:style-name="P1740">Interface-convertierung in sveral formats (HPGL).</text:p>
        </text:list-item>
        <text:list-item>
          <text:p text:style-name="P1741">Developing a Network-Multiuser-Tools.</text:p>
        </text:list-item>
      </text:list>
      <table:table table:style-name="Table1742">
        <table:table-columns>
          <table:table-column table:style-name="TableColumn1743"/>
          <table:table-column table:style-name="TableColumn1744"/>
          <table:table-column table:style-name="TableColumn1745"/>
        </table:table-columns>
        <table:table-row table:style-name="TableRow1746">
          <table:table-cell table:style-name="TableCell1747">
            <text:p text:style-name="P1748">Realized with:</text:p>
          </table:table-cell>
          <table:table-cell table:style-name="TableCell1749">
            <text:p text:style-name="P1750">Operatingsystems</text:p>
          </table:table-cell>
          <table:table-cell table:style-name="TableCell1751">
            <text:p text:style-name="P1752">Windows 3.1</text:p>
          </table:table-cell>
        </table:table-row>
        <table:table-row table:style-name="TableRow1753">
          <table:table-cell table:style-name="TableCell1754">
            <text:p text:style-name="P1755"/>
          </table:table-cell>
          <table:table-cell table:style-name="TableCell1756">
            <text:p text:style-name="P1757">Developmenttools</text:p>
          </table:table-cell>
          <table:table-cell table:style-name="TableCell1758">
            <text:p text:style-name="P1759">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s - Dipl.-Ing. Markus Hopf, System- and Enterprise Consulting</dc:title>
    <meta:initial-creator>Hopf</meta:initial-creator>
    <dc:creator>Markus Hopf</dc:creator>
    <meta:creation-date>2008-09-08T12:01:00Z</meta:creation-date>
    <dc:date>2016-09-30T07:47:00Z</dc:date>
    <meta:template xlink:href="Normal.dotm" xlink:type="simple"/>
    <meta:editing-cycles>26</meta:editing-cycles>
    <meta:editing-duration>PT0S</meta:editing-duration>
    <meta:document-statistic meta:page-count="18" meta:paragraph-count="61" meta:word-count="4251" meta:character-count="30975" meta:row-count="223" meta:non-whitespace-character-count="26785"/>
  </office:meta>
</office:document-meta>
</file>